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00-01-01</text:p>
          </table:table-cell>
          <table:table-cell office:value-type="float" office:value="-1.66233370709015" calcext:value-type="float">
            <text:p>-1.66233370709015</text:p>
          </table:table-cell>
          <table:table-cell office:value-type="float" office:value="1.7543746415932" calcext:value-type="float">
            <text:p>1.7543746415932</text:p>
          </table:table-cell>
          <table:table-cell office:value-type="float" office:value="2.2778541809023" calcext:value-type="float">
            <text:p>2.2778541809023</text:p>
          </table:table-cell>
          <table:table-cell office:value-type="float" office:value="-1.2220504343864" calcext:value-type="float">
            <text:p>-1.2220504343864</text:p>
          </table:table-cell>
        </table:table-row>
        <table:table-row table:style-name="ro1">
          <table:table-cell office:value-type="string" calcext:value-type="string">
            <text:p>2000-01-02</text:p>
          </table:table-cell>
          <table:table-cell office:value-type="float" office:value="-3.17032792612748" calcext:value-type="float">
            <text:p>-3.17032792612748</text:p>
          </table:table-cell>
          <table:table-cell office:value-type="float" office:value="2.64059967290484" calcext:value-type="float">
            <text:p>2.64059967290484</text:p>
          </table:table-cell>
          <table:table-cell office:value-type="float" office:value="3.25295012151378" calcext:value-type="float">
            <text:p>3.25295012151378</text:p>
          </table:table-cell>
          <table:table-cell office:value-type="float" office:value="0.325671513300028" calcext:value-type="float">
            <text:p>0.325671513300028</text:p>
          </table:table-cell>
        </table:table-row>
        <table:table-row table:style-name="ro1">
          <table:table-cell office:value-type="string" calcext:value-type="string">
            <text:p>2000-01-03</text:p>
          </table:table-cell>
          <table:table-cell office:value-type="float" office:value="-4.9055156169003" calcext:value-type="float">
            <text:p>-4.9055156169003</text:p>
          </table:table-cell>
          <table:table-cell office:value-type="float" office:value="3.18786054194873" calcext:value-type="float">
            <text:p>3.18786054194873</text:p>
          </table:table-cell>
          <table:table-cell office:value-type="float" office:value="1.72095383291811" calcext:value-type="float">
            <text:p>1.72095383291811</text:p>
          </table:table-cell>
          <table:table-cell office:value-type="float" office:value="-1.20972282823263" calcext:value-type="float">
            <text:p>-1.20972282823263</text:p>
          </table:table-cell>
        </table:table-row>
        <table:table-row table:style-name="ro1">
          <table:table-cell office:value-type="string" calcext:value-type="string">
            <text:p>2000-01-04</text:p>
          </table:table-cell>
          <table:table-cell office:value-type="float" office:value="-5.10919380020747" calcext:value-type="float">
            <text:p>-5.10919380020747</text:p>
          </table:table-cell>
          <table:table-cell office:value-type="float" office:value="3.71773659412418" calcext:value-type="float">
            <text:p>3.71773659412418</text:p>
          </table:table-cell>
          <table:table-cell office:value-type="float" office:value="2.36551230770919" calcext:value-type="float">
            <text:p>2.36551230770919</text:p>
          </table:table-cell>
          <table:table-cell office:value-type="float" office:value="0.338021783430687" calcext:value-type="float">
            <text:p>0.338021783430687</text:p>
          </table:table-cell>
        </table:table-row>
        <table:table-row table:style-name="ro1">
          <table:table-cell office:value-type="string" calcext:value-type="string">
            <text:p>2000-01-05</text:p>
          </table:table-cell>
          <table:table-cell office:value-type="float" office:value="-5.70588361228983" calcext:value-type="float">
            <text:p>-5.70588361228983</text:p>
          </table:table-cell>
          <table:table-cell office:value-type="float" office:value="2.99034324625575" calcext:value-type="float">
            <text:p>2.99034324625575</text:p>
          </table:table-cell>
          <table:table-cell office:value-type="float" office:value="1.96203467359727" calcext:value-type="float">
            <text:p>1.96203467359727</text:p>
          </table:table-cell>
          <table:table-cell office:value-type="float" office:value="0.355968705647877" calcext:value-type="float">
            <text:p>0.355968705647877</text:p>
          </table:table-cell>
        </table:table-row>
        <table:table-row table:style-name="ro1">
          <table:table-cell office:value-type="string" calcext:value-type="string">
            <text:p>2000-01-06</text:p>
          </table:table-cell>
          <table:table-cell office:value-type="float" office:value="-5.86676800474983" calcext:value-type="float">
            <text:p>-5.86676800474983</text:p>
          </table:table-cell>
          <table:table-cell office:value-type="float" office:value="2.34238109627365" calcext:value-type="float">
            <text:p>2.34238109627365</text:p>
          </table:table-cell>
          <table:table-cell office:value-type="float" office:value="2.55277543371934" calcext:value-type="float">
            <text:p>2.55277543371934</text:p>
          </table:table-cell>
          <table:table-cell office:value-type="float" office:value="-2.05468201925946" calcext:value-type="float">
            <text:p>-2.05468201925946</text:p>
          </table:table-cell>
        </table:table-row>
        <table:table-row table:style-name="ro1">
          <table:table-cell office:value-type="string" calcext:value-type="string">
            <text:p>2000-01-07</text:p>
          </table:table-cell>
          <table:table-cell office:value-type="float" office:value="-7.567873385487" calcext:value-type="float">
            <text:p>-7.567873385487</text:p>
          </table:table-cell>
          <table:table-cell office:value-type="float" office:value="3.98301438959171" calcext:value-type="float">
            <text:p>3.98301438959171</text:p>
          </table:table-cell>
          <table:table-cell office:value-type="float" office:value="2.77063801318599" calcext:value-type="float">
            <text:p>2.77063801318599</text:p>
          </table:table-cell>
          <table:table-cell office:value-type="float" office:value="-3.68408447224925" calcext:value-type="float">
            <text:p>-3.68408447224925</text:p>
          </table:table-cell>
        </table:table-row>
        <table:table-row table:style-name="ro1">
          <table:table-cell office:value-type="string" calcext:value-type="string">
            <text:p>2000-01-08</text:p>
          </table:table-cell>
          <table:table-cell office:value-type="float" office:value="-6.53474281393361" calcext:value-type="float">
            <text:p>-6.53474281393361</text:p>
          </table:table-cell>
          <table:table-cell office:value-type="float" office:value="2.3517669058591" calcext:value-type="float">
            <text:p>2.3517669058591</text:p>
          </table:table-cell>
          <table:table-cell office:value-type="float" office:value="4.42460144927716" calcext:value-type="float">
            <text:p>4.42460144927716</text:p>
          </table:table-cell>
          <table:table-cell office:value-type="float" office:value="-2.09595683890322" calcext:value-type="float">
            <text:p>-2.09595683890322</text:p>
          </table:table-cell>
        </table:table-row>
        <table:table-row table:style-name="ro1">
          <table:table-cell office:value-type="string" calcext:value-type="string">
            <text:p>2000-01-09</text:p>
          </table:table-cell>
          <table:table-cell office:value-type="float" office:value="-6.99831327373474" calcext:value-type="float">
            <text:p>-6.99831327373474</text:p>
          </table:table-cell>
          <table:table-cell office:value-type="float" office:value="1.7310313450333" calcext:value-type="float">
            <text:p>1.7310313450333</text:p>
          </table:table-cell>
          <table:table-cell office:value-type="float" office:value="4.19646993156433" calcext:value-type="float">
            <text:p>4.19646993156433</text:p>
          </table:table-cell>
          <table:table-cell office:value-type="float" office:value="-1.65138376473007" calcext:value-type="float">
            <text:p>-1.65138376473007</text:p>
          </table:table-cell>
        </table:table-row>
        <table:table-row table:style-name="ro1">
          <table:table-cell office:value-type="string" calcext:value-type="string">
            <text:p>2000-01-10</text:p>
          </table:table-cell>
          <table:table-cell office:value-type="float" office:value="-7.38039409261324" calcext:value-type="float">
            <text:p>-7.38039409261324</text:p>
          </table:table-cell>
          <table:table-cell office:value-type="float" office:value="2.58173467914688" calcext:value-type="float">
            <text:p>2.58173467914688</text:p>
          </table:table-cell>
          <table:table-cell office:value-type="float" office:value="5.3979697305291" calcext:value-type="float">
            <text:p>5.3979697305291</text:p>
          </table:table-cell>
          <table:table-cell office:value-type="float" office:value="-0.999296847699242" calcext:value-type="float">
            <text:p>-0.999296847699242</text:p>
          </table:table-cell>
        </table:table-row>
        <table:table-row table:style-name="ro1">
          <table:table-cell office:value-type="string" calcext:value-type="string">
            <text:p>2000-01-11</text:p>
          </table:table-cell>
          <table:table-cell office:value-type="float" office:value="-7.39835289525922" calcext:value-type="float">
            <text:p>-7.39835289525922</text:p>
          </table:table-cell>
          <table:table-cell office:value-type="float" office:value="3.44152657613026" calcext:value-type="float">
            <text:p>3.44152657613026</text:p>
          </table:table-cell>
          <table:table-cell office:value-type="float" office:value="4.35115840365234" calcext:value-type="float">
            <text:p>4.35115840365234</text:p>
          </table:table-cell>
          <table:table-cell office:value-type="float" office:value="-0.715031876107537" calcext:value-type="float">
            <text:p>-0.715031876107537</text:p>
          </table:table-cell>
        </table:table-row>
        <table:table-row table:style-name="ro1">
          <table:table-cell office:value-type="string" calcext:value-type="string">
            <text:p>2000-01-12</text:p>
          </table:table-cell>
          <table:table-cell office:value-type="float" office:value="-7.87443782548335" calcext:value-type="float">
            <text:p>-7.87443782548335</text:p>
          </table:table-cell>
          <table:table-cell office:value-type="float" office:value="3.9590883014455" calcext:value-type="float">
            <text:p>3.9590883014455</text:p>
          </table:table-cell>
          <table:table-cell office:value-type="float" office:value="5.28547134198834" calcext:value-type="float">
            <text:p>5.28547134198834</text:p>
          </table:table-cell>
          <table:table-cell office:value-type="float" office:value="-1.64394851320126" calcext:value-type="float">
            <text:p>-1.64394851320126</text:p>
          </table:table-cell>
        </table:table-row>
        <table:table-row table:style-name="ro1">
          <table:table-cell office:value-type="string" calcext:value-type="string">
            <text:p>2000-01-13</text:p>
          </table:table-cell>
          <table:table-cell office:value-type="float" office:value="-6.43071956154113" calcext:value-type="float">
            <text:p>-6.43071956154113</text:p>
          </table:table-cell>
          <table:table-cell office:value-type="float" office:value="3.05067615221828" calcext:value-type="float">
            <text:p>3.05067615221828</text:p>
          </table:table-cell>
          <table:table-cell office:value-type="float" office:value="3.8804401169298" calcext:value-type="float">
            <text:p>3.8804401169298</text:p>
          </table:table-cell>
          <table:table-cell office:value-type="float" office:value="-2.50625481026841" calcext:value-type="float">
            <text:p>-2.50625481026841</text:p>
          </table:table-cell>
        </table:table-row>
        <table:table-row table:style-name="ro1">
          <table:table-cell office:value-type="string" calcext:value-type="string">
            <text:p>2000-01-14</text:p>
          </table:table-cell>
          <table:table-cell office:value-type="float" office:value="-5.88842111569347" calcext:value-type="float">
            <text:p>-5.88842111569347</text:p>
          </table:table-cell>
          <table:table-cell office:value-type="float" office:value="2.11111997781033" calcext:value-type="float">
            <text:p>2.11111997781033</text:p>
          </table:table-cell>
          <table:table-cell office:value-type="float" office:value="2.86573574992209" calcext:value-type="float">
            <text:p>2.86573574992209</text:p>
          </table:table-cell>
          <table:table-cell office:value-type="float" office:value="-1.20378494223033" calcext:value-type="float">
            <text:p>-1.20378494223033</text:p>
          </table:table-cell>
        </table:table-row>
        <table:table-row table:style-name="ro1">
          <table:table-cell office:value-type="string" calcext:value-type="string">
            <text:p>2000-01-15</text:p>
          </table:table-cell>
          <table:table-cell office:value-type="float" office:value="-6.01906020719515" calcext:value-type="float">
            <text:p>-6.01906020719515</text:p>
          </table:table-cell>
          <table:table-cell office:value-type="float" office:value="0.733961432188419" calcext:value-type="float">
            <text:p>0.733961432188419</text:p>
          </table:table-cell>
          <table:table-cell office:value-type="float" office:value="4.7303128981678" calcext:value-type="float">
            <text:p>4.7303128981678</text:p>
          </table:table-cell>
          <table:table-cell office:value-type="float" office:value="-2.47610278601111" calcext:value-type="float">
            <text:p>-2.47610278601111</text:p>
          </table:table-cell>
        </table:table-row>
        <table:table-row table:style-name="ro1">
          <table:table-cell office:value-type="string" calcext:value-type="string">
            <text:p>2000-01-16</text:p>
          </table:table-cell>
          <table:table-cell office:value-type="float" office:value="-5.8439810591534" calcext:value-type="float">
            <text:p>-5.8439810591534</text:p>
          </table:table-cell>
          <table:table-cell office:value-type="float" office:value="2.0911200542892" calcext:value-type="float">
            <text:p>2.0911200542892</text:p>
          </table:table-cell>
          <table:table-cell office:value-type="float" office:value="4.36018786697643" calcext:value-type="float">
            <text:p>4.36018786697643</text:p>
          </table:table-cell>
          <table:table-cell office:value-type="float" office:value="-2.38135103548122" calcext:value-type="float">
            <text:p>-2.38135103548122</text:p>
          </table:table-cell>
        </table:table-row>
        <table:table-row table:style-name="ro1">
          <table:table-cell office:value-type="string" calcext:value-type="string">
            <text:p>2000-01-17</text:p>
          </table:table-cell>
          <table:table-cell office:value-type="float" office:value="-6.03438892526037" calcext:value-type="float">
            <text:p>-6.03438892526037</text:p>
          </table:table-cell>
          <table:table-cell office:value-type="float" office:value="2.18654228640942" calcext:value-type="float">
            <text:p>2.18654228640942</text:p>
          </table:table-cell>
          <table:table-cell office:value-type="float" office:value="4.71250250509358" calcext:value-type="float">
            <text:p>4.71250250509358</text:p>
          </table:table-cell>
          <table:table-cell office:value-type="float" office:value="-2.53170665631523" calcext:value-type="float">
            <text:p>-2.53170665631523</text:p>
          </table:table-cell>
        </table:table-row>
        <table:table-row table:style-name="ro1">
          <table:table-cell office:value-type="string" calcext:value-type="string">
            <text:p>2000-01-18</text:p>
          </table:table-cell>
          <table:table-cell office:value-type="float" office:value="-6.66228059593677" calcext:value-type="float">
            <text:p>-6.66228059593677</text:p>
          </table:table-cell>
          <table:table-cell office:value-type="float" office:value="0.756045317446135" calcext:value-type="float">
            <text:p>0.756045317446135</text:p>
          </table:table-cell>
          <table:table-cell office:value-type="float" office:value="4.66521074294628" calcext:value-type="float">
            <text:p>4.66521074294628</text:p>
          </table:table-cell>
          <table:table-cell office:value-type="float" office:value="-2.02514119775599" calcext:value-type="float">
            <text:p>-2.02514119775599</text:p>
          </table:table-cell>
        </table:table-row>
        <table:table-row table:style-name="ro1">
          <table:table-cell office:value-type="string" calcext:value-type="string">
            <text:p>2000-01-19</text:p>
          </table:table-cell>
          <table:table-cell office:value-type="float" office:value="-6.6755060830703" calcext:value-type="float">
            <text:p>-6.6755060830703</text:p>
          </table:table-cell>
          <table:table-cell office:value-type="float" office:value="0.576343304576761" calcext:value-type="float">
            <text:p>0.576343304576761</text:p>
          </table:table-cell>
          <table:table-cell office:value-type="float" office:value="3.76014801367606" calcext:value-type="float">
            <text:p>3.76014801367606</text:p>
          </table:table-cell>
          <table:table-cell office:value-type="float" office:value="-1.81834579866371" calcext:value-type="float">
            <text:p>-1.81834579866371</text:p>
          </table:table-cell>
        </table:table-row>
        <table:table-row table:style-name="ro1">
          <table:table-cell office:value-type="string" calcext:value-type="string">
            <text:p>2000-01-20</text:p>
          </table:table-cell>
          <table:table-cell office:value-type="float" office:value="-7.24840110926067" calcext:value-type="float">
            <text:p>-7.24840110926067</text:p>
          </table:table-cell>
          <table:table-cell office:value-type="float" office:value="0.78491216986282" calcext:value-type="float">
            <text:p>0.78491216986282</text:p>
          </table:table-cell>
          <table:table-cell office:value-type="float" office:value="5.21380472007233" calcext:value-type="float">
            <text:p>5.21380472007233</text:p>
          </table:table-cell>
          <table:table-cell office:value-type="float" office:value="-0.374883449323153" calcext:value-type="float">
            <text:p>-0.374883449323153</text:p>
          </table:table-cell>
        </table:table-row>
        <table:table-row table:style-name="ro1">
          <table:table-cell office:value-type="string" calcext:value-type="string">
            <text:p>2000-01-21</text:p>
          </table:table-cell>
          <table:table-cell office:value-type="float" office:value="-7.37241321975875" calcext:value-type="float">
            <text:p>-7.37241321975875</text:p>
          </table:table-cell>
          <table:table-cell office:value-type="float" office:value="-1.44065915995941" calcext:value-type="float">
            <text:p>-1.44065915995941</text:p>
          </table:table-cell>
          <table:table-cell office:value-type="float" office:value="6.27463473005821" calcext:value-type="float">
            <text:p>6.27463473005821</text:p>
          </table:table-cell>
          <table:table-cell office:value-type="float" office:value="0.195362499983899" calcext:value-type="float">
            <text:p>0.195362499983899</text:p>
          </table:table-cell>
        </table:table-row>
        <table:table-row table:style-name="ro1">
          <table:table-cell office:value-type="string" calcext:value-type="string">
            <text:p>2000-01-22</text:p>
          </table:table-cell>
          <table:table-cell office:value-type="float" office:value="-6.89439799927669" calcext:value-type="float">
            <text:p>-6.89439799927669</text:p>
          </table:table-cell>
          <table:table-cell office:value-type="float" office:value="-1.22449600566163" calcext:value-type="float">
            <text:p>-1.22449600566163</text:p>
          </table:table-cell>
          <table:table-cell office:value-type="float" office:value="5.42188854363272" calcext:value-type="float">
            <text:p>5.42188854363272</text:p>
          </table:table-cell>
          <table:table-cell office:value-type="float" office:value="-1.53388042623153" calcext:value-type="float">
            <text:p>-1.53388042623153</text:p>
          </table:table-cell>
        </table:table-row>
        <table:table-row table:style-name="ro1">
          <table:table-cell office:value-type="string" calcext:value-type="string">
            <text:p>2000-01-23</text:p>
          </table:table-cell>
          <table:table-cell office:value-type="float" office:value="-7.40897228309107" calcext:value-type="float">
            <text:p>-7.40897228309107</text:p>
          </table:table-cell>
          <table:table-cell office:value-type="float" office:value="-1.23786232297893" calcext:value-type="float">
            <text:p>-1.23786232297893</text:p>
          </table:table-cell>
          <table:table-cell office:value-type="float" office:value="4.70435202024694" calcext:value-type="float">
            <text:p>4.70435202024694</text:p>
          </table:table-cell>
          <table:table-cell office:value-type="float" office:value="0.375130335467311" calcext:value-type="float">
            <text:p>0.375130335467311</text:p>
          </table:table-cell>
        </table:table-row>
        <table:table-row table:style-name="ro1">
          <table:table-cell office:value-type="string" calcext:value-type="string">
            <text:p>2000-01-24</text:p>
          </table:table-cell>
          <table:table-cell office:value-type="float" office:value="-7.51955037122402" calcext:value-type="float">
            <text:p>-7.51955037122402</text:p>
          </table:table-cell>
          <table:table-cell office:value-type="float" office:value="-2.10187775209137" calcext:value-type="float">
            <text:p>-2.10187775209137</text:p>
          </table:table-cell>
          <table:table-cell office:value-type="float" office:value="4.52804844972411" calcext:value-type="float">
            <text:p>4.52804844972411</text:p>
          </table:table-cell>
          <table:table-cell office:value-type="float" office:value="-0.216995098149749" calcext:value-type="float">
            <text:p>-0.216995098149749</text:p>
          </table:table-cell>
        </table:table-row>
        <table:table-row table:style-name="ro1">
          <table:table-cell office:value-type="string" calcext:value-type="string">
            <text:p>2000-01-25</text:p>
          </table:table-cell>
          <table:table-cell office:value-type="float" office:value="-7.08034302315544" calcext:value-type="float">
            <text:p>-7.08034302315544</text:p>
          </table:table-cell>
          <table:table-cell office:value-type="float" office:value="-3.41620310214553" calcext:value-type="float">
            <text:p>-3.41620310214553</text:p>
          </table:table-cell>
          <table:table-cell office:value-type="float" office:value="3.57016075829551" calcext:value-type="float">
            <text:p>3.57016075829551</text:p>
          </table:table-cell>
          <table:table-cell office:value-type="float" office:value="-1.08076709953971" calcext:value-type="float">
            <text:p>-1.08076709953971</text:p>
          </table:table-cell>
        </table:table-row>
        <table:table-row table:style-name="ro1">
          <table:table-cell office:value-type="string" calcext:value-type="string">
            <text:p>2000-01-26</text:p>
          </table:table-cell>
          <table:table-cell office:value-type="float" office:value="-7.11727892310884" calcext:value-type="float">
            <text:p>-7.11727892310884</text:p>
          </table:table-cell>
          <table:table-cell office:value-type="float" office:value="-3.72095074735857" calcext:value-type="float">
            <text:p>-3.72095074735857</text:p>
          </table:table-cell>
          <table:table-cell office:value-type="float" office:value="3.46122471692077" calcext:value-type="float">
            <text:p>3.46122471692077</text:p>
          </table:table-cell>
          <table:table-cell office:value-type="float" office:value="-1.48431821903045" calcext:value-type="float">
            <text:p>-1.48431821903045</text:p>
          </table:table-cell>
        </table:table-row>
        <table:table-row table:style-name="ro1">
          <table:table-cell office:value-type="string" calcext:value-type="string">
            <text:p>2000-01-27</text:p>
          </table:table-cell>
          <table:table-cell office:value-type="float" office:value="-7.33140222837198" calcext:value-type="float">
            <text:p>-7.33140222837198</text:p>
          </table:table-cell>
          <table:table-cell office:value-type="float" office:value="-5.09773504678802" calcext:value-type="float">
            <text:p>-5.09773504678802</text:p>
          </table:table-cell>
          <table:table-cell office:value-type="float" office:value="2.52996782926983" calcext:value-type="float">
            <text:p>2.52996782926983</text:p>
          </table:table-cell>
          <table:table-cell office:value-type="float" office:value="-2.29382338773276" calcext:value-type="float">
            <text:p>-2.29382338773276</text:p>
          </table:table-cell>
        </table:table-row>
        <table:table-row table:style-name="ro1">
          <table:table-cell office:value-type="string" calcext:value-type="string">
            <text:p>2000-01-28</text:p>
          </table:table-cell>
          <table:table-cell office:value-type="float" office:value="-7.41458906523058" calcext:value-type="float">
            <text:p>-7.41458906523058</text:p>
          </table:table-cell>
          <table:table-cell office:value-type="float" office:value="-5.105055986626" calcext:value-type="float">
            <text:p>-5.105055986626</text:p>
          </table:table-cell>
          <table:table-cell office:value-type="float" office:value="1.68025480446016" calcext:value-type="float">
            <text:p>1.68025480446016</text:p>
          </table:table-cell>
          <table:table-cell office:value-type="float" office:value="-2.8581480916734" calcext:value-type="float">
            <text:p>-2.8581480916734</text:p>
          </table:table-cell>
        </table:table-row>
        <table:table-row table:style-name="ro1">
          <table:table-cell office:value-type="string" calcext:value-type="string">
            <text:p>2000-01-29</text:p>
          </table:table-cell>
          <table:table-cell office:value-type="float" office:value="-8.25281061853036" calcext:value-type="float">
            <text:p>-8.25281061853036</text:p>
          </table:table-cell>
          <table:table-cell office:value-type="float" office:value="-4.13149182519586" calcext:value-type="float">
            <text:p>-4.13149182519586</text:p>
          </table:table-cell>
          <table:table-cell office:value-type="float" office:value="1.89893436539591" calcext:value-type="float">
            <text:p>1.89893436539591</text:p>
          </table:table-cell>
          <table:table-cell office:value-type="float" office:value="-3.87189274584009" calcext:value-type="float">
            <text:p>-3.87189274584009</text:p>
          </table:table-cell>
        </table:table-row>
        <table:table-row table:style-name="ro1">
          <table:table-cell office:value-type="string" calcext:value-type="string">
            <text:p>2000-01-30</text:p>
          </table:table-cell>
          <table:table-cell office:value-type="float" office:value="-9.15593953639287" calcext:value-type="float">
            <text:p>-9.15593953639287</text:p>
          </table:table-cell>
          <table:table-cell office:value-type="float" office:value="-3.80104617705358" calcext:value-type="float">
            <text:p>-3.80104617705358</text:p>
          </table:table-cell>
          <table:table-cell office:value-type="float" office:value="1.34969132544355" calcext:value-type="float">
            <text:p>1.34969132544355</text:p>
          </table:table-cell>
          <table:table-cell office:value-type="float" office:value="-4.28408986288434" calcext:value-type="float">
            <text:p>-4.28408986288434</text:p>
          </table:table-cell>
        </table:table-row>
        <table:table-row table:style-name="ro1">
          <table:table-cell office:value-type="string" calcext:value-type="string">
            <text:p>2000-01-31</text:p>
          </table:table-cell>
          <table:table-cell office:value-type="float" office:value="-9.34921677516668" calcext:value-type="float">
            <text:p>-9.34921677516668</text:p>
          </table:table-cell>
          <table:table-cell office:value-type="float" office:value="-4.59619980742746" calcext:value-type="float">
            <text:p>-4.59619980742746</text:p>
          </table:table-cell>
          <table:table-cell office:value-type="float" office:value="3.46434576363637" calcext:value-type="float">
            <text:p>3.46434576363637</text:p>
          </table:table-cell>
          <table:table-cell office:value-type="float" office:value="-2.66687297807092" calcext:value-type="float">
            <text:p>-2.66687297807092</text:p>
          </table:table-cell>
        </table:table-row>
        <table:table-row table:style-name="ro1">
          <table:table-cell office:value-type="string" calcext:value-type="string">
            <text:p>2000-02-01</text:p>
          </table:table-cell>
          <table:table-cell office:value-type="float" office:value="-9.16705463108768" calcext:value-type="float">
            <text:p>-9.16705463108768</text:p>
          </table:table-cell>
          <table:table-cell office:value-type="float" office:value="-4.58484166006523" calcext:value-type="float">
            <text:p>-4.58484166006523</text:p>
          </table:table-cell>
          <table:table-cell office:value-type="float" office:value="4.69947941637397" calcext:value-type="float">
            <text:p>4.69947941637397</text:p>
          </table:table-cell>
          <table:table-cell office:value-type="float" office:value="-2.48867484484156" calcext:value-type="float">
            <text:p>-2.48867484484156</text:p>
          </table:table-cell>
        </table:table-row>
        <table:table-row table:style-name="ro1">
          <table:table-cell office:value-type="string" calcext:value-type="string">
            <text:p>2000-02-02</text:p>
          </table:table-cell>
          <table:table-cell office:value-type="float" office:value="-8.987065529072" calcext:value-type="float">
            <text:p>-8.987065529072</text:p>
          </table:table-cell>
          <table:table-cell office:value-type="float" office:value="-5.41652126118489" calcext:value-type="float">
            <text:p>-5.41652126118489</text:p>
          </table:table-cell>
          <table:table-cell office:value-type="float" office:value="4.34134197603766" calcext:value-type="float">
            <text:p>4.34134197603766</text:p>
          </table:table-cell>
          <table:table-cell office:value-type="float" office:value="-2.38559510327145" calcext:value-type="float">
            <text:p>-2.38559510327145</text:p>
          </table:table-cell>
        </table:table-row>
        <table:table-row table:style-name="ro1">
          <table:table-cell office:value-type="string" calcext:value-type="string">
            <text:p>2000-02-03</text:p>
          </table:table-cell>
          <table:table-cell office:value-type="float" office:value="-6.95981898371951" calcext:value-type="float">
            <text:p>-6.95981898371951</text:p>
          </table:table-cell>
          <table:table-cell office:value-type="float" office:value="-5.17956423393943" calcext:value-type="float">
            <text:p>-5.17956423393943</text:p>
          </table:table-cell>
          <table:table-cell office:value-type="float" office:value="5.89436145686106" calcext:value-type="float">
            <text:p>5.89436145686106</text:p>
          </table:table-cell>
          <table:table-cell office:value-type="float" office:value="-1.6281570628559" calcext:value-type="float">
            <text:p>-1.6281570628559</text:p>
          </table:table-cell>
        </table:table-row>
        <table:table-row table:style-name="ro1">
          <table:table-cell office:value-type="string" calcext:value-type="string">
            <text:p>2000-02-04</text:p>
          </table:table-cell>
          <table:table-cell office:value-type="float" office:value="-8.90317918409475" calcext:value-type="float">
            <text:p>-8.90317918409475</text:p>
          </table:table-cell>
          <table:table-cell office:value-type="float" office:value="-6.01293327373999" calcext:value-type="float">
            <text:p>-6.01293327373999</text:p>
          </table:table-cell>
          <table:table-cell office:value-type="float" office:value="6.17989872172733" calcext:value-type="float">
            <text:p>6.17989872172733</text:p>
          </table:table-cell>
          <table:table-cell office:value-type="float" office:value="-3.88164448410762" calcext:value-type="float">
            <text:p>-3.88164448410762</text:p>
          </table:table-cell>
        </table:table-row>
        <table:table-row table:style-name="ro1">
          <table:table-cell office:value-type="string" calcext:value-type="string">
            <text:p>2000-02-05</text:p>
          </table:table-cell>
          <table:table-cell office:value-type="float" office:value="-10.3465098732008" calcext:value-type="float">
            <text:p>-10.3465098732008</text:p>
          </table:table-cell>
          <table:table-cell office:value-type="float" office:value="-6.61760166724405" calcext:value-type="float">
            <text:p>-6.61760166724405</text:p>
          </table:table-cell>
          <table:table-cell office:value-type="float" office:value="6.31905049360509" calcext:value-type="float">
            <text:p>6.31905049360509</text:p>
          </table:table-cell>
          <table:table-cell office:value-type="float" office:value="-4.701016872192" calcext:value-type="float">
            <text:p>-4.701016872192</text:p>
          </table:table-cell>
        </table:table-row>
        <table:table-row table:style-name="ro1">
          <table:table-cell office:value-type="string" calcext:value-type="string">
            <text:p>2000-02-06</text:p>
          </table:table-cell>
          <table:table-cell office:value-type="float" office:value="-9.61402025151944" calcext:value-type="float">
            <text:p>-9.61402025151944</text:p>
          </table:table-cell>
          <table:table-cell office:value-type="float" office:value="-5.36973518155851" calcext:value-type="float">
            <text:p>-5.36973518155851</text:p>
          </table:table-cell>
          <table:table-cell office:value-type="float" office:value="6.86682030589785" calcext:value-type="float">
            <text:p>6.86682030589785</text:p>
          </table:table-cell>
          <table:table-cell office:value-type="float" office:value="-4.46040329203374" calcext:value-type="float">
            <text:p>-4.46040329203374</text:p>
          </table:table-cell>
        </table:table-row>
        <table:table-row table:style-name="ro1">
          <table:table-cell office:value-type="string" calcext:value-type="string">
            <text:p>2000-02-07</text:p>
          </table:table-cell>
          <table:table-cell office:value-type="float" office:value="-8.95347296717865" calcext:value-type="float">
            <text:p>-8.95347296717865</text:p>
          </table:table-cell>
          <table:table-cell office:value-type="float" office:value="-5.65589824167072" calcext:value-type="float">
            <text:p>-5.65589824167072</text:p>
          </table:table-cell>
          <table:table-cell office:value-type="float" office:value="6.31772669222089" calcext:value-type="float">
            <text:p>6.31772669222089</text:p>
          </table:table-cell>
          <table:table-cell office:value-type="float" office:value="-4.36026047296179" calcext:value-type="float">
            <text:p>-4.36026047296179</text:p>
          </table:table-cell>
        </table:table-row>
        <table:table-row table:style-name="ro1">
          <table:table-cell office:value-type="string" calcext:value-type="string">
            <text:p>2000-02-08</text:p>
          </table:table-cell>
          <table:table-cell office:value-type="float" office:value="-9.55811924099331" calcext:value-type="float">
            <text:p>-9.55811924099331</text:p>
          </table:table-cell>
          <table:table-cell office:value-type="float" office:value="-6.47112366145605" calcext:value-type="float">
            <text:p>-6.47112366145605</text:p>
          </table:table-cell>
          <table:table-cell office:value-type="float" office:value="5.08688081406697" calcext:value-type="float">
            <text:p>5.08688081406697</text:p>
          </table:table-cell>
          <table:table-cell office:value-type="float" office:value="-2.43577567536532" calcext:value-type="float">
            <text:p>-2.43577567536532</text:p>
          </table:table-cell>
        </table:table-row>
        <table:table-row table:style-name="ro1">
          <table:table-cell office:value-type="string" calcext:value-type="string">
            <text:p>2000-02-09</text:p>
          </table:table-cell>
          <table:table-cell office:value-type="float" office:value="-9.86847569076486" calcext:value-type="float">
            <text:p>-9.86847569076486</text:p>
          </table:table-cell>
          <table:table-cell office:value-type="float" office:value="-6.48714718808744" calcext:value-type="float">
            <text:p>-6.48714718808744</text:p>
          </table:table-cell>
          <table:table-cell office:value-type="float" office:value="4.61149720136093" calcext:value-type="float">
            <text:p>4.61149720136093</text:p>
          </table:table-cell>
          <table:table-cell office:value-type="float" office:value="0.329969341609711" calcext:value-type="float">
            <text:p>0.329969341609711</text:p>
          </table:table-cell>
        </table:table-row>
        <table:table-row table:style-name="ro1">
          <table:table-cell office:value-type="string" calcext:value-type="string">
            <text:p>2000-02-10</text:p>
          </table:table-cell>
          <table:table-cell office:value-type="float" office:value="-7.91361315373819" calcext:value-type="float">
            <text:p>-7.91361315373819</text:p>
          </table:table-cell>
          <table:table-cell office:value-type="float" office:value="-6.28651749100539" calcext:value-type="float">
            <text:p>-6.28651749100539</text:p>
          </table:table-cell>
          <table:table-cell office:value-type="float" office:value="4.33012210911932" calcext:value-type="float">
            <text:p>4.33012210911932</text:p>
          </table:table-cell>
          <table:table-cell office:value-type="float" office:value="-0.97238757699736" calcext:value-type="float">
            <text:p>-0.97238757699736</text:p>
          </table:table-cell>
        </table:table-row>
        <table:table-row table:style-name="ro1">
          <table:table-cell office:value-type="string" calcext:value-type="string">
            <text:p>2000-02-11</text:p>
          </table:table-cell>
          <table:table-cell office:value-type="float" office:value="-9.1204447783863" calcext:value-type="float">
            <text:p>-9.1204447783863</text:p>
          </table:table-cell>
          <table:table-cell office:value-type="float" office:value="-4.83539156200724" calcext:value-type="float">
            <text:p>-4.83539156200724</text:p>
          </table:table-cell>
          <table:table-cell office:value-type="float" office:value="4.00040995034793" calcext:value-type="float">
            <text:p>4.00040995034793</text:p>
          </table:table-cell>
          <table:table-cell office:value-type="float" office:value="-1.79875911088279" calcext:value-type="float">
            <text:p>-1.79875911088279</text:p>
          </table:table-cell>
        </table:table-row>
        <table:table-row table:style-name="ro1">
          <table:table-cell office:value-type="string" calcext:value-type="string">
            <text:p>2000-02-12</text:p>
          </table:table-cell>
          <table:table-cell office:value-type="float" office:value="-8.88092289425995" calcext:value-type="float">
            <text:p>-8.88092289425995</text:p>
          </table:table-cell>
          <table:table-cell office:value-type="float" office:value="-3.82132182458756" calcext:value-type="float">
            <text:p>-3.82132182458756</text:p>
          </table:table-cell>
          <table:table-cell office:value-type="float" office:value="3.30950518090362" calcext:value-type="float">
            <text:p>3.30950518090362</text:p>
          </table:table-cell>
          <table:table-cell office:value-type="float" office:value="-1.32822034058809" calcext:value-type="float">
            <text:p>-1.32822034058809</text:p>
          </table:table-cell>
        </table:table-row>
        <table:table-row table:style-name="ro1">
          <table:table-cell office:value-type="string" calcext:value-type="string">
            <text:p>2000-02-13</text:p>
          </table:table-cell>
          <table:table-cell office:value-type="float" office:value="-8.22311589524341" calcext:value-type="float">
            <text:p>-8.22311589524341</text:p>
          </table:table-cell>
          <table:table-cell office:value-type="float" office:value="-3.25473930557129" calcext:value-type="float">
            <text:p>-3.25473930557129</text:p>
          </table:table-cell>
          <table:table-cell office:value-type="float" office:value="3.94149721204659" calcext:value-type="float">
            <text:p>3.94149721204659</text:p>
          </table:table-cell>
          <table:table-cell office:value-type="float" office:value="-3.0027075360967" calcext:value-type="float">
            <text:p>-3.0027075360967</text:p>
          </table:table-cell>
        </table:table-row>
        <table:table-row table:style-name="ro1">
          <table:table-cell office:value-type="string" calcext:value-type="string">
            <text:p>2000-02-14</text:p>
          </table:table-cell>
          <table:table-cell office:value-type="float" office:value="-9.05105588929984" calcext:value-type="float">
            <text:p>-9.05105588929984</text:p>
          </table:table-cell>
          <table:table-cell office:value-type="float" office:value="-3.04542907791541" calcext:value-type="float">
            <text:p>-3.04542907791541</text:p>
          </table:table-cell>
          <table:table-cell office:value-type="float" office:value="3.64306402521431" calcext:value-type="float">
            <text:p>3.64306402521431</text:p>
          </table:table-cell>
          <table:table-cell office:value-type="float" office:value="-2.65120459235763" calcext:value-type="float">
            <text:p>-2.65120459235763</text:p>
          </table:table-cell>
        </table:table-row>
        <table:table-row table:style-name="ro1">
          <table:table-cell office:value-type="string" calcext:value-type="string">
            <text:p>2000-02-15</text:p>
          </table:table-cell>
          <table:table-cell office:value-type="float" office:value="-9.00137583540285" calcext:value-type="float">
            <text:p>-9.00137583540285</text:p>
          </table:table-cell>
          <table:table-cell office:value-type="float" office:value="-4.50812309958462" calcext:value-type="float">
            <text:p>-4.50812309958462</text:p>
          </table:table-cell>
          <table:table-cell office:value-type="float" office:value="2.54692213783139" calcext:value-type="float">
            <text:p>2.54692213783139</text:p>
          </table:table-cell>
          <table:table-cell office:value-type="float" office:value="-3.43977371473441" calcext:value-type="float">
            <text:p>-3.43977371473441</text:p>
          </table:table-cell>
        </table:table-row>
        <table:table-row table:style-name="ro1">
          <table:table-cell office:value-type="string" calcext:value-type="string">
            <text:p>2000-02-16</text:p>
          </table:table-cell>
          <table:table-cell office:value-type="float" office:value="-7.30817099616162" calcext:value-type="float">
            <text:p>-7.30817099616162</text:p>
          </table:table-cell>
          <table:table-cell office:value-type="float" office:value="-4.0101734283883" calcext:value-type="float">
            <text:p>-4.0101734283883</text:p>
          </table:table-cell>
          <table:table-cell office:value-type="float" office:value="3.24381484840797" calcext:value-type="float">
            <text:p>3.24381484840797</text:p>
          </table:table-cell>
          <table:table-cell office:value-type="float" office:value="-1.71752696211534" calcext:value-type="float">
            <text:p>-1.71752696211534</text:p>
          </table:table-cell>
        </table:table-row>
        <table:table-row table:style-name="ro1">
          <table:table-cell office:value-type="string" calcext:value-type="string">
            <text:p>2000-02-17</text:p>
          </table:table-cell>
          <table:table-cell office:value-type="float" office:value="-7.20620403606694" calcext:value-type="float">
            <text:p>-7.20620403606694</text:p>
          </table:table-cell>
          <table:table-cell office:value-type="float" office:value="-3.22315218498672" calcext:value-type="float">
            <text:p>-3.22315218498672</text:p>
          </table:table-cell>
          <table:table-cell office:value-type="float" office:value="4.09441369612099" calcext:value-type="float">
            <text:p>4.09441369612099</text:p>
          </table:table-cell>
          <table:table-cell office:value-type="float" office:value="-2.02407035434124" calcext:value-type="float">
            <text:p>-2.02407035434124</text:p>
          </table:table-cell>
        </table:table-row>
        <table:table-row table:style-name="ro1">
          <table:table-cell office:value-type="string" calcext:value-type="string">
            <text:p>2000-02-18</text:p>
          </table:table-cell>
          <table:table-cell office:value-type="float" office:value="-9.79065495106364" calcext:value-type="float">
            <text:p>-9.79065495106364</text:p>
          </table:table-cell>
          <table:table-cell office:value-type="float" office:value="-3.19558087544622" calcext:value-type="float">
            <text:p>-3.19558087544622</text:p>
          </table:table-cell>
          <table:table-cell office:value-type="float" office:value="4.55504531526592" calcext:value-type="float">
            <text:p>4.55504531526592</text:p>
          </table:table-cell>
          <table:table-cell office:value-type="float" office:value="-2.69119278580823" calcext:value-type="float">
            <text:p>-2.69119278580823</text:p>
          </table:table-cell>
        </table:table-row>
        <table:table-row table:style-name="ro1">
          <table:table-cell office:value-type="string" calcext:value-type="string">
            <text:p>2000-02-19</text:p>
          </table:table-cell>
          <table:table-cell office:value-type="float" office:value="-11.66709186942" calcext:value-type="float">
            <text:p>-11.66709186942</text:p>
          </table:table-cell>
          <table:table-cell office:value-type="float" office:value="-3.4353232365369" calcext:value-type="float">
            <text:p>-3.4353232365369</text:p>
          </table:table-cell>
          <table:table-cell office:value-type="float" office:value="5.39245605547699" calcext:value-type="float">
            <text:p>5.39245605547699</text:p>
          </table:table-cell>
          <table:table-cell office:value-type="float" office:value="-2.1177660719577" calcext:value-type="float">
            <text:p>-2.1177660719577</text:p>
          </table:table-cell>
        </table:table-row>
        <table:table-row table:style-name="ro1">
          <table:table-cell office:value-type="string" calcext:value-type="string">
            <text:p>2000-02-20</text:p>
          </table:table-cell>
          <table:table-cell office:value-type="float" office:value="-10.3695121211617" calcext:value-type="float">
            <text:p>-10.3695121211617</text:p>
          </table:table-cell>
          <table:table-cell office:value-type="float" office:value="-2.72139197802189" calcext:value-type="float">
            <text:p>-2.72139197802189</text:p>
          </table:table-cell>
          <table:table-cell office:value-type="float" office:value="5.62766416915618" calcext:value-type="float">
            <text:p>5.62766416915618</text:p>
          </table:table-cell>
          <table:table-cell office:value-type="float" office:value="-3.05514985212981" calcext:value-type="float">
            <text:p>-3.05514985212981</text:p>
          </table:table-cell>
        </table:table-row>
        <table:table-row table:style-name="ro1">
          <table:table-cell office:value-type="string" calcext:value-type="string">
            <text:p>2000-02-21</text:p>
          </table:table-cell>
          <table:table-cell office:value-type="float" office:value="-10.8163433610253" calcext:value-type="float">
            <text:p>-10.8163433610253</text:p>
          </table:table-cell>
          <table:table-cell office:value-type="float" office:value="-1.47500322370834" calcext:value-type="float">
            <text:p>-1.47500322370834</text:p>
          </table:table-cell>
          <table:table-cell office:value-type="float" office:value="7.2959864396559" calcext:value-type="float">
            <text:p>7.2959864396559</text:p>
          </table:table-cell>
          <table:table-cell office:value-type="float" office:value="-2.64713654608656" calcext:value-type="float">
            <text:p>-2.64713654608656</text:p>
          </table:table-cell>
        </table:table-row>
        <table:table-row table:style-name="ro1">
          <table:table-cell office:value-type="string" calcext:value-type="string">
            <text:p>2000-02-22</text:p>
          </table:table-cell>
          <table:table-cell office:value-type="float" office:value="-10.5797531543413" calcext:value-type="float">
            <text:p>-10.5797531543413</text:p>
          </table:table-cell>
          <table:table-cell office:value-type="float" office:value="-2.29311435735771" calcext:value-type="float">
            <text:p>-2.29311435735771</text:p>
          </table:table-cell>
          <table:table-cell office:value-type="float" office:value="7.04991636754402" calcext:value-type="float">
            <text:p>7.04991636754402</text:p>
          </table:table-cell>
          <table:table-cell office:value-type="float" office:value="-2.39426495823302" calcext:value-type="float">
            <text:p>-2.39426495823302</text:p>
          </table:table-cell>
        </table:table-row>
        <table:table-row table:style-name="ro1">
          <table:table-cell office:value-type="string" calcext:value-type="string">
            <text:p>2000-02-23</text:p>
          </table:table-cell>
          <table:table-cell office:value-type="float" office:value="-10.156468853774" calcext:value-type="float">
            <text:p>-10.156468853774</text:p>
          </table:table-cell>
          <table:table-cell office:value-type="float" office:value="-2.95837531715236" calcext:value-type="float">
            <text:p>-2.95837531715236</text:p>
          </table:table-cell>
          <table:table-cell office:value-type="float" office:value="7.88607821723798" calcext:value-type="float">
            <text:p>7.88607821723798</text:p>
          </table:table-cell>
          <table:table-cell office:value-type="float" office:value="-1.9724587102464" calcext:value-type="float">
            <text:p>-1.9724587102464</text:p>
          </table:table-cell>
        </table:table-row>
        <table:table-row table:style-name="ro1">
          <table:table-cell office:value-type="string" calcext:value-type="string">
            <text:p>2000-02-24</text:p>
          </table:table-cell>
          <table:table-cell office:value-type="float" office:value="-9.70538305841978" calcext:value-type="float">
            <text:p>-9.70538305841978</text:p>
          </table:table-cell>
          <table:table-cell office:value-type="float" office:value="-2.07019040044815" calcext:value-type="float">
            <text:p>-2.07019040044815</text:p>
          </table:table-cell>
          <table:table-cell office:value-type="float" office:value="7.27784043922412" calcext:value-type="float">
            <text:p>7.27784043922412</text:p>
          </table:table-cell>
          <table:table-cell office:value-type="float" office:value="-2.96094988934775" calcext:value-type="float">
            <text:p>-2.96094988934775</text:p>
          </table:table-cell>
        </table:table-row>
        <table:table-row table:style-name="ro1">
          <table:table-cell office:value-type="string" calcext:value-type="string">
            <text:p>2000-02-25</text:p>
          </table:table-cell>
          <table:table-cell office:value-type="float" office:value="-5.6444173564115" calcext:value-type="float">
            <text:p>-5.6444173564115</text:p>
          </table:table-cell>
          <table:table-cell office:value-type="float" office:value="-3.27308116419759" calcext:value-type="float">
            <text:p>-3.27308116419759</text:p>
          </table:table-cell>
          <table:table-cell office:value-type="float" office:value="8.12601790427448" calcext:value-type="float">
            <text:p>8.12601790427448</text:p>
          </table:table-cell>
          <table:table-cell office:value-type="float" office:value="-1.76098831250449" calcext:value-type="float">
            <text:p>-1.76098831250449</text:p>
          </table:table-cell>
        </table:table-row>
        <table:table-row table:style-name="ro1">
          <table:table-cell office:value-type="string" calcext:value-type="string">
            <text:p>2000-02-26</text:p>
          </table:table-cell>
          <table:table-cell office:value-type="float" office:value="-7.09789985525509" calcext:value-type="float">
            <text:p>-7.09789985525509</text:p>
          </table:table-cell>
          <table:table-cell office:value-type="float" office:value="-5.01172150165602" calcext:value-type="float">
            <text:p>-5.01172150165602</text:p>
          </table:table-cell>
          <table:table-cell office:value-type="float" office:value="7.98858115819232" calcext:value-type="float">
            <text:p>7.98858115819232</text:p>
          </table:table-cell>
          <table:table-cell office:value-type="float" office:value="-0.894935499613099" calcext:value-type="float">
            <text:p>-0.894935499613099</text:p>
          </table:table-cell>
        </table:table-row>
        <table:table-row table:style-name="ro1">
          <table:table-cell office:value-type="string" calcext:value-type="string">
            <text:p>2000-02-27</text:p>
          </table:table-cell>
          <table:table-cell office:value-type="float" office:value="-6.46881722405694" calcext:value-type="float">
            <text:p>-6.46881722405694</text:p>
          </table:table-cell>
          <table:table-cell office:value-type="float" office:value="-4.42978280642414" calcext:value-type="float">
            <text:p>-4.42978280642414</text:p>
          </table:table-cell>
          <table:table-cell office:value-type="float" office:value="7.26703883799257" calcext:value-type="float">
            <text:p>7.26703883799257</text:p>
          </table:table-cell>
          <table:table-cell office:value-type="float" office:value="-1.54628611105815" calcext:value-type="float">
            <text:p>-1.54628611105815</text:p>
          </table:table-cell>
        </table:table-row>
        <table:table-row table:style-name="ro1">
          <table:table-cell office:value-type="string" calcext:value-type="string">
            <text:p>2000-02-28</text:p>
          </table:table-cell>
          <table:table-cell office:value-type="float" office:value="-5.35451074928402" calcext:value-type="float">
            <text:p>-5.35451074928402</text:p>
          </table:table-cell>
          <table:table-cell office:value-type="float" office:value="-4.25418774635927" calcext:value-type="float">
            <text:p>-4.25418774635927</text:p>
          </table:table-cell>
          <table:table-cell office:value-type="float" office:value="5.68827889040123" calcext:value-type="float">
            <text:p>5.68827889040123</text:p>
          </table:table-cell>
          <table:table-cell office:value-type="float" office:value="-3.61678046800588" calcext:value-type="float">
            <text:p>-3.61678046800588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-4.04370668585294" calcext:value-type="float">
            <text:p>-4.04370668585294</text:p>
          </table:table-cell>
          <table:table-cell office:value-type="float" office:value="-4.19661605103928" calcext:value-type="float">
            <text:p>-4.19661605103928</text:p>
          </table:table-cell>
          <table:table-cell office:value-type="float" office:value="5.48209575946441" calcext:value-type="float">
            <text:p>5.48209575946441</text:p>
          </table:table-cell>
          <table:table-cell office:value-type="float" office:value="-2.83862564969277" calcext:value-type="float">
            <text:p>-2.83862564969277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-5.50968742491343" calcext:value-type="float">
            <text:p>-5.50968742491343</text:p>
          </table:table-cell>
          <table:table-cell office:value-type="float" office:value="-3.73609945367425" calcext:value-type="float">
            <text:p>-3.73609945367425</text:p>
          </table:table-cell>
          <table:table-cell office:value-type="float" office:value="4.29426722910994" calcext:value-type="float">
            <text:p>4.29426722910994</text:p>
          </table:table-cell>
          <table:table-cell office:value-type="float" office:value="-4.48662958369656" calcext:value-type="float">
            <text:p>-4.48662958369656</text:p>
          </table:table-cell>
        </table:table-row>
        <table:table-row table:style-name="ro1">
          <table:table-cell office:value-type="string" calcext:value-type="string">
            <text:p>2000-03-02</text:p>
          </table:table-cell>
          <table:table-cell office:value-type="float" office:value="-6.78753781709728" calcext:value-type="float">
            <text:p>-6.78753781709728</text:p>
          </table:table-cell>
          <table:table-cell office:value-type="float" office:value="-4.34896840640393" calcext:value-type="float">
            <text:p>-4.34896840640393</text:p>
          </table:table-cell>
          <table:table-cell office:value-type="float" office:value="3.77425819950404" calcext:value-type="float">
            <text:p>3.77425819950404</text:p>
          </table:table-cell>
          <table:table-cell office:value-type="float" office:value="-4.66826245214253" calcext:value-type="float">
            <text:p>-4.66826245214253</text:p>
          </table:table-cell>
        </table:table-row>
        <table:table-row table:style-name="ro1">
          <table:table-cell office:value-type="string" calcext:value-type="string">
            <text:p>2000-03-03</text:p>
          </table:table-cell>
          <table:table-cell office:value-type="float" office:value="-8.4387631209788" calcext:value-type="float">
            <text:p>-8.4387631209788</text:p>
          </table:table-cell>
          <table:table-cell office:value-type="float" office:value="-6.70856447549903" calcext:value-type="float">
            <text:p>-6.70856447549903</text:p>
          </table:table-cell>
          <table:table-cell office:value-type="float" office:value="2.70745525239128" calcext:value-type="float">
            <text:p>2.70745525239128</text:p>
          </table:table-cell>
          <table:table-cell office:value-type="float" office:value="-4.85003105973481" calcext:value-type="float">
            <text:p>-4.85003105973481</text:p>
          </table:table-cell>
        </table:table-row>
        <table:table-row table:style-name="ro1">
          <table:table-cell office:value-type="string" calcext:value-type="string">
            <text:p>2000-03-04</text:p>
          </table:table-cell>
          <table:table-cell office:value-type="float" office:value="-9.9438787081436" calcext:value-type="float">
            <text:p>-9.9438787081436</text:p>
          </table:table-cell>
          <table:table-cell office:value-type="float" office:value="-7.53542981954606" calcext:value-type="float">
            <text:p>-7.53542981954606</text:p>
          </table:table-cell>
          <table:table-cell office:value-type="float" office:value="2.02826533097849" calcext:value-type="float">
            <text:p>2.02826533097849</text:p>
          </table:table-cell>
          <table:table-cell office:value-type="float" office:value="-3.25322508618648" calcext:value-type="float">
            <text:p>-3.25322508618648</text:p>
          </table:table-cell>
        </table:table-row>
        <table:table-row table:style-name="ro1">
          <table:table-cell office:value-type="string" calcext:value-type="string">
            <text:p>2000-03-05</text:p>
          </table:table-cell>
          <table:table-cell office:value-type="float" office:value="-9.92017785925049" calcext:value-type="float">
            <text:p>-9.92017785925049</text:p>
          </table:table-cell>
          <table:table-cell office:value-type="float" office:value="-7.69157920582366" calcext:value-type="float">
            <text:p>-7.69157920582366</text:p>
          </table:table-cell>
          <table:table-cell office:value-type="float" office:value="2.58497048950565" calcext:value-type="float">
            <text:p>2.58497048950565</text:p>
          </table:table-cell>
          <table:table-cell office:value-type="float" office:value="-3.54380508315329" calcext:value-type="float">
            <text:p>-3.54380508315329</text:p>
          </table:table-cell>
        </table:table-row>
        <table:table-row table:style-name="ro1">
          <table:table-cell office:value-type="string" calcext:value-type="string">
            <text:p>2000-03-06</text:p>
          </table:table-cell>
          <table:table-cell office:value-type="float" office:value="-9.01168403485871" calcext:value-type="float">
            <text:p>-9.01168403485871</text:p>
          </table:table-cell>
          <table:table-cell office:value-type="float" office:value="-5.56509167920307" calcext:value-type="float">
            <text:p>-5.56509167920307</text:p>
          </table:table-cell>
          <table:table-cell office:value-type="float" office:value="2.89930451868119" calcext:value-type="float">
            <text:p>2.89930451868119</text:p>
          </table:table-cell>
          <table:table-cell office:value-type="float" office:value="-4.80618263820296" calcext:value-type="float">
            <text:p>-4.80618263820296</text:p>
          </table:table-cell>
        </table:table-row>
        <table:table-row table:style-name="ro1">
          <table:table-cell office:value-type="string" calcext:value-type="string">
            <text:p>2000-03-07</text:p>
          </table:table-cell>
          <table:table-cell office:value-type="float" office:value="-8.82100385816592" calcext:value-type="float">
            <text:p>-8.82100385816592</text:p>
          </table:table-cell>
          <table:table-cell office:value-type="float" office:value="-4.69757069162588" calcext:value-type="float">
            <text:p>-4.69757069162588</text:p>
          </table:table-cell>
          <table:table-cell office:value-type="float" office:value="2.98096668343464" calcext:value-type="float">
            <text:p>2.98096668343464</text:p>
          </table:table-cell>
          <table:table-cell office:value-type="float" office:value="-5.08677577302741" calcext:value-type="float">
            <text:p>-5.08677577302741</text:p>
          </table:table-cell>
        </table:table-row>
        <table:table-row table:style-name="ro1">
          <table:table-cell office:value-type="string" calcext:value-type="string">
            <text:p>2000-03-08</text:p>
          </table:table-cell>
          <table:table-cell office:value-type="float" office:value="-8.27376597525253" calcext:value-type="float">
            <text:p>-8.27376597525253</text:p>
          </table:table-cell>
          <table:table-cell office:value-type="float" office:value="-4.1481580632886" calcext:value-type="float">
            <text:p>-4.1481580632886</text:p>
          </table:table-cell>
          <table:table-cell office:value-type="float" office:value="3.13160126250635" calcext:value-type="float">
            <text:p>3.13160126250635</text:p>
          </table:table-cell>
          <table:table-cell office:value-type="float" office:value="-4.13994926913335" calcext:value-type="float">
            <text:p>-4.13994926913335</text:p>
          </table:table-cell>
        </table:table-row>
        <table:table-row table:style-name="ro1">
          <table:table-cell office:value-type="string" calcext:value-type="string">
            <text:p>2000-03-09</text:p>
          </table:table-cell>
          <table:table-cell office:value-type="float" office:value="-8.94102282760602" calcext:value-type="float">
            <text:p>-8.94102282760602</text:p>
          </table:table-cell>
          <table:table-cell office:value-type="float" office:value="-6.07603060628763" calcext:value-type="float">
            <text:p>-6.07603060628763</text:p>
          </table:table-cell>
          <table:table-cell office:value-type="float" office:value="3.16683350534672" calcext:value-type="float">
            <text:p>3.16683350534672</text:p>
          </table:table-cell>
          <table:table-cell office:value-type="float" office:value="-4.22557096750798" calcext:value-type="float">
            <text:p>-4.22557096750798</text:p>
          </table:table-cell>
        </table:table-row>
        <table:table-row table:style-name="ro1">
          <table:table-cell office:value-type="string" calcext:value-type="string">
            <text:p>2000-03-10</text:p>
          </table:table-cell>
          <table:table-cell office:value-type="float" office:value="-10.8069148694173" calcext:value-type="float">
            <text:p>-10.8069148694173</text:p>
          </table:table-cell>
          <table:table-cell office:value-type="float" office:value="-5.47433961331055" calcext:value-type="float">
            <text:p>-5.47433961331055</text:p>
          </table:table-cell>
          <table:table-cell office:value-type="float" office:value="3.16579199640316" calcext:value-type="float">
            <text:p>3.16579199640316</text:p>
          </table:table-cell>
          <table:table-cell office:value-type="float" office:value="-4.62922326777834" calcext:value-type="float">
            <text:p>-4.62922326777834</text:p>
          </table:table-cell>
        </table:table-row>
        <table:table-row table:style-name="ro1">
          <table:table-cell office:value-type="string" calcext:value-type="string">
            <text:p>2000-03-11</text:p>
          </table:table-cell>
          <table:table-cell office:value-type="float" office:value="-10.5894982741392" calcext:value-type="float">
            <text:p>-10.5894982741392</text:p>
          </table:table-cell>
          <table:table-cell office:value-type="float" office:value="-5.0357436022407" calcext:value-type="float">
            <text:p>-5.0357436022407</text:p>
          </table:table-cell>
          <table:table-cell office:value-type="float" office:value="3.50500939415635" calcext:value-type="float">
            <text:p>3.50500939415635</text:p>
          </table:table-cell>
          <table:table-cell office:value-type="float" office:value="-5.78535870464792" calcext:value-type="float">
            <text:p>-5.78535870464792</text:p>
          </table:table-cell>
        </table:table-row>
        <table:table-row table:style-name="ro1">
          <table:table-cell office:value-type="string" calcext:value-type="string">
            <text:p>2000-03-12</text:p>
          </table:table-cell>
          <table:table-cell office:value-type="float" office:value="-10.2988142384966" calcext:value-type="float">
            <text:p>-10.2988142384966</text:p>
          </table:table-cell>
          <table:table-cell office:value-type="float" office:value="-3.56052859687996" calcext:value-type="float">
            <text:p>-3.56052859687996</text:p>
          </table:table-cell>
          <table:table-cell office:value-type="float" office:value="3.07642005655764" calcext:value-type="float">
            <text:p>3.07642005655764</text:p>
          </table:table-cell>
          <table:table-cell office:value-type="float" office:value="-7.01602211442801" calcext:value-type="float">
            <text:p>-7.01602211442801</text:p>
          </table:table-cell>
        </table:table-row>
        <table:table-row table:style-name="ro1">
          <table:table-cell office:value-type="string" calcext:value-type="string">
            <text:p>2000-03-13</text:p>
          </table:table-cell>
          <table:table-cell office:value-type="float" office:value="-8.39137416407698" calcext:value-type="float">
            <text:p>-8.39137416407698</text:p>
          </table:table-cell>
          <table:table-cell office:value-type="float" office:value="-4.29762020916045" calcext:value-type="float">
            <text:p>-4.29762020916045</text:p>
          </table:table-cell>
          <table:table-cell office:value-type="float" office:value="1.53136754276735" calcext:value-type="float">
            <text:p>1.53136754276735</text:p>
          </table:table-cell>
          <table:table-cell office:value-type="float" office:value="-8.98477262465241" calcext:value-type="float">
            <text:p>-8.98477262465241</text:p>
          </table:table-cell>
        </table:table-row>
        <table:table-row table:style-name="ro1">
          <table:table-cell office:value-type="string" calcext:value-type="string">
            <text:p>2000-03-14</text:p>
          </table:table-cell>
          <table:table-cell office:value-type="float" office:value="-9.66583076581229" calcext:value-type="float">
            <text:p>-9.66583076581229</text:p>
          </table:table-cell>
          <table:table-cell office:value-type="float" office:value="-3.79563922164306" calcext:value-type="float">
            <text:p>-3.79563922164306</text:p>
          </table:table-cell>
          <table:table-cell office:value-type="float" office:value="0.857180544822322" calcext:value-type="float">
            <text:p>0.857180544822322</text:p>
          </table:table-cell>
          <table:table-cell office:value-type="float" office:value="-10.5483519519195" calcext:value-type="float">
            <text:p>-10.5483519519195</text:p>
          </table:table-cell>
        </table:table-row>
        <table:table-row table:style-name="ro1">
          <table:table-cell office:value-type="string" calcext:value-type="string">
            <text:p>2000-03-15</text:p>
          </table:table-cell>
          <table:table-cell office:value-type="float" office:value="-8.96342943868088" calcext:value-type="float">
            <text:p>-8.96342943868088</text:p>
          </table:table-cell>
          <table:table-cell office:value-type="float" office:value="-4.4803925814423" calcext:value-type="float">
            <text:p>-4.4803925814423</text:p>
          </table:table-cell>
          <table:table-cell office:value-type="float" office:value="1.91451410746786" calcext:value-type="float">
            <text:p>1.91451410746786</text:p>
          </table:table-cell>
          <table:table-cell office:value-type="float" office:value="-10.2725401811593" calcext:value-type="float">
            <text:p>-10.2725401811593</text:p>
          </table:table-cell>
        </table:table-row>
        <table:table-row table:style-name="ro1">
          <table:table-cell office:value-type="string" calcext:value-type="string">
            <text:p>2000-03-16</text:p>
          </table:table-cell>
          <table:table-cell office:value-type="float" office:value="-8.75364750723735" calcext:value-type="float">
            <text:p>-8.75364750723735</text:p>
          </table:table-cell>
          <table:table-cell office:value-type="float" office:value="-4.41093501473597" calcext:value-type="float">
            <text:p>-4.41093501473597</text:p>
          </table:table-cell>
          <table:table-cell office:value-type="float" office:value="0.664731261533577" calcext:value-type="float">
            <text:p>0.664731261533577</text:p>
          </table:table-cell>
          <table:table-cell office:value-type="float" office:value="-9.19609569419802" calcext:value-type="float">
            <text:p>-9.19609569419802</text:p>
          </table:table-cell>
        </table:table-row>
        <table:table-row table:style-name="ro1">
          <table:table-cell office:value-type="string" calcext:value-type="string">
            <text:p>2000-03-17</text:p>
          </table:table-cell>
          <table:table-cell office:value-type="float" office:value="-8.13127413250529" calcext:value-type="float">
            <text:p>-8.13127413250529</text:p>
          </table:table-cell>
          <table:table-cell office:value-type="float" office:value="-3.64883257678225" calcext:value-type="float">
            <text:p>-3.64883257678225</text:p>
          </table:table-cell>
          <table:table-cell office:value-type="float" office:value="0.755557836397949" calcext:value-type="float">
            <text:p>0.755557836397949</text:p>
          </table:table-cell>
          <table:table-cell office:value-type="float" office:value="-9.39923594871076" calcext:value-type="float">
            <text:p>-9.39923594871076</text:p>
          </table:table-cell>
        </table:table-row>
        <table:table-row table:style-name="ro1">
          <table:table-cell office:value-type="string" calcext:value-type="string">
            <text:p>2000-03-18</text:p>
          </table:table-cell>
          <table:table-cell office:value-type="float" office:value="-8.55769652320016" calcext:value-type="float">
            <text:p>-8.55769652320016</text:p>
          </table:table-cell>
          <table:table-cell office:value-type="float" office:value="-1.99248684595616" calcext:value-type="float">
            <text:p>-1.99248684595616</text:p>
          </table:table-cell>
          <table:table-cell office:value-type="float" office:value="-0.716179111853011" calcext:value-type="float">
            <text:p>-0.716179111853011</text:p>
          </table:table-cell>
          <table:table-cell office:value-type="float" office:value="-10.9200532049361" calcext:value-type="float">
            <text:p>-10.9200532049361</text:p>
          </table:table-cell>
        </table:table-row>
        <table:table-row table:style-name="ro1">
          <table:table-cell office:value-type="string" calcext:value-type="string">
            <text:p>2000-03-19</text:p>
          </table:table-cell>
          <table:table-cell office:value-type="float" office:value="-6.71003917437508" calcext:value-type="float">
            <text:p>-6.71003917437508</text:p>
          </table:table-cell>
          <table:table-cell office:value-type="float" office:value="-0.85046411439692" calcext:value-type="float">
            <text:p>-0.85046411439692</text:p>
          </table:table-cell>
          <table:table-cell office:value-type="float" office:value="0.200493663568005" calcext:value-type="float">
            <text:p>0.200493663568005</text:p>
          </table:table-cell>
          <table:table-cell office:value-type="float" office:value="-10.4681164833983" calcext:value-type="float">
            <text:p>-10.4681164833983</text:p>
          </table:table-cell>
        </table:table-row>
        <table:table-row table:style-name="ro1">
          <table:table-cell office:value-type="string" calcext:value-type="string">
            <text:p>2000-03-20</text:p>
          </table:table-cell>
          <table:table-cell office:value-type="float" office:value="-4.18556057843169" calcext:value-type="float">
            <text:p>-4.18556057843169</text:p>
          </table:table-cell>
          <table:table-cell office:value-type="float" office:value="-0.232912118839277" calcext:value-type="float">
            <text:p>-0.232912118839277</text:p>
          </table:table-cell>
          <table:table-cell office:value-type="float" office:value="-0.250695715786204" calcext:value-type="float">
            <text:p>-0.250695715786204</text:p>
          </table:table-cell>
          <table:table-cell office:value-type="float" office:value="-9.04210817375255" calcext:value-type="float">
            <text:p>-9.04210817375255</text:p>
          </table:table-cell>
        </table:table-row>
        <table:table-row table:style-name="ro1">
          <table:table-cell office:value-type="string" calcext:value-type="string">
            <text:p>2000-03-21</text:p>
          </table:table-cell>
          <table:table-cell office:value-type="float" office:value="-3.97000430791743" calcext:value-type="float">
            <text:p>-3.97000430791743</text:p>
          </table:table-cell>
          <table:table-cell office:value-type="float" office:value="-0.252461708646655" calcext:value-type="float">
            <text:p>-0.252461708646655</text:p>
          </table:table-cell>
          <table:table-cell office:value-type="float" office:value="0.244296009802888" calcext:value-type="float">
            <text:p>0.244296009802888</text:p>
          </table:table-cell>
          <table:table-cell office:value-type="float" office:value="-7.83620790141008" calcext:value-type="float">
            <text:p>-7.83620790141008</text:p>
          </table:table-cell>
        </table:table-row>
        <table:table-row table:style-name="ro1">
          <table:table-cell office:value-type="string" calcext:value-type="string">
            <text:p>2000-03-22</text:p>
          </table:table-cell>
          <table:table-cell office:value-type="float" office:value="-4.05030462488624" calcext:value-type="float">
            <text:p>-4.05030462488624</text:p>
          </table:table-cell>
          <table:table-cell office:value-type="float" office:value="0.213445250694699" calcext:value-type="float">
            <text:p>0.213445250694699</text:p>
          </table:table-cell>
          <table:table-cell office:value-type="float" office:value="0.0496247095191975" calcext:value-type="float">
            <text:p>0.049624709519198</text:p>
          </table:table-cell>
          <table:table-cell office:value-type="float" office:value="-9.53431474097985" calcext:value-type="float">
            <text:p>-9.53431474097985</text:p>
          </table:table-cell>
        </table:table-row>
        <table:table-row table:style-name="ro1">
          <table:table-cell office:value-type="string" calcext:value-type="string">
            <text:p>2000-03-23</text:p>
          </table:table-cell>
          <table:table-cell office:value-type="float" office:value="-5.19026672370442" calcext:value-type="float">
            <text:p>-5.19026672370442</text:p>
          </table:table-cell>
          <table:table-cell office:value-type="float" office:value="0.647112416522274" calcext:value-type="float">
            <text:p>0.647112416522274</text:p>
          </table:table-cell>
          <table:table-cell office:value-type="float" office:value="0.109668018138591" calcext:value-type="float">
            <text:p>0.109668018138591</text:p>
          </table:table-cell>
          <table:table-cell office:value-type="float" office:value="-8.49423455603331" calcext:value-type="float">
            <text:p>-8.49423455603331</text:p>
          </table:table-cell>
        </table:table-row>
        <table:table-row table:style-name="ro1">
          <table:table-cell office:value-type="string" calcext:value-type="string">
            <text:p>2000-03-24</text:p>
          </table:table-cell>
          <table:table-cell office:value-type="float" office:value="-5.5965551741816" calcext:value-type="float">
            <text:p>-5.5965551741816</text:p>
          </table:table-cell>
          <table:table-cell office:value-type="float" office:value="3.53182841994826" calcext:value-type="float">
            <text:p>3.53182841994826</text:p>
          </table:table-cell>
          <table:table-cell office:value-type="float" office:value="0.960479446153288" calcext:value-type="float">
            <text:p>0.960479446153288</text:p>
          </table:table-cell>
          <table:table-cell office:value-type="float" office:value="-6.87707997935194" calcext:value-type="float">
            <text:p>-6.87707997935194</text:p>
          </table:table-cell>
        </table:table-row>
        <table:table-row table:style-name="ro1">
          <table:table-cell office:value-type="string" calcext:value-type="string">
            <text:p>2000-03-25</text:p>
          </table:table-cell>
          <table:table-cell office:value-type="float" office:value="-4.86118557597744" calcext:value-type="float">
            <text:p>-4.86118557597744</text:p>
          </table:table-cell>
          <table:table-cell office:value-type="float" office:value="4.69691572002203" calcext:value-type="float">
            <text:p>4.69691572002203</text:p>
          </table:table-cell>
          <table:table-cell office:value-type="float" office:value="0.275863964886225" calcext:value-type="float">
            <text:p>0.275863964886225</text:p>
          </table:table-cell>
          <table:table-cell office:value-type="float" office:value="-7.44351286405494" calcext:value-type="float">
            <text:p>-7.44351286405494</text:p>
          </table:table-cell>
        </table:table-row>
        <table:table-row table:style-name="ro1">
          <table:table-cell office:value-type="string" calcext:value-type="string">
            <text:p>2000-03-26</text:p>
          </table:table-cell>
          <table:table-cell office:value-type="float" office:value="-4.71768738279799" calcext:value-type="float">
            <text:p>-4.71768738279799</text:p>
          </table:table-cell>
          <table:table-cell office:value-type="float" office:value="5.95506338715338" calcext:value-type="float">
            <text:p>5.95506338715338</text:p>
          </table:table-cell>
          <table:table-cell office:value-type="float" office:value="0.202062473200039" calcext:value-type="float">
            <text:p>0.202062473200039</text:p>
          </table:table-cell>
          <table:table-cell office:value-type="float" office:value="-7.89156451436327" calcext:value-type="float">
            <text:p>-7.89156451436327</text:p>
          </table:table-cell>
        </table:table-row>
        <table:table-row table:style-name="ro1">
          <table:table-cell office:value-type="string" calcext:value-type="string">
            <text:p>2000-03-27</text:p>
          </table:table-cell>
          <table:table-cell office:value-type="float" office:value="-4.35763657198365" calcext:value-type="float">
            <text:p>-4.35763657198365</text:p>
          </table:table-cell>
          <table:table-cell office:value-type="float" office:value="4.65595606817495" calcext:value-type="float">
            <text:p>4.65595606817495</text:p>
          </table:table-cell>
          <table:table-cell office:value-type="float" office:value="0.033843640487685" calcext:value-type="float">
            <text:p>0.033843640487685</text:p>
          </table:table-cell>
          <table:table-cell office:value-type="float" office:value="-7.7594329984942" calcext:value-type="float">
            <text:p>-7.7594329984942</text:p>
          </table:table-cell>
        </table:table-row>
        <table:table-row table:style-name="ro1">
          <table:table-cell office:value-type="string" calcext:value-type="string">
            <text:p>2000-03-28</text:p>
          </table:table-cell>
          <table:table-cell office:value-type="float" office:value="-5.24294403041762" calcext:value-type="float">
            <text:p>-5.24294403041762</text:p>
          </table:table-cell>
          <table:table-cell office:value-type="float" office:value="5.72048439313844" calcext:value-type="float">
            <text:p>5.72048439313844</text:p>
          </table:table-cell>
          <table:table-cell office:value-type="float" office:value="0.525983555498584" calcext:value-type="float">
            <text:p>0.525983555498584</text:p>
          </table:table-cell>
          <table:table-cell office:value-type="float" office:value="-7.77590973867754" calcext:value-type="float">
            <text:p>-7.77590973867754</text:p>
          </table:table-cell>
        </table:table-row>
        <table:table-row table:style-name="ro1">
          <table:table-cell office:value-type="string" calcext:value-type="string">
            <text:p>2000-03-29</text:p>
          </table:table-cell>
          <table:table-cell office:value-type="float" office:value="-5.39024813139271" calcext:value-type="float">
            <text:p>-5.39024813139271</text:p>
          </table:table-cell>
          <table:table-cell office:value-type="float" office:value="5.56768847920688" calcext:value-type="float">
            <text:p>5.56768847920688</text:p>
          </table:table-cell>
          <table:table-cell office:value-type="float" office:value="0.659653378640311" calcext:value-type="float">
            <text:p>0.659653378640311</text:p>
          </table:table-cell>
          <table:table-cell office:value-type="float" office:value="-7.65704030368779" calcext:value-type="float">
            <text:p>-7.65704030368779</text:p>
          </table:table-cell>
        </table:table-row>
        <table:table-row table:style-name="ro1">
          <table:table-cell office:value-type="string" calcext:value-type="string">
            <text:p>2000-03-30</text:p>
          </table:table-cell>
          <table:table-cell office:value-type="float" office:value="-4.17971722553723" calcext:value-type="float">
            <text:p>-4.17971722553723</text:p>
          </table:table-cell>
          <table:table-cell office:value-type="float" office:value="6.07699022911422" calcext:value-type="float">
            <text:p>6.07699022911422</text:p>
          </table:table-cell>
          <table:table-cell office:value-type="float" office:value="0.717286847440295" calcext:value-type="float">
            <text:p>0.717286847440295</text:p>
          </table:table-cell>
          <table:table-cell office:value-type="float" office:value="-7.39441987181471" calcext:value-type="float">
            <text:p>-7.39441987181471</text:p>
          </table:table-cell>
        </table:table-row>
        <table:table-row table:style-name="ro1">
          <table:table-cell office:value-type="string" calcext:value-type="string">
            <text:p>2000-03-31</text:p>
          </table:table-cell>
          <table:table-cell office:value-type="float" office:value="-4.04500290320192" calcext:value-type="float">
            <text:p>-4.04500290320192</text:p>
          </table:table-cell>
          <table:table-cell office:value-type="float" office:value="6.92640452013236" calcext:value-type="float">
            <text:p>6.92640452013236</text:p>
          </table:table-cell>
          <table:table-cell office:value-type="float" office:value="-0.170903048930546" calcext:value-type="float">
            <text:p>-0.170903048930546</text:p>
          </table:table-cell>
          <table:table-cell office:value-type="float" office:value="-7.67540480474612" calcext:value-type="float">
            <text:p>-7.67540480474612</text:p>
          </table:table-cell>
        </table:table-row>
        <table:table-row table:style-name="ro1">
          <table:table-cell office:value-type="string" calcext:value-type="string">
            <text:p>2000-04-01</text:p>
          </table:table-cell>
          <table:table-cell office:value-type="float" office:value="-3.35109009711095" calcext:value-type="float">
            <text:p>-3.35109009711095</text:p>
          </table:table-cell>
          <table:table-cell office:value-type="float" office:value="6.7450674920675" calcext:value-type="float">
            <text:p>6.7450674920675</text:p>
          </table:table-cell>
          <table:table-cell office:value-type="float" office:value="0.0454735312107209" calcext:value-type="float">
            <text:p>0.045473531210721</text:p>
          </table:table-cell>
          <table:table-cell office:value-type="float" office:value="-7.9632904108088" calcext:value-type="float">
            <text:p>-7.9632904108088</text:p>
          </table:table-cell>
        </table:table-row>
        <table:table-row table:style-name="ro1">
          <table:table-cell office:value-type="string" calcext:value-type="string">
            <text:p>2000-04-02</text:p>
          </table:table-cell>
          <table:table-cell office:value-type="float" office:value="-3.95203210793483" calcext:value-type="float">
            <text:p>-3.95203210793483</text:p>
          </table:table-cell>
          <table:table-cell office:value-type="float" office:value="7.01708745712788" calcext:value-type="float">
            <text:p>7.01708745712788</text:p>
          </table:table-cell>
          <table:table-cell office:value-type="float" office:value="-0.0948208122314851" calcext:value-type="float">
            <text:p>-0.094820812231485</text:p>
          </table:table-cell>
          <table:table-cell office:value-type="float" office:value="-8.17687591377373" calcext:value-type="float">
            <text:p>-8.17687591377373</text:p>
          </table:table-cell>
        </table:table-row>
        <table:table-row table:style-name="ro1">
          <table:table-cell office:value-type="string" calcext:value-type="string">
            <text:p>2000-04-03</text:p>
          </table:table-cell>
          <table:table-cell office:value-type="float" office:value="-4.41302461469654" calcext:value-type="float">
            <text:p>-4.41302461469654</text:p>
          </table:table-cell>
          <table:table-cell office:value-type="float" office:value="6.94481727921215" calcext:value-type="float">
            <text:p>6.94481727921215</text:p>
          </table:table-cell>
          <table:table-cell office:value-type="float" office:value="-1.40045096681196" calcext:value-type="float">
            <text:p>-1.40045096681196</text:p>
          </table:table-cell>
          <table:table-cell office:value-type="float" office:value="-7.4811414028397" calcext:value-type="float">
            <text:p>-7.4811414028397</text:p>
          </table:table-cell>
        </table:table-row>
        <table:table-row table:style-name="ro1">
          <table:table-cell office:value-type="string" calcext:value-type="string">
            <text:p>2000-04-04</text:p>
          </table:table-cell>
          <table:table-cell office:value-type="float" office:value="-3.42946689241834" calcext:value-type="float">
            <text:p>-3.42946689241834</text:p>
          </table:table-cell>
          <table:table-cell office:value-type="float" office:value="7.46694753021113" calcext:value-type="float">
            <text:p>7.46694753021113</text:p>
          </table:table-cell>
          <table:table-cell office:value-type="float" office:value="-1.54599411114467" calcext:value-type="float">
            <text:p>-1.54599411114467</text:p>
          </table:table-cell>
          <table:table-cell office:value-type="float" office:value="-7.63185790047655" calcext:value-type="float">
            <text:p>-7.63185790047655</text:p>
          </table:table-cell>
        </table:table-row>
        <table:table-row table:style-name="ro1">
          <table:table-cell office:value-type="string" calcext:value-type="string">
            <text:p>2000-04-05</text:p>
          </table:table-cell>
          <table:table-cell office:value-type="float" office:value="-1.60383597477705" calcext:value-type="float">
            <text:p>-1.60383597477705</text:p>
          </table:table-cell>
          <table:table-cell office:value-type="float" office:value="6.77665161158289" calcext:value-type="float">
            <text:p>6.77665161158289</text:p>
          </table:table-cell>
          <table:table-cell office:value-type="float" office:value="-2.21326225597342" calcext:value-type="float">
            <text:p>-2.21326225597342</text:p>
          </table:table-cell>
          <table:table-cell office:value-type="float" office:value="-7.33492632609243" calcext:value-type="float">
            <text:p>-7.33492632609243</text:p>
          </table:table-cell>
        </table:table-row>
        <table:table-row table:style-name="ro1">
          <table:table-cell office:value-type="string" calcext:value-type="string">
            <text:p>2000-04-06</text:p>
          </table:table-cell>
          <table:table-cell office:value-type="float" office:value="-2.20382902556945" calcext:value-type="float">
            <text:p>-2.20382902556945</text:p>
          </table:table-cell>
          <table:table-cell office:value-type="float" office:value="7.76020388921466" calcext:value-type="float">
            <text:p>7.76020388921466</text:p>
          </table:table-cell>
          <table:table-cell office:value-type="float" office:value="-2.20700241744316" calcext:value-type="float">
            <text:p>-2.20700241744316</text:p>
          </table:table-cell>
          <table:table-cell office:value-type="float" office:value="-6.793747806511" calcext:value-type="float">
            <text:p>-6.793747806511</text:p>
          </table:table-cell>
        </table:table-row>
        <table:table-row table:style-name="ro1">
          <table:table-cell office:value-type="string" calcext:value-type="string">
            <text:p>2000-04-07</text:p>
          </table:table-cell>
          <table:table-cell office:value-type="float" office:value="-3.6110532808896" calcext:value-type="float">
            <text:p>-3.6110532808896</text:p>
          </table:table-cell>
          <table:table-cell office:value-type="float" office:value="8.29141939371337" calcext:value-type="float">
            <text:p>8.29141939371337</text:p>
          </table:table-cell>
          <table:table-cell office:value-type="float" office:value="-2.23626960037124" calcext:value-type="float">
            <text:p>-2.23626960037124</text:p>
          </table:table-cell>
          <table:table-cell office:value-type="float" office:value="-7.39926894348358" calcext:value-type="float">
            <text:p>-7.39926894348358</text:p>
          </table:table-cell>
        </table:table-row>
        <table:table-row table:style-name="ro1">
          <table:table-cell office:value-type="string" calcext:value-type="string">
            <text:p>2000-04-08</text:p>
          </table:table-cell>
          <table:table-cell office:value-type="float" office:value="-2.24874412753892" calcext:value-type="float">
            <text:p>-2.24874412753892</text:p>
          </table:table-cell>
          <table:table-cell office:value-type="float" office:value="9.29846706149952" calcext:value-type="float">
            <text:p>9.29846706149952</text:p>
          </table:table-cell>
          <table:table-cell office:value-type="float" office:value="-2.55582369818252" calcext:value-type="float">
            <text:p>-2.55582369818252</text:p>
          </table:table-cell>
          <table:table-cell office:value-type="float" office:value="-7.85858874834622" calcext:value-type="float">
            <text:p>-7.85858874834622</text:p>
          </table:table-cell>
        </table:table-row>
        <table:table-row table:style-name="ro1">
          <table:table-cell office:value-type="string" calcext:value-type="string">
            <text:p>2000-04-09</text:p>
          </table:table-cell>
          <table:table-cell office:value-type="float" office:value="-3.37730574140501" calcext:value-type="float">
            <text:p>-3.37730574140501</text:p>
          </table:table-cell>
          <table:table-cell office:value-type="float" office:value="9.25699229125273" calcext:value-type="float">
            <text:p>9.25699229125273</text:p>
          </table:table-cell>
          <table:table-cell office:value-type="float" office:value="-3.17748129106617" calcext:value-type="float">
            <text:p>-3.17748129106617</text:p>
          </table:table-cell>
          <table:table-cell office:value-type="float" office:value="-9.87284559488473" calcext:value-type="float">
            <text:p>-9.87284559488473</text:p>
          </table:table-cell>
        </table:table-row>
        <table:table-row table:style-name="ro1">
          <table:table-cell office:value-type="string" calcext:value-type="string">
            <text:p>2000-04-10</text:p>
          </table:table-cell>
          <table:table-cell office:value-type="float" office:value="-2.94335892760496" calcext:value-type="float">
            <text:p>-2.94335892760496</text:p>
          </table:table-cell>
          <table:table-cell office:value-type="float" office:value="9.34436289675634" calcext:value-type="float">
            <text:p>9.34436289675634</text:p>
          </table:table-cell>
          <table:table-cell office:value-type="float" office:value="-4.57650833046983" calcext:value-type="float">
            <text:p>-4.57650833046983</text:p>
          </table:table-cell>
          <table:table-cell office:value-type="float" office:value="-10.2258033525966" calcext:value-type="float">
            <text:p>-10.2258033525966</text:p>
          </table:table-cell>
        </table:table-row>
        <table:table-row table:style-name="ro1">
          <table:table-cell office:value-type="string" calcext:value-type="string">
            <text:p>2000-04-11</text:p>
          </table:table-cell>
          <table:table-cell office:value-type="float" office:value="-4.10813635552947" calcext:value-type="float">
            <text:p>-4.10813635552947</text:p>
          </table:table-cell>
          <table:table-cell office:value-type="float" office:value="9.98061879865105" calcext:value-type="float">
            <text:p>9.98061879865105</text:p>
          </table:table-cell>
          <table:table-cell office:value-type="float" office:value="-4.52244453871475" calcext:value-type="float">
            <text:p>-4.52244453871475</text:p>
          </table:table-cell>
          <table:table-cell office:value-type="float" office:value="-10.3028510357678" calcext:value-type="float">
            <text:p>-10.3028510357678</text:p>
          </table:table-cell>
        </table:table-row>
        <table:table-row table:style-name="ro1">
          <table:table-cell office:value-type="string" calcext:value-type="string">
            <text:p>2000-04-12</text:p>
          </table:table-cell>
          <table:table-cell office:value-type="float" office:value="-3.39939096302111" calcext:value-type="float">
            <text:p>-3.39939096302111</text:p>
          </table:table-cell>
          <table:table-cell office:value-type="float" office:value="9.74194810274872" calcext:value-type="float">
            <text:p>9.74194810274872</text:p>
          </table:table-cell>
          <table:table-cell office:value-type="float" office:value="-5.40003343473013" calcext:value-type="float">
            <text:p>-5.40003343473013</text:p>
          </table:table-cell>
          <table:table-cell office:value-type="float" office:value="-11.5992619722869" calcext:value-type="float">
            <text:p>-11.5992619722869</text:p>
          </table:table-cell>
        </table:table-row>
        <table:table-row table:style-name="ro1">
          <table:table-cell office:value-type="string" calcext:value-type="string">
            <text:p>2000-04-13</text:p>
          </table:table-cell>
          <table:table-cell office:value-type="float" office:value="-4.87203159789192" calcext:value-type="float">
            <text:p>-4.87203159789192</text:p>
          </table:table-cell>
          <table:table-cell office:value-type="float" office:value="10.0188150713526" calcext:value-type="float">
            <text:p>10.0188150713526</text:p>
          </table:table-cell>
          <table:table-cell office:value-type="float" office:value="-3.70167934147852" calcext:value-type="float">
            <text:p>-3.70167934147852</text:p>
          </table:table-cell>
          <table:table-cell office:value-type="float" office:value="-9.89103786556692" calcext:value-type="float">
            <text:p>-9.89103786556692</text:p>
          </table:table-cell>
        </table:table-row>
        <table:table-row table:style-name="ro1">
          <table:table-cell office:value-type="string" calcext:value-type="string">
            <text:p>2000-04-14</text:p>
          </table:table-cell>
          <table:table-cell office:value-type="float" office:value="-5.22148715525694" calcext:value-type="float">
            <text:p>-5.22148715525694</text:p>
          </table:table-cell>
          <table:table-cell office:value-type="float" office:value="8.01618962009967" calcext:value-type="float">
            <text:p>8.01618962009967</text:p>
          </table:table-cell>
          <table:table-cell office:value-type="float" office:value="-3.37717208717812" calcext:value-type="float">
            <text:p>-3.37717208717812</text:p>
          </table:table-cell>
          <table:table-cell office:value-type="float" office:value="-11.6123786047894" calcext:value-type="float">
            <text:p>-11.6123786047894</text:p>
          </table:table-cell>
        </table:table-row>
        <table:table-row table:style-name="ro1">
          <table:table-cell office:value-type="string" calcext:value-type="string">
            <text:p>2000-04-15</text:p>
          </table:table-cell>
          <table:table-cell office:value-type="float" office:value="-4.68324308023889" calcext:value-type="float">
            <text:p>-4.68324308023889</text:p>
          </table:table-cell>
          <table:table-cell office:value-type="float" office:value="8.58371182096595" calcext:value-type="float">
            <text:p>8.58371182096595</text:p>
          </table:table-cell>
          <table:table-cell office:value-type="float" office:value="-2.18058555465861" calcext:value-type="float">
            <text:p>-2.18058555465861</text:p>
          </table:table-cell>
          <table:table-cell office:value-type="float" office:value="-11.127100541846" calcext:value-type="float">
            <text:p>-11.127100541846</text:p>
          </table:table-cell>
        </table:table-row>
        <table:table-row table:style-name="ro1">
          <table:table-cell office:value-type="string" calcext:value-type="string">
            <text:p>2000-04-16</text:p>
          </table:table-cell>
          <table:table-cell office:value-type="float" office:value="-3.19472242211553" calcext:value-type="float">
            <text:p>-3.19472242211553</text:p>
          </table:table-cell>
          <table:table-cell office:value-type="float" office:value="8.14250487025978" calcext:value-type="float">
            <text:p>8.14250487025978</text:p>
          </table:table-cell>
          <table:table-cell office:value-type="float" office:value="-2.71132509171334" calcext:value-type="float">
            <text:p>-2.71132509171334</text:p>
          </table:table-cell>
          <table:table-cell office:value-type="float" office:value="-11.2959855104802" calcext:value-type="float">
            <text:p>-11.2959855104802</text:p>
          </table:table-cell>
        </table:table-row>
        <table:table-row table:style-name="ro1">
          <table:table-cell office:value-type="string" calcext:value-type="string">
            <text:p>2000-04-17</text:p>
          </table:table-cell>
          <table:table-cell office:value-type="float" office:value="-1.50965845846032" calcext:value-type="float">
            <text:p>-1.50965845846032</text:p>
          </table:table-cell>
          <table:table-cell office:value-type="float" office:value="8.87635742552108" calcext:value-type="float">
            <text:p>8.87635742552108</text:p>
          </table:table-cell>
          <table:table-cell office:value-type="float" office:value="-2.85196078376602" calcext:value-type="float">
            <text:p>-2.85196078376602</text:p>
          </table:table-cell>
          <table:table-cell office:value-type="float" office:value="-11.6833422395826" calcext:value-type="float">
            <text:p>-11.6833422395826</text:p>
          </table:table-cell>
        </table:table-row>
        <table:table-row table:style-name="ro1">
          <table:table-cell office:value-type="string" calcext:value-type="string">
            <text:p>2000-04-18</text:p>
          </table:table-cell>
          <table:table-cell office:value-type="float" office:value="-0.966464248757969" calcext:value-type="float">
            <text:p>-0.966464248757969</text:p>
          </table:table-cell>
          <table:table-cell office:value-type="float" office:value="9.12540828074064" calcext:value-type="float">
            <text:p>9.12540828074064</text:p>
          </table:table-cell>
          <table:table-cell office:value-type="float" office:value="-2.30218313483032" calcext:value-type="float">
            <text:p>-2.30218313483032</text:p>
          </table:table-cell>
          <table:table-cell office:value-type="float" office:value="-12.8582776516168" calcext:value-type="float">
            <text:p>-12.8582776516168</text:p>
          </table:table-cell>
        </table:table-row>
        <table:table-row table:style-name="ro1">
          <table:table-cell office:value-type="string" calcext:value-type="string">
            <text:p>2000-04-19</text:p>
          </table:table-cell>
          <table:table-cell office:value-type="float" office:value="-0.423995209791291" calcext:value-type="float">
            <text:p>-0.423995209791291</text:p>
          </table:table-cell>
          <table:table-cell office:value-type="float" office:value="7.46341470582632" calcext:value-type="float">
            <text:p>7.46341470582632</text:p>
          </table:table-cell>
          <table:table-cell office:value-type="float" office:value="-2.89395996698249" calcext:value-type="float">
            <text:p>-2.89395996698249</text:p>
          </table:table-cell>
          <table:table-cell office:value-type="float" office:value="-13.0300941854005" calcext:value-type="float">
            <text:p>-13.0300941854005</text:p>
          </table:table-cell>
        </table:table-row>
        <table:table-row table:style-name="ro1">
          <table:table-cell office:value-type="string" calcext:value-type="string">
            <text:p>2000-04-20</text:p>
          </table:table-cell>
          <table:table-cell office:value-type="float" office:value="-1.12335523800345" calcext:value-type="float">
            <text:p>-1.12335523800345</text:p>
          </table:table-cell>
          <table:table-cell office:value-type="float" office:value="7.49882879470375" calcext:value-type="float">
            <text:p>7.49882879470375</text:p>
          </table:table-cell>
          <table:table-cell office:value-type="float" office:value="-3.49477999965138" calcext:value-type="float">
            <text:p>-3.49477999965138</text:p>
          </table:table-cell>
          <table:table-cell office:value-type="float" office:value="-14.0828024042829" calcext:value-type="float">
            <text:p>-14.0828024042829</text:p>
          </table:table-cell>
        </table:table-row>
        <table:table-row table:style-name="ro1">
          <table:table-cell office:value-type="string" calcext:value-type="string">
            <text:p>2000-04-21</text:p>
          </table:table-cell>
          <table:table-cell office:value-type="float" office:value="-1.89582201419047" calcext:value-type="float">
            <text:p>-1.89582201419047</text:p>
          </table:table-cell>
          <table:table-cell office:value-type="float" office:value="8.08322435379433" calcext:value-type="float">
            <text:p>8.08322435379433</text:p>
          </table:table-cell>
          <table:table-cell office:value-type="float" office:value="-3.60171897436301" calcext:value-type="float">
            <text:p>-3.60171897436301</text:p>
          </table:table-cell>
          <table:table-cell office:value-type="float" office:value="-13.4065648818157" calcext:value-type="float">
            <text:p>-13.4065648818157</text:p>
          </table:table-cell>
        </table:table-row>
        <table:table-row table:style-name="ro1">
          <table:table-cell office:value-type="string" calcext:value-type="string">
            <text:p>2000-04-22</text:p>
          </table:table-cell>
          <table:table-cell office:value-type="float" office:value="-1.93511566814504" calcext:value-type="float">
            <text:p>-1.93511566814504</text:p>
          </table:table-cell>
          <table:table-cell office:value-type="float" office:value="7.32629012007518" calcext:value-type="float">
            <text:p>7.32629012007518</text:p>
          </table:table-cell>
          <table:table-cell office:value-type="float" office:value="-2.58166754389305" calcext:value-type="float">
            <text:p>-2.58166754389305</text:p>
          </table:table-cell>
          <table:table-cell office:value-type="float" office:value="-13.0838462622885" calcext:value-type="float">
            <text:p>-13.0838462622885</text:p>
          </table:table-cell>
        </table:table-row>
        <table:table-row table:style-name="ro1">
          <table:table-cell office:value-type="string" calcext:value-type="string">
            <text:p>2000-04-23</text:p>
          </table:table-cell>
          <table:table-cell office:value-type="float" office:value="-1.69866014019843" calcext:value-type="float">
            <text:p>-1.69866014019843</text:p>
          </table:table-cell>
          <table:table-cell office:value-type="float" office:value="6.80188591809314" calcext:value-type="float">
            <text:p>6.80188591809314</text:p>
          </table:table-cell>
          <table:table-cell office:value-type="float" office:value="-2.96810810985796" calcext:value-type="float">
            <text:p>-2.96810810985796</text:p>
          </table:table-cell>
          <table:table-cell office:value-type="float" office:value="-14.295438615494" calcext:value-type="float">
            <text:p>-14.295438615494</text:p>
          </table:table-cell>
        </table:table-row>
        <table:table-row table:style-name="ro1">
          <table:table-cell office:value-type="string" calcext:value-type="string">
            <text:p>2000-04-24</text:p>
          </table:table-cell>
          <table:table-cell office:value-type="float" office:value="-2.03116508619784" calcext:value-type="float">
            <text:p>-2.03116508619784</text:p>
          </table:table-cell>
          <table:table-cell office:value-type="float" office:value="7.09365782286298" calcext:value-type="float">
            <text:p>7.09365782286298</text:p>
          </table:table-cell>
          <table:table-cell office:value-type="float" office:value="-3.471386249194" calcext:value-type="float">
            <text:p>-3.471386249194</text:p>
          </table:table-cell>
          <table:table-cell office:value-type="float" office:value="-13.100691347313" calcext:value-type="float">
            <text:p>-13.100691347313</text:p>
          </table:table-cell>
        </table:table-row>
        <table:table-row table:style-name="ro1">
          <table:table-cell office:value-type="string" calcext:value-type="string">
            <text:p>2000-04-25</text:p>
          </table:table-cell>
          <table:table-cell office:value-type="float" office:value="-2.99507007137336" calcext:value-type="float">
            <text:p>-2.99507007137336</text:p>
          </table:table-cell>
          <table:table-cell office:value-type="float" office:value="6.110348493597" calcext:value-type="float">
            <text:p>6.110348493597</text:p>
          </table:table-cell>
          <table:table-cell office:value-type="float" office:value="-3.73717112970106" calcext:value-type="float">
            <text:p>-3.73717112970106</text:p>
          </table:table-cell>
          <table:table-cell office:value-type="float" office:value="-11.0809205863429" calcext:value-type="float">
            <text:p>-11.0809205863429</text:p>
          </table:table-cell>
        </table:table-row>
        <table:table-row table:style-name="ro1">
          <table:table-cell office:value-type="string" calcext:value-type="string">
            <text:p>2000-04-26</text:p>
          </table:table-cell>
          <table:table-cell office:value-type="float" office:value="-2.14541001797805" calcext:value-type="float">
            <text:p>-2.14541001797805</text:p>
          </table:table-cell>
          <table:table-cell office:value-type="float" office:value="6.58883358195885" calcext:value-type="float">
            <text:p>6.58883358195885</text:p>
          </table:table-cell>
          <table:table-cell office:value-type="float" office:value="-4.76020891483518" calcext:value-type="float">
            <text:p>-4.76020891483518</text:p>
          </table:table-cell>
          <table:table-cell office:value-type="float" office:value="-12.2025415858206" calcext:value-type="float">
            <text:p>-12.2025415858206</text:p>
          </table:table-cell>
        </table:table-row>
        <table:table-row table:style-name="ro1">
          <table:table-cell office:value-type="string" calcext:value-type="string">
            <text:p>2000-04-27</text:p>
          </table:table-cell>
          <table:table-cell office:value-type="float" office:value="-2.6952320968886" calcext:value-type="float">
            <text:p>-2.6952320968886</text:p>
          </table:table-cell>
          <table:table-cell office:value-type="float" office:value="5.90543495262289" calcext:value-type="float">
            <text:p>5.90543495262289</text:p>
          </table:table-cell>
          <table:table-cell office:value-type="float" office:value="-5.0449647578463" calcext:value-type="float">
            <text:p>-5.0449647578463</text:p>
          </table:table-cell>
          <table:table-cell office:value-type="float" office:value="-12.2012222061398" calcext:value-type="float">
            <text:p>-12.2012222061398</text:p>
          </table:table-cell>
        </table:table-row>
        <table:table-row table:style-name="ro1">
          <table:table-cell office:value-type="string" calcext:value-type="string">
            <text:p>2000-04-28</text:p>
          </table:table-cell>
          <table:table-cell office:value-type="float" office:value="-4.09703514357523" calcext:value-type="float">
            <text:p>-4.09703514357523</text:p>
          </table:table-cell>
          <table:table-cell office:value-type="float" office:value="4.6998023571175" calcext:value-type="float">
            <text:p>4.6998023571175</text:p>
          </table:table-cell>
          <table:table-cell office:value-type="float" office:value="-5.48128137905014" calcext:value-type="float">
            <text:p>-5.48128137905014</text:p>
          </table:table-cell>
          <table:table-cell office:value-type="float" office:value="-13.1134267464249" calcext:value-type="float">
            <text:p>-13.1134267464249</text:p>
          </table:table-cell>
        </table:table-row>
        <table:table-row table:style-name="ro1">
          <table:table-cell office:value-type="string" calcext:value-type="string">
            <text:p>2000-04-29</text:p>
          </table:table-cell>
          <table:table-cell office:value-type="float" office:value="-5.6633710007208" calcext:value-type="float">
            <text:p>-5.6633710007208</text:p>
          </table:table-cell>
          <table:table-cell office:value-type="float" office:value="5.96055599134316" calcext:value-type="float">
            <text:p>5.96055599134316</text:p>
          </table:table-cell>
          <table:table-cell office:value-type="float" office:value="-3.2757554028177" calcext:value-type="float">
            <text:p>-3.2757554028177</text:p>
          </table:table-cell>
          <table:table-cell office:value-type="float" office:value="-11.4280309806209" calcext:value-type="float">
            <text:p>-11.4280309806209</text:p>
          </table:table-cell>
        </table:table-row>
        <table:table-row table:style-name="ro1">
          <table:table-cell office:value-type="string" calcext:value-type="string">
            <text:p>2000-04-30</text:p>
          </table:table-cell>
          <table:table-cell office:value-type="float" office:value="-3.53535798024131" calcext:value-type="float">
            <text:p>-3.53535798024131</text:p>
          </table:table-cell>
          <table:table-cell office:value-type="float" office:value="6.64729010942736" calcext:value-type="float">
            <text:p>6.64729010942736</text:p>
          </table:table-cell>
          <table:table-cell office:value-type="float" office:value="-2.9411676894441" calcext:value-type="float">
            <text:p>-2.9411676894441</text:p>
          </table:table-cell>
          <table:table-cell office:value-type="float" office:value="-12.2385668576125" calcext:value-type="float">
            <text:p>-12.2385668576125</text:p>
          </table:table-cell>
        </table:table-row>
        <table:table-row table:style-name="ro1">
          <table:table-cell office:value-type="string" calcext:value-type="string">
            <text:p>2000-05-01</text:p>
          </table:table-cell>
          <table:table-cell office:value-type="float" office:value="-2.70238255824227" calcext:value-type="float">
            <text:p>-2.70238255824227</text:p>
          </table:table-cell>
          <table:table-cell office:value-type="float" office:value="7.81640851664285" calcext:value-type="float">
            <text:p>7.81640851664285</text:p>
          </table:table-cell>
          <table:table-cell office:value-type="float" office:value="-2.98529408181129" calcext:value-type="float">
            <text:p>-2.98529408181129</text:p>
          </table:table-cell>
          <table:table-cell office:value-type="float" office:value="-11.9166121024366" calcext:value-type="float">
            <text:p>-11.9166121024366</text:p>
          </table:table-cell>
        </table:table-row>
        <table:table-row table:style-name="ro1">
          <table:table-cell office:value-type="string" calcext:value-type="string">
            <text:p>2000-05-02</text:p>
          </table:table-cell>
          <table:table-cell office:value-type="float" office:value="-2.74506069143322" calcext:value-type="float">
            <text:p>-2.74506069143322</text:p>
          </table:table-cell>
          <table:table-cell office:value-type="float" office:value="9.2490052636083" calcext:value-type="float">
            <text:p>9.2490052636083</text:p>
          </table:table-cell>
          <table:table-cell office:value-type="float" office:value="-3.58295867238744" calcext:value-type="float">
            <text:p>-3.58295867238744</text:p>
          </table:table-cell>
          <table:table-cell office:value-type="float" office:value="-12.7080093441049" calcext:value-type="float">
            <text:p>-12.7080093441049</text:p>
          </table:table-cell>
        </table:table-row>
        <table:table-row table:style-name="ro1">
          <table:table-cell office:value-type="string" calcext:value-type="string">
            <text:p>2000-05-03</text:p>
          </table:table-cell>
          <table:table-cell office:value-type="float" office:value="-2.31483679158928" calcext:value-type="float">
            <text:p>-2.31483679158928</text:p>
          </table:table-cell>
          <table:table-cell office:value-type="float" office:value="10.0007167018881" calcext:value-type="float">
            <text:p>10.0007167018881</text:p>
          </table:table-cell>
          <table:table-cell office:value-type="float" office:value="-4.56193721786245" calcext:value-type="float">
            <text:p>-4.56193721786245</text:p>
          </table:table-cell>
          <table:table-cell office:value-type="float" office:value="-14.0364000805251" calcext:value-type="float">
            <text:p>-14.0364000805251</text:p>
          </table:table-cell>
        </table:table-row>
        <table:table-row table:style-name="ro1">
          <table:table-cell office:value-type="string" calcext:value-type="string">
            <text:p>2000-05-04</text:p>
          </table:table-cell>
          <table:table-cell office:value-type="float" office:value="-1.73341795507127" calcext:value-type="float">
            <text:p>-1.73341795507127</text:p>
          </table:table-cell>
          <table:table-cell office:value-type="float" office:value="9.3846709929495" calcext:value-type="float">
            <text:p>9.3846709929495</text:p>
          </table:table-cell>
          <table:table-cell office:value-type="float" office:value="-5.50932691408058" calcext:value-type="float">
            <text:p>-5.50932691408058</text:p>
          </table:table-cell>
          <table:table-cell office:value-type="float" office:value="-13.2488106663095" calcext:value-type="float">
            <text:p>-13.2488106663095</text:p>
          </table:table-cell>
        </table:table-row>
        <table:table-row table:style-name="ro1">
          <table:table-cell office:value-type="string" calcext:value-type="string">
            <text:p>2000-05-05</text:p>
          </table:table-cell>
          <table:table-cell office:value-type="float" office:value="-1.52342816197434" calcext:value-type="float">
            <text:p>-1.52342816197434</text:p>
          </table:table-cell>
          <table:table-cell office:value-type="float" office:value="8.60002252245644" calcext:value-type="float">
            <text:p>8.60002252245644</text:p>
          </table:table-cell>
          <table:table-cell office:value-type="float" office:value="-3.19442772860496" calcext:value-type="float">
            <text:p>-3.19442772860496</text:p>
          </table:table-cell>
          <table:table-cell office:value-type="float" office:value="-14.2918427800726" calcext:value-type="float">
            <text:p>-14.2918427800726</text:p>
          </table:table-cell>
        </table:table-row>
        <table:table-row table:style-name="ro1">
          <table:table-cell office:value-type="string" calcext:value-type="string">
            <text:p>2000-05-06</text:p>
          </table:table-cell>
          <table:table-cell office:value-type="float" office:value="-1.97186030397318" calcext:value-type="float">
            <text:p>-1.97186030397318</text:p>
          </table:table-cell>
          <table:table-cell office:value-type="float" office:value="9.55354753523704" calcext:value-type="float">
            <text:p>9.55354753523704</text:p>
          </table:table-cell>
          <table:table-cell office:value-type="float" office:value="-4.11539100103058" calcext:value-type="float">
            <text:p>-4.11539100103058</text:p>
          </table:table-cell>
          <table:table-cell office:value-type="float" office:value="-13.5763216004425" calcext:value-type="float">
            <text:p>-13.5763216004425</text:p>
          </table:table-cell>
        </table:table-row>
        <table:table-row table:style-name="ro1">
          <table:table-cell office:value-type="string" calcext:value-type="string">
            <text:p>2000-05-07</text:p>
          </table:table-cell>
          <table:table-cell office:value-type="float" office:value="-1.84375184641534" calcext:value-type="float">
            <text:p>-1.84375184641534</text:p>
          </table:table-cell>
          <table:table-cell office:value-type="float" office:value="10.3901733572899" calcext:value-type="float">
            <text:p>10.3901733572899</text:p>
          </table:table-cell>
          <table:table-cell office:value-type="float" office:value="-4.0887098151644" calcext:value-type="float">
            <text:p>-4.0887098151644</text:p>
          </table:table-cell>
          <table:table-cell office:value-type="float" office:value="-13.2409626486503" calcext:value-type="float">
            <text:p>-13.2409626486503</text:p>
          </table:table-cell>
        </table:table-row>
        <table:table-row table:style-name="ro1">
          <table:table-cell office:value-type="string" calcext:value-type="string">
            <text:p>2000-05-08</text:p>
          </table:table-cell>
          <table:table-cell office:value-type="float" office:value="-3.22694619277225" calcext:value-type="float">
            <text:p>-3.22694619277225</text:p>
          </table:table-cell>
          <table:table-cell office:value-type="float" office:value="11.0880564079622" calcext:value-type="float">
            <text:p>11.0880564079622</text:p>
          </table:table-cell>
          <table:table-cell office:value-type="float" office:value="-3.62372217457633" calcext:value-type="float">
            <text:p>-3.62372217457633</text:p>
          </table:table-cell>
          <table:table-cell office:value-type="float" office:value="-13.1580914389932" calcext:value-type="float">
            <text:p>-13.1580914389932</text:p>
          </table:table-cell>
        </table:table-row>
        <table:table-row table:style-name="ro1">
          <table:table-cell office:value-type="string" calcext:value-type="string">
            <text:p>2000-05-09</text:p>
          </table:table-cell>
          <table:table-cell office:value-type="float" office:value="-1.62697198480206" calcext:value-type="float">
            <text:p>-1.62697198480206</text:p>
          </table:table-cell>
          <table:table-cell office:value-type="float" office:value="10.9725115483599" calcext:value-type="float">
            <text:p>10.9725115483599</text:p>
          </table:table-cell>
          <table:table-cell office:value-type="float" office:value="-4.00196814531315" calcext:value-type="float">
            <text:p>-4.00196814531315</text:p>
          </table:table-cell>
          <table:table-cell office:value-type="float" office:value="-12.0550420478382" calcext:value-type="float">
            <text:p>-12.0550420478382</text:p>
          </table:table-cell>
        </table:table-row>
        <table:table-row table:style-name="ro1">
          <table:table-cell office:value-type="string" calcext:value-type="string">
            <text:p>2000-05-10</text:p>
          </table:table-cell>
          <table:table-cell office:value-type="float" office:value="-2.0960748493598" calcext:value-type="float">
            <text:p>-2.0960748493598</text:p>
          </table:table-cell>
          <table:table-cell office:value-type="float" office:value="9.01771864006521" calcext:value-type="float">
            <text:p>9.01771864006521</text:p>
          </table:table-cell>
          <table:table-cell office:value-type="float" office:value="-4.05139727748614" calcext:value-type="float">
            <text:p>-4.05139727748614</text:p>
          </table:table-cell>
          <table:table-cell office:value-type="float" office:value="-11.0143515267997" calcext:value-type="float">
            <text:p>-11.0143515267997</text:p>
          </table:table-cell>
        </table:table-row>
        <table:table-row table:style-name="ro1">
          <table:table-cell office:value-type="string" calcext:value-type="string">
            <text:p>2000-05-11</text:p>
          </table:table-cell>
          <table:table-cell office:value-type="float" office:value="-3.399742070031" calcext:value-type="float">
            <text:p>-3.399742070031</text:p>
          </table:table-cell>
          <table:table-cell office:value-type="float" office:value="9.02297293684172" calcext:value-type="float">
            <text:p>9.02297293684172</text:p>
          </table:table-cell>
          <table:table-cell office:value-type="float" office:value="-1.55960043440192" calcext:value-type="float">
            <text:p>-1.55960043440192</text:p>
          </table:table-cell>
          <table:table-cell office:value-type="float" office:value="-10.5548634176062" calcext:value-type="float">
            <text:p>-10.5548634176062</text:p>
          </table:table-cell>
        </table:table-row>
        <table:table-row table:style-name="ro1">
          <table:table-cell office:value-type="string" calcext:value-type="string">
            <text:p>2000-05-12</text:p>
          </table:table-cell>
          <table:table-cell office:value-type="float" office:value="-5.17747444356632" calcext:value-type="float">
            <text:p>-5.17747444356632</text:p>
          </table:table-cell>
          <table:table-cell office:value-type="float" office:value="10.3697253601998" calcext:value-type="float">
            <text:p>10.3697253601998</text:p>
          </table:table-cell>
          <table:table-cell office:value-type="float" office:value="-0.954216203510368" calcext:value-type="float">
            <text:p>-0.954216203510368</text:p>
          </table:table-cell>
          <table:table-cell office:value-type="float" office:value="-10.9981367079604" calcext:value-type="float">
            <text:p>-10.9981367079604</text:p>
          </table:table-cell>
        </table:table-row>
        <table:table-row table:style-name="ro1">
          <table:table-cell office:value-type="string" calcext:value-type="string">
            <text:p>2000-05-13</text:p>
          </table:table-cell>
          <table:table-cell office:value-type="float" office:value="-4.5924470483945" calcext:value-type="float">
            <text:p>-4.5924470483945</text:p>
          </table:table-cell>
          <table:table-cell office:value-type="float" office:value="11.1854517632413" calcext:value-type="float">
            <text:p>11.1854517632413</text:p>
          </table:table-cell>
          <table:table-cell office:value-type="float" office:value="-2.71165148775644" calcext:value-type="float">
            <text:p>-2.71165148775644</text:p>
          </table:table-cell>
          <table:table-cell office:value-type="float" office:value="-14.0522975874504" calcext:value-type="float">
            <text:p>-14.0522975874504</text:p>
          </table:table-cell>
        </table:table-row>
        <table:table-row table:style-name="ro1">
          <table:table-cell office:value-type="string" calcext:value-type="string">
            <text:p>2000-05-14</text:p>
          </table:table-cell>
          <table:table-cell office:value-type="float" office:value="-4.05310843405266" calcext:value-type="float">
            <text:p>-4.05310843405266</text:p>
          </table:table-cell>
          <table:table-cell office:value-type="float" office:value="10.8383159667319" calcext:value-type="float">
            <text:p>10.8383159667319</text:p>
          </table:table-cell>
          <table:table-cell office:value-type="float" office:value="-4.26158253854402" calcext:value-type="float">
            <text:p>-4.26158253854402</text:p>
          </table:table-cell>
          <table:table-cell office:value-type="float" office:value="-13.1828075833346" calcext:value-type="float">
            <text:p>-13.1828075833346</text:p>
          </table:table-cell>
        </table:table-row>
        <table:table-row table:style-name="ro1">
          <table:table-cell office:value-type="string" calcext:value-type="string">
            <text:p>2000-05-15</text:p>
          </table:table-cell>
          <table:table-cell office:value-type="float" office:value="-6.08144482351669" calcext:value-type="float">
            <text:p>-6.08144482351669</text:p>
          </table:table-cell>
          <table:table-cell office:value-type="float" office:value="9.85055179457606" calcext:value-type="float">
            <text:p>9.85055179457606</text:p>
          </table:table-cell>
          <table:table-cell office:value-type="float" office:value="-4.16802090440779" calcext:value-type="float">
            <text:p>-4.16802090440779</text:p>
          </table:table-cell>
          <table:table-cell office:value-type="float" office:value="-13.896048292071" calcext:value-type="float">
            <text:p>-13.896048292071</text:p>
          </table:table-cell>
        </table:table-row>
        <table:table-row table:style-name="ro1">
          <table:table-cell office:value-type="string" calcext:value-type="string">
            <text:p>2000-05-16</text:p>
          </table:table-cell>
          <table:table-cell office:value-type="float" office:value="-4.947946448578" calcext:value-type="float">
            <text:p>-4.947946448578</text:p>
          </table:table-cell>
          <table:table-cell office:value-type="float" office:value="12.3101252370405" calcext:value-type="float">
            <text:p>12.3101252370405</text:p>
          </table:table-cell>
          <table:table-cell office:value-type="float" office:value="-2.76709977924174" calcext:value-type="float">
            <text:p>-2.76709977924174</text:p>
          </table:table-cell>
          <table:table-cell office:value-type="float" office:value="-14.6623270801781" calcext:value-type="float">
            <text:p>-14.6623270801781</text:p>
          </table:table-cell>
        </table:table-row>
        <table:table-row table:style-name="ro1">
          <table:table-cell office:value-type="string" calcext:value-type="string">
            <text:p>2000-05-17</text:p>
          </table:table-cell>
          <table:table-cell office:value-type="float" office:value="-4.59553732681716" calcext:value-type="float">
            <text:p>-4.59553732681716</text:p>
          </table:table-cell>
          <table:table-cell office:value-type="float" office:value="12.0810334603474" calcext:value-type="float">
            <text:p>12.0810334603474</text:p>
          </table:table-cell>
          <table:table-cell office:value-type="float" office:value="-2.81866515923753" calcext:value-type="float">
            <text:p>-2.81866515923753</text:p>
          </table:table-cell>
          <table:table-cell office:value-type="float" office:value="-14.2367970261356" calcext:value-type="float">
            <text:p>-14.2367970261356</text:p>
          </table:table-cell>
        </table:table-row>
        <table:table-row table:style-name="ro1">
          <table:table-cell office:value-type="string" calcext:value-type="string">
            <text:p>2000-05-18</text:p>
          </table:table-cell>
          <table:table-cell office:value-type="float" office:value="-3.68807166153847" calcext:value-type="float">
            <text:p>-3.68807166153847</text:p>
          </table:table-cell>
          <table:table-cell office:value-type="float" office:value="12.5649431755414" calcext:value-type="float">
            <text:p>12.5649431755414</text:p>
          </table:table-cell>
          <table:table-cell office:value-type="float" office:value="-2.5347768073871" calcext:value-type="float">
            <text:p>-2.5347768073871</text:p>
          </table:table-cell>
          <table:table-cell office:value-type="float" office:value="-13.9881186504639" calcext:value-type="float">
            <text:p>-13.9881186504639</text:p>
          </table:table-cell>
        </table:table-row>
        <table:table-row table:style-name="ro1">
          <table:table-cell office:value-type="string" calcext:value-type="string">
            <text:p>2000-05-19</text:p>
          </table:table-cell>
          <table:table-cell office:value-type="float" office:value="-4.58476891078362" calcext:value-type="float">
            <text:p>-4.58476891078362</text:p>
          </table:table-cell>
          <table:table-cell office:value-type="float" office:value="11.3797802212295" calcext:value-type="float">
            <text:p>11.3797802212295</text:p>
          </table:table-cell>
          <table:table-cell office:value-type="float" office:value="-1.59868105163965" calcext:value-type="float">
            <text:p>-1.59868105163965</text:p>
          </table:table-cell>
          <table:table-cell office:value-type="float" office:value="-14.7580504289173" calcext:value-type="float">
            <text:p>-14.7580504289173</text:p>
          </table:table-cell>
        </table:table-row>
        <table:table-row table:style-name="ro1">
          <table:table-cell office:value-type="string" calcext:value-type="string">
            <text:p>2000-05-20</text:p>
          </table:table-cell>
          <table:table-cell office:value-type="float" office:value="-3.48101222784973" calcext:value-type="float">
            <text:p>-3.48101222784973</text:p>
          </table:table-cell>
          <table:table-cell office:value-type="float" office:value="13.5089375135727" calcext:value-type="float">
            <text:p>13.5089375135727</text:p>
          </table:table-cell>
          <table:table-cell office:value-type="float" office:value="-1.78597424808157" calcext:value-type="float">
            <text:p>-1.78597424808157</text:p>
          </table:table-cell>
          <table:table-cell office:value-type="float" office:value="-15.2422875743407" calcext:value-type="float">
            <text:p>-15.2422875743407</text:p>
          </table:table-cell>
        </table:table-row>
        <table:table-row table:style-name="ro1">
          <table:table-cell office:value-type="string" calcext:value-type="string">
            <text:p>2000-05-21</text:p>
          </table:table-cell>
          <table:table-cell office:value-type="float" office:value="-3.4329664571843" calcext:value-type="float">
            <text:p>-3.4329664571843</text:p>
          </table:table-cell>
          <table:table-cell office:value-type="float" office:value="11.9055491042732" calcext:value-type="float">
            <text:p>11.9055491042732</text:p>
          </table:table-cell>
          <table:table-cell office:value-type="float" office:value="-1.87754703236848" calcext:value-type="float">
            <text:p>-1.87754703236848</text:p>
          </table:table-cell>
          <table:table-cell office:value-type="float" office:value="-15.3423434134742" calcext:value-type="float">
            <text:p>-15.3423434134742</text:p>
          </table:table-cell>
        </table:table-row>
        <table:table-row table:style-name="ro1">
          <table:table-cell office:value-type="string" calcext:value-type="string">
            <text:p>2000-05-22</text:p>
          </table:table-cell>
          <table:table-cell office:value-type="float" office:value="-4.50247026730577" calcext:value-type="float">
            <text:p>-4.50247026730577</text:p>
          </table:table-cell>
          <table:table-cell office:value-type="float" office:value="11.3028607589529" calcext:value-type="float">
            <text:p>11.3028607589529</text:p>
          </table:table-cell>
          <table:table-cell office:value-type="float" office:value="-2.75638780431564" calcext:value-type="float">
            <text:p>-2.75638780431564</text:p>
          </table:table-cell>
          <table:table-cell office:value-type="float" office:value="-15.5909009152469" calcext:value-type="float">
            <text:p>-15.5909009152469</text:p>
          </table:table-cell>
        </table:table-row>
        <table:table-row table:style-name="ro1">
          <table:table-cell office:value-type="string" calcext:value-type="string">
            <text:p>2000-05-23</text:p>
          </table:table-cell>
          <table:table-cell office:value-type="float" office:value="-4.3797424445323" calcext:value-type="float">
            <text:p>-4.3797424445323</text:p>
          </table:table-cell>
          <table:table-cell office:value-type="float" office:value="9.51129248232875" calcext:value-type="float">
            <text:p>9.51129248232875</text:p>
          </table:table-cell>
          <table:table-cell office:value-type="float" office:value="-2.0912492830557" calcext:value-type="float">
            <text:p>-2.0912492830557</text:p>
          </table:table-cell>
          <table:table-cell office:value-type="float" office:value="-15.9332023699712" calcext:value-type="float">
            <text:p>-15.9332023699712</text:p>
          </table:table-cell>
        </table:table-row>
        <table:table-row table:style-name="ro1">
          <table:table-cell office:value-type="string" calcext:value-type="string">
            <text:p>2000-05-24</text:p>
          </table:table-cell>
          <table:table-cell office:value-type="float" office:value="-3.6805150802711" calcext:value-type="float">
            <text:p>-3.6805150802711</text:p>
          </table:table-cell>
          <table:table-cell office:value-type="float" office:value="10.0531938876149" calcext:value-type="float">
            <text:p>10.0531938876149</text:p>
          </table:table-cell>
          <table:table-cell office:value-type="float" office:value="-3.44835164100394" calcext:value-type="float">
            <text:p>-3.44835164100394</text:p>
          </table:table-cell>
          <table:table-cell office:value-type="float" office:value="-15.0630011425033" calcext:value-type="float">
            <text:p>-15.0630011425033</text:p>
          </table:table-cell>
        </table:table-row>
        <table:table-row table:style-name="ro1">
          <table:table-cell office:value-type="string" calcext:value-type="string">
            <text:p>2000-05-25</text:p>
          </table:table-cell>
          <table:table-cell office:value-type="float" office:value="-5.97013252107116" calcext:value-type="float">
            <text:p>-5.97013252107116</text:p>
          </table:table-cell>
          <table:table-cell office:value-type="float" office:value="11.0150712588199" calcext:value-type="float">
            <text:p>11.0150712588199</text:p>
          </table:table-cell>
          <table:table-cell office:value-type="float" office:value="-2.65122927316692" calcext:value-type="float">
            <text:p>-2.65122927316692</text:p>
          </table:table-cell>
          <table:table-cell office:value-type="float" office:value="-17.5925889105316" calcext:value-type="float">
            <text:p>-17.5925889105316</text:p>
          </table:table-cell>
        </table:table-row>
        <table:table-row table:style-name="ro1">
          <table:table-cell office:value-type="string" calcext:value-type="string">
            <text:p>2000-05-26</text:p>
          </table:table-cell>
          <table:table-cell office:value-type="float" office:value="-4.97411804552751" calcext:value-type="float">
            <text:p>-4.97411804552751</text:p>
          </table:table-cell>
          <table:table-cell office:value-type="float" office:value="11.5280176939008" calcext:value-type="float">
            <text:p>11.5280176939008</text:p>
          </table:table-cell>
          <table:table-cell office:value-type="float" office:value="-1.96143533231601" calcext:value-type="float">
            <text:p>-1.96143533231601</text:p>
          </table:table-cell>
          <table:table-cell office:value-type="float" office:value="-17.9809833565111" calcext:value-type="float">
            <text:p>-17.9809833565111</text:p>
          </table:table-cell>
        </table:table-row>
        <table:table-row table:style-name="ro1">
          <table:table-cell office:value-type="string" calcext:value-type="string">
            <text:p>2000-05-27</text:p>
          </table:table-cell>
          <table:table-cell office:value-type="float" office:value="-3.87014783932206" calcext:value-type="float">
            <text:p>-3.87014783932206</text:p>
          </table:table-cell>
          <table:table-cell office:value-type="float" office:value="11.3249461902826" calcext:value-type="float">
            <text:p>11.3249461902826</text:p>
          </table:table-cell>
          <table:table-cell office:value-type="float" office:value="-1.95974281716457" calcext:value-type="float">
            <text:p>-1.95974281716457</text:p>
          </table:table-cell>
          <table:table-cell office:value-type="float" office:value="-17.5163866748426" calcext:value-type="float">
            <text:p>-17.5163866748426</text:p>
          </table:table-cell>
        </table:table-row>
        <table:table-row table:style-name="ro1">
          <table:table-cell office:value-type="string" calcext:value-type="string">
            <text:p>2000-05-28</text:p>
          </table:table-cell>
          <table:table-cell office:value-type="float" office:value="-3.45254046723022" calcext:value-type="float">
            <text:p>-3.45254046723022</text:p>
          </table:table-cell>
          <table:table-cell office:value-type="float" office:value="10.1245701072008" calcext:value-type="float">
            <text:p>10.1245701072008</text:p>
          </table:table-cell>
          <table:table-cell office:value-type="float" office:value="0.465205078079867" calcext:value-type="float">
            <text:p>0.465205078079867</text:p>
          </table:table-cell>
          <table:table-cell office:value-type="float" office:value="-16.8758101833955" calcext:value-type="float">
            <text:p>-16.8758101833955</text:p>
          </table:table-cell>
        </table:table-row>
        <table:table-row table:style-name="ro1">
          <table:table-cell office:value-type="string" calcext:value-type="string">
            <text:p>2000-05-29</text:p>
          </table:table-cell>
          <table:table-cell office:value-type="float" office:value="-4.1094240418686" calcext:value-type="float">
            <text:p>-4.1094240418686</text:p>
          </table:table-cell>
          <table:table-cell office:value-type="float" office:value="11.202398366238" calcext:value-type="float">
            <text:p>11.202398366238</text:p>
          </table:table-cell>
          <table:table-cell office:value-type="float" office:value="1.39238229697449" calcext:value-type="float">
            <text:p>1.39238229697449</text:p>
          </table:table-cell>
          <table:table-cell office:value-type="float" office:value="-15.9672034077868" calcext:value-type="float">
            <text:p>-15.9672034077868</text:p>
          </table:table-cell>
        </table:table-row>
        <table:table-row table:style-name="ro1">
          <table:table-cell office:value-type="string" calcext:value-type="string">
            <text:p>2000-05-30</text:p>
          </table:table-cell>
          <table:table-cell office:value-type="float" office:value="-4.17670269156596" calcext:value-type="float">
            <text:p>-4.17670269156596</text:p>
          </table:table-cell>
          <table:table-cell office:value-type="float" office:value="10.7032302574862" calcext:value-type="float">
            <text:p>10.7032302574862</text:p>
          </table:table-cell>
          <table:table-cell office:value-type="float" office:value="1.95768768489051" calcext:value-type="float">
            <text:p>1.95768768489051</text:p>
          </table:table-cell>
          <table:table-cell office:value-type="float" office:value="-16.9428368032476" calcext:value-type="float">
            <text:p>-16.9428368032476</text:p>
          </table:table-cell>
        </table:table-row>
        <table:table-row table:style-name="ro1">
          <table:table-cell office:value-type="string" calcext:value-type="string">
            <text:p>2000-05-31</text:p>
          </table:table-cell>
          <table:table-cell office:value-type="float" office:value="-3.68035983806272" calcext:value-type="float">
            <text:p>-3.68035983806272</text:p>
          </table:table-cell>
          <table:table-cell office:value-type="float" office:value="9.90698030993798" calcext:value-type="float">
            <text:p>9.90698030993798</text:p>
          </table:table-cell>
          <table:table-cell office:value-type="float" office:value="1.8161535439725" calcext:value-type="float">
            <text:p>1.8161535439725</text:p>
          </table:table-cell>
          <table:table-cell office:value-type="float" office:value="-16.9083176824798" calcext:value-type="float">
            <text:p>-16.9083176824798</text:p>
          </table:table-cell>
        </table:table-row>
        <table:table-row table:style-name="ro1">
          <table:table-cell office:value-type="string" calcext:value-type="string">
            <text:p>2000-06-01</text:p>
          </table:table-cell>
          <table:table-cell office:value-type="float" office:value="-3.15460112712369" calcext:value-type="float">
            <text:p>-3.15460112712369</text:p>
          </table:table-cell>
          <table:table-cell office:value-type="float" office:value="9.99788652314972" calcext:value-type="float">
            <text:p>9.99788652314972</text:p>
          </table:table-cell>
          <table:table-cell office:value-type="float" office:value="2.56555409129298" calcext:value-type="float">
            <text:p>2.56555409129298</text:p>
          </table:table-cell>
          <table:table-cell office:value-type="float" office:value="-16.5544524351288" calcext:value-type="float">
            <text:p>-16.5544524351288</text:p>
          </table:table-cell>
        </table:table-row>
        <table:table-row table:style-name="ro1">
          <table:table-cell office:value-type="string" calcext:value-type="string">
            <text:p>2000-06-02</text:p>
          </table:table-cell>
          <table:table-cell office:value-type="float" office:value="-0.952682726083486" calcext:value-type="float">
            <text:p>-0.952682726083486</text:p>
          </table:table-cell>
          <table:table-cell office:value-type="float" office:value="9.36441282653716" calcext:value-type="float">
            <text:p>9.36441282653716</text:p>
          </table:table-cell>
          <table:table-cell office:value-type="float" office:value="3.07642922140224" calcext:value-type="float">
            <text:p>3.07642922140224</text:p>
          </table:table-cell>
          <table:table-cell office:value-type="float" office:value="-17.0173641199711" calcext:value-type="float">
            <text:p>-17.0173641199711</text:p>
          </table:table-cell>
        </table:table-row>
        <table:table-row table:style-name="ro1">
          <table:table-cell office:value-type="string" calcext:value-type="string">
            <text:p>2000-06-03</text:p>
          </table:table-cell>
          <table:table-cell office:value-type="float" office:value="1.0337868252476" calcext:value-type="float">
            <text:p>1.0337868252476</text:p>
          </table:table-cell>
          <table:table-cell office:value-type="float" office:value="6.92207421080847" calcext:value-type="float">
            <text:p>6.92207421080847</text:p>
          </table:table-cell>
          <table:table-cell office:value-type="float" office:value="2.53065022608003" calcext:value-type="float">
            <text:p>2.53065022608003</text:p>
          </table:table-cell>
          <table:table-cell office:value-type="float" office:value="-16.2816841792516" calcext:value-type="float">
            <text:p>-16.2816841792516</text:p>
          </table:table-cell>
        </table:table-row>
        <table:table-row table:style-name="ro1">
          <table:table-cell office:value-type="string" calcext:value-type="string">
            <text:p>2000-06-04</text:p>
          </table:table-cell>
          <table:table-cell office:value-type="float" office:value="1.1826441245981" calcext:value-type="float">
            <text:p>1.1826441245981</text:p>
          </table:table-cell>
          <table:table-cell office:value-type="float" office:value="5.97107996800355" calcext:value-type="float">
            <text:p>5.97107996800355</text:p>
          </table:table-cell>
          <table:table-cell office:value-type="float" office:value="3.73964520555376" calcext:value-type="float">
            <text:p>3.73964520555376</text:p>
          </table:table-cell>
          <table:table-cell office:value-type="float" office:value="-16.2821558621799" calcext:value-type="float">
            <text:p>-16.2821558621799</text:p>
          </table:table-cell>
        </table:table-row>
        <table:table-row table:style-name="ro1">
          <table:table-cell office:value-type="string" calcext:value-type="string">
            <text:p>2000-06-05</text:p>
          </table:table-cell>
          <table:table-cell office:value-type="float" office:value="-0.0647960755163284" calcext:value-type="float">
            <text:p>-0.064796075516328</text:p>
          </table:table-cell>
          <table:table-cell office:value-type="float" office:value="5.59485880797507" calcext:value-type="float">
            <text:p>5.59485880797507</text:p>
          </table:table-cell>
          <table:table-cell office:value-type="float" office:value="5.4448265739554" calcext:value-type="float">
            <text:p>5.4448265739554</text:p>
          </table:table-cell>
          <table:table-cell office:value-type="float" office:value="-16.7017455781658" calcext:value-type="float">
            <text:p>-16.7017455781658</text:p>
          </table:table-cell>
        </table:table-row>
        <table:table-row table:style-name="ro1">
          <table:table-cell office:value-type="string" calcext:value-type="string">
            <text:p>2000-06-06</text:p>
          </table:table-cell>
          <table:table-cell office:value-type="float" office:value="0.734004298699994" calcext:value-type="float">
            <text:p>0.734004298699994</text:p>
          </table:table-cell>
          <table:table-cell office:value-type="float" office:value="4.55802328421344" calcext:value-type="float">
            <text:p>4.55802328421344</text:p>
          </table:table-cell>
          <table:table-cell office:value-type="float" office:value="4.84890742225586" calcext:value-type="float">
            <text:p>4.84890742225586</text:p>
          </table:table-cell>
          <table:table-cell office:value-type="float" office:value="-17.08754938896" calcext:value-type="float">
            <text:p>-17.08754938896</text:p>
          </table:table-cell>
        </table:table-row>
        <table:table-row table:style-name="ro1">
          <table:table-cell office:value-type="string" calcext:value-type="string">
            <text:p>2000-06-07</text:p>
          </table:table-cell>
          <table:table-cell office:value-type="float" office:value="0.24139775035741" calcext:value-type="float">
            <text:p>0.24139775035741</text:p>
          </table:table-cell>
          <table:table-cell office:value-type="float" office:value="3.61516287229734" calcext:value-type="float">
            <text:p>3.61516287229734</text:p>
          </table:table-cell>
          <table:table-cell office:value-type="float" office:value="4.71775500420565" calcext:value-type="float">
            <text:p>4.71775500420565</text:p>
          </table:table-cell>
          <table:table-cell office:value-type="float" office:value="-17.8520773581991" calcext:value-type="float">
            <text:p>-17.8520773581991</text:p>
          </table:table-cell>
        </table:table-row>
        <table:table-row table:style-name="ro1">
          <table:table-cell office:value-type="string" calcext:value-type="string">
            <text:p>2000-06-08</text:p>
          </table:table-cell>
          <table:table-cell office:value-type="float" office:value="0.703122940957919" calcext:value-type="float">
            <text:p>0.703122940957919</text:p>
          </table:table-cell>
          <table:table-cell office:value-type="float" office:value="3.36633562312336" calcext:value-type="float">
            <text:p>3.36633562312336</text:p>
          </table:table-cell>
          <table:table-cell office:value-type="float" office:value="6.00270107825162" calcext:value-type="float">
            <text:p>6.00270107825162</text:p>
          </table:table-cell>
          <table:table-cell office:value-type="float" office:value="-17.4325089489311" calcext:value-type="float">
            <text:p>-17.4325089489311</text:p>
          </table:table-cell>
        </table:table-row>
        <table:table-row table:style-name="ro1">
          <table:table-cell office:value-type="string" calcext:value-type="string">
            <text:p>2000-06-09</text:p>
          </table:table-cell>
          <table:table-cell office:value-type="float" office:value="1.6188449720633" calcext:value-type="float">
            <text:p>1.6188449720633</text:p>
          </table:table-cell>
          <table:table-cell office:value-type="float" office:value="2.52526832563247" calcext:value-type="float">
            <text:p>2.52526832563247</text:p>
          </table:table-cell>
          <table:table-cell office:value-type="float" office:value="6.1616360331215" calcext:value-type="float">
            <text:p>6.1616360331215</text:p>
          </table:table-cell>
          <table:table-cell office:value-type="float" office:value="-18.0461832386408" calcext:value-type="float">
            <text:p>-18.0461832386408</text:p>
          </table:table-cell>
        </table:table-row>
        <table:table-row table:style-name="ro1">
          <table:table-cell office:value-type="string" calcext:value-type="string">
            <text:p>2000-06-10</text:p>
          </table:table-cell>
          <table:table-cell office:value-type="float" office:value="1.16002245797839" calcext:value-type="float">
            <text:p>1.16002245797839</text:p>
          </table:table-cell>
          <table:table-cell office:value-type="float" office:value="3.42849422685202" calcext:value-type="float">
            <text:p>3.42849422685202</text:p>
          </table:table-cell>
          <table:table-cell office:value-type="float" office:value="5.91780279999736" calcext:value-type="float">
            <text:p>5.91780279999736</text:p>
          </table:table-cell>
          <table:table-cell office:value-type="float" office:value="-16.8477082139622" calcext:value-type="float">
            <text:p>-16.8477082139622</text:p>
          </table:table-cell>
        </table:table-row>
        <table:table-row table:style-name="ro1">
          <table:table-cell office:value-type="string" calcext:value-type="string">
            <text:p>2000-06-11</text:p>
          </table:table-cell>
          <table:table-cell office:value-type="float" office:value="0.252410886021924" calcext:value-type="float">
            <text:p>0.252410886021924</text:p>
          </table:table-cell>
          <table:table-cell office:value-type="float" office:value="3.78003178297607" calcext:value-type="float">
            <text:p>3.78003178297607</text:p>
          </table:table-cell>
          <table:table-cell office:value-type="float" office:value="3.12257756886065" calcext:value-type="float">
            <text:p>3.12257756886065</text:p>
          </table:table-cell>
          <table:table-cell office:value-type="float" office:value="-17.1067779644019" calcext:value-type="float">
            <text:p>-17.1067779644019</text:p>
          </table:table-cell>
        </table:table-row>
        <table:table-row table:style-name="ro1">
          <table:table-cell office:value-type="string" calcext:value-type="string">
            <text:p>2000-06-12</text:p>
          </table:table-cell>
          <table:table-cell office:value-type="float" office:value="1.35552243156118" calcext:value-type="float">
            <text:p>1.35552243156118</text:p>
          </table:table-cell>
          <table:table-cell office:value-type="float" office:value="4.21103630300856" calcext:value-type="float">
            <text:p>4.21103630300856</text:p>
          </table:table-cell>
          <table:table-cell office:value-type="float" office:value="1.89287832796619" calcext:value-type="float">
            <text:p>1.89287832796619</text:p>
          </table:table-cell>
          <table:table-cell office:value-type="float" office:value="-15.9097507153239" calcext:value-type="float">
            <text:p>-15.9097507153239</text:p>
          </table:table-cell>
        </table:table-row>
        <table:table-row table:style-name="ro1">
          <table:table-cell office:value-type="string" calcext:value-type="string">
            <text:p>2000-06-13</text:p>
          </table:table-cell>
          <table:table-cell office:value-type="float" office:value="-0.765288101496216" calcext:value-type="float">
            <text:p>-0.765288101496216</text:p>
          </table:table-cell>
          <table:table-cell office:value-type="float" office:value="4.35198086706204" calcext:value-type="float">
            <text:p>4.35198086706204</text:p>
          </table:table-cell>
          <table:table-cell office:value-type="float" office:value="1.80089434948567" calcext:value-type="float">
            <text:p>1.80089434948567</text:p>
          </table:table-cell>
          <table:table-cell office:value-type="float" office:value="-17.5875826500438" calcext:value-type="float">
            <text:p>-17.5875826500438</text:p>
          </table:table-cell>
        </table:table-row>
        <table:table-row table:style-name="ro1">
          <table:table-cell office:value-type="string" calcext:value-type="string">
            <text:p>2000-06-14</text:p>
          </table:table-cell>
          <table:table-cell office:value-type="float" office:value="-1.61619527584082" calcext:value-type="float">
            <text:p>-1.61619527584082</text:p>
          </table:table-cell>
          <table:table-cell office:value-type="float" office:value="5.02237633946311" calcext:value-type="float">
            <text:p>5.02237633946311</text:p>
          </table:table-cell>
          <table:table-cell office:value-type="float" office:value="0.978647696404244" calcext:value-type="float">
            <text:p>0.978647696404244</text:p>
          </table:table-cell>
          <table:table-cell office:value-type="float" office:value="-18.3396001596714" calcext:value-type="float">
            <text:p>-18.3396001596714</text:p>
          </table:table-cell>
        </table:table-row>
        <table:table-row table:style-name="ro1">
          <table:table-cell office:value-type="string" calcext:value-type="string">
            <text:p>2000-06-15</text:p>
          </table:table-cell>
          <table:table-cell office:value-type="float" office:value="-2.96547072344063" calcext:value-type="float">
            <text:p>-2.96547072344063</text:p>
          </table:table-cell>
          <table:table-cell office:value-type="float" office:value="4.79850108549345" calcext:value-type="float">
            <text:p>4.79850108549345</text:p>
          </table:table-cell>
          <table:table-cell office:value-type="float" office:value="1.65945174119879" calcext:value-type="float">
            <text:p>1.65945174119879</text:p>
          </table:table-cell>
          <table:table-cell office:value-type="float" office:value="-19.1579655165771" calcext:value-type="float">
            <text:p>-19.1579655165771</text:p>
          </table:table-cell>
        </table:table-row>
        <table:table-row table:style-name="ro1">
          <table:table-cell office:value-type="string" calcext:value-type="string">
            <text:p>2000-06-16</text:p>
          </table:table-cell>
          <table:table-cell office:value-type="float" office:value="-2.57746809712299" calcext:value-type="float">
            <text:p>-2.57746809712299</text:p>
          </table:table-cell>
          <table:table-cell office:value-type="float" office:value="5.63670077738404" calcext:value-type="float">
            <text:p>5.63670077738404</text:p>
          </table:table-cell>
          <table:table-cell office:value-type="float" office:value="2.00646737738582" calcext:value-type="float">
            <text:p>2.00646737738582</text:p>
          </table:table-cell>
          <table:table-cell office:value-type="float" office:value="-19.5813004034577" calcext:value-type="float">
            <text:p>-19.5813004034577</text:p>
          </table:table-cell>
        </table:table-row>
        <table:table-row table:style-name="ro1">
          <table:table-cell office:value-type="string" calcext:value-type="string">
            <text:p>2000-06-17</text:p>
          </table:table-cell>
          <table:table-cell office:value-type="float" office:value="-3.69709092175235" calcext:value-type="float">
            <text:p>-3.69709092175235</text:p>
          </table:table-cell>
          <table:table-cell office:value-type="float" office:value="6.6444002974603" calcext:value-type="float">
            <text:p>6.6444002974603</text:p>
          </table:table-cell>
          <table:table-cell office:value-type="float" office:value="2.48369033176661" calcext:value-type="float">
            <text:p>2.48369033176661</text:p>
          </table:table-cell>
          <table:table-cell office:value-type="float" office:value="-17.5541819286694" calcext:value-type="float">
            <text:p>-17.5541819286694</text:p>
          </table:table-cell>
        </table:table-row>
        <table:table-row table:style-name="ro1">
          <table:table-cell office:value-type="string" calcext:value-type="string">
            <text:p>2000-06-18</text:p>
          </table:table-cell>
          <table:table-cell office:value-type="float" office:value="-2.52198364545785" calcext:value-type="float">
            <text:p>-2.52198364545785</text:p>
          </table:table-cell>
          <table:table-cell office:value-type="float" office:value="7.93966554697564" calcext:value-type="float">
            <text:p>7.93966554697564</text:p>
          </table:table-cell>
          <table:table-cell office:value-type="float" office:value="1.60526638991604" calcext:value-type="float">
            <text:p>1.60526638991604</text:p>
          </table:table-cell>
          <table:table-cell office:value-type="float" office:value="-16.8897300958323" calcext:value-type="float">
            <text:p>-16.8897300958323</text:p>
          </table:table-cell>
        </table:table-row>
        <table:table-row table:style-name="ro1">
          <table:table-cell office:value-type="string" calcext:value-type="string">
            <text:p>2000-06-19</text:p>
          </table:table-cell>
          <table:table-cell office:value-type="float" office:value="-1.63874530216758" calcext:value-type="float">
            <text:p>-1.63874530216758</text:p>
          </table:table-cell>
          <table:table-cell office:value-type="float" office:value="7.06201230818286" calcext:value-type="float">
            <text:p>7.06201230818286</text:p>
          </table:table-cell>
          <table:table-cell office:value-type="float" office:value="0.718150205286013" calcext:value-type="float">
            <text:p>0.718150205286013</text:p>
          </table:table-cell>
          <table:table-cell office:value-type="float" office:value="-17.5484431473233" calcext:value-type="float">
            <text:p>-17.5484431473233</text:p>
          </table:table-cell>
        </table:table-row>
        <table:table-row table:style-name="ro1">
          <table:table-cell office:value-type="string" calcext:value-type="string">
            <text:p>2000-06-20</text:p>
          </table:table-cell>
          <table:table-cell office:value-type="float" office:value="-0.753897586775109" calcext:value-type="float">
            <text:p>-0.753897586775109</text:p>
          </table:table-cell>
          <table:table-cell office:value-type="float" office:value="6.19996386709615" calcext:value-type="float">
            <text:p>6.19996386709615</text:p>
          </table:table-cell>
          <table:table-cell office:value-type="float" office:value="1.3504252843912" calcext:value-type="float">
            <text:p>1.3504252843912</text:p>
          </table:table-cell>
          <table:table-cell office:value-type="float" office:value="-17.2671326067105" calcext:value-type="float">
            <text:p>-17.2671326067105</text:p>
          </table:table-cell>
        </table:table-row>
        <table:table-row table:style-name="ro1">
          <table:table-cell office:value-type="string" calcext:value-type="string">
            <text:p>2000-06-21</text:p>
          </table:table-cell>
          <table:table-cell office:value-type="float" office:value="-0.396094527232268" calcext:value-type="float">
            <text:p>-0.396094527232268</text:p>
          </table:table-cell>
          <table:table-cell office:value-type="float" office:value="6.26474039362418" calcext:value-type="float">
            <text:p>6.26474039362418</text:p>
          </table:table-cell>
          <table:table-cell office:value-type="float" office:value="1.49743351157802" calcext:value-type="float">
            <text:p>1.49743351157802</text:p>
          </table:table-cell>
          <table:table-cell office:value-type="float" office:value="-14.8691165858717" calcext:value-type="float">
            <text:p>-14.8691165858717</text:p>
          </table:table-cell>
        </table:table-row>
        <table:table-row table:style-name="ro1">
          <table:table-cell office:value-type="string" calcext:value-type="string">
            <text:p>2000-06-22</text:p>
          </table:table-cell>
          <table:table-cell office:value-type="float" office:value="-0.894277515174919" calcext:value-type="float">
            <text:p>-0.894277515174919</text:p>
          </table:table-cell>
          <table:table-cell office:value-type="float" office:value="7.22547135976601" calcext:value-type="float">
            <text:p>7.22547135976601</text:p>
          </table:table-cell>
          <table:table-cell office:value-type="float" office:value="-0.729289152021777" calcext:value-type="float">
            <text:p>-0.729289152021777</text:p>
          </table:table-cell>
          <table:table-cell office:value-type="float" office:value="-16.3365488380902" calcext:value-type="float">
            <text:p>-16.3365488380902</text:p>
          </table:table-cell>
        </table:table-row>
        <table:table-row table:style-name="ro1">
          <table:table-cell office:value-type="string" calcext:value-type="string">
            <text:p>2000-06-23</text:p>
          </table:table-cell>
          <table:table-cell office:value-type="float" office:value="-1.21968055725139" calcext:value-type="float">
            <text:p>-1.21968055725139</text:p>
          </table:table-cell>
          <table:table-cell office:value-type="float" office:value="6.69660425489835" calcext:value-type="float">
            <text:p>6.69660425489835</text:p>
          </table:table-cell>
          <table:table-cell office:value-type="float" office:value="0.216699825328131" calcext:value-type="float">
            <text:p>0.216699825328131</text:p>
          </table:table-cell>
          <table:table-cell office:value-type="float" office:value="-17.052737734851" calcext:value-type="float">
            <text:p>-17.052737734851</text:p>
          </table:table-cell>
        </table:table-row>
        <table:table-row table:style-name="ro1">
          <table:table-cell office:value-type="string" calcext:value-type="string">
            <text:p>2000-06-24</text:p>
          </table:table-cell>
          <table:table-cell office:value-type="float" office:value="-0.395145790011144" calcext:value-type="float">
            <text:p>-0.395145790011144</text:p>
          </table:table-cell>
          <table:table-cell office:value-type="float" office:value="8.62081285665305" calcext:value-type="float">
            <text:p>8.62081285665305</text:p>
          </table:table-cell>
          <table:table-cell office:value-type="float" office:value="-1.29168054878056" calcext:value-type="float">
            <text:p>-1.29168054878056</text:p>
          </table:table-cell>
          <table:table-cell office:value-type="float" office:value="-17.276752277259" calcext:value-type="float">
            <text:p>-17.276752277259</text:p>
          </table:table-cell>
        </table:table-row>
        <table:table-row table:style-name="ro1">
          <table:table-cell office:value-type="string" calcext:value-type="string">
            <text:p>2000-06-25</text:p>
          </table:table-cell>
          <table:table-cell office:value-type="float" office:value="0.0170327002811012" calcext:value-type="float">
            <text:p>0.017032700281101</text:p>
          </table:table-cell>
          <table:table-cell office:value-type="float" office:value="6.61046357153928" calcext:value-type="float">
            <text:p>6.61046357153928</text:p>
          </table:table-cell>
          <table:table-cell office:value-type="float" office:value="-1.25079552521354" calcext:value-type="float">
            <text:p>-1.25079552521354</text:p>
          </table:table-cell>
          <table:table-cell office:value-type="float" office:value="-18.1453511165226" calcext:value-type="float">
            <text:p>-18.1453511165226</text:p>
          </table:table-cell>
        </table:table-row>
        <table:table-row table:style-name="ro1">
          <table:table-cell office:value-type="string" calcext:value-type="string">
            <text:p>2000-06-26</text:p>
          </table:table-cell>
          <table:table-cell office:value-type="float" office:value="-0.686183731826653" calcext:value-type="float">
            <text:p>-0.686183731826653</text:p>
          </table:table-cell>
          <table:table-cell office:value-type="float" office:value="7.64517429104533" calcext:value-type="float">
            <text:p>7.64517429104533</text:p>
          </table:table-cell>
          <table:table-cell office:value-type="float" office:value="-0.583054046465061" calcext:value-type="float">
            <text:p>-0.583054046465061</text:p>
          </table:table-cell>
          <table:table-cell office:value-type="float" office:value="-19.5022886765257" calcext:value-type="float">
            <text:p>-19.5022886765257</text:p>
          </table:table-cell>
        </table:table-row>
        <table:table-row table:style-name="ro1">
          <table:table-cell office:value-type="string" calcext:value-type="string">
            <text:p>2000-06-27</text:p>
          </table:table-cell>
          <table:table-cell office:value-type="float" office:value="-1.64155026741632" calcext:value-type="float">
            <text:p>-1.64155026741632</text:p>
          </table:table-cell>
          <table:table-cell office:value-type="float" office:value="7.86291394403866" calcext:value-type="float">
            <text:p>7.86291394403866</text:p>
          </table:table-cell>
          <table:table-cell office:value-type="float" office:value="0.764987421786848" calcext:value-type="float">
            <text:p>0.764987421786848</text:p>
          </table:table-cell>
          <table:table-cell office:value-type="float" office:value="-20.0036715721252" calcext:value-type="float">
            <text:p>-20.0036715721252</text:p>
          </table:table-cell>
        </table:table-row>
        <table:table-row table:style-name="ro1">
          <table:table-cell office:value-type="string" calcext:value-type="string">
            <text:p>2000-06-28</text:p>
          </table:table-cell>
          <table:table-cell office:value-type="float" office:value="-0.797761899701431" calcext:value-type="float">
            <text:p>-0.797761899701431</text:p>
          </table:table-cell>
          <table:table-cell office:value-type="float" office:value="7.45450457716881" calcext:value-type="float">
            <text:p>7.45450457716881</text:p>
          </table:table-cell>
          <table:table-cell office:value-type="float" office:value="-1.01885304300367" calcext:value-type="float">
            <text:p>-1.01885304300367</text:p>
          </table:table-cell>
          <table:table-cell office:value-type="float" office:value="-21.2280692246194" calcext:value-type="float">
            <text:p>-21.2280692246194</text:p>
          </table:table-cell>
        </table:table-row>
        <table:table-row table:style-name="ro1">
          <table:table-cell office:value-type="string" calcext:value-type="string">
            <text:p>2000-06-29</text:p>
          </table:table-cell>
          <table:table-cell office:value-type="float" office:value="-3.32430989160286" calcext:value-type="float">
            <text:p>-3.32430989160286</text:p>
          </table:table-cell>
          <table:table-cell office:value-type="float" office:value="7.38047800647308" calcext:value-type="float">
            <text:p>7.38047800647308</text:p>
          </table:table-cell>
          <table:table-cell office:value-type="float" office:value="0.615214563299193" calcext:value-type="float">
            <text:p>0.615214563299193</text:p>
          </table:table-cell>
          <table:table-cell office:value-type="float" office:value="-22.1995069937533" calcext:value-type="float">
            <text:p>-22.1995069937533</text:p>
          </table:table-cell>
        </table:table-row>
        <table:table-row table:style-name="ro1">
          <table:table-cell office:value-type="string" calcext:value-type="string">
            <text:p>2000-06-30</text:p>
          </table:table-cell>
          <table:table-cell office:value-type="float" office:value="-3.15148235002254" calcext:value-type="float">
            <text:p>-3.15148235002254</text:p>
          </table:table-cell>
          <table:table-cell office:value-type="float" office:value="5.78600325379242" calcext:value-type="float">
            <text:p>5.78600325379242</text:p>
          </table:table-cell>
          <table:table-cell office:value-type="float" office:value="1.0565444974612" calcext:value-type="float">
            <text:p>1.0565444974612</text:p>
          </table:table-cell>
          <table:table-cell office:value-type="float" office:value="-21.4621699038884" calcext:value-type="float">
            <text:p>-21.4621699038884</text:p>
          </table:table-cell>
        </table:table-row>
        <table:table-row table:style-name="ro1">
          <table:table-cell office:value-type="string" calcext:value-type="string">
            <text:p>2000-07-01</text:p>
          </table:table-cell>
          <table:table-cell office:value-type="float" office:value="-5.55972538594297" calcext:value-type="float">
            <text:p>-5.55972538594297</text:p>
          </table:table-cell>
          <table:table-cell office:value-type="float" office:value="7.16565248437089" calcext:value-type="float">
            <text:p>7.16565248437089</text:p>
          </table:table-cell>
          <table:table-cell office:value-type="float" office:value="-0.981872979343157" calcext:value-type="float">
            <text:p>-0.981872979343157</text:p>
          </table:table-cell>
          <table:table-cell office:value-type="float" office:value="-20.4335136101256" calcext:value-type="float">
            <text:p>-20.4335136101256</text:p>
          </table:table-cell>
        </table:table-row>
        <table:table-row table:style-name="ro1">
          <table:table-cell office:value-type="string" calcext:value-type="string">
            <text:p>2000-07-02</text:p>
          </table:table-cell>
          <table:table-cell office:value-type="float" office:value="-6.03857360023565" calcext:value-type="float">
            <text:p>-6.03857360023565</text:p>
          </table:table-cell>
          <table:table-cell office:value-type="float" office:value="7.88624216019832" calcext:value-type="float">
            <text:p>7.88624216019832</text:p>
          </table:table-cell>
          <table:table-cell office:value-type="float" office:value="0.539456324341205" calcext:value-type="float">
            <text:p>0.539456324341205</text:p>
          </table:table-cell>
          <table:table-cell office:value-type="float" office:value="-18.1147689675236" calcext:value-type="float">
            <text:p>-18.1147689675236</text:p>
          </table:table-cell>
        </table:table-row>
        <table:table-row table:style-name="ro1">
          <table:table-cell office:value-type="string" calcext:value-type="string">
            <text:p>2000-07-03</text:p>
          </table:table-cell>
          <table:table-cell office:value-type="float" office:value="-5.28801845627879" calcext:value-type="float">
            <text:p>-5.28801845627879</text:p>
          </table:table-cell>
          <table:table-cell office:value-type="float" office:value="8.23351097182459" calcext:value-type="float">
            <text:p>8.23351097182459</text:p>
          </table:table-cell>
          <table:table-cell office:value-type="float" office:value="0.85816662505683" calcext:value-type="float">
            <text:p>0.85816662505683</text:p>
          </table:table-cell>
          <table:table-cell office:value-type="float" office:value="-18.739558641649" calcext:value-type="float">
            <text:p>-18.739558641649</text:p>
          </table:table-cell>
        </table:table-row>
        <table:table-row table:style-name="ro1">
          <table:table-cell office:value-type="string" calcext:value-type="string">
            <text:p>2000-07-04</text:p>
          </table:table-cell>
          <table:table-cell office:value-type="float" office:value="-4.94511469753229" calcext:value-type="float">
            <text:p>-4.94511469753229</text:p>
          </table:table-cell>
          <table:table-cell office:value-type="float" office:value="8.1657089759061" calcext:value-type="float">
            <text:p>8.1657089759061</text:p>
          </table:table-cell>
          <table:table-cell office:value-type="float" office:value="0.0710526348885123" calcext:value-type="float">
            <text:p>0.071052634888512</text:p>
          </table:table-cell>
          <table:table-cell office:value-type="float" office:value="-18.7667214858092" calcext:value-type="float">
            <text:p>-18.7667214858092</text:p>
          </table:table-cell>
        </table:table-row>
        <table:table-row table:style-name="ro1">
          <table:table-cell office:value-type="string" calcext:value-type="string">
            <text:p>2000-07-05</text:p>
          </table:table-cell>
          <table:table-cell office:value-type="float" office:value="-4.15785952115117" calcext:value-type="float">
            <text:p>-4.15785952115117</text:p>
          </table:table-cell>
          <table:table-cell office:value-type="float" office:value="6.95314729481775" calcext:value-type="float">
            <text:p>6.95314729481775</text:p>
          </table:table-cell>
          <table:table-cell office:value-type="float" office:value="0.351298214722844" calcext:value-type="float">
            <text:p>0.351298214722844</text:p>
          </table:table-cell>
          <table:table-cell office:value-type="float" office:value="-18.6438105054506" calcext:value-type="float">
            <text:p>-18.6438105054506</text:p>
          </table:table-cell>
        </table:table-row>
        <table:table-row table:style-name="ro1">
          <table:table-cell office:value-type="string" calcext:value-type="string">
            <text:p>2000-07-06</text:p>
          </table:table-cell>
          <table:table-cell office:value-type="float" office:value="-5.04466226064292" calcext:value-type="float">
            <text:p>-5.04466226064292</text:p>
          </table:table-cell>
          <table:table-cell office:value-type="float" office:value="7.50870431712019" calcext:value-type="float">
            <text:p>7.50870431712019</text:p>
          </table:table-cell>
          <table:table-cell office:value-type="float" office:value="0.262932566067558" calcext:value-type="float">
            <text:p>0.262932566067558</text:p>
          </table:table-cell>
          <table:table-cell office:value-type="float" office:value="-19.4602411281267" calcext:value-type="float">
            <text:p>-19.4602411281267</text:p>
          </table:table-cell>
        </table:table-row>
        <table:table-row table:style-name="ro1">
          <table:table-cell office:value-type="string" calcext:value-type="string">
            <text:p>2000-07-07</text:p>
          </table:table-cell>
          <table:table-cell office:value-type="float" office:value="-5.4044946386952" calcext:value-type="float">
            <text:p>-5.4044946386952</text:p>
          </table:table-cell>
          <table:table-cell office:value-type="float" office:value="7.45356357789845" calcext:value-type="float">
            <text:p>7.45356357789845</text:p>
          </table:table-cell>
          <table:table-cell office:value-type="float" office:value="0.766736875866251" calcext:value-type="float">
            <text:p>0.766736875866251</text:p>
          </table:table-cell>
          <table:table-cell office:value-type="float" office:value="-19.0741065798282" calcext:value-type="float">
            <text:p>-19.0741065798282</text:p>
          </table:table-cell>
        </table:table-row>
        <table:table-row table:style-name="ro1">
          <table:table-cell office:value-type="string" calcext:value-type="string">
            <text:p>2000-07-08</text:p>
          </table:table-cell>
          <table:table-cell office:value-type="float" office:value="-6.831917099784" calcext:value-type="float">
            <text:p>-6.831917099784</text:p>
          </table:table-cell>
          <table:table-cell office:value-type="float" office:value="6.35792622074017" calcext:value-type="float">
            <text:p>6.35792622074017</text:p>
          </table:table-cell>
          <table:table-cell office:value-type="float" office:value="-0.0828624125446453" calcext:value-type="float">
            <text:p>-0.082862412544645</text:p>
          </table:table-cell>
          <table:table-cell office:value-type="float" office:value="-17.5421436143013" calcext:value-type="float">
            <text:p>-17.5421436143013</text:p>
          </table:table-cell>
        </table:table-row>
        <table:table-row table:style-name="ro1">
          <table:table-cell office:value-type="string" calcext:value-type="string">
            <text:p>2000-07-09</text:p>
          </table:table-cell>
          <table:table-cell office:value-type="float" office:value="-5.84475090559993" calcext:value-type="float">
            <text:p>-5.84475090559993</text:p>
          </table:table-cell>
          <table:table-cell office:value-type="float" office:value="5.59734028929144" calcext:value-type="float">
            <text:p>5.59734028929144</text:p>
          </table:table-cell>
          <table:table-cell office:value-type="float" office:value="1.07929973794934" calcext:value-type="float">
            <text:p>1.07929973794934</text:p>
          </table:table-cell>
          <table:table-cell office:value-type="float" office:value="-18.3660287835195" calcext:value-type="float">
            <text:p>-18.3660287835195</text:p>
          </table:table-cell>
        </table:table-row>
        <table:table-row table:style-name="ro1">
          <table:table-cell office:value-type="string" calcext:value-type="string">
            <text:p>2000-07-10</text:p>
          </table:table-cell>
          <table:table-cell office:value-type="float" office:value="-5.49469531002215" calcext:value-type="float">
            <text:p>-5.49469531002215</text:p>
          </table:table-cell>
          <table:table-cell office:value-type="float" office:value="6.34122274933241" calcext:value-type="float">
            <text:p>6.34122274933241</text:p>
          </table:table-cell>
          <table:table-cell office:value-type="float" office:value="1.14822058065479" calcext:value-type="float">
            <text:p>1.14822058065479</text:p>
          </table:table-cell>
          <table:table-cell office:value-type="float" office:value="-17.9541022167633" calcext:value-type="float">
            <text:p>-17.9541022167633</text:p>
          </table:table-cell>
        </table:table-row>
        <table:table-row table:style-name="ro1">
          <table:table-cell office:value-type="string" calcext:value-type="string">
            <text:p>2000-07-11</text:p>
          </table:table-cell>
          <table:table-cell office:value-type="float" office:value="-5.42628347339928" calcext:value-type="float">
            <text:p>-5.42628347339928</text:p>
          </table:table-cell>
          <table:table-cell office:value-type="float" office:value="6.91492402149141" calcext:value-type="float">
            <text:p>6.91492402149141</text:p>
          </table:table-cell>
          <table:table-cell office:value-type="float" office:value="2.18926467305882" calcext:value-type="float">
            <text:p>2.18926467305882</text:p>
          </table:table-cell>
          <table:table-cell office:value-type="float" office:value="-17.7264928009024" calcext:value-type="float">
            <text:p>-17.7264928009024</text:p>
          </table:table-cell>
        </table:table-row>
        <table:table-row table:style-name="ro1">
          <table:table-cell office:value-type="string" calcext:value-type="string">
            <text:p>2000-07-12</text:p>
          </table:table-cell>
          <table:table-cell office:value-type="float" office:value="-6.16684119409885" calcext:value-type="float">
            <text:p>-6.16684119409885</text:p>
          </table:table-cell>
          <table:table-cell office:value-type="float" office:value="8.39225340902885" calcext:value-type="float">
            <text:p>8.39225340902885</text:p>
          </table:table-cell>
          <table:table-cell office:value-type="float" office:value="1.60992114119987" calcext:value-type="float">
            <text:p>1.60992114119987</text:p>
          </table:table-cell>
          <table:table-cell office:value-type="float" office:value="-17.861884994969" calcext:value-type="float">
            <text:p>-17.861884994969</text:p>
          </table:table-cell>
        </table:table-row>
        <table:table-row table:style-name="ro1">
          <table:table-cell office:value-type="string" calcext:value-type="string">
            <text:p>2000-07-13</text:p>
          </table:table-cell>
          <table:table-cell office:value-type="float" office:value="-7.02073914558189" calcext:value-type="float">
            <text:p>-7.02073914558189</text:p>
          </table:table-cell>
          <table:table-cell office:value-type="float" office:value="9.2040299728164" calcext:value-type="float">
            <text:p>9.2040299728164</text:p>
          </table:table-cell>
          <table:table-cell office:value-type="float" office:value="1.20304836152916" calcext:value-type="float">
            <text:p>1.20304836152916</text:p>
          </table:table-cell>
          <table:table-cell office:value-type="float" office:value="-18.9455099012496" calcext:value-type="float">
            <text:p>-18.9455099012496</text:p>
          </table:table-cell>
        </table:table-row>
        <table:table-row table:style-name="ro1">
          <table:table-cell office:value-type="string" calcext:value-type="string">
            <text:p>2000-07-14</text:p>
          </table:table-cell>
          <table:table-cell office:value-type="float" office:value="-8.06136481612974" calcext:value-type="float">
            <text:p>-8.06136481612974</text:p>
          </table:table-cell>
          <table:table-cell office:value-type="float" office:value="9.50644856873494" calcext:value-type="float">
            <text:p>9.50644856873494</text:p>
          </table:table-cell>
          <table:table-cell office:value-type="float" office:value="0.883396625436864" calcext:value-type="float">
            <text:p>0.883396625436864</text:p>
          </table:table-cell>
          <table:table-cell office:value-type="float" office:value="-18.867852189101" calcext:value-type="float">
            <text:p>-18.867852189101</text:p>
          </table:table-cell>
        </table:table-row>
        <table:table-row table:style-name="ro1">
          <table:table-cell office:value-type="string" calcext:value-type="string">
            <text:p>2000-07-15</text:p>
          </table:table-cell>
          <table:table-cell office:value-type="float" office:value="-6.9586136556383" calcext:value-type="float">
            <text:p>-6.9586136556383</text:p>
          </table:table-cell>
          <table:table-cell office:value-type="float" office:value="9.34060431496921" calcext:value-type="float">
            <text:p>9.34060431496921</text:p>
          </table:table-cell>
          <table:table-cell office:value-type="float" office:value="-1.20827062124692" calcext:value-type="float">
            <text:p>-1.20827062124692</text:p>
          </table:table-cell>
          <table:table-cell office:value-type="float" office:value="-20.6770618701275" calcext:value-type="float">
            <text:p>-20.6770618701275</text:p>
          </table:table-cell>
        </table:table-row>
        <table:table-row table:style-name="ro1">
          <table:table-cell office:value-type="string" calcext:value-type="string">
            <text:p>2000-07-16</text:p>
          </table:table-cell>
          <table:table-cell office:value-type="float" office:value="-6.51362488211024" calcext:value-type="float">
            <text:p>-6.51362488211024</text:p>
          </table:table-cell>
          <table:table-cell office:value-type="float" office:value="7.85959199160167" calcext:value-type="float">
            <text:p>7.85959199160167</text:p>
          </table:table-cell>
          <table:table-cell office:value-type="float" office:value="-0.985100846295448" calcext:value-type="float">
            <text:p>-0.985100846295448</text:p>
          </table:table-cell>
          <table:table-cell office:value-type="float" office:value="-20.0332903522551" calcext:value-type="float">
            <text:p>-20.0332903522551</text:p>
          </table:table-cell>
        </table:table-row>
        <table:table-row table:style-name="ro1">
          <table:table-cell office:value-type="string" calcext:value-type="string">
            <text:p>2000-07-17</text:p>
          </table:table-cell>
          <table:table-cell office:value-type="float" office:value="-5.95513290573618" calcext:value-type="float">
            <text:p>-5.95513290573618</text:p>
          </table:table-cell>
          <table:table-cell office:value-type="float" office:value="8.54580848855451" calcext:value-type="float">
            <text:p>8.54580848855451</text:p>
          </table:table-cell>
          <table:table-cell office:value-type="float" office:value="-1.47559059428301" calcext:value-type="float">
            <text:p>-1.47559059428301</text:p>
          </table:table-cell>
          <table:table-cell office:value-type="float" office:value="-19.5068783651221" calcext:value-type="float">
            <text:p>-19.5068783651221</text:p>
          </table:table-cell>
        </table:table-row>
        <table:table-row table:style-name="ro1">
          <table:table-cell office:value-type="string" calcext:value-type="string">
            <text:p>2000-07-18</text:p>
          </table:table-cell>
          <table:table-cell office:value-type="float" office:value="-6.37100814471526" calcext:value-type="float">
            <text:p>-6.37100814471526</text:p>
          </table:table-cell>
          <table:table-cell office:value-type="float" office:value="8.2021207529715" calcext:value-type="float">
            <text:p>8.2021207529715</text:p>
          </table:table-cell>
          <table:table-cell office:value-type="float" office:value="-0.153221751109515" calcext:value-type="float">
            <text:p>-0.153221751109515</text:p>
          </table:table-cell>
          <table:table-cell office:value-type="float" office:value="-20.6860400566163" calcext:value-type="float">
            <text:p>-20.6860400566163</text:p>
          </table:table-cell>
        </table:table-row>
        <table:table-row table:style-name="ro1">
          <table:table-cell office:value-type="string" calcext:value-type="string">
            <text:p>2000-07-19</text:p>
          </table:table-cell>
          <table:table-cell office:value-type="float" office:value="-6.41466875218145" calcext:value-type="float">
            <text:p>-6.41466875218145</text:p>
          </table:table-cell>
          <table:table-cell office:value-type="float" office:value="8.43113986029598" calcext:value-type="float">
            <text:p>8.43113986029598</text:p>
          </table:table-cell>
          <table:table-cell office:value-type="float" office:value="1.19248496308922" calcext:value-type="float">
            <text:p>1.19248496308922</text:p>
          </table:table-cell>
          <table:table-cell office:value-type="float" office:value="-21.0477431043051" calcext:value-type="float">
            <text:p>-21.0477431043051</text:p>
          </table:table-cell>
        </table:table-row>
        <table:table-row table:style-name="ro1">
          <table:table-cell office:value-type="string" calcext:value-type="string">
            <text:p>2000-07-20</text:p>
          </table:table-cell>
          <table:table-cell office:value-type="float" office:value="-6.09345734336509" calcext:value-type="float">
            <text:p>-6.09345734336509</text:p>
          </table:table-cell>
          <table:table-cell office:value-type="float" office:value="9.49555916308672" calcext:value-type="float">
            <text:p>9.49555916308672</text:p>
          </table:table-cell>
          <table:table-cell office:value-type="float" office:value="0.865819615220977" calcext:value-type="float">
            <text:p>0.865819615220977</text:p>
          </table:table-cell>
          <table:table-cell office:value-type="float" office:value="-21.3063359282374" calcext:value-type="float">
            <text:p>-21.3063359282374</text:p>
          </table:table-cell>
        </table:table-row>
        <table:table-row table:style-name="ro1">
          <table:table-cell office:value-type="string" calcext:value-type="string">
            <text:p>2000-07-21</text:p>
          </table:table-cell>
          <table:table-cell office:value-type="float" office:value="-6.89630113322147" calcext:value-type="float">
            <text:p>-6.89630113322147</text:p>
          </table:table-cell>
          <table:table-cell office:value-type="float" office:value="10.3558288894943" calcext:value-type="float">
            <text:p>10.3558288894943</text:p>
          </table:table-cell>
          <table:table-cell office:value-type="float" office:value="1.75132567298581" calcext:value-type="float">
            <text:p>1.75132567298581</text:p>
          </table:table-cell>
          <table:table-cell office:value-type="float" office:value="-22.6774413359773" calcext:value-type="float">
            <text:p>-22.6774413359773</text:p>
          </table:table-cell>
        </table:table-row>
        <table:table-row table:style-name="ro1">
          <table:table-cell office:value-type="string" calcext:value-type="string">
            <text:p>2000-07-22</text:p>
          </table:table-cell>
          <table:table-cell office:value-type="float" office:value="-7.80334026301981" calcext:value-type="float">
            <text:p>-7.80334026301981</text:p>
          </table:table-cell>
          <table:table-cell office:value-type="float" office:value="8.86815003822012" calcext:value-type="float">
            <text:p>8.86815003822012</text:p>
          </table:table-cell>
          <table:table-cell office:value-type="float" office:value="-0.818566299767703" calcext:value-type="float">
            <text:p>-0.818566299767703</text:p>
          </table:table-cell>
          <table:table-cell office:value-type="float" office:value="-21.1319044509289" calcext:value-type="float">
            <text:p>-21.1319044509289</text:p>
          </table:table-cell>
        </table:table-row>
        <table:table-row table:style-name="ro1">
          <table:table-cell office:value-type="string" calcext:value-type="string">
            <text:p>2000-07-23</text:p>
          </table:table-cell>
          <table:table-cell office:value-type="float" office:value="-6.41391520063222" calcext:value-type="float">
            <text:p>-6.41391520063222</text:p>
          </table:table-cell>
          <table:table-cell office:value-type="float" office:value="9.03979280848793" calcext:value-type="float">
            <text:p>9.03979280848793</text:p>
          </table:table-cell>
          <table:table-cell office:value-type="float" office:value="-2.81433136836627" calcext:value-type="float">
            <text:p>-2.81433136836627</text:p>
          </table:table-cell>
          <table:table-cell office:value-type="float" office:value="-22.8907798796642" calcext:value-type="float">
            <text:p>-22.8907798796642</text:p>
          </table:table-cell>
        </table:table-row>
        <table:table-row table:style-name="ro1">
          <table:table-cell office:value-type="string" calcext:value-type="string">
            <text:p>2000-07-24</text:p>
          </table:table-cell>
          <table:table-cell office:value-type="float" office:value="-8.27372946463673" calcext:value-type="float">
            <text:p>-8.27372946463673</text:p>
          </table:table-cell>
          <table:table-cell office:value-type="float" office:value="9.30139623744265" calcext:value-type="float">
            <text:p>9.30139623744265</text:p>
          </table:table-cell>
          <table:table-cell office:value-type="float" office:value="-4.79807677499106" calcext:value-type="float">
            <text:p>-4.79807677499106</text:p>
          </table:table-cell>
          <table:table-cell office:value-type="float" office:value="-22.0375840692196" calcext:value-type="float">
            <text:p>-22.0375840692196</text:p>
          </table:table-cell>
        </table:table-row>
        <table:table-row table:style-name="ro1">
          <table:table-cell office:value-type="string" calcext:value-type="string">
            <text:p>2000-07-25</text:p>
          </table:table-cell>
          <table:table-cell office:value-type="float" office:value="-6.15745084130867" calcext:value-type="float">
            <text:p>-6.15745084130867</text:p>
          </table:table-cell>
          <table:table-cell office:value-type="float" office:value="11.3316348931548" calcext:value-type="float">
            <text:p>11.3316348931548</text:p>
          </table:table-cell>
          <table:table-cell office:value-type="float" office:value="-4.78853926113527" calcext:value-type="float">
            <text:p>-4.78853926113527</text:p>
          </table:table-cell>
          <table:table-cell office:value-type="float" office:value="-21.3857754746505" calcext:value-type="float">
            <text:p>-21.3857754746505</text:p>
          </table:table-cell>
        </table:table-row>
        <table:table-row table:style-name="ro1">
          <table:table-cell office:value-type="string" calcext:value-type="string">
            <text:p>2000-07-26</text:p>
          </table:table-cell>
          <table:table-cell office:value-type="float" office:value="-5.10235081003422" calcext:value-type="float">
            <text:p>-5.10235081003422</text:p>
          </table:table-cell>
          <table:table-cell office:value-type="float" office:value="11.1512714759664" calcext:value-type="float">
            <text:p>11.1512714759664</text:p>
          </table:table-cell>
          <table:table-cell office:value-type="float" office:value="-5.46815826645113" calcext:value-type="float">
            <text:p>-5.46815826645113</text:p>
          </table:table-cell>
          <table:table-cell office:value-type="float" office:value="-22.1922213404904" calcext:value-type="float">
            <text:p>-22.1922213404904</text:p>
          </table:table-cell>
        </table:table-row>
        <table:table-row table:style-name="ro1">
          <table:table-cell office:value-type="string" calcext:value-type="string">
            <text:p>2000-07-27</text:p>
          </table:table-cell>
          <table:table-cell office:value-type="float" office:value="-6.75637626242045" calcext:value-type="float">
            <text:p>-6.75637626242045</text:p>
          </table:table-cell>
          <table:table-cell office:value-type="float" office:value="12.1144255899259" calcext:value-type="float">
            <text:p>12.1144255899259</text:p>
          </table:table-cell>
          <table:table-cell office:value-type="float" office:value="-5.26234177125321" calcext:value-type="float">
            <text:p>-5.26234177125321</text:p>
          </table:table-cell>
          <table:table-cell office:value-type="float" office:value="-20.7914094553257" calcext:value-type="float">
            <text:p>-20.7914094553257</text:p>
          </table:table-cell>
        </table:table-row>
        <table:table-row table:style-name="ro1">
          <table:table-cell office:value-type="string" calcext:value-type="string">
            <text:p>2000-07-28</text:p>
          </table:table-cell>
          <table:table-cell office:value-type="float" office:value="-5.71813710580689" calcext:value-type="float">
            <text:p>-5.71813710580689</text:p>
          </table:table-cell>
          <table:table-cell office:value-type="float" office:value="11.7403410649894" calcext:value-type="float">
            <text:p>11.7403410649894</text:p>
          </table:table-cell>
          <table:table-cell office:value-type="float" office:value="-3.55856957414183" calcext:value-type="float">
            <text:p>-3.55856957414183</text:p>
          </table:table-cell>
          <table:table-cell office:value-type="float" office:value="-20.7334811570391" calcext:value-type="float">
            <text:p>-20.7334811570391</text:p>
          </table:table-cell>
        </table:table-row>
        <table:table-row table:style-name="ro1">
          <table:table-cell office:value-type="string" calcext:value-type="string">
            <text:p>2000-07-29</text:p>
          </table:table-cell>
          <table:table-cell office:value-type="float" office:value="-7.28064239261657" calcext:value-type="float">
            <text:p>-7.28064239261657</text:p>
          </table:table-cell>
          <table:table-cell office:value-type="float" office:value="12.2050329787405" calcext:value-type="float">
            <text:p>12.2050329787405</text:p>
          </table:table-cell>
          <table:table-cell office:value-type="float" office:value="-2.8172524103077" calcext:value-type="float">
            <text:p>-2.8172524103077</text:p>
          </table:table-cell>
          <table:table-cell office:value-type="float" office:value="-20.1317435603829" calcext:value-type="float">
            <text:p>-20.1317435603829</text:p>
          </table:table-cell>
        </table:table-row>
        <table:table-row table:style-name="ro1">
          <table:table-cell office:value-type="string" calcext:value-type="string">
            <text:p>2000-07-30</text:p>
          </table:table-cell>
          <table:table-cell office:value-type="float" office:value="-7.12819610259716" calcext:value-type="float">
            <text:p>-7.12819610259716</text:p>
          </table:table-cell>
          <table:table-cell office:value-type="float" office:value="12.2502492539624" calcext:value-type="float">
            <text:p>12.2502492539624</text:p>
          </table:table-cell>
          <table:table-cell office:value-type="float" office:value="-2.7437101354349" calcext:value-type="float">
            <text:p>-2.7437101354349</text:p>
          </table:table-cell>
          <table:table-cell office:value-type="float" office:value="-20.1432438440035" calcext:value-type="float">
            <text:p>-20.1432438440035</text:p>
          </table:table-cell>
        </table:table-row>
        <table:table-row table:style-name="ro1">
          <table:table-cell office:value-type="string" calcext:value-type="string">
            <text:p>2000-07-31</text:p>
          </table:table-cell>
          <table:table-cell office:value-type="float" office:value="-6.3447179832461" calcext:value-type="float">
            <text:p>-6.3447179832461</text:p>
          </table:table-cell>
          <table:table-cell office:value-type="float" office:value="12.3439381139403" calcext:value-type="float">
            <text:p>12.3439381139403</text:p>
          </table:table-cell>
          <table:table-cell office:value-type="float" office:value="-1.27716706707436" calcext:value-type="float">
            <text:p>-1.27716706707436</text:p>
          </table:table-cell>
          <table:table-cell office:value-type="float" office:value="-20.0897575019514" calcext:value-type="float">
            <text:p>-20.0897575019514</text:p>
          </table:table-cell>
        </table:table-row>
        <table:table-row table:style-name="ro1">
          <table:table-cell office:value-type="string" calcext:value-type="string">
            <text:p>2000-08-01</text:p>
          </table:table-cell>
          <table:table-cell office:value-type="float" office:value="-6.26748224429911" calcext:value-type="float">
            <text:p>-6.26748224429911</text:p>
          </table:table-cell>
          <table:table-cell office:value-type="float" office:value="10.9044154446749" calcext:value-type="float">
            <text:p>10.9044154446749</text:p>
          </table:table-cell>
          <table:table-cell office:value-type="float" office:value="-0.345699383773245" calcext:value-type="float">
            <text:p>-0.345699383773245</text:p>
          </table:table-cell>
          <table:table-cell office:value-type="float" office:value="-18.858225635244" calcext:value-type="float">
            <text:p>-18.858225635244</text:p>
          </table:table-cell>
        </table:table-row>
        <table:table-row table:style-name="ro1">
          <table:table-cell office:value-type="string" calcext:value-type="string">
            <text:p>2000-08-02</text:p>
          </table:table-cell>
          <table:table-cell office:value-type="float" office:value="-8.43222216860077" calcext:value-type="float">
            <text:p>-8.43222216860077</text:p>
          </table:table-cell>
          <table:table-cell office:value-type="float" office:value="9.98091493424" calcext:value-type="float">
            <text:p>9.98091493424</text:p>
          </table:table-cell>
          <table:table-cell office:value-type="float" office:value="-1.20934335838237" calcext:value-type="float">
            <text:p>-1.20934335838237</text:p>
          </table:table-cell>
          <table:table-cell office:value-type="float" office:value="-19.2316400975483" calcext:value-type="float">
            <text:p>-19.2316400975483</text:p>
          </table:table-cell>
        </table:table-row>
        <table:table-row table:style-name="ro1">
          <table:table-cell office:value-type="string" calcext:value-type="string">
            <text:p>2000-08-03</text:p>
          </table:table-cell>
          <table:table-cell office:value-type="float" office:value="-10.0008136348948" calcext:value-type="float">
            <text:p>-10.0008136348948</text:p>
          </table:table-cell>
          <table:table-cell office:value-type="float" office:value="10.6091159748915" calcext:value-type="float">
            <text:p>10.6091159748915</text:p>
          </table:table-cell>
          <table:table-cell office:value-type="float" office:value="0.0530298663556843" calcext:value-type="float">
            <text:p>0.053029866355684</text:p>
          </table:table-cell>
          <table:table-cell office:value-type="float" office:value="-20.4135379791387" calcext:value-type="float">
            <text:p>-20.4135379791387</text:p>
          </table:table-cell>
        </table:table-row>
        <table:table-row table:style-name="ro1">
          <table:table-cell office:value-type="string" calcext:value-type="string">
            <text:p>2000-08-04</text:p>
          </table:table-cell>
          <table:table-cell office:value-type="float" office:value="-9.43136940871201" calcext:value-type="float">
            <text:p>-9.43136940871201</text:p>
          </table:table-cell>
          <table:table-cell office:value-type="float" office:value="9.44802478535234" calcext:value-type="float">
            <text:p>9.44802478535234</text:p>
          </table:table-cell>
          <table:table-cell office:value-type="float" office:value="-0.488665247266001" calcext:value-type="float">
            <text:p>-0.488665247266001</text:p>
          </table:table-cell>
          <table:table-cell office:value-type="float" office:value="-20.6303792421684" calcext:value-type="float">
            <text:p>-20.6303792421684</text:p>
          </table:table-cell>
        </table:table-row>
        <table:table-row table:style-name="ro1">
          <table:table-cell office:value-type="string" calcext:value-type="string">
            <text:p>2000-08-05</text:p>
          </table:table-cell>
          <table:table-cell office:value-type="float" office:value="-9.23781225626893" calcext:value-type="float">
            <text:p>-9.23781225626893</text:p>
          </table:table-cell>
          <table:table-cell office:value-type="float" office:value="10.0944964886167" calcext:value-type="float">
            <text:p>10.0944964886167</text:p>
          </table:table-cell>
          <table:table-cell office:value-type="float" office:value="1.24819690472087" calcext:value-type="float">
            <text:p>1.24819690472087</text:p>
          </table:table-cell>
          <table:table-cell office:value-type="float" office:value="-19.6305304845689" calcext:value-type="float">
            <text:p>-19.6305304845689</text:p>
          </table:table-cell>
        </table:table-row>
        <table:table-row table:style-name="ro1">
          <table:table-cell office:value-type="string" calcext:value-type="string">
            <text:p>2000-08-06</text:p>
          </table:table-cell>
          <table:table-cell office:value-type="float" office:value="-8.16531785302042" calcext:value-type="float">
            <text:p>-8.16531785302042</text:p>
          </table:table-cell>
          <table:table-cell office:value-type="float" office:value="10.0317717176795" calcext:value-type="float">
            <text:p>10.0317717176795</text:p>
          </table:table-cell>
          <table:table-cell office:value-type="float" office:value="1.70966738132646" calcext:value-type="float">
            <text:p>1.70966738132646</text:p>
          </table:table-cell>
          <table:table-cell office:value-type="float" office:value="-19.4932123357817" calcext:value-type="float">
            <text:p>-19.4932123357817</text:p>
          </table:table-cell>
        </table:table-row>
        <table:table-row table:style-name="ro1">
          <table:table-cell office:value-type="string" calcext:value-type="string">
            <text:p>2000-08-07</text:p>
          </table:table-cell>
          <table:table-cell office:value-type="float" office:value="-7.61327535963265" calcext:value-type="float">
            <text:p>-7.61327535963265</text:p>
          </table:table-cell>
          <table:table-cell office:value-type="float" office:value="9.28978383997497" calcext:value-type="float">
            <text:p>9.28978383997497</text:p>
          </table:table-cell>
          <table:table-cell office:value-type="float" office:value="1.80340038611128" calcext:value-type="float">
            <text:p>1.80340038611128</text:p>
          </table:table-cell>
          <table:table-cell office:value-type="float" office:value="-19.7076360122671" calcext:value-type="float">
            <text:p>-19.7076360122671</text:p>
          </table:table-cell>
        </table:table-row>
        <table:table-row table:style-name="ro1">
          <table:table-cell office:value-type="string" calcext:value-type="string">
            <text:p>2000-08-08</text:p>
          </table:table-cell>
          <table:table-cell office:value-type="float" office:value="-6.64504278177986" calcext:value-type="float">
            <text:p>-6.64504278177986</text:p>
          </table:table-cell>
          <table:table-cell office:value-type="float" office:value="8.54426880571596" calcext:value-type="float">
            <text:p>8.54426880571596</text:p>
          </table:table-cell>
          <table:table-cell office:value-type="float" office:value="1.19213359620212" calcext:value-type="float">
            <text:p>1.19213359620212</text:p>
          </table:table-cell>
          <table:table-cell office:value-type="float" office:value="-19.236339624999" calcext:value-type="float">
            <text:p>-19.236339624999</text:p>
          </table:table-cell>
        </table:table-row>
        <table:table-row table:style-name="ro1">
          <table:table-cell office:value-type="string" calcext:value-type="string">
            <text:p>2000-08-09</text:p>
          </table:table-cell>
          <table:table-cell office:value-type="float" office:value="-5.60219621212836" calcext:value-type="float">
            <text:p>-5.60219621212836</text:p>
          </table:table-cell>
          <table:table-cell office:value-type="float" office:value="8.39035827691522" calcext:value-type="float">
            <text:p>8.39035827691522</text:p>
          </table:table-cell>
          <table:table-cell office:value-type="float" office:value="1.82849365229737" calcext:value-type="float">
            <text:p>1.82849365229737</text:p>
          </table:table-cell>
          <table:table-cell office:value-type="float" office:value="-20.213778862819" calcext:value-type="float">
            <text:p>-20.213778862819</text:p>
          </table:table-cell>
        </table:table-row>
        <table:table-row table:style-name="ro1">
          <table:table-cell office:value-type="string" calcext:value-type="string">
            <text:p>2000-08-10</text:p>
          </table:table-cell>
          <table:table-cell office:value-type="float" office:value="-6.55728962023309" calcext:value-type="float">
            <text:p>-6.55728962023309</text:p>
          </table:table-cell>
          <table:table-cell office:value-type="float" office:value="8.36455826969801" calcext:value-type="float">
            <text:p>8.36455826969801</text:p>
          </table:table-cell>
          <table:table-cell office:value-type="float" office:value="0.287173953619858" calcext:value-type="float">
            <text:p>0.287173953619858</text:p>
          </table:table-cell>
          <table:table-cell office:value-type="float" office:value="-20.728214664098" calcext:value-type="float">
            <text:p>-20.728214664098</text:p>
          </table:table-cell>
        </table:table-row>
        <table:table-row table:style-name="ro1">
          <table:table-cell office:value-type="string" calcext:value-type="string">
            <text:p>2000-08-11</text:p>
          </table:table-cell>
          <table:table-cell office:value-type="float" office:value="-8.12988486175213" calcext:value-type="float">
            <text:p>-8.12988486175213</text:p>
          </table:table-cell>
          <table:table-cell office:value-type="float" office:value="8.14126615441601" calcext:value-type="float">
            <text:p>8.14126615441601</text:p>
          </table:table-cell>
          <table:table-cell office:value-type="float" office:value="-0.190925844189068" calcext:value-type="float">
            <text:p>-0.190925844189068</text:p>
          </table:table-cell>
          <table:table-cell office:value-type="float" office:value="-20.9681934950951" calcext:value-type="float">
            <text:p>-20.9681934950951</text:p>
          </table:table-cell>
        </table:table-row>
        <table:table-row table:style-name="ro1">
          <table:table-cell office:value-type="string" calcext:value-type="string">
            <text:p>2000-08-12</text:p>
          </table:table-cell>
          <table:table-cell office:value-type="float" office:value="-8.27033092260654" calcext:value-type="float">
            <text:p>-8.27033092260654</text:p>
          </table:table-cell>
          <table:table-cell office:value-type="float" office:value="8.95744722402294" calcext:value-type="float">
            <text:p>8.95744722402294</text:p>
          </table:table-cell>
          <table:table-cell office:value-type="float" office:value="0.688970862528149" calcext:value-type="float">
            <text:p>0.688970862528149</text:p>
          </table:table-cell>
          <table:table-cell office:value-type="float" office:value="-20.0676072002881" calcext:value-type="float">
            <text:p>-20.0676072002881</text:p>
          </table:table-cell>
        </table:table-row>
        <table:table-row table:style-name="ro1">
          <table:table-cell office:value-type="string" calcext:value-type="string">
            <text:p>2000-08-13</text:p>
          </table:table-cell>
          <table:table-cell office:value-type="float" office:value="-9.2128600647635" calcext:value-type="float">
            <text:p>-9.2128600647635</text:p>
          </table:table-cell>
          <table:table-cell office:value-type="float" office:value="8.84307531614499" calcext:value-type="float">
            <text:p>8.84307531614499</text:p>
          </table:table-cell>
          <table:table-cell office:value-type="float" office:value="-0.320010577458048" calcext:value-type="float">
            <text:p>-0.320010577458048</text:p>
          </table:table-cell>
          <table:table-cell office:value-type="float" office:value="-19.584648178134" calcext:value-type="float">
            <text:p>-19.584648178134</text:p>
          </table:table-cell>
        </table:table-row>
        <table:table-row table:style-name="ro1">
          <table:table-cell office:value-type="string" calcext:value-type="string">
            <text:p>2000-08-14</text:p>
          </table:table-cell>
          <table:table-cell office:value-type="float" office:value="-8.04620194036513" calcext:value-type="float">
            <text:p>-8.04620194036513</text:p>
          </table:table-cell>
          <table:table-cell office:value-type="float" office:value="10.0961618235615" calcext:value-type="float">
            <text:p>10.0961618235615</text:p>
          </table:table-cell>
          <table:table-cell office:value-type="float" office:value="-1.64791548304164" calcext:value-type="float">
            <text:p>-1.64791548304164</text:p>
          </table:table-cell>
          <table:table-cell office:value-type="float" office:value="-19.7525514647057" calcext:value-type="float">
            <text:p>-19.7525514647057</text:p>
          </table:table-cell>
        </table:table-row>
        <table:table-row table:style-name="ro1">
          <table:table-cell office:value-type="string" calcext:value-type="string">
            <text:p>2000-08-15</text:p>
          </table:table-cell>
          <table:table-cell office:value-type="float" office:value="-7.69902995118268" calcext:value-type="float">
            <text:p>-7.69902995118268</text:p>
          </table:table-cell>
          <table:table-cell office:value-type="float" office:value="9.34613232528608" calcext:value-type="float">
            <text:p>9.34613232528608</text:p>
          </table:table-cell>
          <table:table-cell office:value-type="float" office:value="-1.83231257127806" calcext:value-type="float">
            <text:p>-1.83231257127806</text:p>
          </table:table-cell>
          <table:table-cell office:value-type="float" office:value="-20.9604713904285" calcext:value-type="float">
            <text:p>-20.9604713904285</text:p>
          </table:table-cell>
        </table:table-row>
        <table:table-row table:style-name="ro1">
          <table:table-cell office:value-type="string" calcext:value-type="string">
            <text:p>2000-08-16</text:p>
          </table:table-cell>
          <table:table-cell office:value-type="float" office:value="-5.67464405425007" calcext:value-type="float">
            <text:p>-5.67464405425007</text:p>
          </table:table-cell>
          <table:table-cell office:value-type="float" office:value="9.32273320413361" calcext:value-type="float">
            <text:p>9.32273320413361</text:p>
          </table:table-cell>
          <table:table-cell office:value-type="float" office:value="-2.13728905402761" calcext:value-type="float">
            <text:p>-2.13728905402761</text:p>
          </table:table-cell>
          <table:table-cell office:value-type="float" office:value="-22.2225904185808" calcext:value-type="float">
            <text:p>-22.2225904185808</text:p>
          </table:table-cell>
        </table:table-row>
        <table:table-row table:style-name="ro1">
          <table:table-cell office:value-type="string" calcext:value-type="string">
            <text:p>2000-08-17</text:p>
          </table:table-cell>
          <table:table-cell office:value-type="float" office:value="-5.07085831505895" calcext:value-type="float">
            <text:p>-5.07085831505895</text:p>
          </table:table-cell>
          <table:table-cell office:value-type="float" office:value="10.6283496195066" calcext:value-type="float">
            <text:p>10.6283496195066</text:p>
          </table:table-cell>
          <table:table-cell office:value-type="float" office:value="-2.17658481730189" calcext:value-type="float">
            <text:p>-2.17658481730189</text:p>
          </table:table-cell>
          <table:table-cell office:value-type="float" office:value="-22.5677845145837" calcext:value-type="float">
            <text:p>-22.5677845145837</text:p>
          </table:table-cell>
        </table:table-row>
        <table:table-row table:style-name="ro1">
          <table:table-cell office:value-type="string" calcext:value-type="string">
            <text:p>2000-08-18</text:p>
          </table:table-cell>
          <table:table-cell office:value-type="float" office:value="-5.10666062576588" calcext:value-type="float">
            <text:p>-5.10666062576588</text:p>
          </table:table-cell>
          <table:table-cell office:value-type="float" office:value="9.70365784514923" calcext:value-type="float">
            <text:p>9.70365784514923</text:p>
          </table:table-cell>
          <table:table-cell office:value-type="float" office:value="-0.890746592842323" calcext:value-type="float">
            <text:p>-0.890746592842323</text:p>
          </table:table-cell>
          <table:table-cell office:value-type="float" office:value="-23.2840595943582" calcext:value-type="float">
            <text:p>-23.2840595943582</text:p>
          </table:table-cell>
        </table:table-row>
        <table:table-row table:style-name="ro1">
          <table:table-cell office:value-type="string" calcext:value-type="string">
            <text:p>2000-08-19</text:p>
          </table:table-cell>
          <table:table-cell office:value-type="float" office:value="-5.15197311208476" calcext:value-type="float">
            <text:p>-5.15197311208476</text:p>
          </table:table-cell>
          <table:table-cell office:value-type="float" office:value="9.04295622419221" calcext:value-type="float">
            <text:p>9.04295622419221</text:p>
          </table:table-cell>
          <table:table-cell office:value-type="float" office:value="1.17896069317492" calcext:value-type="float">
            <text:p>1.17896069317492</text:p>
          </table:table-cell>
          <table:table-cell office:value-type="float" office:value="-24.095638723836" calcext:value-type="float">
            <text:p>-24.095638723836</text:p>
          </table:table-cell>
        </table:table-row>
        <table:table-row table:style-name="ro1">
          <table:table-cell office:value-type="string" calcext:value-type="string">
            <text:p>2000-08-20</text:p>
          </table:table-cell>
          <table:table-cell office:value-type="float" office:value="-3.45432909765178" calcext:value-type="float">
            <text:p>-3.45432909765178</text:p>
          </table:table-cell>
          <table:table-cell office:value-type="float" office:value="9.03329825406663" calcext:value-type="float">
            <text:p>9.03329825406663</text:p>
          </table:table-cell>
          <table:table-cell office:value-type="float" office:value="0.522025637908996" calcext:value-type="float">
            <text:p>0.522025637908996</text:p>
          </table:table-cell>
          <table:table-cell office:value-type="float" office:value="-25.6469585195988" calcext:value-type="float">
            <text:p>-25.6469585195988</text:p>
          </table:table-cell>
        </table:table-row>
        <table:table-row table:style-name="ro1">
          <table:table-cell office:value-type="string" calcext:value-type="string">
            <text:p>2000-08-21</text:p>
          </table:table-cell>
          <table:table-cell office:value-type="float" office:value="-3.75238327924352" calcext:value-type="float">
            <text:p>-3.75238327924352</text:p>
          </table:table-cell>
          <table:table-cell office:value-type="float" office:value="9.16898851166551" calcext:value-type="float">
            <text:p>9.16898851166551</text:p>
          </table:table-cell>
          <table:table-cell office:value-type="float" office:value="1.78686721494077" calcext:value-type="float">
            <text:p>1.78686721494077</text:p>
          </table:table-cell>
          <table:table-cell office:value-type="float" office:value="-24.2012268064029" calcext:value-type="float">
            <text:p>-24.2012268064029</text:p>
          </table:table-cell>
        </table:table-row>
        <table:table-row table:style-name="ro1">
          <table:table-cell office:value-type="string" calcext:value-type="string">
            <text:p>2000-08-22</text:p>
          </table:table-cell>
          <table:table-cell office:value-type="float" office:value="-5.59745257928697" calcext:value-type="float">
            <text:p>-5.59745257928697</text:p>
          </table:table-cell>
          <table:table-cell office:value-type="float" office:value="11.8474821392065" calcext:value-type="float">
            <text:p>11.8474821392065</text:p>
          </table:table-cell>
          <table:table-cell office:value-type="float" office:value="2.86414317970514" calcext:value-type="float">
            <text:p>2.86414317970514</text:p>
          </table:table-cell>
          <table:table-cell office:value-type="float" office:value="-23.3296570660819" calcext:value-type="float">
            <text:p>-23.3296570660819</text:p>
          </table:table-cell>
        </table:table-row>
        <table:table-row table:style-name="ro1">
          <table:table-cell office:value-type="string" calcext:value-type="string">
            <text:p>2000-08-23</text:p>
          </table:table-cell>
          <table:table-cell office:value-type="float" office:value="-6.80900870881175" calcext:value-type="float">
            <text:p>-6.80900870881175</text:p>
          </table:table-cell>
          <table:table-cell office:value-type="float" office:value="10.9157139778367" calcext:value-type="float">
            <text:p>10.9157139778367</text:p>
          </table:table-cell>
          <table:table-cell office:value-type="float" office:value="2.59523508386839" calcext:value-type="float">
            <text:p>2.59523508386839</text:p>
          </table:table-cell>
          <table:table-cell office:value-type="float" office:value="-23.7564517345064" calcext:value-type="float">
            <text:p>-23.7564517345064</text:p>
          </table:table-cell>
        </table:table-row>
        <table:table-row table:style-name="ro1">
          <table:table-cell office:value-type="string" calcext:value-type="string">
            <text:p>2000-08-24</text:p>
          </table:table-cell>
          <table:table-cell office:value-type="float" office:value="-5.79292743253135" calcext:value-type="float">
            <text:p>-5.79292743253135</text:p>
          </table:table-cell>
          <table:table-cell office:value-type="float" office:value="10.5189571022877" calcext:value-type="float">
            <text:p>10.5189571022877</text:p>
          </table:table-cell>
          <table:table-cell office:value-type="float" office:value="2.56844096274977" calcext:value-type="float">
            <text:p>2.56844096274977</text:p>
          </table:table-cell>
          <table:table-cell office:value-type="float" office:value="-24.0142964068037" calcext:value-type="float">
            <text:p>-24.0142964068037</text:p>
          </table:table-cell>
        </table:table-row>
        <table:table-row table:style-name="ro1">
          <table:table-cell office:value-type="string" calcext:value-type="string">
            <text:p>2000-08-25</text:p>
          </table:table-cell>
          <table:table-cell office:value-type="float" office:value="-4.9854897962146" calcext:value-type="float">
            <text:p>-4.9854897962146</text:p>
          </table:table-cell>
          <table:table-cell office:value-type="float" office:value="10.4388712411506" calcext:value-type="float">
            <text:p>10.4388712411506</text:p>
          </table:table-cell>
          <table:table-cell office:value-type="float" office:value="3.49403378414481" calcext:value-type="float">
            <text:p>3.49403378414481</text:p>
          </table:table-cell>
          <table:table-cell office:value-type="float" office:value="-24.2807217637788" calcext:value-type="float">
            <text:p>-24.2807217637788</text:p>
          </table:table-cell>
        </table:table-row>
        <table:table-row table:style-name="ro1">
          <table:table-cell office:value-type="string" calcext:value-type="string">
            <text:p>2000-08-26</text:p>
          </table:table-cell>
          <table:table-cell office:value-type="float" office:value="-3.72251432500361" calcext:value-type="float">
            <text:p>-3.72251432500361</text:p>
          </table:table-cell>
          <table:table-cell office:value-type="float" office:value="8.42760501225466" calcext:value-type="float">
            <text:p>8.42760501225466</text:p>
          </table:table-cell>
          <table:table-cell office:value-type="float" office:value="3.57886617642451" calcext:value-type="float">
            <text:p>3.57886617642451</text:p>
          </table:table-cell>
          <table:table-cell office:value-type="float" office:value="-24.5266225524286" calcext:value-type="float">
            <text:p>-24.5266225524286</text:p>
          </table:table-cell>
        </table:table-row>
        <table:table-row table:style-name="ro1">
          <table:table-cell office:value-type="string" calcext:value-type="string">
            <text:p>2000-08-27</text:p>
          </table:table-cell>
          <table:table-cell office:value-type="float" office:value="-5.63331218508448" calcext:value-type="float">
            <text:p>-5.63331218508448</text:p>
          </table:table-cell>
          <table:table-cell office:value-type="float" office:value="7.82573746934546" calcext:value-type="float">
            <text:p>7.82573746934546</text:p>
          </table:table-cell>
          <table:table-cell office:value-type="float" office:value="2.27092328867387" calcext:value-type="float">
            <text:p>2.27092328867387</text:p>
          </table:table-cell>
          <table:table-cell office:value-type="float" office:value="-22.9012667862494" calcext:value-type="float">
            <text:p>-22.9012667862494</text:p>
          </table:table-cell>
        </table:table-row>
        <table:table-row table:style-name="ro1">
          <table:table-cell office:value-type="string" calcext:value-type="string">
            <text:p>2000-08-28</text:p>
          </table:table-cell>
          <table:table-cell office:value-type="float" office:value="-4.88334062361333" calcext:value-type="float">
            <text:p>-4.88334062361333</text:p>
          </table:table-cell>
          <table:table-cell office:value-type="float" office:value="6.45854710630777" calcext:value-type="float">
            <text:p>6.45854710630777</text:p>
          </table:table-cell>
          <table:table-cell office:value-type="float" office:value="2.46070369845526" calcext:value-type="float">
            <text:p>2.46070369845526</text:p>
          </table:table-cell>
          <table:table-cell office:value-type="float" office:value="-23.9863142927377" calcext:value-type="float">
            <text:p>-23.9863142927377</text:p>
          </table:table-cell>
        </table:table-row>
        <table:table-row table:style-name="ro1">
          <table:table-cell office:value-type="string" calcext:value-type="string">
            <text:p>2000-08-29</text:p>
          </table:table-cell>
          <table:table-cell office:value-type="float" office:value="-4.70867058141186" calcext:value-type="float">
            <text:p>-4.70867058141186</text:p>
          </table:table-cell>
          <table:table-cell office:value-type="float" office:value="8.91575329439402" calcext:value-type="float">
            <text:p>8.91575329439402</text:p>
          </table:table-cell>
          <table:table-cell office:value-type="float" office:value="3.02469276740732" calcext:value-type="float">
            <text:p>3.02469276740732</text:p>
          </table:table-cell>
          <table:table-cell office:value-type="float" office:value="-24.2753793775696" calcext:value-type="float">
            <text:p>-24.2753793775696</text:p>
          </table:table-cell>
        </table:table-row>
        <table:table-row table:style-name="ro1">
          <table:table-cell office:value-type="string" calcext:value-type="string">
            <text:p>2000-08-30</text:p>
          </table:table-cell>
          <table:table-cell office:value-type="float" office:value="-3.72892725217241" calcext:value-type="float">
            <text:p>-3.72892725217241</text:p>
          </table:table-cell>
          <table:table-cell office:value-type="float" office:value="10.8553747036241" calcext:value-type="float">
            <text:p>10.8553747036241</text:p>
          </table:table-cell>
          <table:table-cell office:value-type="float" office:value="3.00666153846545" calcext:value-type="float">
            <text:p>3.00666153846545</text:p>
          </table:table-cell>
          <table:table-cell office:value-type="float" office:value="-24.8310992925241" calcext:value-type="float">
            <text:p>-24.8310992925241</text:p>
          </table:table-cell>
        </table:table-row>
        <table:table-row table:style-name="ro1">
          <table:table-cell office:value-type="string" calcext:value-type="string">
            <text:p>2000-08-31</text:p>
          </table:table-cell>
          <table:table-cell office:value-type="float" office:value="-2.42331598021044" calcext:value-type="float">
            <text:p>-2.42331598021044</text:p>
          </table:table-cell>
          <table:table-cell office:value-type="float" office:value="11.9106356523317" calcext:value-type="float">
            <text:p>11.9106356523317</text:p>
          </table:table-cell>
          <table:table-cell office:value-type="float" office:value="2.71070964425313" calcext:value-type="float">
            <text:p>2.71070964425313</text:p>
          </table:table-cell>
          <table:table-cell office:value-type="float" office:value="-24.0129296007472" calcext:value-type="float">
            <text:p>-24.0129296007472</text:p>
          </table:table-cell>
        </table:table-row>
        <table:table-row table:style-name="ro1">
          <table:table-cell office:value-type="string" calcext:value-type="string">
            <text:p>2000-09-01</text:p>
          </table:table-cell>
          <table:table-cell office:value-type="float" office:value="-2.2607047530019" calcext:value-type="float">
            <text:p>-2.2607047530019</text:p>
          </table:table-cell>
          <table:table-cell office:value-type="float" office:value="13.0330484979978" calcext:value-type="float">
            <text:p>13.0330484979978</text:p>
          </table:table-cell>
          <table:table-cell office:value-type="float" office:value="0.526597769783241" calcext:value-type="float">
            <text:p>0.526597769783241</text:p>
          </table:table-cell>
          <table:table-cell office:value-type="float" office:value="-25.6138026999562" calcext:value-type="float">
            <text:p>-25.6138026999562</text:p>
          </table:table-cell>
        </table:table-row>
        <table:table-row table:style-name="ro1">
          <table:table-cell office:value-type="string" calcext:value-type="string">
            <text:p>2000-09-02</text:p>
          </table:table-cell>
          <table:table-cell office:value-type="float" office:value="-2.84192461610021" calcext:value-type="float">
            <text:p>-2.84192461610021</text:p>
          </table:table-cell>
          <table:table-cell office:value-type="float" office:value="11.9283849490897" calcext:value-type="float">
            <text:p>11.9283849490897</text:p>
          </table:table-cell>
          <table:table-cell office:value-type="float" office:value="1.84025983616668" calcext:value-type="float">
            <text:p>1.84025983616668</text:p>
          </table:table-cell>
          <table:table-cell office:value-type="float" office:value="-25.8639395437487" calcext:value-type="float">
            <text:p>-25.8639395437487</text:p>
          </table:table-cell>
        </table:table-row>
        <table:table-row table:style-name="ro1">
          <table:table-cell office:value-type="string" calcext:value-type="string">
            <text:p>2000-09-03</text:p>
          </table:table-cell>
          <table:table-cell office:value-type="float" office:value="-6.10240885013908" calcext:value-type="float">
            <text:p>-6.10240885013908</text:p>
          </table:table-cell>
          <table:table-cell office:value-type="float" office:value="12.8585839000319" calcext:value-type="float">
            <text:p>12.8585839000319</text:p>
          </table:table-cell>
          <table:table-cell office:value-type="float" office:value="1.80615968329327" calcext:value-type="float">
            <text:p>1.80615968329327</text:p>
          </table:table-cell>
          <table:table-cell office:value-type="float" office:value="-27.1034978691206" calcext:value-type="float">
            <text:p>-27.1034978691206</text:p>
          </table:table-cell>
        </table:table-row>
        <table:table-row table:style-name="ro1">
          <table:table-cell office:value-type="string" calcext:value-type="string">
            <text:p>2000-09-04</text:p>
          </table:table-cell>
          <table:table-cell office:value-type="float" office:value="-6.2865706069304" calcext:value-type="float">
            <text:p>-6.2865706069304</text:p>
          </table:table-cell>
          <table:table-cell office:value-type="float" office:value="12.9551854764834" calcext:value-type="float">
            <text:p>12.9551854764834</text:p>
          </table:table-cell>
          <table:table-cell office:value-type="float" office:value="3.4684762167975" calcext:value-type="float">
            <text:p>3.4684762167975</text:p>
          </table:table-cell>
          <table:table-cell office:value-type="float" office:value="-28.2121429984964" calcext:value-type="float">
            <text:p>-28.2121429984964</text:p>
          </table:table-cell>
        </table:table-row>
        <table:table-row table:style-name="ro1">
          <table:table-cell office:value-type="string" calcext:value-type="string">
            <text:p>2000-09-05</text:p>
          </table:table-cell>
          <table:table-cell office:value-type="float" office:value="-5.36633426817571" calcext:value-type="float">
            <text:p>-5.36633426817571</text:p>
          </table:table-cell>
          <table:table-cell office:value-type="float" office:value="12.6366800231891" calcext:value-type="float">
            <text:p>12.6366800231891</text:p>
          </table:table-cell>
          <table:table-cell office:value-type="float" office:value="3.44982539273233" calcext:value-type="float">
            <text:p>3.44982539273233</text:p>
          </table:table-cell>
          <table:table-cell office:value-type="float" office:value="-26.5218731978173" calcext:value-type="float">
            <text:p>-26.5218731978173</text:p>
          </table:table-cell>
        </table:table-row>
        <table:table-row table:style-name="ro1">
          <table:table-cell office:value-type="string" calcext:value-type="string">
            <text:p>2000-09-06</text:p>
          </table:table-cell>
          <table:table-cell office:value-type="float" office:value="-5.49340004659859" calcext:value-type="float">
            <text:p>-5.49340004659859</text:p>
          </table:table-cell>
          <table:table-cell office:value-type="float" office:value="12.3215774350905" calcext:value-type="float">
            <text:p>12.3215774350905</text:p>
          </table:table-cell>
          <table:table-cell office:value-type="float" office:value="3.73182629718098" calcext:value-type="float">
            <text:p>3.73182629718098</text:p>
          </table:table-cell>
          <table:table-cell office:value-type="float" office:value="-27.2289598396522" calcext:value-type="float">
            <text:p>-27.2289598396522</text:p>
          </table:table-cell>
        </table:table-row>
        <table:table-row table:style-name="ro1">
          <table:table-cell office:value-type="string" calcext:value-type="string">
            <text:p>2000-09-07</text:p>
          </table:table-cell>
          <table:table-cell office:value-type="float" office:value="-6.35418490467649" calcext:value-type="float">
            <text:p>-6.35418490467649</text:p>
          </table:table-cell>
          <table:table-cell office:value-type="float" office:value="11.5661786951854" calcext:value-type="float">
            <text:p>11.5661786951854</text:p>
          </table:table-cell>
          <table:table-cell office:value-type="float" office:value="3.7626522644545" calcext:value-type="float">
            <text:p>3.7626522644545</text:p>
          </table:table-cell>
          <table:table-cell office:value-type="float" office:value="-26.7776883278956" calcext:value-type="float">
            <text:p>-26.7776883278956</text:p>
          </table:table-cell>
        </table:table-row>
        <table:table-row table:style-name="ro1">
          <table:table-cell office:value-type="string" calcext:value-type="string">
            <text:p>2000-09-08</text:p>
          </table:table-cell>
          <table:table-cell office:value-type="float" office:value="-5.03409628566203" calcext:value-type="float">
            <text:p>-5.03409628566203</text:p>
          </table:table-cell>
          <table:table-cell office:value-type="float" office:value="11.8927978712656" calcext:value-type="float">
            <text:p>11.8927978712656</text:p>
          </table:table-cell>
          <table:table-cell office:value-type="float" office:value="3.50806685551303" calcext:value-type="float">
            <text:p>3.50806685551303</text:p>
          </table:table-cell>
          <table:table-cell office:value-type="float" office:value="-27.0798787437718" calcext:value-type="float">
            <text:p>-27.0798787437718</text:p>
          </table:table-cell>
        </table:table-row>
        <table:table-row table:style-name="ro1">
          <table:table-cell office:value-type="string" calcext:value-type="string">
            <text:p>2000-09-09</text:p>
          </table:table-cell>
          <table:table-cell office:value-type="float" office:value="-5.18026347135086" calcext:value-type="float">
            <text:p>-5.18026347135086</text:p>
          </table:table-cell>
          <table:table-cell office:value-type="float" office:value="11.9899794441641" calcext:value-type="float">
            <text:p>11.9899794441641</text:p>
          </table:table-cell>
          <table:table-cell office:value-type="float" office:value="4.03419105574868" calcext:value-type="float">
            <text:p>4.03419105574868</text:p>
          </table:table-cell>
          <table:table-cell office:value-type="float" office:value="-26.8315621317957" calcext:value-type="float">
            <text:p>-26.8315621317957</text:p>
          </table:table-cell>
        </table:table-row>
        <table:table-row table:style-name="ro1">
          <table:table-cell office:value-type="string" calcext:value-type="string">
            <text:p>2000-09-10</text:p>
          </table:table-cell>
          <table:table-cell office:value-type="float" office:value="-4.14323976329543" calcext:value-type="float">
            <text:p>-4.14323976329543</text:p>
          </table:table-cell>
          <table:table-cell office:value-type="float" office:value="12.1561570088839" calcext:value-type="float">
            <text:p>12.1561570088839</text:p>
          </table:table-cell>
          <table:table-cell office:value-type="float" office:value="4.50953691304315" calcext:value-type="float">
            <text:p>4.50953691304315</text:p>
          </table:table-cell>
          <table:table-cell office:value-type="float" office:value="-26.5027319562963" calcext:value-type="float">
            <text:p>-26.5027319562963</text:p>
          </table:table-cell>
        </table:table-row>
        <table:table-row table:style-name="ro1">
          <table:table-cell office:value-type="string" calcext:value-type="string">
            <text:p>2000-09-11</text:p>
          </table:table-cell>
          <table:table-cell office:value-type="float" office:value="-4.95170143368991" calcext:value-type="float">
            <text:p>-4.95170143368991</text:p>
          </table:table-cell>
          <table:table-cell office:value-type="float" office:value="11.0457565311058" calcext:value-type="float">
            <text:p>11.0457565311058</text:p>
          </table:table-cell>
          <table:table-cell office:value-type="float" office:value="5.04199206240076" calcext:value-type="float">
            <text:p>5.04199206240076</text:p>
          </table:table-cell>
          <table:table-cell office:value-type="float" office:value="-28.4282262184966" calcext:value-type="float">
            <text:p>-28.4282262184966</text:p>
          </table:table-cell>
        </table:table-row>
        <table:table-row table:style-name="ro1">
          <table:table-cell office:value-type="string" calcext:value-type="string">
            <text:p>2000-09-12</text:p>
          </table:table-cell>
          <table:table-cell office:value-type="float" office:value="-4.60524694176006" calcext:value-type="float">
            <text:p>-4.60524694176006</text:p>
          </table:table-cell>
          <table:table-cell office:value-type="float" office:value="10.6953197750277" calcext:value-type="float">
            <text:p>10.6953197750277</text:p>
          </table:table-cell>
          <table:table-cell office:value-type="float" office:value="3.88820906184692" calcext:value-type="float">
            <text:p>3.88820906184692</text:p>
          </table:table-cell>
          <table:table-cell office:value-type="float" office:value="-28.4814152409491" calcext:value-type="float">
            <text:p>-28.4814152409491</text:p>
          </table:table-cell>
        </table:table-row>
        <table:table-row table:style-name="ro1">
          <table:table-cell office:value-type="string" calcext:value-type="string">
            <text:p>2000-09-13</text:p>
          </table:table-cell>
          <table:table-cell office:value-type="float" office:value="-5.93749333982794" calcext:value-type="float">
            <text:p>-5.93749333982794</text:p>
          </table:table-cell>
          <table:table-cell office:value-type="float" office:value="10.3609793495564" calcext:value-type="float">
            <text:p>10.3609793495564</text:p>
          </table:table-cell>
          <table:table-cell office:value-type="float" office:value="3.28813116761986" calcext:value-type="float">
            <text:p>3.28813116761986</text:p>
          </table:table-cell>
          <table:table-cell office:value-type="float" office:value="-28.6773898415109" calcext:value-type="float">
            <text:p>-28.6773898415109</text:p>
          </table:table-cell>
        </table:table-row>
        <table:table-row table:style-name="ro1">
          <table:table-cell office:value-type="string" calcext:value-type="string">
            <text:p>2000-09-14</text:p>
          </table:table-cell>
          <table:table-cell office:value-type="float" office:value="-7.75087618454383" calcext:value-type="float">
            <text:p>-7.75087618454383</text:p>
          </table:table-cell>
          <table:table-cell office:value-type="float" office:value="8.07484868368769" calcext:value-type="float">
            <text:p>8.07484868368769</text:p>
          </table:table-cell>
          <table:table-cell office:value-type="float" office:value="1.15730450956168" calcext:value-type="float">
            <text:p>1.15730450956168</text:p>
          </table:table-cell>
          <table:table-cell office:value-type="float" office:value="-26.909682068798" calcext:value-type="float">
            <text:p>-26.909682068798</text:p>
          </table:table-cell>
        </table:table-row>
        <table:table-row table:style-name="ro1">
          <table:table-cell office:value-type="string" calcext:value-type="string">
            <text:p>2000-09-15</text:p>
          </table:table-cell>
          <table:table-cell office:value-type="float" office:value="-8.17122315071281" calcext:value-type="float">
            <text:p>-8.17122315071281</text:p>
          </table:table-cell>
          <table:table-cell office:value-type="float" office:value="6.96567332862735" calcext:value-type="float">
            <text:p>6.96567332862735</text:p>
          </table:table-cell>
          <table:table-cell office:value-type="float" office:value="1.69226189001518" calcext:value-type="float">
            <text:p>1.69226189001518</text:p>
          </table:table-cell>
          <table:table-cell office:value-type="float" office:value="-26.2395222536584" calcext:value-type="float">
            <text:p>-26.2395222536584</text:p>
          </table:table-cell>
        </table:table-row>
        <table:table-row table:style-name="ro1">
          <table:table-cell office:value-type="string" calcext:value-type="string">
            <text:p>2000-09-16</text:p>
          </table:table-cell>
          <table:table-cell office:value-type="float" office:value="-7.8671055523732" calcext:value-type="float">
            <text:p>-7.8671055523732</text:p>
          </table:table-cell>
          <table:table-cell office:value-type="float" office:value="5.35304833076444" calcext:value-type="float">
            <text:p>5.35304833076444</text:p>
          </table:table-cell>
          <table:table-cell office:value-type="float" office:value="2.46213323668488" calcext:value-type="float">
            <text:p>2.46213323668488</text:p>
          </table:table-cell>
          <table:table-cell office:value-type="float" office:value="-26.4990050004134" calcext:value-type="float">
            <text:p>-26.4990050004134</text:p>
          </table:table-cell>
        </table:table-row>
        <table:table-row table:style-name="ro1">
          <table:table-cell office:value-type="string" calcext:value-type="string">
            <text:p>2000-09-17</text:p>
          </table:table-cell>
          <table:table-cell office:value-type="float" office:value="-5.85131542444419" calcext:value-type="float">
            <text:p>-5.85131542444419</text:p>
          </table:table-cell>
          <table:table-cell office:value-type="float" office:value="4.71830385799603" calcext:value-type="float">
            <text:p>4.71830385799603</text:p>
          </table:table-cell>
          <table:table-cell office:value-type="float" office:value="1.64624555630968" calcext:value-type="float">
            <text:p>1.64624555630968</text:p>
          </table:table-cell>
          <table:table-cell office:value-type="float" office:value="-27.101010816919" calcext:value-type="float">
            <text:p>-27.101010816919</text:p>
          </table:table-cell>
        </table:table-row>
        <table:table-row table:style-name="ro1">
          <table:table-cell office:value-type="string" calcext:value-type="string">
            <text:p>2000-09-18</text:p>
          </table:table-cell>
          <table:table-cell office:value-type="float" office:value="-4.54438930676453" calcext:value-type="float">
            <text:p>-4.54438930676453</text:p>
          </table:table-cell>
          <table:table-cell office:value-type="float" office:value="4.11316744085731" calcext:value-type="float">
            <text:p>4.11316744085731</text:p>
          </table:table-cell>
          <table:table-cell office:value-type="float" office:value="0.472762577260839" calcext:value-type="float">
            <text:p>0.472762577260839</text:p>
          </table:table-cell>
          <table:table-cell office:value-type="float" office:value="-27.7899616997882" calcext:value-type="float">
            <text:p>-27.7899616997882</text:p>
          </table:table-cell>
        </table:table-row>
        <table:table-row table:style-name="ro1">
          <table:table-cell office:value-type="string" calcext:value-type="string">
            <text:p>2000-09-19</text:p>
          </table:table-cell>
          <table:table-cell office:value-type="float" office:value="-5.95093168649049" calcext:value-type="float">
            <text:p>-5.95093168649049</text:p>
          </table:table-cell>
          <table:table-cell office:value-type="float" office:value="3.59488630053758" calcext:value-type="float">
            <text:p>3.59488630053758</text:p>
          </table:table-cell>
          <table:table-cell office:value-type="float" office:value="1.14024279181911" calcext:value-type="float">
            <text:p>1.14024279181911</text:p>
          </table:table-cell>
          <table:table-cell office:value-type="float" office:value="-28.9229142508503" calcext:value-type="float">
            <text:p>-28.9229142508503</text:p>
          </table:table-cell>
        </table:table-row>
        <table:table-row table:style-name="ro1">
          <table:table-cell office:value-type="string" calcext:value-type="string">
            <text:p>2000-09-20</text:p>
          </table:table-cell>
          <table:table-cell office:value-type="float" office:value="-6.03062883984889" calcext:value-type="float">
            <text:p>-6.03062883984889</text:p>
          </table:table-cell>
          <table:table-cell office:value-type="float" office:value="2.55717967947001" calcext:value-type="float">
            <text:p>2.55717967947001</text:p>
          </table:table-cell>
          <table:table-cell office:value-type="float" office:value="0.494605845773146" calcext:value-type="float">
            <text:p>0.494605845773146</text:p>
          </table:table-cell>
          <table:table-cell office:value-type="float" office:value="-26.6290578513215" calcext:value-type="float">
            <text:p>-26.6290578513215</text:p>
          </table:table-cell>
        </table:table-row>
        <table:table-row table:style-name="ro1">
          <table:table-cell office:value-type="string" calcext:value-type="string">
            <text:p>2000-09-21</text:p>
          </table:table-cell>
          <table:table-cell office:value-type="float" office:value="-2.58794952441148" calcext:value-type="float">
            <text:p>-2.58794952441148</text:p>
          </table:table-cell>
          <table:table-cell office:value-type="float" office:value="2.46171615756104" calcext:value-type="float">
            <text:p>2.46171615756104</text:p>
          </table:table-cell>
          <table:table-cell office:value-type="float" office:value="0.907882099674888" calcext:value-type="float">
            <text:p>0.907882099674888</text:p>
          </table:table-cell>
          <table:table-cell office:value-type="float" office:value="-26.6675809981559" calcext:value-type="float">
            <text:p>-26.6675809981559</text:p>
          </table:table-cell>
        </table:table-row>
        <table:table-row table:style-name="ro1">
          <table:table-cell office:value-type="string" calcext:value-type="string">
            <text:p>2000-09-22</text:p>
          </table:table-cell>
          <table:table-cell office:value-type="float" office:value="-3.59600066202061" calcext:value-type="float">
            <text:p>-3.59600066202061</text:p>
          </table:table-cell>
          <table:table-cell office:value-type="float" office:value="1.49655628285213" calcext:value-type="float">
            <text:p>1.49655628285213</text:p>
          </table:table-cell>
          <table:table-cell office:value-type="float" office:value="0.210700925176901" calcext:value-type="float">
            <text:p>0.210700925176901</text:p>
          </table:table-cell>
          <table:table-cell office:value-type="float" office:value="-25.2496899136877" calcext:value-type="float">
            <text:p>-25.2496899136877</text:p>
          </table:table-cell>
        </table:table-row>
        <table:table-row table:style-name="ro1">
          <table:table-cell office:value-type="string" calcext:value-type="string">
            <text:p>2000-09-23</text:p>
          </table:table-cell>
          <table:table-cell office:value-type="float" office:value="-5.12225283972303" calcext:value-type="float">
            <text:p>-5.12225283972303</text:p>
          </table:table-cell>
          <table:table-cell office:value-type="float" office:value="0.0427960651559642" calcext:value-type="float">
            <text:p>0.042796065155964</text:p>
          </table:table-cell>
          <table:table-cell office:value-type="float" office:value="0.222556939091448" calcext:value-type="float">
            <text:p>0.222556939091448</text:p>
          </table:table-cell>
          <table:table-cell office:value-type="float" office:value="-26.0401117375282" calcext:value-type="float">
            <text:p>-26.0401117375282</text:p>
          </table:table-cell>
        </table:table-row>
        <table:table-row table:style-name="ro1">
          <table:table-cell office:value-type="string" calcext:value-type="string">
            <text:p>2000-09-24</text:p>
          </table:table-cell>
          <table:table-cell office:value-type="float" office:value="-4.96232457502576" calcext:value-type="float">
            <text:p>-4.96232457502576</text:p>
          </table:table-cell>
          <table:table-cell office:value-type="float" office:value="0.486374806634436" calcext:value-type="float">
            <text:p>0.486374806634436</text:p>
          </table:table-cell>
          <table:table-cell office:value-type="float" office:value="0.385729386703333" calcext:value-type="float">
            <text:p>0.385729386703333</text:p>
          </table:table-cell>
          <table:table-cell office:value-type="float" office:value="-27.7074000708322" calcext:value-type="float">
            <text:p>-27.7074000708322</text:p>
          </table:table-cell>
        </table:table-row>
        <table:table-row table:style-name="ro1">
          <table:table-cell office:value-type="string" calcext:value-type="string">
            <text:p>2000-09-25</text:p>
          </table:table-cell>
          <table:table-cell office:value-type="float" office:value="-5.02271394016944" calcext:value-type="float">
            <text:p>-5.02271394016944</text:p>
          </table:table-cell>
          <table:table-cell office:value-type="float" office:value="-0.344179959733103" calcext:value-type="float">
            <text:p>-0.344179959733103</text:p>
          </table:table-cell>
          <table:table-cell office:value-type="float" office:value="0.698723466967827" calcext:value-type="float">
            <text:p>0.698723466967827</text:p>
          </table:table-cell>
          <table:table-cell office:value-type="float" office:value="-28.8007052425648" calcext:value-type="float">
            <text:p>-28.8007052425648</text:p>
          </table:table-cell>
        </table:table-row>
        <table:table-row table:style-name="ro1">
          <table:table-cell office:value-type="string" calcext:value-type="string">
            <text:p>2000-09-26</text:p>
          </table:table-cell>
          <table:table-cell office:value-type="float" office:value="-4.09757030029932" calcext:value-type="float">
            <text:p>-4.09757030029932</text:p>
          </table:table-cell>
          <table:table-cell office:value-type="float" office:value="-0.240511235037541" calcext:value-type="float">
            <text:p>-0.240511235037541</text:p>
          </table:table-cell>
          <table:table-cell office:value-type="float" office:value="-0.470350502963256" calcext:value-type="float">
            <text:p>-0.470350502963256</text:p>
          </table:table-cell>
          <table:table-cell office:value-type="float" office:value="-28.4285118040744" calcext:value-type="float">
            <text:p>-28.4285118040744</text:p>
          </table:table-cell>
        </table:table-row>
        <table:table-row table:style-name="ro1">
          <table:table-cell office:value-type="string" calcext:value-type="string">
            <text:p>2000-09-27</text:p>
          </table:table-cell>
          <table:table-cell office:value-type="float" office:value="-3.06586980214446" calcext:value-type="float">
            <text:p>-3.06586980214446</text:p>
          </table:table-cell>
          <table:table-cell office:value-type="float" office:value="1.71236455028627" calcext:value-type="float">
            <text:p>1.71236455028627</text:p>
          </table:table-cell>
          <table:table-cell office:value-type="float" office:value="1.08495897977354" calcext:value-type="float">
            <text:p>1.08495897977354</text:p>
          </table:table-cell>
          <table:table-cell office:value-type="float" office:value="-26.2526940094377" calcext:value-type="float">
            <text:p>-26.2526940094377</text:p>
          </table:table-cell>
        </table:table-row>
        <table:table-row table:style-name="ro1">
          <table:table-cell office:value-type="string" calcext:value-type="string">
            <text:p>2000-09-28</text:p>
          </table:table-cell>
          <table:table-cell office:value-type="float" office:value="-3.73495271979024" calcext:value-type="float">
            <text:p>-3.73495271979024</text:p>
          </table:table-cell>
          <table:table-cell office:value-type="float" office:value="2.16461876260821" calcext:value-type="float">
            <text:p>2.16461876260821</text:p>
          </table:table-cell>
          <table:table-cell office:value-type="float" office:value="-0.155899986479975" calcext:value-type="float">
            <text:p>-0.155899986479975</text:p>
          </table:table-cell>
          <table:table-cell office:value-type="float" office:value="-26.3458774801296" calcext:value-type="float">
            <text:p>-26.3458774801296</text:p>
          </table:table-cell>
        </table:table-row>
        <table:table-row table:style-name="ro1">
          <table:table-cell office:value-type="string" calcext:value-type="string">
            <text:p>2000-09-29</text:p>
          </table:table-cell>
          <table:table-cell office:value-type="float" office:value="-4.25998003201133" calcext:value-type="float">
            <text:p>-4.25998003201133</text:p>
          </table:table-cell>
          <table:table-cell office:value-type="float" office:value="4.0916646247923" calcext:value-type="float">
            <text:p>4.0916646247923</text:p>
          </table:table-cell>
          <table:table-cell office:value-type="float" office:value="0.392447974052785" calcext:value-type="float">
            <text:p>0.392447974052785</text:p>
          </table:table-cell>
          <table:table-cell office:value-type="float" office:value="-27.8382328424943" calcext:value-type="float">
            <text:p>-27.8382328424943</text:p>
          </table:table-cell>
        </table:table-row>
        <table:table-row table:style-name="ro1">
          <table:table-cell office:value-type="string" calcext:value-type="string">
            <text:p>2000-09-30</text:p>
          </table:table-cell>
          <table:table-cell office:value-type="float" office:value="-5.12560300697875" calcext:value-type="float">
            <text:p>-5.12560300697875</text:p>
          </table:table-cell>
          <table:table-cell office:value-type="float" office:value="4.6797914720308" calcext:value-type="float">
            <text:p>4.6797914720308</text:p>
          </table:table-cell>
          <table:table-cell office:value-type="float" office:value="-0.91775447597979" calcext:value-type="float">
            <text:p>-0.91775447597979</text:p>
          </table:table-cell>
          <table:table-cell office:value-type="float" office:value="-26.7655456859499" calcext:value-type="float">
            <text:p>-26.7655456859499</text:p>
          </table:table-cell>
        </table:table-row>
        <table:table-row table:style-name="ro1">
          <table:table-cell office:value-type="string" calcext:value-type="string">
            <text:p>2000-10-01</text:p>
          </table:table-cell>
          <table:table-cell office:value-type="float" office:value="-5.00434584591181" calcext:value-type="float">
            <text:p>-5.00434584591181</text:p>
          </table:table-cell>
          <table:table-cell office:value-type="float" office:value="5.70361388783431" calcext:value-type="float">
            <text:p>5.70361388783431</text:p>
          </table:table-cell>
          <table:table-cell office:value-type="float" office:value="-1.8483788573327" calcext:value-type="float">
            <text:p>-1.8483788573327</text:p>
          </table:table-cell>
          <table:table-cell office:value-type="float" office:value="-27.1907584815371" calcext:value-type="float">
            <text:p>-27.1907584815371</text:p>
          </table:table-cell>
        </table:table-row>
        <table:table-row table:style-name="ro1">
          <table:table-cell office:value-type="string" calcext:value-type="string">
            <text:p>2000-10-02</text:p>
          </table:table-cell>
          <table:table-cell office:value-type="float" office:value="-3.60686647228548" calcext:value-type="float">
            <text:p>-3.60686647228548</text:p>
          </table:table-cell>
          <table:table-cell office:value-type="float" office:value="4.60622390501364" calcext:value-type="float">
            <text:p>4.60622390501364</text:p>
          </table:table-cell>
          <table:table-cell office:value-type="float" office:value="-3.06471979161217" calcext:value-type="float">
            <text:p>-3.06471979161217</text:p>
          </table:table-cell>
          <table:table-cell office:value-type="float" office:value="-27.8546991395614" calcext:value-type="float">
            <text:p>-27.8546991395614</text:p>
          </table:table-cell>
        </table:table-row>
        <table:table-row table:style-name="ro1">
          <table:table-cell office:value-type="string" calcext:value-type="string">
            <text:p>2000-10-03</text:p>
          </table:table-cell>
          <table:table-cell office:value-type="float" office:value="-4.48977461216188" calcext:value-type="float">
            <text:p>-4.48977461216188</text:p>
          </table:table-cell>
          <table:table-cell office:value-type="float" office:value="4.3915415139651" calcext:value-type="float">
            <text:p>4.3915415139651</text:p>
          </table:table-cell>
          <table:table-cell office:value-type="float" office:value="-3.74713401834887" calcext:value-type="float">
            <text:p>-3.74713401834887</text:p>
          </table:table-cell>
          <table:table-cell office:value-type="float" office:value="-28.7329248249108" calcext:value-type="float">
            <text:p>-28.7329248249108</text:p>
          </table:table-cell>
        </table:table-row>
        <table:table-row table:style-name="ro1">
          <table:table-cell office:value-type="string" calcext:value-type="string">
            <text:p>2000-10-04</text:p>
          </table:table-cell>
          <table:table-cell office:value-type="float" office:value="-5.31173213345667" calcext:value-type="float">
            <text:p>-5.31173213345667</text:p>
          </table:table-cell>
          <table:table-cell office:value-type="float" office:value="7.07618802868255" calcext:value-type="float">
            <text:p>7.07618802868255</text:p>
          </table:table-cell>
          <table:table-cell office:value-type="float" office:value="-4.15615963154064" calcext:value-type="float">
            <text:p>-4.15615963154064</text:p>
          </table:table-cell>
          <table:table-cell office:value-type="float" office:value="-28.7847357675567" calcext:value-type="float">
            <text:p>-28.7847357675567</text:p>
          </table:table-cell>
        </table:table-row>
        <table:table-row table:style-name="ro1">
          <table:table-cell office:value-type="string" calcext:value-type="string">
            <text:p>2000-10-05</text:p>
          </table:table-cell>
          <table:table-cell office:value-type="float" office:value="-3.13177094527712" calcext:value-type="float">
            <text:p>-3.13177094527712</text:p>
          </table:table-cell>
          <table:table-cell office:value-type="float" office:value="7.96233642535439" calcext:value-type="float">
            <text:p>7.96233642535439</text:p>
          </table:table-cell>
          <table:table-cell office:value-type="float" office:value="-3.38687314424208" calcext:value-type="float">
            <text:p>-3.38687314424208</text:p>
          </table:table-cell>
          <table:table-cell office:value-type="float" office:value="-30.1386124034339" calcext:value-type="float">
            <text:p>-30.1386124034339</text:p>
          </table:table-cell>
        </table:table-row>
        <table:table-row table:style-name="ro1">
          <table:table-cell office:value-type="string" calcext:value-type="string">
            <text:p>2000-10-06</text:p>
          </table:table-cell>
          <table:table-cell office:value-type="float" office:value="-3.35782108462332" calcext:value-type="float">
            <text:p>-3.35782108462332</text:p>
          </table:table-cell>
          <table:table-cell office:value-type="float" office:value="8.01482948190111" calcext:value-type="float">
            <text:p>8.01482948190111</text:p>
          </table:table-cell>
          <table:table-cell office:value-type="float" office:value="-4.35054044056377" calcext:value-type="float">
            <text:p>-4.35054044056377</text:p>
          </table:table-cell>
          <table:table-cell office:value-type="float" office:value="-31.1893329804945" calcext:value-type="float">
            <text:p>-31.1893329804945</text:p>
          </table:table-cell>
        </table:table-row>
        <table:table-row table:style-name="ro1">
          <table:table-cell office:value-type="string" calcext:value-type="string">
            <text:p>2000-10-07</text:p>
          </table:table-cell>
          <table:table-cell office:value-type="float" office:value="-2.69098836632679" calcext:value-type="float">
            <text:p>-2.69098836632679</text:p>
          </table:table-cell>
          <table:table-cell office:value-type="float" office:value="8.3643425819112" calcext:value-type="float">
            <text:p>8.3643425819112</text:p>
          </table:table-cell>
          <table:table-cell office:value-type="float" office:value="-4.59863126794622" calcext:value-type="float">
            <text:p>-4.59863126794622</text:p>
          </table:table-cell>
          <table:table-cell office:value-type="float" office:value="-30.6596740402166" calcext:value-type="float">
            <text:p>-30.6596740402166</text:p>
          </table:table-cell>
        </table:table-row>
        <table:table-row table:style-name="ro1">
          <table:table-cell office:value-type="string" calcext:value-type="string">
            <text:p>2000-10-08</text:p>
          </table:table-cell>
          <table:table-cell office:value-type="float" office:value="-3.24155457756213" calcext:value-type="float">
            <text:p>-3.24155457756213</text:p>
          </table:table-cell>
          <table:table-cell office:value-type="float" office:value="8.27777971007286" calcext:value-type="float">
            <text:p>8.27777971007286</text:p>
          </table:table-cell>
          <table:table-cell office:value-type="float" office:value="-6.76722754957694" calcext:value-type="float">
            <text:p>-6.76722754957694</text:p>
          </table:table-cell>
          <table:table-cell office:value-type="float" office:value="-29.5567093863538" calcext:value-type="float">
            <text:p>-29.5567093863538</text:p>
          </table:table-cell>
        </table:table-row>
        <table:table-row table:style-name="ro1">
          <table:table-cell office:value-type="string" calcext:value-type="string">
            <text:p>2000-10-09</text:p>
          </table:table-cell>
          <table:table-cell office:value-type="float" office:value="-4.02945797367361" calcext:value-type="float">
            <text:p>-4.02945797367361</text:p>
          </table:table-cell>
          <table:table-cell office:value-type="float" office:value="8.42510673228894" calcext:value-type="float">
            <text:p>8.42510673228894</text:p>
          </table:table-cell>
          <table:table-cell office:value-type="float" office:value="-6.30311500082991" calcext:value-type="float">
            <text:p>-6.30311500082991</text:p>
          </table:table-cell>
          <table:table-cell office:value-type="float" office:value="-29.3780089478129" calcext:value-type="float">
            <text:p>-29.3780089478129</text:p>
          </table:table-cell>
        </table:table-row>
        <table:table-row table:style-name="ro1">
          <table:table-cell office:value-type="string" calcext:value-type="string">
            <text:p>2000-10-10</text:p>
          </table:table-cell>
          <table:table-cell office:value-type="float" office:value="-3.8582491886514" calcext:value-type="float">
            <text:p>-3.8582491886514</text:p>
          </table:table-cell>
          <table:table-cell office:value-type="float" office:value="6.81775421151922" calcext:value-type="float">
            <text:p>6.81775421151922</text:p>
          </table:table-cell>
          <table:table-cell office:value-type="float" office:value="-7.35236298179787" calcext:value-type="float">
            <text:p>-7.35236298179787</text:p>
          </table:table-cell>
          <table:table-cell office:value-type="float" office:value="-28.8397470771497" calcext:value-type="float">
            <text:p>-28.8397470771497</text:p>
          </table:table-cell>
        </table:table-row>
        <table:table-row table:style-name="ro1">
          <table:table-cell office:value-type="string" calcext:value-type="string">
            <text:p>2000-10-11</text:p>
          </table:table-cell>
          <table:table-cell office:value-type="float" office:value="-4.70662192083459" calcext:value-type="float">
            <text:p>-4.70662192083459</text:p>
          </table:table-cell>
          <table:table-cell office:value-type="float" office:value="7.20621078610532" calcext:value-type="float">
            <text:p>7.20621078610532</text:p>
          </table:table-cell>
          <table:table-cell office:value-type="float" office:value="-7.05391154039426" calcext:value-type="float">
            <text:p>-7.05391154039426</text:p>
          </table:table-cell>
          <table:table-cell office:value-type="float" office:value="-29.0711542703193" calcext:value-type="float">
            <text:p>-29.0711542703193</text:p>
          </table:table-cell>
        </table:table-row>
        <table:table-row table:style-name="ro1">
          <table:table-cell office:value-type="string" calcext:value-type="string">
            <text:p>2000-10-12</text:p>
          </table:table-cell>
          <table:table-cell office:value-type="float" office:value="-5.43677945397145" calcext:value-type="float">
            <text:p>-5.43677945397145</text:p>
          </table:table-cell>
          <table:table-cell office:value-type="float" office:value="7.30310963174997" calcext:value-type="float">
            <text:p>7.30310963174997</text:p>
          </table:table-cell>
          <table:table-cell office:value-type="float" office:value="-6.1280710773058" calcext:value-type="float">
            <text:p>-6.1280710773058</text:p>
          </table:table-cell>
          <table:table-cell office:value-type="float" office:value="-27.8509457036635" calcext:value-type="float">
            <text:p>-27.8509457036635</text:p>
          </table:table-cell>
        </table:table-row>
        <table:table-row table:style-name="ro1">
          <table:table-cell office:value-type="string" calcext:value-type="string">
            <text:p>2000-10-13</text:p>
          </table:table-cell>
          <table:table-cell office:value-type="float" office:value="-5.99369103195247" calcext:value-type="float">
            <text:p>-5.99369103195247</text:p>
          </table:table-cell>
          <table:table-cell office:value-type="float" office:value="8.15688279835748" calcext:value-type="float">
            <text:p>8.15688279835748</text:p>
          </table:table-cell>
          <table:table-cell office:value-type="float" office:value="-6.54092594185516" calcext:value-type="float">
            <text:p>-6.54092594185516</text:p>
          </table:table-cell>
          <table:table-cell office:value-type="float" office:value="-26.8678168097012" calcext:value-type="float">
            <text:p>-26.8678168097012</text:p>
          </table:table-cell>
        </table:table-row>
        <table:table-row table:style-name="ro1">
          <table:table-cell office:value-type="string" calcext:value-type="string">
            <text:p>2000-10-14</text:p>
          </table:table-cell>
          <table:table-cell office:value-type="float" office:value="-5.50596672557533" calcext:value-type="float">
            <text:p>-5.50596672557533</text:p>
          </table:table-cell>
          <table:table-cell office:value-type="float" office:value="8.92299957480404" calcext:value-type="float">
            <text:p>8.92299957480404</text:p>
          </table:table-cell>
          <table:table-cell office:value-type="float" office:value="-7.02998137894585" calcext:value-type="float">
            <text:p>-7.02998137894585</text:p>
          </table:table-cell>
          <table:table-cell office:value-type="float" office:value="-28.8363847277992" calcext:value-type="float">
            <text:p>-28.8363847277992</text:p>
          </table:table-cell>
        </table:table-row>
        <table:table-row table:style-name="ro1">
          <table:table-cell office:value-type="string" calcext:value-type="string">
            <text:p>2000-10-15</text:p>
          </table:table-cell>
          <table:table-cell office:value-type="float" office:value="-5.26647910375641" calcext:value-type="float">
            <text:p>-5.26647910375641</text:p>
          </table:table-cell>
          <table:table-cell office:value-type="float" office:value="7.59904119841537" calcext:value-type="float">
            <text:p>7.59904119841537</text:p>
          </table:table-cell>
          <table:table-cell office:value-type="float" office:value="-8.71111731297663" calcext:value-type="float">
            <text:p>-8.71111731297663</text:p>
          </table:table-cell>
          <table:table-cell office:value-type="float" office:value="-26.8593594500223" calcext:value-type="float">
            <text:p>-26.8593594500223</text:p>
          </table:table-cell>
        </table:table-row>
        <table:table-row table:style-name="ro1">
          <table:table-cell office:value-type="string" calcext:value-type="string">
            <text:p>2000-10-16</text:p>
          </table:table-cell>
          <table:table-cell office:value-type="float" office:value="-5.02968981561757" calcext:value-type="float">
            <text:p>-5.02968981561757</text:p>
          </table:table-cell>
          <table:table-cell office:value-type="float" office:value="7.24559571930887" calcext:value-type="float">
            <text:p>7.24559571930887</text:p>
          </table:table-cell>
          <table:table-cell office:value-type="float" office:value="-9.13727102021635" calcext:value-type="float">
            <text:p>-9.13727102021635</text:p>
          </table:table-cell>
          <table:table-cell office:value-type="float" office:value="-25.2985703283076" calcext:value-type="float">
            <text:p>-25.2985703283076</text:p>
          </table:table-cell>
        </table:table-row>
        <table:table-row table:style-name="ro1">
          <table:table-cell office:value-type="string" calcext:value-type="string">
            <text:p>2000-10-17</text:p>
          </table:table-cell>
          <table:table-cell office:value-type="float" office:value="-4.53090375042676" calcext:value-type="float">
            <text:p>-4.53090375042676</text:p>
          </table:table-cell>
          <table:table-cell office:value-type="float" office:value="5.60084164129787" calcext:value-type="float">
            <text:p>5.60084164129787</text:p>
          </table:table-cell>
          <table:table-cell office:value-type="float" office:value="-9.46269996211765" calcext:value-type="float">
            <text:p>-9.46269996211765</text:p>
          </table:table-cell>
          <table:table-cell office:value-type="float" office:value="-26.5597712658775" calcext:value-type="float">
            <text:p>-26.5597712658775</text:p>
          </table:table-cell>
        </table:table-row>
        <table:table-row table:style-name="ro1">
          <table:table-cell office:value-type="string" calcext:value-type="string">
            <text:p>2000-10-18</text:p>
          </table:table-cell>
          <table:table-cell office:value-type="float" office:value="-4.78306564276925" calcext:value-type="float">
            <text:p>-4.78306564276925</text:p>
          </table:table-cell>
          <table:table-cell office:value-type="float" office:value="4.95535369936211" calcext:value-type="float">
            <text:p>4.95535369936211</text:p>
          </table:table-cell>
          <table:table-cell office:value-type="float" office:value="-9.57992095033193" calcext:value-type="float">
            <text:p>-9.57992095033193</text:p>
          </table:table-cell>
          <table:table-cell office:value-type="float" office:value="-25.6351729529187" calcext:value-type="float">
            <text:p>-25.6351729529187</text:p>
          </table:table-cell>
        </table:table-row>
        <table:table-row table:style-name="ro1">
          <table:table-cell office:value-type="string" calcext:value-type="string">
            <text:p>2000-10-19</text:p>
          </table:table-cell>
          <table:table-cell office:value-type="float" office:value="-4.95768104879819" calcext:value-type="float">
            <text:p>-4.95768104879819</text:p>
          </table:table-cell>
          <table:table-cell office:value-type="float" office:value="4.93887431572142" calcext:value-type="float">
            <text:p>4.93887431572142</text:p>
          </table:table-cell>
          <table:table-cell office:value-type="float" office:value="-10.4840506602246" calcext:value-type="float">
            <text:p>-10.4840506602246</text:p>
          </table:table-cell>
          <table:table-cell office:value-type="float" office:value="-25.5105630722482" calcext:value-type="float">
            <text:p>-25.5105630722482</text:p>
          </table:table-cell>
        </table:table-row>
        <table:table-row table:style-name="ro1">
          <table:table-cell office:value-type="string" calcext:value-type="string">
            <text:p>2000-10-20</text:p>
          </table:table-cell>
          <table:table-cell office:value-type="float" office:value="-5.65209245861507" calcext:value-type="float">
            <text:p>-5.65209245861507</text:p>
          </table:table-cell>
          <table:table-cell office:value-type="float" office:value="6.97987925849745" calcext:value-type="float">
            <text:p>6.97987925849745</text:p>
          </table:table-cell>
          <table:table-cell office:value-type="float" office:value="-9.50050238283772" calcext:value-type="float">
            <text:p>-9.50050238283772</text:p>
          </table:table-cell>
          <table:table-cell office:value-type="float" office:value="-26.2220673868002" calcext:value-type="float">
            <text:p>-26.2220673868002</text:p>
          </table:table-cell>
        </table:table-row>
        <table:table-row table:style-name="ro1">
          <table:table-cell office:value-type="string" calcext:value-type="string">
            <text:p>2000-10-21</text:p>
          </table:table-cell>
          <table:table-cell office:value-type="float" office:value="-5.73899574909517" calcext:value-type="float">
            <text:p>-5.73899574909517</text:p>
          </table:table-cell>
          <table:table-cell office:value-type="float" office:value="5.70391268336955" calcext:value-type="float">
            <text:p>5.70391268336955</text:p>
          </table:table-cell>
          <table:table-cell office:value-type="float" office:value="-8.65306512530353" calcext:value-type="float">
            <text:p>-8.65306512530353</text:p>
          </table:table-cell>
          <table:table-cell office:value-type="float" office:value="-26.6126075614678" calcext:value-type="float">
            <text:p>-26.6126075614678</text:p>
          </table:table-cell>
        </table:table-row>
        <table:table-row table:style-name="ro1">
          <table:table-cell office:value-type="string" calcext:value-type="string">
            <text:p>2000-10-22</text:p>
          </table:table-cell>
          <table:table-cell office:value-type="float" office:value="-6.24701668628552" calcext:value-type="float">
            <text:p>-6.24701668628552</text:p>
          </table:table-cell>
          <table:table-cell office:value-type="float" office:value="4.56507692566005" calcext:value-type="float">
            <text:p>4.56507692566005</text:p>
          </table:table-cell>
          <table:table-cell office:value-type="float" office:value="-7.93780765245247" calcext:value-type="float">
            <text:p>-7.93780765245247</text:p>
          </table:table-cell>
          <table:table-cell office:value-type="float" office:value="-25.133708290813" calcext:value-type="float">
            <text:p>-25.133708290813</text:p>
          </table:table-cell>
        </table:table-row>
        <table:table-row table:style-name="ro1">
          <table:table-cell office:value-type="string" calcext:value-type="string">
            <text:p>2000-10-23</text:p>
          </table:table-cell>
          <table:table-cell office:value-type="float" office:value="-7.01560056241931" calcext:value-type="float">
            <text:p>-7.01560056241931</text:p>
          </table:table-cell>
          <table:table-cell office:value-type="float" office:value="5.42831737302783" calcext:value-type="float">
            <text:p>5.42831737302783</text:p>
          </table:table-cell>
          <table:table-cell office:value-type="float" office:value="-9.43070449002576" calcext:value-type="float">
            <text:p>-9.43070449002576</text:p>
          </table:table-cell>
          <table:table-cell office:value-type="float" office:value="-25.3387828177548" calcext:value-type="float">
            <text:p>-25.3387828177548</text:p>
          </table:table-cell>
        </table:table-row>
        <table:table-row table:style-name="ro1">
          <table:table-cell office:value-type="string" calcext:value-type="string">
            <text:p>2000-10-24</text:p>
          </table:table-cell>
          <table:table-cell office:value-type="float" office:value="-7.39439324571082" calcext:value-type="float">
            <text:p>-7.39439324571082</text:p>
          </table:table-cell>
          <table:table-cell office:value-type="float" office:value="5.56767210094864" calcext:value-type="float">
            <text:p>5.56767210094864</text:p>
          </table:table-cell>
          <table:table-cell office:value-type="float" office:value="-9.60480614222241" calcext:value-type="float">
            <text:p>-9.60480614222241</text:p>
          </table:table-cell>
          <table:table-cell office:value-type="float" office:value="-26.942805257555" calcext:value-type="float">
            <text:p>-26.942805257555</text:p>
          </table:table-cell>
        </table:table-row>
        <table:table-row table:style-name="ro1">
          <table:table-cell office:value-type="string" calcext:value-type="string">
            <text:p>2000-10-25</text:p>
          </table:table-cell>
          <table:table-cell office:value-type="float" office:value="-6.85315590512627" calcext:value-type="float">
            <text:p>-6.85315590512627</text:p>
          </table:table-cell>
          <table:table-cell office:value-type="float" office:value="6.89043297967577" calcext:value-type="float">
            <text:p>6.89043297967577</text:p>
          </table:table-cell>
          <table:table-cell office:value-type="float" office:value="-9.18795544341831" calcext:value-type="float">
            <text:p>-9.18795544341831</text:p>
          </table:table-cell>
          <table:table-cell office:value-type="float" office:value="-26.4995565130304" calcext:value-type="float">
            <text:p>-26.4995565130304</text:p>
          </table:table-cell>
        </table:table-row>
        <table:table-row table:style-name="ro1">
          <table:table-cell office:value-type="string" calcext:value-type="string">
            <text:p>2000-10-26</text:p>
          </table:table-cell>
          <table:table-cell office:value-type="float" office:value="-7.30979186269468" calcext:value-type="float">
            <text:p>-7.30979186269468</text:p>
          </table:table-cell>
          <table:table-cell office:value-type="float" office:value="8.11771102159888" calcext:value-type="float">
            <text:p>8.11771102159888</text:p>
          </table:table-cell>
          <table:table-cell office:value-type="float" office:value="-9.54886925650677" calcext:value-type="float">
            <text:p>-9.54886925650677</text:p>
          </table:table-cell>
          <table:table-cell office:value-type="float" office:value="-26.7301411391" calcext:value-type="float">
            <text:p>-26.7301411391</text:p>
          </table:table-cell>
        </table:table-row>
        <table:table-row table:style-name="ro1">
          <table:table-cell office:value-type="string" calcext:value-type="string">
            <text:p>2000-10-27</text:p>
          </table:table-cell>
          <table:table-cell office:value-type="float" office:value="-7.31627435166974" calcext:value-type="float">
            <text:p>-7.31627435166974</text:p>
          </table:table-cell>
          <table:table-cell office:value-type="float" office:value="8.62213489594883" calcext:value-type="float">
            <text:p>8.62213489594883</text:p>
          </table:table-cell>
          <table:table-cell office:value-type="float" office:value="-12.0084943908899" calcext:value-type="float">
            <text:p>-12.0084943908899</text:p>
          </table:table-cell>
          <table:table-cell office:value-type="float" office:value="-26.6728715522639" calcext:value-type="float">
            <text:p>-26.6728715522639</text:p>
          </table:table-cell>
        </table:table-row>
        <table:table-row table:style-name="ro1">
          <table:table-cell office:value-type="string" calcext:value-type="string">
            <text:p>2000-10-28</text:p>
          </table:table-cell>
          <table:table-cell office:value-type="float" office:value="-7.65257264029086" calcext:value-type="float">
            <text:p>-7.65257264029086</text:p>
          </table:table-cell>
          <table:table-cell office:value-type="float" office:value="9.32046782610142" calcext:value-type="float">
            <text:p>9.32046782610142</text:p>
          </table:table-cell>
          <table:table-cell office:value-type="float" office:value="-11.0033660563091" calcext:value-type="float">
            <text:p>-11.0033660563091</text:p>
          </table:table-cell>
          <table:table-cell office:value-type="float" office:value="-27.4257374533252" calcext:value-type="float">
            <text:p>-27.4257374533252</text:p>
          </table:table-cell>
        </table:table-row>
        <table:table-row table:style-name="ro1">
          <table:table-cell office:value-type="string" calcext:value-type="string">
            <text:p>2000-10-29</text:p>
          </table:table-cell>
          <table:table-cell office:value-type="float" office:value="-7.57223442268141" calcext:value-type="float">
            <text:p>-7.57223442268141</text:p>
          </table:table-cell>
          <table:table-cell office:value-type="float" office:value="10.7201615368124" calcext:value-type="float">
            <text:p>10.7201615368124</text:p>
          </table:table-cell>
          <table:table-cell office:value-type="float" office:value="-10.4442896777962" calcext:value-type="float">
            <text:p>-10.4442896777962</text:p>
          </table:table-cell>
          <table:table-cell office:value-type="float" office:value="-27.9591586407104" calcext:value-type="float">
            <text:p>-27.9591586407104</text:p>
          </table:table-cell>
        </table:table-row>
        <table:table-row table:style-name="ro1">
          <table:table-cell office:value-type="string" calcext:value-type="string">
            <text:p>2000-10-30</text:p>
          </table:table-cell>
          <table:table-cell office:value-type="float" office:value="-7.85708028352123" calcext:value-type="float">
            <text:p>-7.85708028352123</text:p>
          </table:table-cell>
          <table:table-cell office:value-type="float" office:value="11.3951298837889" calcext:value-type="float">
            <text:p>11.3951298837889</text:p>
          </table:table-cell>
          <table:table-cell office:value-type="float" office:value="-11.1724257586361" calcext:value-type="float">
            <text:p>-11.1724257586361</text:p>
          </table:table-cell>
          <table:table-cell office:value-type="float" office:value="-28.2845582841491" calcext:value-type="float">
            <text:p>-28.2845582841491</text:p>
          </table:table-cell>
        </table:table-row>
        <table:table-row table:style-name="ro1">
          <table:table-cell office:value-type="string" calcext:value-type="string">
            <text:p>2000-10-31</text:p>
          </table:table-cell>
          <table:table-cell office:value-type="float" office:value="-7.33168928422038" calcext:value-type="float">
            <text:p>-7.33168928422038</text:p>
          </table:table-cell>
          <table:table-cell office:value-type="float" office:value="11.4909152115893" calcext:value-type="float">
            <text:p>11.4909152115893</text:p>
          </table:table-cell>
          <table:table-cell office:value-type="float" office:value="-10.3620419372648" calcext:value-type="float">
            <text:p>-10.3620419372648</text:p>
          </table:table-cell>
          <table:table-cell office:value-type="float" office:value="-29.5603055627272" calcext:value-type="float">
            <text:p>-29.5603055627272</text:p>
          </table:table-cell>
        </table:table-row>
        <table:table-row table:style-name="ro1">
          <table:table-cell office:value-type="string" calcext:value-type="string">
            <text:p>2000-11-01</text:p>
          </table:table-cell>
          <table:table-cell office:value-type="float" office:value="-6.99835469056344" calcext:value-type="float">
            <text:p>-6.99835469056344</text:p>
          </table:table-cell>
          <table:table-cell office:value-type="float" office:value="11.2788012328621" calcext:value-type="float">
            <text:p>11.2788012328621</text:p>
          </table:table-cell>
          <table:table-cell office:value-type="float" office:value="-10.0988649498029" calcext:value-type="float">
            <text:p>-10.0988649498029</text:p>
          </table:table-cell>
          <table:table-cell office:value-type="float" office:value="-30.563683009278" calcext:value-type="float">
            <text:p>-30.563683009278</text:p>
          </table:table-cell>
        </table:table-row>
        <table:table-row table:style-name="ro1">
          <table:table-cell office:value-type="string" calcext:value-type="string">
            <text:p>2000-11-02</text:p>
          </table:table-cell>
          <table:table-cell office:value-type="float" office:value="-5.14399359835388" calcext:value-type="float">
            <text:p>-5.14399359835388</text:p>
          </table:table-cell>
          <table:table-cell office:value-type="float" office:value="10.1573089459611" calcext:value-type="float">
            <text:p>10.1573089459611</text:p>
          </table:table-cell>
          <table:table-cell office:value-type="float" office:value="-10.4616497996718" calcext:value-type="float">
            <text:p>-10.4616497996718</text:p>
          </table:table-cell>
          <table:table-cell office:value-type="float" office:value="-30.3972417977293" calcext:value-type="float">
            <text:p>-30.3972417977293</text:p>
          </table:table-cell>
        </table:table-row>
        <table:table-row table:style-name="ro1">
          <table:table-cell office:value-type="string" calcext:value-type="string">
            <text:p>2000-11-03</text:p>
          </table:table-cell>
          <table:table-cell office:value-type="float" office:value="-5.26810697649864" calcext:value-type="float">
            <text:p>-5.26810697649864</text:p>
          </table:table-cell>
          <table:table-cell office:value-type="float" office:value="9.51813954298136" calcext:value-type="float">
            <text:p>9.51813954298136</text:p>
          </table:table-cell>
          <table:table-cell office:value-type="float" office:value="-8.0893877332933" calcext:value-type="float">
            <text:p>-8.0893877332933</text:p>
          </table:table-cell>
          <table:table-cell office:value-type="float" office:value="-31.3047921374716" calcext:value-type="float">
            <text:p>-31.3047921374716</text:p>
          </table:table-cell>
        </table:table-row>
        <table:table-row table:style-name="ro1">
          <table:table-cell office:value-type="string" calcext:value-type="string">
            <text:p>2000-11-04</text:p>
          </table:table-cell>
          <table:table-cell office:value-type="float" office:value="-3.23522030026244" calcext:value-type="float">
            <text:p>-3.23522030026244</text:p>
          </table:table-cell>
          <table:table-cell office:value-type="float" office:value="11.3637678891496" calcext:value-type="float">
            <text:p>11.3637678891496</text:p>
          </table:table-cell>
          <table:table-cell office:value-type="float" office:value="-7.87956411937252" calcext:value-type="float">
            <text:p>-7.87956411937252</text:p>
          </table:table-cell>
          <table:table-cell office:value-type="float" office:value="-29.6946373444896" calcext:value-type="float">
            <text:p>-29.6946373444896</text:p>
          </table:table-cell>
        </table:table-row>
        <table:table-row table:style-name="ro1">
          <table:table-cell office:value-type="string" calcext:value-type="string">
            <text:p>2000-11-05</text:p>
          </table:table-cell>
          <table:table-cell office:value-type="float" office:value="-3.58452446836486" calcext:value-type="float">
            <text:p>-3.58452446836486</text:p>
          </table:table-cell>
          <table:table-cell office:value-type="float" office:value="11.7624650494744" calcext:value-type="float">
            <text:p>11.7624650494744</text:p>
          </table:table-cell>
          <table:table-cell office:value-type="float" office:value="-10.2122548760396" calcext:value-type="float">
            <text:p>-10.2122548760396</text:p>
          </table:table-cell>
          <table:table-cell office:value-type="float" office:value="-29.0622271835771" calcext:value-type="float">
            <text:p>-29.0622271835771</text:p>
          </table:table-cell>
        </table:table-row>
        <table:table-row table:style-name="ro1">
          <table:table-cell office:value-type="string" calcext:value-type="string">
            <text:p>2000-11-06</text:p>
          </table:table-cell>
          <table:table-cell office:value-type="float" office:value="-2.751113611656" calcext:value-type="float">
            <text:p>-2.751113611656</text:p>
          </table:table-cell>
          <table:table-cell office:value-type="float" office:value="11.6513166399732" calcext:value-type="float">
            <text:p>11.6513166399732</text:p>
          </table:table-cell>
          <table:table-cell office:value-type="float" office:value="-10.8038042884398" calcext:value-type="float">
            <text:p>-10.8038042884398</text:p>
          </table:table-cell>
          <table:table-cell office:value-type="float" office:value="-28.6730559821089" calcext:value-type="float">
            <text:p>-28.6730559821089</text:p>
          </table:table-cell>
        </table:table-row>
        <table:table-row table:style-name="ro1">
          <table:table-cell office:value-type="string" calcext:value-type="string">
            <text:p>2000-11-07</text:p>
          </table:table-cell>
          <table:table-cell office:value-type="float" office:value="-2.55171766321787" calcext:value-type="float">
            <text:p>-2.55171766321787</text:p>
          </table:table-cell>
          <table:table-cell office:value-type="float" office:value="11.6281312215013" calcext:value-type="float">
            <text:p>11.6281312215013</text:p>
          </table:table-cell>
          <table:table-cell office:value-type="float" office:value="-10.1917071439375" calcext:value-type="float">
            <text:p>-10.1917071439375</text:p>
          </table:table-cell>
          <table:table-cell office:value-type="float" office:value="-28.7449829728534" calcext:value-type="float">
            <text:p>-28.7449829728534</text:p>
          </table:table-cell>
        </table:table-row>
        <table:table-row table:style-name="ro1">
          <table:table-cell office:value-type="string" calcext:value-type="string">
            <text:p>2000-11-08</text:p>
          </table:table-cell>
          <table:table-cell office:value-type="float" office:value="-2.78461670304128" calcext:value-type="float">
            <text:p>-2.78461670304128</text:p>
          </table:table-cell>
          <table:table-cell office:value-type="float" office:value="12.7216997006293" calcext:value-type="float">
            <text:p>12.7216997006293</text:p>
          </table:table-cell>
          <table:table-cell office:value-type="float" office:value="-9.78830250038902" calcext:value-type="float">
            <text:p>-9.78830250038902</text:p>
          </table:table-cell>
          <table:table-cell office:value-type="float" office:value="-28.7543002719055" calcext:value-type="float">
            <text:p>-28.7543002719055</text:p>
          </table:table-cell>
        </table:table-row>
        <table:table-row table:style-name="ro1">
          <table:table-cell office:value-type="string" calcext:value-type="string">
            <text:p>2000-11-09</text:p>
          </table:table-cell>
          <table:table-cell office:value-type="float" office:value="-1.80950498310992" calcext:value-type="float">
            <text:p>-1.80950498310992</text:p>
          </table:table-cell>
          <table:table-cell office:value-type="float" office:value="11.0296642029483" calcext:value-type="float">
            <text:p>11.0296642029483</text:p>
          </table:table-cell>
          <table:table-cell office:value-type="float" office:value="-10.4750116521968" calcext:value-type="float">
            <text:p>-10.4750116521968</text:p>
          </table:table-cell>
          <table:table-cell office:value-type="float" office:value="-28.4355909115458" calcext:value-type="float">
            <text:p>-28.4355909115458</text:p>
          </table:table-cell>
        </table:table-row>
        <table:table-row table:style-name="ro1">
          <table:table-cell office:value-type="string" calcext:value-type="string">
            <text:p>2000-11-10</text:p>
          </table:table-cell>
          <table:table-cell office:value-type="float" office:value="-4.10378293872793" calcext:value-type="float">
            <text:p>-4.10378293872793</text:p>
          </table:table-cell>
          <table:table-cell office:value-type="float" office:value="8.19663441444448" calcext:value-type="float">
            <text:p>8.19663441444448</text:p>
          </table:table-cell>
          <table:table-cell office:value-type="float" office:value="-11.3157532670627" calcext:value-type="float">
            <text:p>-11.3157532670627</text:p>
          </table:table-cell>
          <table:table-cell office:value-type="float" office:value="-28.5153808773062" calcext:value-type="float">
            <text:p>-28.5153808773062</text:p>
          </table:table-cell>
        </table:table-row>
        <table:table-row table:style-name="ro1">
          <table:table-cell office:value-type="string" calcext:value-type="string">
            <text:p>2000-11-11</text:p>
          </table:table-cell>
          <table:table-cell office:value-type="float" office:value="-4.98838258097687" calcext:value-type="float">
            <text:p>-4.98838258097687</text:p>
          </table:table-cell>
          <table:table-cell office:value-type="float" office:value="7.6289992869702" calcext:value-type="float">
            <text:p>7.6289992869702</text:p>
          </table:table-cell>
          <table:table-cell office:value-type="float" office:value="-10.7645697275951" calcext:value-type="float">
            <text:p>-10.7645697275951</text:p>
          </table:table-cell>
          <table:table-cell office:value-type="float" office:value="-29.8629795719984" calcext:value-type="float">
            <text:p>-29.8629795719984</text:p>
          </table:table-cell>
        </table:table-row>
        <table:table-row table:style-name="ro1">
          <table:table-cell office:value-type="string" calcext:value-type="string">
            <text:p>2000-11-12</text:p>
          </table:table-cell>
          <table:table-cell office:value-type="float" office:value="-5.60804141401039" calcext:value-type="float">
            <text:p>-5.60804141401039</text:p>
          </table:table-cell>
          <table:table-cell office:value-type="float" office:value="7.63369548127643" calcext:value-type="float">
            <text:p>7.63369548127643</text:p>
          </table:table-cell>
          <table:table-cell office:value-type="float" office:value="-9.36390189846854" calcext:value-type="float">
            <text:p>-9.36390189846854</text:p>
          </table:table-cell>
          <table:table-cell office:value-type="float" office:value="-28.6582368456164" calcext:value-type="float">
            <text:p>-28.6582368456164</text:p>
          </table:table-cell>
        </table:table-row>
        <table:table-row table:style-name="ro1">
          <table:table-cell office:value-type="string" calcext:value-type="string">
            <text:p>2000-11-13</text:p>
          </table:table-cell>
          <table:table-cell office:value-type="float" office:value="-5.42173637193933" calcext:value-type="float">
            <text:p>-5.42173637193933</text:p>
          </table:table-cell>
          <table:table-cell office:value-type="float" office:value="8.59837546878083" calcext:value-type="float">
            <text:p>8.59837546878083</text:p>
          </table:table-cell>
          <table:table-cell office:value-type="float" office:value="-8.53930627192987" calcext:value-type="float">
            <text:p>-8.53930627192987</text:p>
          </table:table-cell>
          <table:table-cell office:value-type="float" office:value="-28.4577709499716" calcext:value-type="float">
            <text:p>-28.4577709499716</text:p>
          </table:table-cell>
        </table:table-row>
        <table:table-row table:style-name="ro1">
          <table:table-cell office:value-type="string" calcext:value-type="string">
            <text:p>2000-11-14</text:p>
          </table:table-cell>
          <table:table-cell office:value-type="float" office:value="-6.37729567150174" calcext:value-type="float">
            <text:p>-6.37729567150174</text:p>
          </table:table-cell>
          <table:table-cell office:value-type="float" office:value="9.52991471129732" calcext:value-type="float">
            <text:p>9.52991471129732</text:p>
          </table:table-cell>
          <table:table-cell office:value-type="float" office:value="-8.51732478521177" calcext:value-type="float">
            <text:p>-8.51732478521177</text:p>
          </table:table-cell>
          <table:table-cell office:value-type="float" office:value="-28.0704766865611" calcext:value-type="float">
            <text:p>-28.0704766865611</text:p>
          </table:table-cell>
        </table:table-row>
        <table:table-row table:style-name="ro1">
          <table:table-cell office:value-type="string" calcext:value-type="string">
            <text:p>2000-11-15</text:p>
          </table:table-cell>
          <table:table-cell office:value-type="float" office:value="-4.95053725260076" calcext:value-type="float">
            <text:p>-4.95053725260076</text:p>
          </table:table-cell>
          <table:table-cell office:value-type="float" office:value="9.33878021137452" calcext:value-type="float">
            <text:p>9.33878021137452</text:p>
          </table:table-cell>
          <table:table-cell office:value-type="float" office:value="-8.91502595443998" calcext:value-type="float">
            <text:p>-8.91502595443998</text:p>
          </table:table-cell>
          <table:table-cell office:value-type="float" office:value="-27.3962846222526" calcext:value-type="float">
            <text:p>-27.3962846222526</text:p>
          </table:table-cell>
        </table:table-row>
        <table:table-row table:style-name="ro1">
          <table:table-cell office:value-type="string" calcext:value-type="string">
            <text:p>2000-11-16</text:p>
          </table:table-cell>
          <table:table-cell office:value-type="float" office:value="-4.20885458209461" calcext:value-type="float">
            <text:p>-4.20885458209461</text:p>
          </table:table-cell>
          <table:table-cell office:value-type="float" office:value="11.8618397881009" calcext:value-type="float">
            <text:p>11.8618397881009</text:p>
          </table:table-cell>
          <table:table-cell office:value-type="float" office:value="-8.38071169594929" calcext:value-type="float">
            <text:p>-8.38071169594929</text:p>
          </table:table-cell>
          <table:table-cell office:value-type="float" office:value="-28.2109890975251" calcext:value-type="float">
            <text:p>-28.2109890975251</text:p>
          </table:table-cell>
        </table:table-row>
        <table:table-row table:style-name="ro1">
          <table:table-cell office:value-type="string" calcext:value-type="string">
            <text:p>2000-11-17</text:p>
          </table:table-cell>
          <table:table-cell office:value-type="float" office:value="-3.70247098353087" calcext:value-type="float">
            <text:p>-3.70247098353087</text:p>
          </table:table-cell>
          <table:table-cell office:value-type="float" office:value="12.30692260089" calcext:value-type="float">
            <text:p>12.30692260089</text:p>
          </table:table-cell>
          <table:table-cell office:value-type="float" office:value="-7.30323112130683" calcext:value-type="float">
            <text:p>-7.30323112130683</text:p>
          </table:table-cell>
          <table:table-cell office:value-type="float" office:value="-27.5774696145397" calcext:value-type="float">
            <text:p>-27.5774696145397</text:p>
          </table:table-cell>
        </table:table-row>
        <table:table-row table:style-name="ro1">
          <table:table-cell office:value-type="string" calcext:value-type="string">
            <text:p>2000-11-18</text:p>
          </table:table-cell>
          <table:table-cell office:value-type="float" office:value="-2.10525659968706" calcext:value-type="float">
            <text:p>-2.10525659968706</text:p>
          </table:table-cell>
          <table:table-cell office:value-type="float" office:value="11.3313282841154" calcext:value-type="float">
            <text:p>11.3313282841154</text:p>
          </table:table-cell>
          <table:table-cell office:value-type="float" office:value="-7.78108166520063" calcext:value-type="float">
            <text:p>-7.78108166520063</text:p>
          </table:table-cell>
          <table:table-cell office:value-type="float" office:value="-26.6430758974096" calcext:value-type="float">
            <text:p>-26.6430758974096</text:p>
          </table:table-cell>
        </table:table-row>
        <table:table-row table:style-name="ro1">
          <table:table-cell office:value-type="string" calcext:value-type="string">
            <text:p>2000-11-19</text:p>
          </table:table-cell>
          <table:table-cell office:value-type="float" office:value="-2.56793692673529" calcext:value-type="float">
            <text:p>-2.56793692673529</text:p>
          </table:table-cell>
          <table:table-cell office:value-type="float" office:value="12.2861059329679" calcext:value-type="float">
            <text:p>12.2861059329679</text:p>
          </table:table-cell>
          <table:table-cell office:value-type="float" office:value="-6.40980233931766" calcext:value-type="float">
            <text:p>-6.40980233931766</text:p>
          </table:table-cell>
          <table:table-cell office:value-type="float" office:value="-26.8148623396729" calcext:value-type="float">
            <text:p>-26.8148623396729</text:p>
          </table:table-cell>
        </table:table-row>
        <table:table-row table:style-name="ro1">
          <table:table-cell office:value-type="string" calcext:value-type="string">
            <text:p>2000-11-20</text:p>
          </table:table-cell>
          <table:table-cell office:value-type="float" office:value="-3.90976645783156" calcext:value-type="float">
            <text:p>-3.90976645783156</text:p>
          </table:table-cell>
          <table:table-cell office:value-type="float" office:value="10.1273524693215" calcext:value-type="float">
            <text:p>10.1273524693215</text:p>
          </table:table-cell>
          <table:table-cell office:value-type="float" office:value="-6.0357537816348" calcext:value-type="float">
            <text:p>-6.0357537816348</text:p>
          </table:table-cell>
          <table:table-cell office:value-type="float" office:value="-25.6863980968053" calcext:value-type="float">
            <text:p>-25.6863980968053</text:p>
          </table:table-cell>
        </table:table-row>
        <table:table-row table:style-name="ro1">
          <table:table-cell office:value-type="string" calcext:value-type="string">
            <text:p>2000-11-21</text:p>
          </table:table-cell>
          <table:table-cell office:value-type="float" office:value="-2.42510532361201" calcext:value-type="float">
            <text:p>-2.42510532361201</text:p>
          </table:table-cell>
          <table:table-cell office:value-type="float" office:value="10.1490548800281" calcext:value-type="float">
            <text:p>10.1490548800281</text:p>
          </table:table-cell>
          <table:table-cell office:value-type="float" office:value="-4.94409603602523" calcext:value-type="float">
            <text:p>-4.94409603602523</text:p>
          </table:table-cell>
          <table:table-cell office:value-type="float" office:value="-24.0757291508331" calcext:value-type="float">
            <text:p>-24.0757291508331</text:p>
          </table:table-cell>
        </table:table-row>
        <table:table-row table:style-name="ro1">
          <table:table-cell office:value-type="string" calcext:value-type="string">
            <text:p>2000-11-22</text:p>
          </table:table-cell>
          <table:table-cell office:value-type="float" office:value="-1.23600031294934" calcext:value-type="float">
            <text:p>-1.23600031294934</text:p>
          </table:table-cell>
          <table:table-cell office:value-type="float" office:value="9.96971986883556" calcext:value-type="float">
            <text:p>9.96971986883556</text:p>
          </table:table-cell>
          <table:table-cell office:value-type="float" office:value="-5.89015427834818" calcext:value-type="float">
            <text:p>-5.89015427834818</text:p>
          </table:table-cell>
          <table:table-cell office:value-type="float" office:value="-23.369890073729" calcext:value-type="float">
            <text:p>-23.369890073729</text:p>
          </table:table-cell>
        </table:table-row>
        <table:table-row table:style-name="ro1">
          <table:table-cell office:value-type="string" calcext:value-type="string">
            <text:p>2000-11-23</text:p>
          </table:table-cell>
          <table:table-cell office:value-type="float" office:value="-0.882300242416687" calcext:value-type="float">
            <text:p>-0.882300242416687</text:p>
          </table:table-cell>
          <table:table-cell office:value-type="float" office:value="9.3356890148696" calcext:value-type="float">
            <text:p>9.3356890148696</text:p>
          </table:table-cell>
          <table:table-cell office:value-type="float" office:value="-2.86915458943466" calcext:value-type="float">
            <text:p>-2.86915458943466</text:p>
          </table:table-cell>
          <table:table-cell office:value-type="float" office:value="-22.7661998634603" calcext:value-type="float">
            <text:p>-22.7661998634603</text:p>
          </table:table-cell>
        </table:table-row>
        <table:table-row table:style-name="ro1">
          <table:table-cell office:value-type="string" calcext:value-type="string">
            <text:p>2000-11-24</text:p>
          </table:table-cell>
          <table:table-cell office:value-type="float" office:value="-0.42652397407775" calcext:value-type="float">
            <text:p>-0.42652397407775</text:p>
          </table:table-cell>
          <table:table-cell office:value-type="float" office:value="9.56140163258091" calcext:value-type="float">
            <text:p>9.56140163258091</text:p>
          </table:table-cell>
          <table:table-cell office:value-type="float" office:value="-2.29180105721852" calcext:value-type="float">
            <text:p>-2.29180105721852</text:p>
          </table:table-cell>
          <table:table-cell office:value-type="float" office:value="-23.1089546826455" calcext:value-type="float">
            <text:p>-23.1089546826455</text:p>
          </table:table-cell>
        </table:table-row>
        <table:table-row table:style-name="ro1">
          <table:table-cell office:value-type="string" calcext:value-type="string">
            <text:p>2000-11-25</text:p>
          </table:table-cell>
          <table:table-cell office:value-type="float" office:value="-2.1036877851189" calcext:value-type="float">
            <text:p>-2.1036877851189</text:p>
          </table:table-cell>
          <table:table-cell office:value-type="float" office:value="8.97052066627268" calcext:value-type="float">
            <text:p>8.97052066627268</text:p>
          </table:table-cell>
          <table:table-cell office:value-type="float" office:value="-0.0412112617953713" calcext:value-type="float">
            <text:p>-0.041211261795371</text:p>
          </table:table-cell>
          <table:table-cell office:value-type="float" office:value="-22.330847440058" calcext:value-type="float">
            <text:p>-22.330847440058</text:p>
          </table:table-cell>
        </table:table-row>
        <table:table-row table:style-name="ro1">
          <table:table-cell office:value-type="string" calcext:value-type="string">
            <text:p>2000-11-26</text:p>
          </table:table-cell>
          <table:table-cell office:value-type="float" office:value="-2.30771993837521" calcext:value-type="float">
            <text:p>-2.30771993837521</text:p>
          </table:table-cell>
          <table:table-cell office:value-type="float" office:value="11.209290940951" calcext:value-type="float">
            <text:p>11.209290940951</text:p>
          </table:table-cell>
          <table:table-cell office:value-type="float" office:value="-0.348417440947016" calcext:value-type="float">
            <text:p>-0.348417440947016</text:p>
          </table:table-cell>
          <table:table-cell office:value-type="float" office:value="-23.1433890783302" calcext:value-type="float">
            <text:p>-23.1433890783302</text:p>
          </table:table-cell>
        </table:table-row>
        <table:table-row table:style-name="ro1">
          <table:table-cell office:value-type="string" calcext:value-type="string">
            <text:p>2000-11-27</text:p>
          </table:table-cell>
          <table:table-cell office:value-type="float" office:value="-1.2159322041353" calcext:value-type="float">
            <text:p>-1.2159322041353</text:p>
          </table:table-cell>
          <table:table-cell office:value-type="float" office:value="11.289260143413" calcext:value-type="float">
            <text:p>11.289260143413</text:p>
          </table:table-cell>
          <table:table-cell office:value-type="float" office:value="-0.554206705966223" calcext:value-type="float">
            <text:p>-0.554206705966223</text:p>
          </table:table-cell>
          <table:table-cell office:value-type="float" office:value="-23.8267338368368" calcext:value-type="float">
            <text:p>-23.8267338368368</text:p>
          </table:table-cell>
        </table:table-row>
        <table:table-row table:style-name="ro1">
          <table:table-cell office:value-type="string" calcext:value-type="string">
            <text:p>2000-11-28</text:p>
          </table:table-cell>
          <table:table-cell office:value-type="float" office:value="0.237701368050002" calcext:value-type="float">
            <text:p>0.237701368050002</text:p>
          </table:table-cell>
          <table:table-cell office:value-type="float" office:value="11.8004245080077" calcext:value-type="float">
            <text:p>11.8004245080077</text:p>
          </table:table-cell>
          <table:table-cell office:value-type="float" office:value="-0.247856268887549" calcext:value-type="float">
            <text:p>-0.247856268887549</text:p>
          </table:table-cell>
          <table:table-cell office:value-type="float" office:value="-22.3428240237559" calcext:value-type="float">
            <text:p>-22.3428240237559</text:p>
          </table:table-cell>
        </table:table-row>
        <table:table-row table:style-name="ro1">
          <table:table-cell office:value-type="string" calcext:value-type="string">
            <text:p>2000-11-29</text:p>
          </table:table-cell>
          <table:table-cell office:value-type="float" office:value="0.0482920093335955" calcext:value-type="float">
            <text:p>0.048292009333596</text:p>
          </table:table-cell>
          <table:table-cell office:value-type="float" office:value="11.6721374814742" calcext:value-type="float">
            <text:p>11.6721374814742</text:p>
          </table:table-cell>
          <table:table-cell office:value-type="float" office:value="-2.30862577976193" calcext:value-type="float">
            <text:p>-2.30862577976193</text:p>
          </table:table-cell>
          <table:table-cell office:value-type="float" office:value="-22.6342747288017" calcext:value-type="float">
            <text:p>-22.6342747288017</text:p>
          </table:table-cell>
        </table:table-row>
        <table:table-row table:style-name="ro1">
          <table:table-cell office:value-type="string" calcext:value-type="string">
            <text:p>2000-11-30</text:p>
          </table:table-cell>
          <table:table-cell office:value-type="float" office:value="0.454308391279656" calcext:value-type="float">
            <text:p>0.454308391279656</text:p>
          </table:table-cell>
          <table:table-cell office:value-type="float" office:value="11.904617182354" calcext:value-type="float">
            <text:p>11.904617182354</text:p>
          </table:table-cell>
          <table:table-cell office:value-type="float" office:value="-0.394590427027957" calcext:value-type="float">
            <text:p>-0.394590427027957</text:p>
          </table:table-cell>
          <table:table-cell office:value-type="float" office:value="-23.6372228793736" calcext:value-type="float">
            <text:p>-23.6372228793736</text:p>
          </table:table-cell>
        </table:table-row>
        <table:table-row table:style-name="ro1">
          <table:table-cell office:value-type="string" calcext:value-type="string">
            <text:p>2000-12-01</text:p>
          </table:table-cell>
          <table:table-cell office:value-type="float" office:value="-0.463784929779993" calcext:value-type="float">
            <text:p>-0.463784929779993</text:p>
          </table:table-cell>
          <table:table-cell office:value-type="float" office:value="12.3747034728023" calcext:value-type="float">
            <text:p>12.3747034728023</text:p>
          </table:table-cell>
          <table:table-cell office:value-type="float" office:value="-2.82744699016539" calcext:value-type="float">
            <text:p>-2.82744699016539</text:p>
          </table:table-cell>
          <table:table-cell office:value-type="float" office:value="-25.2781353779701" calcext:value-type="float">
            <text:p>-25.2781353779701</text:p>
          </table:table-cell>
        </table:table-row>
        <table:table-row table:style-name="ro1">
          <table:table-cell office:value-type="string" calcext:value-type="string">
            <text:p>2000-12-02</text:p>
          </table:table-cell>
          <table:table-cell office:value-type="float" office:value="-0.386820788216222" calcext:value-type="float">
            <text:p>-0.386820788216222</text:p>
          </table:table-cell>
          <table:table-cell office:value-type="float" office:value="11.6916953683433" calcext:value-type="float">
            <text:p>11.6916953683433</text:p>
          </table:table-cell>
          <table:table-cell office:value-type="float" office:value="-3.48277476914597" calcext:value-type="float">
            <text:p>-3.48277476914597</text:p>
          </table:table-cell>
          <table:table-cell office:value-type="float" office:value="-24.8845447835633" calcext:value-type="float">
            <text:p>-24.8845447835633</text:p>
          </table:table-cell>
        </table:table-row>
        <table:table-row table:style-name="ro1">
          <table:table-cell office:value-type="string" calcext:value-type="string">
            <text:p>2000-12-03</text:p>
          </table:table-cell>
          <table:table-cell office:value-type="float" office:value="-0.595726558493399" calcext:value-type="float">
            <text:p>-0.595726558493399</text:p>
          </table:table-cell>
          <table:table-cell office:value-type="float" office:value="11.651720106336" calcext:value-type="float">
            <text:p>11.651720106336</text:p>
          </table:table-cell>
          <table:table-cell office:value-type="float" office:value="-3.81645335480114" calcext:value-type="float">
            <text:p>-3.81645335480114</text:p>
          </table:table-cell>
          <table:table-cell office:value-type="float" office:value="-23.0812454747048" calcext:value-type="float">
            <text:p>-23.0812454747048</text:p>
          </table:table-cell>
        </table:table-row>
        <table:table-row table:style-name="ro1">
          <table:table-cell office:value-type="string" calcext:value-type="string">
            <text:p>2000-12-04</text:p>
          </table:table-cell>
          <table:table-cell office:value-type="float" office:value="-2.08060582957249" calcext:value-type="float">
            <text:p>-2.08060582957249</text:p>
          </table:table-cell>
          <table:table-cell office:value-type="float" office:value="11.4598965127082" calcext:value-type="float">
            <text:p>11.4598965127082</text:p>
          </table:table-cell>
          <table:table-cell office:value-type="float" office:value="-4.62818427681335" calcext:value-type="float">
            <text:p>-4.62818427681335</text:p>
          </table:table-cell>
          <table:table-cell office:value-type="float" office:value="-24.3280833457137" calcext:value-type="float">
            <text:p>-24.3280833457137</text:p>
          </table:table-cell>
        </table:table-row>
        <table:table-row table:style-name="ro1">
          <table:table-cell office:value-type="string" calcext:value-type="string">
            <text:p>2000-12-05</text:p>
          </table:table-cell>
          <table:table-cell office:value-type="float" office:value="-2.94137345085162" calcext:value-type="float">
            <text:p>-2.94137345085162</text:p>
          </table:table-cell>
          <table:table-cell office:value-type="float" office:value="9.36399092815731" calcext:value-type="float">
            <text:p>9.36399092815731</text:p>
          </table:table-cell>
          <table:table-cell office:value-type="float" office:value="-3.84876656741865" calcext:value-type="float">
            <text:p>-3.84876656741865</text:p>
          </table:table-cell>
          <table:table-cell office:value-type="float" office:value="-25.5089330904313" calcext:value-type="float">
            <text:p>-25.5089330904313</text:p>
          </table:table-cell>
        </table:table-row>
        <table:table-row table:style-name="ro1">
          <table:table-cell office:value-type="string" calcext:value-type="string">
            <text:p>2000-12-06</text:p>
          </table:table-cell>
          <table:table-cell office:value-type="float" office:value="-2.87111774164974" calcext:value-type="float">
            <text:p>-2.87111774164974</text:p>
          </table:table-cell>
          <table:table-cell office:value-type="float" office:value="8.82076058823878" calcext:value-type="float">
            <text:p>8.82076058823878</text:p>
          </table:table-cell>
          <table:table-cell office:value-type="float" office:value="-4.29793904599747" calcext:value-type="float">
            <text:p>-4.29793904599747</text:p>
          </table:table-cell>
          <table:table-cell office:value-type="float" office:value="-25.8970460344352" calcext:value-type="float">
            <text:p>-25.8970460344352</text:p>
          </table:table-cell>
        </table:table-row>
        <table:table-row table:style-name="ro1">
          <table:table-cell office:value-type="string" calcext:value-type="string">
            <text:p>2000-12-07</text:p>
          </table:table-cell>
          <table:table-cell office:value-type="float" office:value="-1.59383848305883" calcext:value-type="float">
            <text:p>-1.59383848305883</text:p>
          </table:table-cell>
          <table:table-cell office:value-type="float" office:value="9.99327242287225" calcext:value-type="float">
            <text:p>9.99327242287225</text:p>
          </table:table-cell>
          <table:table-cell office:value-type="float" office:value="-5.30880603893506" calcext:value-type="float">
            <text:p>-5.30880603893506</text:p>
          </table:table-cell>
          <table:table-cell office:value-type="float" office:value="-25.9918455800958" calcext:value-type="float">
            <text:p>-25.9918455800958</text:p>
          </table:table-cell>
        </table:table-row>
        <table:table-row table:style-name="ro1">
          <table:table-cell office:value-type="string" calcext:value-type="string">
            <text:p>2000-12-08</text:p>
          </table:table-cell>
          <table:table-cell office:value-type="float" office:value="-1.85593050309127" calcext:value-type="float">
            <text:p>-1.85593050309127</text:p>
          </table:table-cell>
          <table:table-cell office:value-type="float" office:value="10.323417887217" calcext:value-type="float">
            <text:p>10.323417887217</text:p>
          </table:table-cell>
          <table:table-cell office:value-type="float" office:value="-4.73311939739766" calcext:value-type="float">
            <text:p>-4.73311939739766</text:p>
          </table:table-cell>
          <table:table-cell office:value-type="float" office:value="-24.2504567624226" calcext:value-type="float">
            <text:p>-24.2504567624226</text:p>
          </table:table-cell>
        </table:table-row>
        <table:table-row table:style-name="ro1">
          <table:table-cell office:value-type="string" calcext:value-type="string">
            <text:p>2000-12-09</text:p>
          </table:table-cell>
          <table:table-cell office:value-type="float" office:value="-2.5370425214694" calcext:value-type="float">
            <text:p>-2.5370425214694</text:p>
          </table:table-cell>
          <table:table-cell office:value-type="float" office:value="13.08327867494" calcext:value-type="float">
            <text:p>13.08327867494</text:p>
          </table:table-cell>
          <table:table-cell office:value-type="float" office:value="-4.68344113317934" calcext:value-type="float">
            <text:p>-4.68344113317934</text:p>
          </table:table-cell>
          <table:table-cell office:value-type="float" office:value="-26.2051849010959" calcext:value-type="float">
            <text:p>-26.2051849010959</text:p>
          </table:table-cell>
        </table:table-row>
        <table:table-row table:style-name="ro1">
          <table:table-cell office:value-type="string" calcext:value-type="string">
            <text:p>2000-12-10</text:p>
          </table:table-cell>
          <table:table-cell office:value-type="float" office:value="-2.08451437523358" calcext:value-type="float">
            <text:p>-2.08451437523358</text:p>
          </table:table-cell>
          <table:table-cell office:value-type="float" office:value="12.6954799413333" calcext:value-type="float">
            <text:p>12.6954799413333</text:p>
          </table:table-cell>
          <table:table-cell office:value-type="float" office:value="-5.59467573742704" calcext:value-type="float">
            <text:p>-5.59467573742704</text:p>
          </table:table-cell>
          <table:table-cell office:value-type="float" office:value="-25.9504091461913" calcext:value-type="float">
            <text:p>-25.9504091461913</text:p>
          </table:table-cell>
        </table:table-row>
        <table:table-row table:style-name="ro1">
          <table:table-cell office:value-type="string" calcext:value-type="string">
            <text:p>2000-12-11</text:p>
          </table:table-cell>
          <table:table-cell office:value-type="float" office:value="-2.67464711984535" calcext:value-type="float">
            <text:p>-2.67464711984535</text:p>
          </table:table-cell>
          <table:table-cell office:value-type="float" office:value="14.1229950356061" calcext:value-type="float">
            <text:p>14.1229950356061</text:p>
          </table:table-cell>
          <table:table-cell office:value-type="float" office:value="-5.11969696990601" calcext:value-type="float">
            <text:p>-5.11969696990601</text:p>
          </table:table-cell>
          <table:table-cell office:value-type="float" office:value="-24.6419819259224" calcext:value-type="float">
            <text:p>-24.6419819259224</text:p>
          </table:table-cell>
        </table:table-row>
        <table:table-row table:style-name="ro1">
          <table:table-cell office:value-type="string" calcext:value-type="string">
            <text:p>2000-12-12</text:p>
          </table:table-cell>
          <table:table-cell office:value-type="float" office:value="-3.83467789001497" calcext:value-type="float">
            <text:p>-3.83467789001497</text:p>
          </table:table-cell>
          <table:table-cell office:value-type="float" office:value="14.8525624577942" calcext:value-type="float">
            <text:p>14.8525624577942</text:p>
          </table:table-cell>
          <table:table-cell office:value-type="float" office:value="-4.29936624236795" calcext:value-type="float">
            <text:p>-4.29936624236795</text:p>
          </table:table-cell>
          <table:table-cell office:value-type="float" office:value="-24.9085437224198" calcext:value-type="float">
            <text:p>-24.9085437224198</text:p>
          </table:table-cell>
        </table:table-row>
        <table:table-row table:style-name="ro1">
          <table:table-cell office:value-type="string" calcext:value-type="string">
            <text:p>2000-12-13</text:p>
          </table:table-cell>
          <table:table-cell office:value-type="float" office:value="-5.19943559691609" calcext:value-type="float">
            <text:p>-5.19943559691609</text:p>
          </table:table-cell>
          <table:table-cell office:value-type="float" office:value="13.4943617325815" calcext:value-type="float">
            <text:p>13.4943617325815</text:p>
          </table:table-cell>
          <table:table-cell office:value-type="float" office:value="-5.90111479302882" calcext:value-type="float">
            <text:p>-5.90111479302882</text:p>
          </table:table-cell>
          <table:table-cell office:value-type="float" office:value="-26.9325048855386" calcext:value-type="float">
            <text:p>-26.9325048855386</text:p>
          </table:table-cell>
        </table:table-row>
        <table:table-row table:style-name="ro1">
          <table:table-cell office:value-type="string" calcext:value-type="string">
            <text:p>2000-12-14</text:p>
          </table:table-cell>
          <table:table-cell office:value-type="float" office:value="-5.8362054548354" calcext:value-type="float">
            <text:p>-5.8362054548354</text:p>
          </table:table-cell>
          <table:table-cell office:value-type="float" office:value="12.5511259915606" calcext:value-type="float">
            <text:p>12.5511259915606</text:p>
          </table:table-cell>
          <table:table-cell office:value-type="float" office:value="-5.91919574070245" calcext:value-type="float">
            <text:p>-5.91919574070245</text:p>
          </table:table-cell>
          <table:table-cell office:value-type="float" office:value="-26.8579945163497" calcext:value-type="float">
            <text:p>-26.8579945163497</text:p>
          </table:table-cell>
        </table:table-row>
        <table:table-row table:style-name="ro1">
          <table:table-cell office:value-type="string" calcext:value-type="string">
            <text:p>2000-12-15</text:p>
          </table:table-cell>
          <table:table-cell office:value-type="float" office:value="-4.3700222916444" calcext:value-type="float">
            <text:p>-4.3700222916444</text:p>
          </table:table-cell>
          <table:table-cell office:value-type="float" office:value="11.6226914607256" calcext:value-type="float">
            <text:p>11.6226914607256</text:p>
          </table:table-cell>
          <table:table-cell office:value-type="float" office:value="-6.60751941774959" calcext:value-type="float">
            <text:p>-6.60751941774959</text:p>
          </table:table-cell>
          <table:table-cell office:value-type="float" office:value="-27.1941876402026" calcext:value-type="float">
            <text:p>-27.1941876402026</text:p>
          </table:table-cell>
        </table:table-row>
        <table:table-row table:style-name="ro1">
          <table:table-cell office:value-type="string" calcext:value-type="string">
            <text:p>2000-12-16</text:p>
          </table:table-cell>
          <table:table-cell office:value-type="float" office:value="-3.30270517190623" calcext:value-type="float">
            <text:p>-3.30270517190623</text:p>
          </table:table-cell>
          <table:table-cell office:value-type="float" office:value="11.3223379336548" calcext:value-type="float">
            <text:p>11.3223379336548</text:p>
          </table:table-cell>
          <table:table-cell office:value-type="float" office:value="-6.45989619678292" calcext:value-type="float">
            <text:p>-6.45989619678292</text:p>
          </table:table-cell>
          <table:table-cell office:value-type="float" office:value="-26.0647012937714" calcext:value-type="float">
            <text:p>-26.0647012937714</text:p>
          </table:table-cell>
        </table:table-row>
        <table:table-row table:style-name="ro1">
          <table:table-cell office:value-type="string" calcext:value-type="string">
            <text:p>2000-12-17</text:p>
          </table:table-cell>
          <table:table-cell office:value-type="float" office:value="-1.60166742042089" calcext:value-type="float">
            <text:p>-1.60166742042089</text:p>
          </table:table-cell>
          <table:table-cell office:value-type="float" office:value="11.8694588432623" calcext:value-type="float">
            <text:p>11.8694588432623</text:p>
          </table:table-cell>
          <table:table-cell office:value-type="float" office:value="-6.4695762846856" calcext:value-type="float">
            <text:p>-6.4695762846856</text:p>
          </table:table-cell>
          <table:table-cell office:value-type="float" office:value="-26.1566281388456" calcext:value-type="float">
            <text:p>-26.1566281388456</text:p>
          </table:table-cell>
        </table:table-row>
        <table:table-row table:style-name="ro1">
          <table:table-cell office:value-type="string" calcext:value-type="string">
            <text:p>2000-12-18</text:p>
          </table:table-cell>
          <table:table-cell office:value-type="float" office:value="-1.17210699709675" calcext:value-type="float">
            <text:p>-1.17210699709675</text:p>
          </table:table-cell>
          <table:table-cell office:value-type="float" office:value="12.2663939937847" calcext:value-type="float">
            <text:p>12.2663939937847</text:p>
          </table:table-cell>
          <table:table-cell office:value-type="float" office:value="-4.91579395820316" calcext:value-type="float">
            <text:p>-4.91579395820316</text:p>
          </table:table-cell>
          <table:table-cell office:value-type="float" office:value="-25.9210027221379" calcext:value-type="float">
            <text:p>-25.9210027221379</text:p>
          </table:table-cell>
        </table:table-row>
        <table:table-row table:style-name="ro1">
          <table:table-cell office:value-type="string" calcext:value-type="string">
            <text:p>2000-12-19</text:p>
          </table:table-cell>
          <table:table-cell office:value-type="float" office:value="-0.506880704369053" calcext:value-type="float">
            <text:p>-0.506880704369053</text:p>
          </table:table-cell>
          <table:table-cell office:value-type="float" office:value="12.8154858597413" calcext:value-type="float">
            <text:p>12.8154858597413</text:p>
          </table:table-cell>
          <table:table-cell office:value-type="float" office:value="-4.26913252609577" calcext:value-type="float">
            <text:p>-4.26913252609577</text:p>
          </table:table-cell>
          <table:table-cell office:value-type="float" office:value="-26.8374206218297" calcext:value-type="float">
            <text:p>-26.8374206218297</text:p>
          </table:table-cell>
        </table:table-row>
        <table:table-row table:style-name="ro1">
          <table:table-cell office:value-type="string" calcext:value-type="string">
            <text:p>2000-12-20</text:p>
          </table:table-cell>
          <table:table-cell office:value-type="float" office:value="-1.76314486756857" calcext:value-type="float">
            <text:p>-1.76314486756857</text:p>
          </table:table-cell>
          <table:table-cell office:value-type="float" office:value="13.0651204133552" calcext:value-type="float">
            <text:p>13.0651204133552</text:p>
          </table:table-cell>
          <table:table-cell office:value-type="float" office:value="-5.05015462537933" calcext:value-type="float">
            <text:p>-5.05015462537933</text:p>
          </table:table-cell>
          <table:table-cell office:value-type="float" office:value="-27.1873928989531" calcext:value-type="float">
            <text:p>-27.1873928989531</text:p>
          </table:table-cell>
        </table:table-row>
        <table:table-row table:style-name="ro1">
          <table:table-cell office:value-type="string" calcext:value-type="string">
            <text:p>2000-12-21</text:p>
          </table:table-cell>
          <table:table-cell office:value-type="float" office:value="-0.481886871445849" calcext:value-type="float">
            <text:p>-0.481886871445849</text:p>
          </table:table-cell>
          <table:table-cell office:value-type="float" office:value="13.168287869813" calcext:value-type="float">
            <text:p>13.168287869813</text:p>
          </table:table-cell>
          <table:table-cell office:value-type="float" office:value="-5.33752972729923" calcext:value-type="float">
            <text:p>-5.33752972729923</text:p>
          </table:table-cell>
          <table:table-cell office:value-type="float" office:value="-26.9531616711382" calcext:value-type="float">
            <text:p>-26.9531616711382</text:p>
          </table:table-cell>
        </table:table-row>
        <table:table-row table:style-name="ro1">
          <table:table-cell office:value-type="string" calcext:value-type="string">
            <text:p>2000-12-22</text:p>
          </table:table-cell>
          <table:table-cell office:value-type="float" office:value="0.281870922390029" calcext:value-type="float">
            <text:p>0.281870922390029</text:p>
          </table:table-cell>
          <table:table-cell office:value-type="float" office:value="12.8140465181687" calcext:value-type="float">
            <text:p>12.8140465181687</text:p>
          </table:table-cell>
          <table:table-cell office:value-type="float" office:value="-4.78132795339567" calcext:value-type="float">
            <text:p>-4.78132795339567</text:p>
          </table:table-cell>
          <table:table-cell office:value-type="float" office:value="-26.0675869546975" calcext:value-type="float">
            <text:p>-26.0675869546975</text:p>
          </table:table-cell>
        </table:table-row>
        <table:table-row table:style-name="ro1">
          <table:table-cell office:value-type="string" calcext:value-type="string">
            <text:p>2000-12-23</text:p>
          </table:table-cell>
          <table:table-cell office:value-type="float" office:value="0.758009355838375" calcext:value-type="float">
            <text:p>0.758009355838375</text:p>
          </table:table-cell>
          <table:table-cell office:value-type="float" office:value="11.9194437205212" calcext:value-type="float">
            <text:p>11.9194437205212</text:p>
          </table:table-cell>
          <table:table-cell office:value-type="float" office:value="-5.28606759337061" calcext:value-type="float">
            <text:p>-5.28606759337061</text:p>
          </table:table-cell>
          <table:table-cell office:value-type="float" office:value="-26.780604638821" calcext:value-type="float">
            <text:p>-26.780604638821</text:p>
          </table:table-cell>
        </table:table-row>
        <table:table-row table:style-name="ro1">
          <table:table-cell office:value-type="string" calcext:value-type="string">
            <text:p>2000-12-24</text:p>
          </table:table-cell>
          <table:table-cell office:value-type="float" office:value="0.5923693891718" calcext:value-type="float">
            <text:p>0.5923693891718</text:p>
          </table:table-cell>
          <table:table-cell office:value-type="float" office:value="12.0407764011332" calcext:value-type="float">
            <text:p>12.0407764011332</text:p>
          </table:table-cell>
          <table:table-cell office:value-type="float" office:value="-5.08333792201257" calcext:value-type="float">
            <text:p>-5.08333792201257</text:p>
          </table:table-cell>
          <table:table-cell office:value-type="float" office:value="-25.880370736222" calcext:value-type="float">
            <text:p>-25.880370736222</text:p>
          </table:table-cell>
        </table:table-row>
        <table:table-row table:style-name="ro1">
          <table:table-cell office:value-type="string" calcext:value-type="string">
            <text:p>2000-12-25</text:p>
          </table:table-cell>
          <table:table-cell office:value-type="float" office:value="1.17155427100187" calcext:value-type="float">
            <text:p>1.17155427100187</text:p>
          </table:table-cell>
          <table:table-cell office:value-type="float" office:value="11.9291543666885" calcext:value-type="float">
            <text:p>11.9291543666885</text:p>
          </table:table-cell>
          <table:table-cell office:value-type="float" office:value="-6.72655296803095" calcext:value-type="float">
            <text:p>-6.72655296803095</text:p>
          </table:table-cell>
          <table:table-cell office:value-type="float" office:value="-27.125921283024" calcext:value-type="float">
            <text:p>-27.125921283024</text:p>
          </table:table-cell>
        </table:table-row>
        <table:table-row table:style-name="ro1">
          <table:table-cell office:value-type="string" calcext:value-type="string">
            <text:p>2000-12-26</text:p>
          </table:table-cell>
          <table:table-cell office:value-type="float" office:value="1.1272342805783" calcext:value-type="float">
            <text:p>1.1272342805783</text:p>
          </table:table-cell>
          <table:table-cell office:value-type="float" office:value="12.1021409710813" calcext:value-type="float">
            <text:p>12.1021409710813</text:p>
          </table:table-cell>
          <table:table-cell office:value-type="float" office:value="-5.60195490755258" calcext:value-type="float">
            <text:p>-5.60195490755258</text:p>
          </table:table-cell>
          <table:table-cell office:value-type="float" office:value="-28.3915365405682" calcext:value-type="float">
            <text:p>-28.3915365405682</text:p>
          </table:table-cell>
        </table:table-row>
        <table:table-row table:style-name="ro1">
          <table:table-cell office:value-type="string" calcext:value-type="string">
            <text:p>2000-12-27</text:p>
          </table:table-cell>
          <table:table-cell office:value-type="float" office:value="-0.793101156165507" calcext:value-type="float">
            <text:p>-0.793101156165507</text:p>
          </table:table-cell>
          <table:table-cell office:value-type="float" office:value="13.3663691881248" calcext:value-type="float">
            <text:p>13.3663691881248</text:p>
          </table:table-cell>
          <table:table-cell office:value-type="float" office:value="-5.20341838815094" calcext:value-type="float">
            <text:p>-5.20341838815094</text:p>
          </table:table-cell>
          <table:table-cell office:value-type="float" office:value="-29.2259017673727" calcext:value-type="float">
            <text:p>-29.2259017673727</text:p>
          </table:table-cell>
        </table:table-row>
        <table:table-row table:style-name="ro1">
          <table:table-cell office:value-type="string" calcext:value-type="string">
            <text:p>2000-12-28</text:p>
          </table:table-cell>
          <table:table-cell office:value-type="float" office:value="-1.77425199008176" calcext:value-type="float">
            <text:p>-1.77425199008176</text:p>
          </table:table-cell>
          <table:table-cell office:value-type="float" office:value="12.2063876432956" calcext:value-type="float">
            <text:p>12.2063876432956</text:p>
          </table:table-cell>
          <table:table-cell office:value-type="float" office:value="-4.2892017330023" calcext:value-type="float">
            <text:p>-4.2892017330023</text:p>
          </table:table-cell>
          <table:table-cell office:value-type="float" office:value="-28.8966688524695" calcext:value-type="float">
            <text:p>-28.8966688524695</text:p>
          </table:table-cell>
        </table:table-row>
        <table:table-row table:style-name="ro1">
          <table:table-cell office:value-type="string" calcext:value-type="string">
            <text:p>2000-12-29</text:p>
          </table:table-cell>
          <table:table-cell office:value-type="float" office:value="-0.522077087060334" calcext:value-type="float">
            <text:p>-0.522077087060334</text:p>
          </table:table-cell>
          <table:table-cell office:value-type="float" office:value="11.2925267342446" calcext:value-type="float">
            <text:p>11.2925267342446</text:p>
          </table:table-cell>
          <table:table-cell office:value-type="float" office:value="-4.4776375148483" calcext:value-type="float">
            <text:p>-4.4776375148483</text:p>
          </table:table-cell>
          <table:table-cell office:value-type="float" office:value="-27.0502709778558" calcext:value-type="float">
            <text:p>-27.0502709778558</text:p>
          </table:table-cell>
        </table:table-row>
        <table:table-row table:style-name="ro1">
          <table:table-cell office:value-type="string" calcext:value-type="string">
            <text:p>2000-12-30</text:p>
          </table:table-cell>
          <table:table-cell office:value-type="float" office:value="-3.01869961580904" calcext:value-type="float">
            <text:p>-3.01869961580904</text:p>
          </table:table-cell>
          <table:table-cell office:value-type="float" office:value="11.6387980905505" calcext:value-type="float">
            <text:p>11.6387980905505</text:p>
          </table:table-cell>
          <table:table-cell office:value-type="float" office:value="-5.01240921977712" calcext:value-type="float">
            <text:p>-5.01240921977712</text:p>
          </table:table-cell>
          <table:table-cell office:value-type="float" office:value="-26.4471133793031" calcext:value-type="float">
            <text:p>-26.4471133793031</text:p>
          </table:table-cell>
        </table:table-row>
        <table:table-row table:style-name="ro1">
          <table:table-cell office:value-type="string" calcext:value-type="string">
            <text:p>2000-12-31</text:p>
          </table:table-cell>
          <table:table-cell office:value-type="float" office:value="-4.74251609553754" calcext:value-type="float">
            <text:p>-4.74251609553754</text:p>
          </table:table-cell>
          <table:table-cell office:value-type="float" office:value="11.501609477887" calcext:value-type="float">
            <text:p>11.501609477887</text:p>
          </table:table-cell>
          <table:table-cell office:value-type="float" office:value="-5.78715849457961" calcext:value-type="float">
            <text:p>-5.78715849457961</text:p>
          </table:table-cell>
          <table:table-cell office:value-type="float" office:value="-28.2408201195159" calcext:value-type="float">
            <text:p>-28.2408201195159</text:p>
          </table:table-cell>
        </table:table-row>
        <table:table-row table:style-name="ro1">
          <table:table-cell office:value-type="string" calcext:value-type="string">
            <text:p>2001-01-01</text:p>
          </table:table-cell>
          <table:table-cell office:value-type="float" office:value="-4.94465240813986" calcext:value-type="float">
            <text:p>-4.94465240813986</text:p>
          </table:table-cell>
          <table:table-cell office:value-type="float" office:value="12.1587924348332" calcext:value-type="float">
            <text:p>12.1587924348332</text:p>
          </table:table-cell>
          <table:table-cell office:value-type="float" office:value="-5.24380733983885" calcext:value-type="float">
            <text:p>-5.24380733983885</text:p>
          </table:table-cell>
          <table:table-cell office:value-type="float" office:value="-27.0110118202392" calcext:value-type="float">
            <text:p>-27.0110118202392</text:p>
          </table:table-cell>
        </table:table-row>
        <table:table-row table:style-name="ro1">
          <table:table-cell office:value-type="string" calcext:value-type="string">
            <text:p>2001-01-02</text:p>
          </table:table-cell>
          <table:table-cell office:value-type="float" office:value="-7.65317036672851" calcext:value-type="float">
            <text:p>-7.65317036672851</text:p>
          </table:table-cell>
          <table:table-cell office:value-type="float" office:value="12.4444611403989" calcext:value-type="float">
            <text:p>12.4444611403989</text:p>
          </table:table-cell>
          <table:table-cell office:value-type="float" office:value="-5.10123006554424" calcext:value-type="float">
            <text:p>-5.10123006554424</text:p>
          </table:table-cell>
          <table:table-cell office:value-type="float" office:value="-27.0158927822001" calcext:value-type="float">
            <text:p>-27.0158927822001</text:p>
          </table:table-cell>
        </table:table-row>
        <table:table-row table:style-name="ro1">
          <table:table-cell office:value-type="string" calcext:value-type="string">
            <text:p>2001-01-03</text:p>
          </table:table-cell>
          <table:table-cell office:value-type="float" office:value="-7.36738591030401" calcext:value-type="float">
            <text:p>-7.36738591030401</text:p>
          </table:table-cell>
          <table:table-cell office:value-type="float" office:value="11.2279869795879" calcext:value-type="float">
            <text:p>11.2279869795879</text:p>
          </table:table-cell>
          <table:table-cell office:value-type="float" office:value="-3.62821385460808" calcext:value-type="float">
            <text:p>-3.62821385460808</text:p>
          </table:table-cell>
          <table:table-cell office:value-type="float" office:value="-27.6930198058414" calcext:value-type="float">
            <text:p>-27.6930198058414</text:p>
          </table:table-cell>
        </table:table-row>
        <table:table-row table:style-name="ro1">
          <table:table-cell office:value-type="string" calcext:value-type="string">
            <text:p>2001-01-04</text:p>
          </table:table-cell>
          <table:table-cell office:value-type="float" office:value="-7.55851306349762" calcext:value-type="float">
            <text:p>-7.55851306349762</text:p>
          </table:table-cell>
          <table:table-cell office:value-type="float" office:value="11.0353597157945" calcext:value-type="float">
            <text:p>11.0353597157945</text:p>
          </table:table-cell>
          <table:table-cell office:value-type="float" office:value="-4.99068417403545" calcext:value-type="float">
            <text:p>-4.99068417403545</text:p>
          </table:table-cell>
          <table:table-cell office:value-type="float" office:value="-29.0684225410099" calcext:value-type="float">
            <text:p>-29.0684225410099</text:p>
          </table:table-cell>
        </table:table-row>
        <table:table-row table:style-name="ro1">
          <table:table-cell office:value-type="string" calcext:value-type="string">
            <text:p>2001-01-05</text:p>
          </table:table-cell>
          <table:table-cell office:value-type="float" office:value="-8.29667751846313" calcext:value-type="float">
            <text:p>-8.29667751846313</text:p>
          </table:table-cell>
          <table:table-cell office:value-type="float" office:value="10.6428640969334" calcext:value-type="float">
            <text:p>10.6428640969334</text:p>
          </table:table-cell>
          <table:table-cell office:value-type="float" office:value="-5.69325326989945" calcext:value-type="float">
            <text:p>-5.69325326989945</text:p>
          </table:table-cell>
          <table:table-cell office:value-type="float" office:value="-28.3268412747263" calcext:value-type="float">
            <text:p>-28.3268412747263</text:p>
          </table:table-cell>
        </table:table-row>
        <table:table-row table:style-name="ro1">
          <table:table-cell office:value-type="string" calcext:value-type="string">
            <text:p>2001-01-06</text:p>
          </table:table-cell>
          <table:table-cell office:value-type="float" office:value="-7.47147568758129" calcext:value-type="float">
            <text:p>-7.47147568758129</text:p>
          </table:table-cell>
          <table:table-cell office:value-type="float" office:value="11.5354690275295" calcext:value-type="float">
            <text:p>11.5354690275295</text:p>
          </table:table-cell>
          <table:table-cell office:value-type="float" office:value="-5.33982164307029" calcext:value-type="float">
            <text:p>-5.33982164307029</text:p>
          </table:table-cell>
          <table:table-cell office:value-type="float" office:value="-29.1971128064823" calcext:value-type="float">
            <text:p>-29.1971128064823</text:p>
          </table:table-cell>
        </table:table-row>
        <table:table-row table:style-name="ro1">
          <table:table-cell office:value-type="string" calcext:value-type="string">
            <text:p>2001-01-07</text:p>
          </table:table-cell>
          <table:table-cell office:value-type="float" office:value="-8.32948441129375" calcext:value-type="float">
            <text:p>-8.32948441129375</text:p>
          </table:table-cell>
          <table:table-cell office:value-type="float" office:value="11.9020191406299" calcext:value-type="float">
            <text:p>11.9020191406299</text:p>
          </table:table-cell>
          <table:table-cell office:value-type="float" office:value="-5.8610481092174" calcext:value-type="float">
            <text:p>-5.8610481092174</text:p>
          </table:table-cell>
          <table:table-cell office:value-type="float" office:value="-28.2650991459617" calcext:value-type="float">
            <text:p>-28.2650991459617</text:p>
          </table:table-cell>
        </table:table-row>
        <table:table-row table:style-name="ro1">
          <table:table-cell office:value-type="string" calcext:value-type="string">
            <text:p>2001-01-08</text:p>
          </table:table-cell>
          <table:table-cell office:value-type="float" office:value="-9.7151045423811" calcext:value-type="float">
            <text:p>-9.7151045423811</text:p>
          </table:table-cell>
          <table:table-cell office:value-type="float" office:value="13.5031240621278" calcext:value-type="float">
            <text:p>13.5031240621278</text:p>
          </table:table-cell>
          <table:table-cell office:value-type="float" office:value="-6.0360957797692" calcext:value-type="float">
            <text:p>-6.0360957797692</text:p>
          </table:table-cell>
          <table:table-cell office:value-type="float" office:value="-27.3612388477118" calcext:value-type="float">
            <text:p>-27.3612388477118</text:p>
          </table:table-cell>
        </table:table-row>
        <table:table-row table:style-name="ro1">
          <table:table-cell office:value-type="string" calcext:value-type="string">
            <text:p>2001-01-09</text:p>
          </table:table-cell>
          <table:table-cell office:value-type="float" office:value="-10.5286710102188" calcext:value-type="float">
            <text:p>-10.5286710102188</text:p>
          </table:table-cell>
          <table:table-cell office:value-type="float" office:value="15.1461018749222" calcext:value-type="float">
            <text:p>15.1461018749222</text:p>
          </table:table-cell>
          <table:table-cell office:value-type="float" office:value="-7.28101506952583" calcext:value-type="float">
            <text:p>-7.28101506952583</text:p>
          </table:table-cell>
          <table:table-cell office:value-type="float" office:value="-28.1924566666535" calcext:value-type="float">
            <text:p>-28.1924566666535</text:p>
          </table:table-cell>
        </table:table-row>
        <table:table-row table:style-name="ro1">
          <table:table-cell office:value-type="string" calcext:value-type="string">
            <text:p>2001-01-10</text:p>
          </table:table-cell>
          <table:table-cell office:value-type="float" office:value="-11.3318027942633" calcext:value-type="float">
            <text:p>-11.3318027942633</text:p>
          </table:table-cell>
          <table:table-cell office:value-type="float" office:value="15.7457272267757" calcext:value-type="float">
            <text:p>15.7457272267757</text:p>
          </table:table-cell>
          <table:table-cell office:value-type="float" office:value="-7.31882942983573" calcext:value-type="float">
            <text:p>-7.31882942983573</text:p>
          </table:table-cell>
          <table:table-cell office:value-type="float" office:value="-26.9028231086616" calcext:value-type="float">
            <text:p>-26.9028231086616</text:p>
          </table:table-cell>
        </table:table-row>
        <table:table-row table:style-name="ro1">
          <table:table-cell office:value-type="string" calcext:value-type="string">
            <text:p>2001-01-11</text:p>
          </table:table-cell>
          <table:table-cell office:value-type="float" office:value="-11.087399275635" calcext:value-type="float">
            <text:p>-11.087399275635</text:p>
          </table:table-cell>
          <table:table-cell office:value-type="float" office:value="16.4950805794654" calcext:value-type="float">
            <text:p>16.4950805794654</text:p>
          </table:table-cell>
          <table:table-cell office:value-type="float" office:value="-7.5102487841069" calcext:value-type="float">
            <text:p>-7.5102487841069</text:p>
          </table:table-cell>
          <table:table-cell office:value-type="float" office:value="-27.4660143870173" calcext:value-type="float">
            <text:p>-27.4660143870173</text:p>
          </table:table-cell>
        </table:table-row>
        <table:table-row table:style-name="ro1">
          <table:table-cell office:value-type="string" calcext:value-type="string">
            <text:p>2001-01-12</text:p>
          </table:table-cell>
          <table:table-cell office:value-type="float" office:value="-11.3006030242258" calcext:value-type="float">
            <text:p>-11.3006030242258</text:p>
          </table:table-cell>
          <table:table-cell office:value-type="float" office:value="15.6561297767489" calcext:value-type="float">
            <text:p>15.6561297767489</text:p>
          </table:table-cell>
          <table:table-cell office:value-type="float" office:value="-7.75620079199112" calcext:value-type="float">
            <text:p>-7.75620079199112</text:p>
          </table:table-cell>
          <table:table-cell office:value-type="float" office:value="-27.1166419687542" calcext:value-type="float">
            <text:p>-27.1166419687542</text:p>
          </table:table-cell>
        </table:table-row>
        <table:table-row table:style-name="ro1">
          <table:table-cell office:value-type="string" calcext:value-type="string">
            <text:p>2001-01-13</text:p>
          </table:table-cell>
          <table:table-cell office:value-type="float" office:value="-11.9240039704123" calcext:value-type="float">
            <text:p>-11.9240039704123</text:p>
          </table:table-cell>
          <table:table-cell office:value-type="float" office:value="16.5895139820241" calcext:value-type="float">
            <text:p>16.5895139820241</text:p>
          </table:table-cell>
          <table:table-cell office:value-type="float" office:value="-9.62584039916346" calcext:value-type="float">
            <text:p>-9.62584039916346</text:p>
          </table:table-cell>
          <table:table-cell office:value-type="float" office:value="-28.6243654349722" calcext:value-type="float">
            <text:p>-28.6243654349722</text:p>
          </table:table-cell>
        </table:table-row>
        <table:table-row table:style-name="ro1">
          <table:table-cell office:value-type="string" calcext:value-type="string">
            <text:p>2001-01-14</text:p>
          </table:table-cell>
          <table:table-cell office:value-type="float" office:value="-10.8259483045008" calcext:value-type="float">
            <text:p>-10.8259483045008</text:p>
          </table:table-cell>
          <table:table-cell office:value-type="float" office:value="17.7931947224121" calcext:value-type="float">
            <text:p>17.7931947224121</text:p>
          </table:table-cell>
          <table:table-cell office:value-type="float" office:value="-8.3100608340682" calcext:value-type="float">
            <text:p>-8.3100608340682</text:p>
          </table:table-cell>
          <table:table-cell office:value-type="float" office:value="-29.4949756981749" calcext:value-type="float">
            <text:p>-29.4949756981749</text:p>
          </table:table-cell>
        </table:table-row>
        <table:table-row table:style-name="ro1">
          <table:table-cell office:value-type="string" calcext:value-type="string">
            <text:p>2001-01-15</text:p>
          </table:table-cell>
          <table:table-cell office:value-type="float" office:value="-11.6368675134171" calcext:value-type="float">
            <text:p>-11.6368675134171</text:p>
          </table:table-cell>
          <table:table-cell office:value-type="float" office:value="19.17197485979" calcext:value-type="float">
            <text:p>19.17197485979</text:p>
          </table:table-cell>
          <table:table-cell office:value-type="float" office:value="-6.16692410200748" calcext:value-type="float">
            <text:p>-6.16692410200748</text:p>
          </table:table-cell>
          <table:table-cell office:value-type="float" office:value="-29.2182262508111" calcext:value-type="float">
            <text:p>-29.2182262508111</text:p>
          </table:table-cell>
        </table:table-row>
        <table:table-row table:style-name="ro1">
          <table:table-cell office:value-type="string" calcext:value-type="string">
            <text:p>2001-01-16</text:p>
          </table:table-cell>
          <table:table-cell office:value-type="float" office:value="-9.86273321578336" calcext:value-type="float">
            <text:p>-9.86273321578336</text:p>
          </table:table-cell>
          <table:table-cell office:value-type="float" office:value="20.6462573382989" calcext:value-type="float">
            <text:p>20.6462573382989</text:p>
          </table:table-cell>
          <table:table-cell office:value-type="float" office:value="-6.10850405740125" calcext:value-type="float">
            <text:p>-6.10850405740125</text:p>
          </table:table-cell>
          <table:table-cell office:value-type="float" office:value="-30.2678433625015" calcext:value-type="float">
            <text:p>-30.2678433625015</text:p>
          </table:table-cell>
        </table:table-row>
        <table:table-row table:style-name="ro1">
          <table:table-cell office:value-type="string" calcext:value-type="string">
            <text:p>2001-01-17</text:p>
          </table:table-cell>
          <table:table-cell office:value-type="float" office:value="-8.78178661662093" calcext:value-type="float">
            <text:p>-8.78178661662093</text:p>
          </table:table-cell>
          <table:table-cell office:value-type="float" office:value="19.9411477301726" calcext:value-type="float">
            <text:p>19.9411477301726</text:p>
          </table:table-cell>
          <table:table-cell office:value-type="float" office:value="-7.2149793081853" calcext:value-type="float">
            <text:p>-7.2149793081853</text:p>
          </table:table-cell>
          <table:table-cell office:value-type="float" office:value="-30.3531771095124" calcext:value-type="float">
            <text:p>-30.3531771095124</text:p>
          </table:table-cell>
        </table:table-row>
        <table:table-row table:style-name="ro1">
          <table:table-cell office:value-type="string" calcext:value-type="string">
            <text:p>2001-01-18</text:p>
          </table:table-cell>
          <table:table-cell office:value-type="float" office:value="-9.38014897101584" calcext:value-type="float">
            <text:p>-9.38014897101584</text:p>
          </table:table-cell>
          <table:table-cell office:value-type="float" office:value="19.8709526900058" calcext:value-type="float">
            <text:p>19.8709526900058</text:p>
          </table:table-cell>
          <table:table-cell office:value-type="float" office:value="-8.2088606247877" calcext:value-type="float">
            <text:p>-8.2088606247877</text:p>
          </table:table-cell>
          <table:table-cell office:value-type="float" office:value="-30.9406904764391" calcext:value-type="float">
            <text:p>-30.9406904764391</text:p>
          </table:table-cell>
        </table:table-row>
        <table:table-row table:style-name="ro1">
          <table:table-cell office:value-type="string" calcext:value-type="string">
            <text:p>2001-01-19</text:p>
          </table:table-cell>
          <table:table-cell office:value-type="float" office:value="-10.658329664904" calcext:value-type="float">
            <text:p>-10.658329664904</text:p>
          </table:table-cell>
          <table:table-cell office:value-type="float" office:value="19.5525099778762" calcext:value-type="float">
            <text:p>19.5525099778762</text:p>
          </table:table-cell>
          <table:table-cell office:value-type="float" office:value="-8.97137357439337" calcext:value-type="float">
            <text:p>-8.97137357439337</text:p>
          </table:table-cell>
          <table:table-cell office:value-type="float" office:value="-30.2336270487019" calcext:value-type="float">
            <text:p>-30.2336270487019</text:p>
          </table:table-cell>
        </table:table-row>
        <table:table-row table:style-name="ro1">
          <table:table-cell office:value-type="string" calcext:value-type="string">
            <text:p>2001-01-20</text:p>
          </table:table-cell>
          <table:table-cell office:value-type="float" office:value="-11.4638706891166" calcext:value-type="float">
            <text:p>-11.4638706891166</text:p>
          </table:table-cell>
          <table:table-cell office:value-type="float" office:value="17.829738763361" calcext:value-type="float">
            <text:p>17.829738763361</text:p>
          </table:table-cell>
          <table:table-cell office:value-type="float" office:value="-8.62086988638633" calcext:value-type="float">
            <text:p>-8.62086988638633</text:p>
          </table:table-cell>
          <table:table-cell office:value-type="float" office:value="-30.0213136815519" calcext:value-type="float">
            <text:p>-30.0213136815519</text:p>
          </table:table-cell>
        </table:table-row>
        <table:table-row table:style-name="ro1">
          <table:table-cell office:value-type="string" calcext:value-type="string">
            <text:p>2001-01-21</text:p>
          </table:table-cell>
          <table:table-cell office:value-type="float" office:value="-12.2777053771779" calcext:value-type="float">
            <text:p>-12.2777053771779</text:p>
          </table:table-cell>
          <table:table-cell office:value-type="float" office:value="17.9683042416786" calcext:value-type="float">
            <text:p>17.9683042416786</text:p>
          </table:table-cell>
          <table:table-cell office:value-type="float" office:value="-7.74907557283859" calcext:value-type="float">
            <text:p>-7.74907557283859</text:p>
          </table:table-cell>
          <table:table-cell office:value-type="float" office:value="-29.7348352802554" calcext:value-type="float">
            <text:p>-29.7348352802554</text:p>
          </table:table-cell>
        </table:table-row>
        <table:table-row table:style-name="ro1">
          <table:table-cell office:value-type="string" calcext:value-type="string">
            <text:p>2001-01-22</text:p>
          </table:table-cell>
          <table:table-cell office:value-type="float" office:value="-13.0601229930161" calcext:value-type="float">
            <text:p>-13.0601229930161</text:p>
          </table:table-cell>
          <table:table-cell office:value-type="float" office:value="17.4018251917273" calcext:value-type="float">
            <text:p>17.4018251917273</text:p>
          </table:table-cell>
          <table:table-cell office:value-type="float" office:value="-7.25431685894997" calcext:value-type="float">
            <text:p>-7.25431685894997</text:p>
          </table:table-cell>
          <table:table-cell office:value-type="float" office:value="-28.7023237037276" calcext:value-type="float">
            <text:p>-28.7023237037276</text:p>
          </table:table-cell>
        </table:table-row>
        <table:table-row table:style-name="ro1">
          <table:table-cell office:value-type="string" calcext:value-type="string">
            <text:p>2001-01-23</text:p>
          </table:table-cell>
          <table:table-cell office:value-type="float" office:value="-11.3889701881435" calcext:value-type="float">
            <text:p>-11.3889701881435</text:p>
          </table:table-cell>
          <table:table-cell office:value-type="float" office:value="18.0240995547331" calcext:value-type="float">
            <text:p>18.0240995547331</text:p>
          </table:table-cell>
          <table:table-cell office:value-type="float" office:value="-7.13921115110531" calcext:value-type="float">
            <text:p>-7.13921115110531</text:p>
          </table:table-cell>
          <table:table-cell office:value-type="float" office:value="-29.673245945166" calcext:value-type="float">
            <text:p>-29.673245945166</text:p>
          </table:table-cell>
        </table:table-row>
        <table:table-row table:style-name="ro1">
          <table:table-cell office:value-type="string" calcext:value-type="string">
            <text:p>2001-01-24</text:p>
          </table:table-cell>
          <table:table-cell office:value-type="float" office:value="-10.5762208839554" calcext:value-type="float">
            <text:p>-10.5762208839554</text:p>
          </table:table-cell>
          <table:table-cell office:value-type="float" office:value="15.4679161828882" calcext:value-type="float">
            <text:p>15.4679161828882</text:p>
          </table:table-cell>
          <table:table-cell office:value-type="float" office:value="-8.50462937087176" calcext:value-type="float">
            <text:p>-8.50462937087176</text:p>
          </table:table-cell>
          <table:table-cell office:value-type="float" office:value="-29.7539481322652" calcext:value-type="float">
            <text:p>-29.7539481322652</text:p>
          </table:table-cell>
        </table:table-row>
        <table:table-row table:style-name="ro1">
          <table:table-cell office:value-type="string" calcext:value-type="string">
            <text:p>2001-01-25</text:p>
          </table:table-cell>
          <table:table-cell office:value-type="float" office:value="-11.6980557523107" calcext:value-type="float">
            <text:p>-11.6980557523107</text:p>
          </table:table-cell>
          <table:table-cell office:value-type="float" office:value="14.4201756167988" calcext:value-type="float">
            <text:p>14.4201756167988</text:p>
          </table:table-cell>
          <table:table-cell office:value-type="float" office:value="-9.29098070677878" calcext:value-type="float">
            <text:p>-9.29098070677878</text:p>
          </table:table-cell>
          <table:table-cell office:value-type="float" office:value="-27.5813601151282" calcext:value-type="float">
            <text:p>-27.5813601151282</text:p>
          </table:table-cell>
        </table:table-row>
        <table:table-row table:style-name="ro1">
          <table:table-cell office:value-type="string" calcext:value-type="string">
            <text:p>2001-01-26</text:p>
          </table:table-cell>
          <table:table-cell office:value-type="float" office:value="-9.57901963697075" calcext:value-type="float">
            <text:p>-9.57901963697075</text:p>
          </table:table-cell>
          <table:table-cell office:value-type="float" office:value="14.2315727378625" calcext:value-type="float">
            <text:p>14.2315727378625</text:p>
          </table:table-cell>
          <table:table-cell office:value-type="float" office:value="-11.3252751038727" calcext:value-type="float">
            <text:p>-11.3252751038727</text:p>
          </table:table-cell>
          <table:table-cell office:value-type="float" office:value="-25.9566667724896" calcext:value-type="float">
            <text:p>-25.9566667724896</text:p>
          </table:table-cell>
        </table:table-row>
        <table:table-row table:style-name="ro1">
          <table:table-cell office:value-type="string" calcext:value-type="string">
            <text:p>2001-01-27</text:p>
          </table:table-cell>
          <table:table-cell office:value-type="float" office:value="-9.43588292476903" calcext:value-type="float">
            <text:p>-9.43588292476903</text:p>
          </table:table-cell>
          <table:table-cell office:value-type="float" office:value="16.4651913522534" calcext:value-type="float">
            <text:p>16.4651913522534</text:p>
          </table:table-cell>
          <table:table-cell office:value-type="float" office:value="-10.057766447024" calcext:value-type="float">
            <text:p>-10.057766447024</text:p>
          </table:table-cell>
          <table:table-cell office:value-type="float" office:value="-24.0940151066249" calcext:value-type="float">
            <text:p>-24.0940151066249</text:p>
          </table:table-cell>
        </table:table-row>
        <table:table-row table:style-name="ro1">
          <table:table-cell office:value-type="string" calcext:value-type="string">
            <text:p>2001-01-28</text:p>
          </table:table-cell>
          <table:table-cell office:value-type="float" office:value="-9.33560571723256" calcext:value-type="float">
            <text:p>-9.33560571723256</text:p>
          </table:table-cell>
          <table:table-cell office:value-type="float" office:value="16.0931419104323" calcext:value-type="float">
            <text:p>16.0931419104323</text:p>
          </table:table-cell>
          <table:table-cell office:value-type="float" office:value="-9.25370979898644" calcext:value-type="float">
            <text:p>-9.25370979898644</text:p>
          </table:table-cell>
          <table:table-cell office:value-type="float" office:value="-23.6142723177997" calcext:value-type="float">
            <text:p>-23.6142723177997</text:p>
          </table:table-cell>
        </table:table-row>
        <table:table-row table:style-name="ro1">
          <table:table-cell office:value-type="string" calcext:value-type="string">
            <text:p>2001-01-29</text:p>
          </table:table-cell>
          <table:table-cell office:value-type="float" office:value="-8.58044067961823" calcext:value-type="float">
            <text:p>-8.58044067961823</text:p>
          </table:table-cell>
          <table:table-cell office:value-type="float" office:value="17.6402339529232" calcext:value-type="float">
            <text:p>17.6402339529232</text:p>
          </table:table-cell>
          <table:table-cell office:value-type="float" office:value="-10.6561650624816" calcext:value-type="float">
            <text:p>-10.6561650624816</text:p>
          </table:table-cell>
          <table:table-cell office:value-type="float" office:value="-23.3431721088923" calcext:value-type="float">
            <text:p>-23.3431721088923</text:p>
          </table:table-cell>
        </table:table-row>
        <table:table-row table:style-name="ro1">
          <table:table-cell office:value-type="string" calcext:value-type="string">
            <text:p>2001-01-30</text:p>
          </table:table-cell>
          <table:table-cell office:value-type="float" office:value="-5.88788601817456" calcext:value-type="float">
            <text:p>-5.88788601817456</text:p>
          </table:table-cell>
          <table:table-cell office:value-type="float" office:value="18.2837261779157" calcext:value-type="float">
            <text:p>18.2837261779157</text:p>
          </table:table-cell>
          <table:table-cell office:value-type="float" office:value="-11.8767111847005" calcext:value-type="float">
            <text:p>-11.8767111847005</text:p>
          </table:table-cell>
          <table:table-cell office:value-type="float" office:value="-23.5436299649772" calcext:value-type="float">
            <text:p>-23.5436299649772</text:p>
          </table:table-cell>
        </table:table-row>
        <table:table-row table:style-name="ro1">
          <table:table-cell office:value-type="string" calcext:value-type="string">
            <text:p>2001-01-31</text:p>
          </table:table-cell>
          <table:table-cell office:value-type="float" office:value="-5.77454170501739" calcext:value-type="float">
            <text:p>-5.77454170501739</text:p>
          </table:table-cell>
          <table:table-cell office:value-type="float" office:value="18.1228640343336" calcext:value-type="float">
            <text:p>18.1228640343336</text:p>
          </table:table-cell>
          <table:table-cell office:value-type="float" office:value="-13.8092787379944" calcext:value-type="float">
            <text:p>-13.8092787379944</text:p>
          </table:table-cell>
          <table:table-cell office:value-type="float" office:value="-24.5696221917617" calcext:value-type="float">
            <text:p>-24.5696221917617</text:p>
          </table:table-cell>
        </table:table-row>
        <table:table-row table:style-name="ro1">
          <table:table-cell office:value-type="string" calcext:value-type="string">
            <text:p>2001-02-01</text:p>
          </table:table-cell>
          <table:table-cell office:value-type="float" office:value="-3.98477872050011" calcext:value-type="float">
            <text:p>-3.98477872050011</text:p>
          </table:table-cell>
          <table:table-cell office:value-type="float" office:value="18.9396682144378" calcext:value-type="float">
            <text:p>18.9396682144378</text:p>
          </table:table-cell>
          <table:table-cell office:value-type="float" office:value="-13.5584638239335" calcext:value-type="float">
            <text:p>-13.5584638239335</text:p>
          </table:table-cell>
          <table:table-cell office:value-type="float" office:value="-25.1493614755906" calcext:value-type="float">
            <text:p>-25.1493614755906</text:p>
          </table:table-cell>
        </table:table-row>
        <table:table-row table:style-name="ro1">
          <table:table-cell office:value-type="string" calcext:value-type="string">
            <text:p>2001-02-02</text:p>
          </table:table-cell>
          <table:table-cell office:value-type="float" office:value="-4.46548554871136" calcext:value-type="float">
            <text:p>-4.46548554871136</text:p>
          </table:table-cell>
          <table:table-cell office:value-type="float" office:value="18.6123374840607" calcext:value-type="float">
            <text:p>18.6123374840607</text:p>
          </table:table-cell>
          <table:table-cell office:value-type="float" office:value="-14.1408033846762" calcext:value-type="float">
            <text:p>-14.1408033846762</text:p>
          </table:table-cell>
          <table:table-cell office:value-type="float" office:value="-25.0973518400495" calcext:value-type="float">
            <text:p>-25.0973518400495</text:p>
          </table:table-cell>
        </table:table-row>
        <table:table-row table:style-name="ro1">
          <table:table-cell office:value-type="string" calcext:value-type="string">
            <text:p>2001-02-03</text:p>
          </table:table-cell>
          <table:table-cell office:value-type="float" office:value="-5.50873094554797" calcext:value-type="float">
            <text:p>-5.50873094554797</text:p>
          </table:table-cell>
          <table:table-cell office:value-type="float" office:value="19.9535626562101" calcext:value-type="float">
            <text:p>19.9535626562101</text:p>
          </table:table-cell>
          <table:table-cell office:value-type="float" office:value="-14.7033286781618" calcext:value-type="float">
            <text:p>-14.7033286781618</text:p>
          </table:table-cell>
          <table:table-cell office:value-type="float" office:value="-24.7712595580358" calcext:value-type="float">
            <text:p>-24.7712595580358</text:p>
          </table:table-cell>
        </table:table-row>
        <table:table-row table:style-name="ro1">
          <table:table-cell office:value-type="string" calcext:value-type="string">
            <text:p>2001-02-04</text:p>
          </table:table-cell>
          <table:table-cell office:value-type="float" office:value="-7.8328487226064" calcext:value-type="float">
            <text:p>-7.8328487226064</text:p>
          </table:table-cell>
          <table:table-cell office:value-type="float" office:value="21.440769378936" calcext:value-type="float">
            <text:p>21.440769378936</text:p>
          </table:table-cell>
          <table:table-cell office:value-type="float" office:value="-13.2923425756655" calcext:value-type="float">
            <text:p>-13.2923425756655</text:p>
          </table:table-cell>
          <table:table-cell office:value-type="float" office:value="-23.5942789652368" calcext:value-type="float">
            <text:p>-23.5942789652368</text:p>
          </table:table-cell>
        </table:table-row>
        <table:table-row table:style-name="ro1">
          <table:table-cell office:value-type="string" calcext:value-type="string">
            <text:p>2001-02-05</text:p>
          </table:table-cell>
          <table:table-cell office:value-type="float" office:value="-8.37728492624456" calcext:value-type="float">
            <text:p>-8.37728492624456</text:p>
          </table:table-cell>
          <table:table-cell office:value-type="float" office:value="22.0427770195025" calcext:value-type="float">
            <text:p>22.0427770195025</text:p>
          </table:table-cell>
          <table:table-cell office:value-type="float" office:value="-15.254833742241" calcext:value-type="float">
            <text:p>-15.254833742241</text:p>
          </table:table-cell>
          <table:table-cell office:value-type="float" office:value="-22.1559372058708" calcext:value-type="float">
            <text:p>-22.1559372058708</text:p>
          </table:table-cell>
        </table:table-row>
        <table:table-row table:style-name="ro1">
          <table:table-cell office:value-type="string" calcext:value-type="string">
            <text:p>2001-02-06</text:p>
          </table:table-cell>
          <table:table-cell office:value-type="float" office:value="-8.57065922813031" calcext:value-type="float">
            <text:p>-8.57065922813031</text:p>
          </table:table-cell>
          <table:table-cell office:value-type="float" office:value="24.0491521719396" calcext:value-type="float">
            <text:p>24.0491521719396</text:p>
          </table:table-cell>
          <table:table-cell office:value-type="float" office:value="-15.913382782397" calcext:value-type="float">
            <text:p>-15.913382782397</text:p>
          </table:table-cell>
          <table:table-cell office:value-type="float" office:value="-23.1164452404644" calcext:value-type="float">
            <text:p>-23.1164452404644</text:p>
          </table:table-cell>
        </table:table-row>
        <table:table-row table:style-name="ro1">
          <table:table-cell office:value-type="string" calcext:value-type="string">
            <text:p>2001-02-07</text:p>
          </table:table-cell>
          <table:table-cell office:value-type="float" office:value="-7.86152106016862" calcext:value-type="float">
            <text:p>-7.86152106016862</text:p>
          </table:table-cell>
          <table:table-cell office:value-type="float" office:value="25.4154335447741" calcext:value-type="float">
            <text:p>25.4154335447741</text:p>
          </table:table-cell>
          <table:table-cell office:value-type="float" office:value="-16.9169748662469" calcext:value-type="float">
            <text:p>-16.9169748662469</text:p>
          </table:table-cell>
          <table:table-cell office:value-type="float" office:value="-23.5506897794928" calcext:value-type="float">
            <text:p>-23.5506897794928</text:p>
          </table:table-cell>
        </table:table-row>
        <table:table-row table:style-name="ro1">
          <table:table-cell office:value-type="string" calcext:value-type="string">
            <text:p>2001-02-08</text:p>
          </table:table-cell>
          <table:table-cell office:value-type="float" office:value="-7.57742817010421" calcext:value-type="float">
            <text:p>-7.57742817010421</text:p>
          </table:table-cell>
          <table:table-cell office:value-type="float" office:value="27.1000502321416" calcext:value-type="float">
            <text:p>27.1000502321416</text:p>
          </table:table-cell>
          <table:table-cell office:value-type="float" office:value="-17.6399662420589" calcext:value-type="float">
            <text:p>-17.6399662420589</text:p>
          </table:table-cell>
          <table:table-cell office:value-type="float" office:value="-23.4330501031014" calcext:value-type="float">
            <text:p>-23.4330501031014</text:p>
          </table:table-cell>
        </table:table-row>
        <table:table-row table:style-name="ro1">
          <table:table-cell office:value-type="string" calcext:value-type="string">
            <text:p>2001-02-09</text:p>
          </table:table-cell>
          <table:table-cell office:value-type="float" office:value="-7.99477718813503" calcext:value-type="float">
            <text:p>-7.99477718813503</text:p>
          </table:table-cell>
          <table:table-cell office:value-type="float" office:value="26.8466980449594" calcext:value-type="float">
            <text:p>26.8466980449594</text:p>
          </table:table-cell>
          <table:table-cell office:value-type="float" office:value="-17.513565919362" calcext:value-type="float">
            <text:p>-17.513565919362</text:p>
          </table:table-cell>
          <table:table-cell office:value-type="float" office:value="-22.6332790489366" calcext:value-type="float">
            <text:p>-22.6332790489366</text:p>
          </table:table-cell>
        </table:table-row>
        <table:table-row table:style-name="ro1">
          <table:table-cell office:value-type="string" calcext:value-type="string">
            <text:p>2001-02-10</text:p>
          </table:table-cell>
          <table:table-cell office:value-type="float" office:value="-8.10817228604946" calcext:value-type="float">
            <text:p>-8.10817228604946</text:p>
          </table:table-cell>
          <table:table-cell office:value-type="float" office:value="28.0717867869449" calcext:value-type="float">
            <text:p>28.0717867869449</text:p>
          </table:table-cell>
          <table:table-cell office:value-type="float" office:value="-17.5007003037021" calcext:value-type="float">
            <text:p>-17.5007003037021</text:p>
          </table:table-cell>
          <table:table-cell office:value-type="float" office:value="-21.5699202127339" calcext:value-type="float">
            <text:p>-21.5699202127339</text:p>
          </table:table-cell>
        </table:table-row>
        <table:table-row table:style-name="ro1">
          <table:table-cell office:value-type="string" calcext:value-type="string">
            <text:p>2001-02-11</text:p>
          </table:table-cell>
          <table:table-cell office:value-type="float" office:value="-6.48471435215001" calcext:value-type="float">
            <text:p>-6.48471435215001</text:p>
          </table:table-cell>
          <table:table-cell office:value-type="float" office:value="27.8075144984046" calcext:value-type="float">
            <text:p>27.8075144984046</text:p>
          </table:table-cell>
          <table:table-cell office:value-type="float" office:value="-17.5431106788351" calcext:value-type="float">
            <text:p>-17.5431106788351</text:p>
          </table:table-cell>
          <table:table-cell office:value-type="float" office:value="-22.5128833300607" calcext:value-type="float">
            <text:p>-22.5128833300607</text:p>
          </table:table-cell>
        </table:table-row>
        <table:table-row table:style-name="ro1">
          <table:table-cell office:value-type="string" calcext:value-type="string">
            <text:p>2001-02-12</text:p>
          </table:table-cell>
          <table:table-cell office:value-type="float" office:value="-4.6294081726513" calcext:value-type="float">
            <text:p>-4.6294081726513</text:p>
          </table:table-cell>
          <table:table-cell office:value-type="float" office:value="26.9884493906926" calcext:value-type="float">
            <text:p>26.9884493906926</text:p>
          </table:table-cell>
          <table:table-cell office:value-type="float" office:value="-17.2802844019306" calcext:value-type="float">
            <text:p>-17.2802844019306</text:p>
          </table:table-cell>
          <table:table-cell office:value-type="float" office:value="-21.7918225092376" calcext:value-type="float">
            <text:p>-21.7918225092376</text:p>
          </table:table-cell>
        </table:table-row>
        <table:table-row table:style-name="ro1">
          <table:table-cell office:value-type="string" calcext:value-type="string">
            <text:p>2001-02-13</text:p>
          </table:table-cell>
          <table:table-cell office:value-type="float" office:value="-6.86053516132442" calcext:value-type="float">
            <text:p>-6.86053516132442</text:p>
          </table:table-cell>
          <table:table-cell office:value-type="float" office:value="25.7970551509092" calcext:value-type="float">
            <text:p>25.7970551509092</text:p>
          </table:table-cell>
          <table:table-cell office:value-type="float" office:value="-18.4108650812244" calcext:value-type="float">
            <text:p>-18.4108650812244</text:p>
          </table:table-cell>
          <table:table-cell office:value-type="float" office:value="-22.141410500187" calcext:value-type="float">
            <text:p>-22.141410500187</text:p>
          </table:table-cell>
        </table:table-row>
        <table:table-row table:style-name="ro1">
          <table:table-cell office:value-type="string" calcext:value-type="string">
            <text:p>2001-02-14</text:p>
          </table:table-cell>
          <table:table-cell office:value-type="float" office:value="-8.0111045388668" calcext:value-type="float">
            <text:p>-8.0111045388668</text:p>
          </table:table-cell>
          <table:table-cell office:value-type="float" office:value="24.9985709310312" calcext:value-type="float">
            <text:p>24.9985709310312</text:p>
          </table:table-cell>
          <table:table-cell office:value-type="float" office:value="-18.914239271355" calcext:value-type="float">
            <text:p>-18.914239271355</text:p>
          </table:table-cell>
          <table:table-cell office:value-type="float" office:value="-22.1540160652415" calcext:value-type="float">
            <text:p>-22.1540160652415</text:p>
          </table:table-cell>
        </table:table-row>
        <table:table-row table:style-name="ro1">
          <table:table-cell office:value-type="string" calcext:value-type="string">
            <text:p>2001-02-15</text:p>
          </table:table-cell>
          <table:table-cell office:value-type="float" office:value="-7.96014535883671" calcext:value-type="float">
            <text:p>-7.96014535883671</text:p>
          </table:table-cell>
          <table:table-cell office:value-type="float" office:value="24.3065609547844" calcext:value-type="float">
            <text:p>24.3065609547844</text:p>
          </table:table-cell>
          <table:table-cell office:value-type="float" office:value="-19.8617684846983" calcext:value-type="float">
            <text:p>-19.8617684846983</text:p>
          </table:table-cell>
          <table:table-cell office:value-type="float" office:value="-21.6587884266189" calcext:value-type="float">
            <text:p>-21.6587884266189</text:p>
          </table:table-cell>
        </table:table-row>
        <table:table-row table:style-name="ro1">
          <table:table-cell office:value-type="string" calcext:value-type="string">
            <text:p>2001-02-16</text:p>
          </table:table-cell>
          <table:table-cell office:value-type="float" office:value="-7.30741217480703" calcext:value-type="float">
            <text:p>-7.30741217480703</text:p>
          </table:table-cell>
          <table:table-cell office:value-type="float" office:value="24.927981730737" calcext:value-type="float">
            <text:p>24.927981730737</text:p>
          </table:table-cell>
          <table:table-cell office:value-type="float" office:value="-21.6052816381319" calcext:value-type="float">
            <text:p>-21.6052816381319</text:p>
          </table:table-cell>
          <table:table-cell office:value-type="float" office:value="-22.1741058067445" calcext:value-type="float">
            <text:p>-22.1741058067445</text:p>
          </table:table-cell>
        </table:table-row>
        <table:table-row table:style-name="ro1">
          <table:table-cell office:value-type="string" calcext:value-type="string">
            <text:p>2001-02-17</text:p>
          </table:table-cell>
          <table:table-cell office:value-type="float" office:value="-8.20903746017091" calcext:value-type="float">
            <text:p>-8.20903746017091</text:p>
          </table:table-cell>
          <table:table-cell office:value-type="float" office:value="24.6479895053279" calcext:value-type="float">
            <text:p>24.6479895053279</text:p>
          </table:table-cell>
          <table:table-cell office:value-type="float" office:value="-23.1539368382907" calcext:value-type="float">
            <text:p>-23.1539368382907</text:p>
          </table:table-cell>
          <table:table-cell office:value-type="float" office:value="-21.8376897692573" calcext:value-type="float">
            <text:p>-21.8376897692573</text:p>
          </table:table-cell>
        </table:table-row>
        <table:table-row table:style-name="ro1">
          <table:table-cell office:value-type="string" calcext:value-type="string">
            <text:p>2001-02-18</text:p>
          </table:table-cell>
          <table:table-cell office:value-type="float" office:value="-7.98736151337024" calcext:value-type="float">
            <text:p>-7.98736151337024</text:p>
          </table:table-cell>
          <table:table-cell office:value-type="float" office:value="22.8027987139495" calcext:value-type="float">
            <text:p>22.8027987139495</text:p>
          </table:table-cell>
          <table:table-cell office:value-type="float" office:value="-22.1799725876978" calcext:value-type="float">
            <text:p>-22.1799725876978</text:p>
          </table:table-cell>
          <table:table-cell office:value-type="float" office:value="-21.564636907687" calcext:value-type="float">
            <text:p>-21.564636907687</text:p>
          </table:table-cell>
        </table:table-row>
        <table:table-row table:style-name="ro1">
          <table:table-cell office:value-type="string" calcext:value-type="string">
            <text:p>2001-02-19</text:p>
          </table:table-cell>
          <table:table-cell office:value-type="float" office:value="-7.33842666526344" calcext:value-type="float">
            <text:p>-7.33842666526344</text:p>
          </table:table-cell>
          <table:table-cell office:value-type="float" office:value="21.8020003788101" calcext:value-type="float">
            <text:p>21.8020003788101</text:p>
          </table:table-cell>
          <table:table-cell office:value-type="float" office:value="-21.4905679330593" calcext:value-type="float">
            <text:p>-21.4905679330593</text:p>
          </table:table-cell>
          <table:table-cell office:value-type="float" office:value="-22.5703964566198" calcext:value-type="float">
            <text:p>-22.5703964566198</text:p>
          </table:table-cell>
        </table:table-row>
        <table:table-row table:style-name="ro1">
          <table:table-cell office:value-type="string" calcext:value-type="string">
            <text:p>2001-02-20</text:p>
          </table:table-cell>
          <table:table-cell office:value-type="float" office:value="-6.71062566617634" calcext:value-type="float">
            <text:p>-6.71062566617634</text:p>
          </table:table-cell>
          <table:table-cell office:value-type="float" office:value="20.9535990233267" calcext:value-type="float">
            <text:p>20.9535990233267</text:p>
          </table:table-cell>
          <table:table-cell office:value-type="float" office:value="-19.7987567808083" calcext:value-type="float">
            <text:p>-19.7987567808083</text:p>
          </table:table-cell>
          <table:table-cell office:value-type="float" office:value="-23.4148654829862" calcext:value-type="float">
            <text:p>-23.4148654829862</text:p>
          </table:table-cell>
        </table:table-row>
        <table:table-row table:style-name="ro1">
          <table:table-cell office:value-type="string" calcext:value-type="string">
            <text:p>2001-02-21</text:p>
          </table:table-cell>
          <table:table-cell office:value-type="float" office:value="-7.06451057971876" calcext:value-type="float">
            <text:p>-7.06451057971876</text:p>
          </table:table-cell>
          <table:table-cell office:value-type="float" office:value="22.4136699431273" calcext:value-type="float">
            <text:p>22.4136699431273</text:p>
          </table:table-cell>
          <table:table-cell office:value-type="float" office:value="-17.4290410688766" calcext:value-type="float">
            <text:p>-17.4290410688766</text:p>
          </table:table-cell>
          <table:table-cell office:value-type="float" office:value="-22.6983570176069" calcext:value-type="float">
            <text:p>-22.6983570176069</text:p>
          </table:table-cell>
        </table:table-row>
        <table:table-row table:style-name="ro1">
          <table:table-cell office:value-type="string" calcext:value-type="string">
            <text:p>2001-02-22</text:p>
          </table:table-cell>
          <table:table-cell office:value-type="float" office:value="-7.9572996218238" calcext:value-type="float">
            <text:p>-7.9572996218238</text:p>
          </table:table-cell>
          <table:table-cell office:value-type="float" office:value="24.3022150854325" calcext:value-type="float">
            <text:p>24.3022150854325</text:p>
          </table:table-cell>
          <table:table-cell office:value-type="float" office:value="-17.5473321637187" calcext:value-type="float">
            <text:p>-17.5473321637187</text:p>
          </table:table-cell>
          <table:table-cell office:value-type="float" office:value="-22.1323674273423" calcext:value-type="float">
            <text:p>-22.1323674273423</text:p>
          </table:table-cell>
        </table:table-row>
        <table:table-row table:style-name="ro1">
          <table:table-cell office:value-type="string" calcext:value-type="string">
            <text:p>2001-02-23</text:p>
          </table:table-cell>
          <table:table-cell office:value-type="float" office:value="-7.71427675738079" calcext:value-type="float">
            <text:p>-7.71427675738079</text:p>
          </table:table-cell>
          <table:table-cell office:value-type="float" office:value="23.8755844076371" calcext:value-type="float">
            <text:p>23.8755844076371</text:p>
          </table:table-cell>
          <table:table-cell office:value-type="float" office:value="-17.4667387451582" calcext:value-type="float">
            <text:p>-17.4667387451582</text:p>
          </table:table-cell>
          <table:table-cell office:value-type="float" office:value="-23.5682722485055" calcext:value-type="float">
            <text:p>-23.5682722485055</text:p>
          </table:table-cell>
        </table:table-row>
        <table:table-row table:style-name="ro1">
          <table:table-cell office:value-type="string" calcext:value-type="string">
            <text:p>2001-02-24</text:p>
          </table:table-cell>
          <table:table-cell office:value-type="float" office:value="-7.11568314102779" calcext:value-type="float">
            <text:p>-7.11568314102779</text:p>
          </table:table-cell>
          <table:table-cell office:value-type="float" office:value="24.1313871258633" calcext:value-type="float">
            <text:p>24.1313871258633</text:p>
          </table:table-cell>
          <table:table-cell office:value-type="float" office:value="-17.7715558416661" calcext:value-type="float">
            <text:p>-17.7715558416661</text:p>
          </table:table-cell>
          <table:table-cell office:value-type="float" office:value="-23.8216733655505" calcext:value-type="float">
            <text:p>-23.8216733655505</text:p>
          </table:table-cell>
        </table:table-row>
        <table:table-row table:style-name="ro1">
          <table:table-cell office:value-type="string" calcext:value-type="string">
            <text:p>2001-02-25</text:p>
          </table:table-cell>
          <table:table-cell office:value-type="float" office:value="-8.0422448281111" calcext:value-type="float">
            <text:p>-8.0422448281111</text:p>
          </table:table-cell>
          <table:table-cell office:value-type="float" office:value="25.627472095892" calcext:value-type="float">
            <text:p>25.627472095892</text:p>
          </table:table-cell>
          <table:table-cell office:value-type="float" office:value="-17.9634729713774" calcext:value-type="float">
            <text:p>-17.9634729713774</text:p>
          </table:table-cell>
          <table:table-cell office:value-type="float" office:value="-22.8963371158612" calcext:value-type="float">
            <text:p>-22.8963371158612</text:p>
          </table:table-cell>
        </table:table-row>
        <table:table-row table:style-name="ro1">
          <table:table-cell office:value-type="string" calcext:value-type="string">
            <text:p>2001-02-26</text:p>
          </table:table-cell>
          <table:table-cell office:value-type="float" office:value="-9.32156176128718" calcext:value-type="float">
            <text:p>-9.32156176128718</text:p>
          </table:table-cell>
          <table:table-cell office:value-type="float" office:value="25.6349556288001" calcext:value-type="float">
            <text:p>25.6349556288001</text:p>
          </table:table-cell>
          <table:table-cell office:value-type="float" office:value="-17.057559579947" calcext:value-type="float">
            <text:p>-17.057559579947</text:p>
          </table:table-cell>
          <table:table-cell office:value-type="float" office:value="-23.2036016068549" calcext:value-type="float">
            <text:p>-23.2036016068549</text:p>
          </table:table-cell>
        </table:table-row>
        <table:table-row table:style-name="ro1">
          <table:table-cell office:value-type="string" calcext:value-type="string">
            <text:p>2001-02-27</text:p>
          </table:table-cell>
          <table:table-cell office:value-type="float" office:value="-9.51909867715122" calcext:value-type="float">
            <text:p>-9.51909867715122</text:p>
          </table:table-cell>
          <table:table-cell office:value-type="float" office:value="25.7382709276288" calcext:value-type="float">
            <text:p>25.7382709276288</text:p>
          </table:table-cell>
          <table:table-cell office:value-type="float" office:value="-17.4005976119744" calcext:value-type="float">
            <text:p>-17.4005976119744</text:p>
          </table:table-cell>
          <table:table-cell office:value-type="float" office:value="-22.4214369525092" calcext:value-type="float">
            <text:p>-22.4214369525092</text:p>
          </table:table-cell>
        </table:table-row>
        <table:table-row table:style-name="ro1">
          <table:table-cell office:value-type="string" calcext:value-type="string">
            <text:p>2001-02-28</text:p>
          </table:table-cell>
          <table:table-cell office:value-type="float" office:value="-9.83251608135534" calcext:value-type="float">
            <text:p>-9.83251608135534</text:p>
          </table:table-cell>
          <table:table-cell office:value-type="float" office:value="28.4357814499926" calcext:value-type="float">
            <text:p>28.4357814499926</text:p>
          </table:table-cell>
          <table:table-cell office:value-type="float" office:value="-17.3629748050662" calcext:value-type="float">
            <text:p>-17.3629748050662</text:p>
          </table:table-cell>
          <table:table-cell office:value-type="float" office:value="-22.7407336423751" calcext:value-type="float">
            <text:p>-22.7407336423751</text:p>
          </table:table-cell>
        </table:table-row>
        <table:table-row table:style-name="ro1">
          <table:table-cell office:value-type="string" calcext:value-type="string">
            <text:p>2001-03-01</text:p>
          </table:table-cell>
          <table:table-cell office:value-type="float" office:value="-9.28764508255765" calcext:value-type="float">
            <text:p>-9.28764508255765</text:p>
          </table:table-cell>
          <table:table-cell office:value-type="float" office:value="26.8342747000958" calcext:value-type="float">
            <text:p>26.8342747000958</text:p>
          </table:table-cell>
          <table:table-cell office:value-type="float" office:value="-15.9481976513691" calcext:value-type="float">
            <text:p>-15.9481976513691</text:p>
          </table:table-cell>
          <table:table-cell office:value-type="float" office:value="-25.099510207765" calcext:value-type="float">
            <text:p>-25.099510207765</text:p>
          </table:table-cell>
        </table:table-row>
        <table:table-row table:style-name="ro1">
          <table:table-cell office:value-type="string" calcext:value-type="string">
            <text:p>2001-03-02</text:p>
          </table:table-cell>
          <table:table-cell office:value-type="float" office:value="-8.16599606539423" calcext:value-type="float">
            <text:p>-8.16599606539423</text:p>
          </table:table-cell>
          <table:table-cell office:value-type="float" office:value="26.3676758471431" calcext:value-type="float">
            <text:p>26.3676758471431</text:p>
          </table:table-cell>
          <table:table-cell office:value-type="float" office:value="-14.9952897809266" calcext:value-type="float">
            <text:p>-14.9952897809266</text:p>
          </table:table-cell>
          <table:table-cell office:value-type="float" office:value="-24.2224225586083" calcext:value-type="float">
            <text:p>-24.2224225586083</text:p>
          </table:table-cell>
        </table:table-row>
        <table:table-row table:style-name="ro1">
          <table:table-cell office:value-type="string" calcext:value-type="string">
            <text:p>2001-03-03</text:p>
          </table:table-cell>
          <table:table-cell office:value-type="float" office:value="-8.05033202697677" calcext:value-type="float">
            <text:p>-8.05033202697677</text:p>
          </table:table-cell>
          <table:table-cell office:value-type="float" office:value="24.2479133429165" calcext:value-type="float">
            <text:p>24.2479133429165</text:p>
          </table:table-cell>
          <table:table-cell office:value-type="float" office:value="-13.2064173202638" calcext:value-type="float">
            <text:p>-13.2064173202638</text:p>
          </table:table-cell>
          <table:table-cell office:value-type="float" office:value="-22.4929113335463" calcext:value-type="float">
            <text:p>-22.4929113335463</text:p>
          </table:table-cell>
        </table:table-row>
        <table:table-row table:style-name="ro1">
          <table:table-cell office:value-type="string" calcext:value-type="string">
            <text:p>2001-03-04</text:p>
          </table:table-cell>
          <table:table-cell office:value-type="float" office:value="-9.09035231017836" calcext:value-type="float">
            <text:p>-9.09035231017836</text:p>
          </table:table-cell>
          <table:table-cell office:value-type="float" office:value="24.2956710524715" calcext:value-type="float">
            <text:p>24.2956710524715</text:p>
          </table:table-cell>
          <table:table-cell office:value-type="float" office:value="-13.8377722298976" calcext:value-type="float">
            <text:p>-13.8377722298976</text:p>
          </table:table-cell>
          <table:table-cell office:value-type="float" office:value="-21.0375994619944" calcext:value-type="float">
            <text:p>-21.0375994619944</text:p>
          </table:table-cell>
        </table:table-row>
        <table:table-row table:style-name="ro1">
          <table:table-cell office:value-type="string" calcext:value-type="string">
            <text:p>2001-03-05</text:p>
          </table:table-cell>
          <table:table-cell office:value-type="float" office:value="-9.81241778666148" calcext:value-type="float">
            <text:p>-9.81241778666148</text:p>
          </table:table-cell>
          <table:table-cell office:value-type="float" office:value="23.6259487838281" calcext:value-type="float">
            <text:p>23.6259487838281</text:p>
          </table:table-cell>
          <table:table-cell office:value-type="float" office:value="-14.9408716900315" calcext:value-type="float">
            <text:p>-14.9408716900315</text:p>
          </table:table-cell>
          <table:table-cell office:value-type="float" office:value="-20.1357697249281" calcext:value-type="float">
            <text:p>-20.1357697249281</text:p>
          </table:table-cell>
        </table:table-row>
        <table:table-row table:style-name="ro1">
          <table:table-cell office:value-type="string" calcext:value-type="string">
            <text:p>2001-03-06</text:p>
          </table:table-cell>
          <table:table-cell office:value-type="float" office:value="-9.02847807764588" calcext:value-type="float">
            <text:p>-9.02847807764588</text:p>
          </table:table-cell>
          <table:table-cell office:value-type="float" office:value="23.5170452865136" calcext:value-type="float">
            <text:p>23.5170452865136</text:p>
          </table:table-cell>
          <table:table-cell office:value-type="float" office:value="-14.4708784178361" calcext:value-type="float">
            <text:p>-14.4708784178361</text:p>
          </table:table-cell>
          <table:table-cell office:value-type="float" office:value="-19.9647097822198" calcext:value-type="float">
            <text:p>-19.9647097822198</text:p>
          </table:table-cell>
        </table:table-row>
        <table:table-row table:style-name="ro1">
          <table:table-cell office:value-type="string" calcext:value-type="string">
            <text:p>2001-03-07</text:p>
          </table:table-cell>
          <table:table-cell office:value-type="float" office:value="-9.10635323328656" calcext:value-type="float">
            <text:p>-9.10635323328656</text:p>
          </table:table-cell>
          <table:table-cell office:value-type="float" office:value="23.1395233156115" calcext:value-type="float">
            <text:p>23.1395233156115</text:p>
          </table:table-cell>
          <table:table-cell office:value-type="float" office:value="-15.4061636516843" calcext:value-type="float">
            <text:p>-15.4061636516843</text:p>
          </table:table-cell>
          <table:table-cell office:value-type="float" office:value="-18.984112267505" calcext:value-type="float">
            <text:p>-18.984112267505</text:p>
          </table:table-cell>
        </table:table-row>
        <table:table-row table:style-name="ro1">
          <table:table-cell office:value-type="string" calcext:value-type="string">
            <text:p>2001-03-08</text:p>
          </table:table-cell>
          <table:table-cell office:value-type="float" office:value="-9.8710091631331" calcext:value-type="float">
            <text:p>-9.8710091631331</text:p>
          </table:table-cell>
          <table:table-cell office:value-type="float" office:value="24.1493634891365" calcext:value-type="float">
            <text:p>24.1493634891365</text:p>
          </table:table-cell>
          <table:table-cell office:value-type="float" office:value="-15.3015708310286" calcext:value-type="float">
            <text:p>-15.3015708310286</text:p>
          </table:table-cell>
          <table:table-cell office:value-type="float" office:value="-20.3934283982974" calcext:value-type="float">
            <text:p>-20.3934283982974</text:p>
          </table:table-cell>
        </table:table-row>
        <table:table-row table:style-name="ro1">
          <table:table-cell office:value-type="string" calcext:value-type="string">
            <text:p>2001-03-09</text:p>
          </table:table-cell>
          <table:table-cell office:value-type="float" office:value="-10.1768970216448" calcext:value-type="float">
            <text:p>-10.1768970216448</text:p>
          </table:table-cell>
          <table:table-cell office:value-type="float" office:value="24.9650485144417" calcext:value-type="float">
            <text:p>24.9650485144417</text:p>
          </table:table-cell>
          <table:table-cell office:value-type="float" office:value="-15.8342811163831" calcext:value-type="float">
            <text:p>-15.8342811163831</text:p>
          </table:table-cell>
          <table:table-cell office:value-type="float" office:value="-17.8827144952691" calcext:value-type="float">
            <text:p>-17.8827144952691</text:p>
          </table:table-cell>
        </table:table-row>
        <table:table-row table:style-name="ro1">
          <table:table-cell office:value-type="string" calcext:value-type="string">
            <text:p>2001-03-10</text:p>
          </table:table-cell>
          <table:table-cell office:value-type="float" office:value="-12.3038219230367" calcext:value-type="float">
            <text:p>-12.3038219230367</text:p>
          </table:table-cell>
          <table:table-cell office:value-type="float" office:value="25.1621039896717" calcext:value-type="float">
            <text:p>25.1621039896717</text:p>
          </table:table-cell>
          <table:table-cell office:value-type="float" office:value="-16.1609656627017" calcext:value-type="float">
            <text:p>-16.1609656627017</text:p>
          </table:table-cell>
          <table:table-cell office:value-type="float" office:value="-17.3307517226968" calcext:value-type="float">
            <text:p>-17.3307517226968</text:p>
          </table:table-cell>
        </table:table-row>
        <table:table-row table:style-name="ro1">
          <table:table-cell office:value-type="string" calcext:value-type="string">
            <text:p>2001-03-11</text:p>
          </table:table-cell>
          <table:table-cell office:value-type="float" office:value="-12.7079354525261" calcext:value-type="float">
            <text:p>-12.7079354525261</text:p>
          </table:table-cell>
          <table:table-cell office:value-type="float" office:value="25.3751398239024" calcext:value-type="float">
            <text:p>25.3751398239024</text:p>
          </table:table-cell>
          <table:table-cell office:value-type="float" office:value="-15.8989073899217" calcext:value-type="float">
            <text:p>-15.8989073899217</text:p>
          </table:table-cell>
          <table:table-cell office:value-type="float" office:value="-19.4072264619664" calcext:value-type="float">
            <text:p>-19.4072264619664</text:p>
          </table:table-cell>
        </table:table-row>
        <table:table-row table:style-name="ro1">
          <table:table-cell office:value-type="string" calcext:value-type="string">
            <text:p>2001-03-12</text:p>
          </table:table-cell>
          <table:table-cell office:value-type="float" office:value="-13.9090691952692" calcext:value-type="float">
            <text:p>-13.9090691952692</text:p>
          </table:table-cell>
          <table:table-cell office:value-type="float" office:value="25.2369879955075" calcext:value-type="float">
            <text:p>25.2369879955075</text:p>
          </table:table-cell>
          <table:table-cell office:value-type="float" office:value="-14.9793571952697" calcext:value-type="float">
            <text:p>-14.9793571952697</text:p>
          </table:table-cell>
          <table:table-cell office:value-type="float" office:value="-20.2747074615307" calcext:value-type="float">
            <text:p>-20.2747074615307</text:p>
          </table:table-cell>
        </table:table-row>
        <table:table-row table:style-name="ro1">
          <table:table-cell office:value-type="string" calcext:value-type="string">
            <text:p>2001-03-13</text:p>
          </table:table-cell>
          <table:table-cell office:value-type="float" office:value="-13.9043921407983" calcext:value-type="float">
            <text:p>-13.9043921407983</text:p>
          </table:table-cell>
          <table:table-cell office:value-type="float" office:value="27.5154296495191" calcext:value-type="float">
            <text:p>27.5154296495191</text:p>
          </table:table-cell>
          <table:table-cell office:value-type="float" office:value="-15.4465936319547" calcext:value-type="float">
            <text:p>-15.4465936319547</text:p>
          </table:table-cell>
          <table:table-cell office:value-type="float" office:value="-18.1755283891481" calcext:value-type="float">
            <text:p>-18.1755283891481</text:p>
          </table:table-cell>
        </table:table-row>
        <table:table-row table:style-name="ro1">
          <table:table-cell office:value-type="string" calcext:value-type="string">
            <text:p>2001-03-14</text:p>
          </table:table-cell>
          <table:table-cell office:value-type="float" office:value="-13.1518206183242" calcext:value-type="float">
            <text:p>-13.1518206183242</text:p>
          </table:table-cell>
          <table:table-cell office:value-type="float" office:value="27.5559883715179" calcext:value-type="float">
            <text:p>27.5559883715179</text:p>
          </table:table-cell>
          <table:table-cell office:value-type="float" office:value="-16.7631888091288" calcext:value-type="float">
            <text:p>-16.7631888091288</text:p>
          </table:table-cell>
          <table:table-cell office:value-type="float" office:value="-17.1860233703216" calcext:value-type="float">
            <text:p>-17.1860233703216</text:p>
          </table:table-cell>
        </table:table-row>
        <table:table-row table:style-name="ro1">
          <table:table-cell office:value-type="string" calcext:value-type="string">
            <text:p>2001-03-15</text:p>
          </table:table-cell>
          <table:table-cell office:value-type="float" office:value="-14.2458418121564" calcext:value-type="float">
            <text:p>-14.2458418121564</text:p>
          </table:table-cell>
          <table:table-cell office:value-type="float" office:value="28.2945183552216" calcext:value-type="float">
            <text:p>28.2945183552216</text:p>
          </table:table-cell>
          <table:table-cell office:value-type="float" office:value="-17.4500704852664" calcext:value-type="float">
            <text:p>-17.4500704852664</text:p>
          </table:table-cell>
          <table:table-cell office:value-type="float" office:value="-18.3714397155462" calcext:value-type="float">
            <text:p>-18.3714397155462</text:p>
          </table:table-cell>
        </table:table-row>
        <table:table-row table:style-name="ro1">
          <table:table-cell office:value-type="string" calcext:value-type="string">
            <text:p>2001-03-16</text:p>
          </table:table-cell>
          <table:table-cell office:value-type="float" office:value="-14.9321416245268" calcext:value-type="float">
            <text:p>-14.9321416245268</text:p>
          </table:table-cell>
          <table:table-cell office:value-type="float" office:value="27.7693228847636" calcext:value-type="float">
            <text:p>27.7693228847636</text:p>
          </table:table-cell>
          <table:table-cell office:value-type="float" office:value="-18.2073772506629" calcext:value-type="float">
            <text:p>-18.2073772506629</text:p>
          </table:table-cell>
          <table:table-cell office:value-type="float" office:value="-18.1738818629788" calcext:value-type="float">
            <text:p>-18.1738818629788</text:p>
          </table:table-cell>
        </table:table-row>
        <table:table-row table:style-name="ro1">
          <table:table-cell office:value-type="string" calcext:value-type="string">
            <text:p>2001-03-17</text:p>
          </table:table-cell>
          <table:table-cell office:value-type="float" office:value="-14.9968715638434" calcext:value-type="float">
            <text:p>-14.9968715638434</text:p>
          </table:table-cell>
          <table:table-cell office:value-type="float" office:value="27.7910302814709" calcext:value-type="float">
            <text:p>27.7910302814709</text:p>
          </table:table-cell>
          <table:table-cell office:value-type="float" office:value="-19.5225293962614" calcext:value-type="float">
            <text:p>-19.5225293962614</text:p>
          </table:table-cell>
          <table:table-cell office:value-type="float" office:value="-17.1646894590721" calcext:value-type="float">
            <text:p>-17.1646894590721</text:p>
          </table:table-cell>
        </table:table-row>
        <table:table-row table:style-name="ro1">
          <table:table-cell office:value-type="string" calcext:value-type="string">
            <text:p>2001-03-18</text:p>
          </table:table-cell>
          <table:table-cell office:value-type="float" office:value="-14.9197415825046" calcext:value-type="float">
            <text:p>-14.9197415825046</text:p>
          </table:table-cell>
          <table:table-cell office:value-type="float" office:value="27.0728529926615" calcext:value-type="float">
            <text:p>27.0728529926615</text:p>
          </table:table-cell>
          <table:table-cell office:value-type="float" office:value="-19.7293838991244" calcext:value-type="float">
            <text:p>-19.7293838991244</text:p>
          </table:table-cell>
          <table:table-cell office:value-type="float" office:value="-18.3191877101612" calcext:value-type="float">
            <text:p>-18.3191877101612</text:p>
          </table:table-cell>
        </table:table-row>
        <table:table-row table:style-name="ro1">
          <table:table-cell office:value-type="string" calcext:value-type="string">
            <text:p>2001-03-19</text:p>
          </table:table-cell>
          <table:table-cell office:value-type="float" office:value="-14.8128972012134" calcext:value-type="float">
            <text:p>-14.8128972012134</text:p>
          </table:table-cell>
          <table:table-cell office:value-type="float" office:value="27.9438628731457" calcext:value-type="float">
            <text:p>27.9438628731457</text:p>
          </table:table-cell>
          <table:table-cell office:value-type="float" office:value="-21.5463820283427" calcext:value-type="float">
            <text:p>-21.5463820283427</text:p>
          </table:table-cell>
          <table:table-cell office:value-type="float" office:value="-17.2401961750986" calcext:value-type="float">
            <text:p>-17.2401961750986</text:p>
          </table:table-cell>
        </table:table-row>
        <table:table-row table:style-name="ro1">
          <table:table-cell office:value-type="string" calcext:value-type="string">
            <text:p>2001-03-20</text:p>
          </table:table-cell>
          <table:table-cell office:value-type="float" office:value="-13.8721585877985" calcext:value-type="float">
            <text:p>-13.8721585877985</text:p>
          </table:table-cell>
          <table:table-cell office:value-type="float" office:value="25.762958169941" calcext:value-type="float">
            <text:p>25.762958169941</text:p>
          </table:table-cell>
          <table:table-cell office:value-type="float" office:value="-20.234368560315" calcext:value-type="float">
            <text:p>-20.234368560315</text:p>
          </table:table-cell>
          <table:table-cell office:value-type="float" office:value="-16.6220685814217" calcext:value-type="float">
            <text:p>-16.6220685814217</text:p>
          </table:table-cell>
        </table:table-row>
        <table:table-row table:style-name="ro1">
          <table:table-cell office:value-type="string" calcext:value-type="string">
            <text:p>2001-03-21</text:p>
          </table:table-cell>
          <table:table-cell office:value-type="float" office:value="-13.8329099064372" calcext:value-type="float">
            <text:p>-13.8329099064372</text:p>
          </table:table-cell>
          <table:table-cell office:value-type="float" office:value="26.5284235727011" calcext:value-type="float">
            <text:p>26.5284235727011</text:p>
          </table:table-cell>
          <table:table-cell office:value-type="float" office:value="-21.8028440490036" calcext:value-type="float">
            <text:p>-21.8028440490036</text:p>
          </table:table-cell>
          <table:table-cell office:value-type="float" office:value="-16.0644477469968" calcext:value-type="float">
            <text:p>-16.0644477469968</text:p>
          </table:table-cell>
        </table:table-row>
        <table:table-row table:style-name="ro1">
          <table:table-cell office:value-type="string" calcext:value-type="string">
            <text:p>2001-03-22</text:p>
          </table:table-cell>
          <table:table-cell office:value-type="float" office:value="-13.1446354556104" calcext:value-type="float">
            <text:p>-13.1446354556104</text:p>
          </table:table-cell>
          <table:table-cell office:value-type="float" office:value="26.457652088641" calcext:value-type="float">
            <text:p>26.457652088641</text:p>
          </table:table-cell>
          <table:table-cell office:value-type="float" office:value="-22.7638124915234" calcext:value-type="float">
            <text:p>-22.7638124915234</text:p>
          </table:table-cell>
          <table:table-cell office:value-type="float" office:value="-16.2166566459691" calcext:value-type="float">
            <text:p>-16.2166566459691</text:p>
          </table:table-cell>
        </table:table-row>
        <table:table-row table:style-name="ro1">
          <table:table-cell office:value-type="string" calcext:value-type="string">
            <text:p>2001-03-23</text:p>
          </table:table-cell>
          <table:table-cell office:value-type="float" office:value="-14.1680193902235" calcext:value-type="float">
            <text:p>-14.1680193902235</text:p>
          </table:table-cell>
          <table:table-cell office:value-type="float" office:value="25.0478019895698" calcext:value-type="float">
            <text:p>25.0478019895698</text:p>
          </table:table-cell>
          <table:table-cell office:value-type="float" office:value="-24.53946433035" calcext:value-type="float">
            <text:p>-24.53946433035</text:p>
          </table:table-cell>
          <table:table-cell office:value-type="float" office:value="-17.3208069237448" calcext:value-type="float">
            <text:p>-17.3208069237448</text:p>
          </table:table-cell>
        </table:table-row>
        <table:table-row table:style-name="ro1">
          <table:table-cell office:value-type="string" calcext:value-type="string">
            <text:p>2001-03-24</text:p>
          </table:table-cell>
          <table:table-cell office:value-type="float" office:value="-13.7892196958429" calcext:value-type="float">
            <text:p>-13.7892196958429</text:p>
          </table:table-cell>
          <table:table-cell office:value-type="float" office:value="25.8826100438037" calcext:value-type="float">
            <text:p>25.8826100438037</text:p>
          </table:table-cell>
          <table:table-cell office:value-type="float" office:value="-25.2482279055623" calcext:value-type="float">
            <text:p>-25.2482279055623</text:p>
          </table:table-cell>
          <table:table-cell office:value-type="float" office:value="-15.6111145796074" calcext:value-type="float">
            <text:p>-15.6111145796074</text:p>
          </table:table-cell>
        </table:table-row>
        <table:table-row table:style-name="ro1">
          <table:table-cell office:value-type="string" calcext:value-type="string">
            <text:p>2001-03-25</text:p>
          </table:table-cell>
          <table:table-cell office:value-type="float" office:value="-14.8055742262631" calcext:value-type="float">
            <text:p>-14.8055742262631</text:p>
          </table:table-cell>
          <table:table-cell office:value-type="float" office:value="25.947383059454" calcext:value-type="float">
            <text:p>25.947383059454</text:p>
          </table:table-cell>
          <table:table-cell office:value-type="float" office:value="-27.0563247184918" calcext:value-type="float">
            <text:p>-27.0563247184918</text:p>
          </table:table-cell>
          <table:table-cell office:value-type="float" office:value="-16.3120299445405" calcext:value-type="float">
            <text:p>-16.3120299445405</text:p>
          </table:table-cell>
        </table:table-row>
        <table:table-row table:style-name="ro1">
          <table:table-cell office:value-type="string" calcext:value-type="string">
            <text:p>2001-03-26</text:p>
          </table:table-cell>
          <table:table-cell office:value-type="float" office:value="-15.93833352577" calcext:value-type="float">
            <text:p>-15.93833352577</text:p>
          </table:table-cell>
          <table:table-cell office:value-type="float" office:value="26.7331509783691" calcext:value-type="float">
            <text:p>26.7331509783691</text:p>
          </table:table-cell>
          <table:table-cell office:value-type="float" office:value="-26.7623288269761" calcext:value-type="float">
            <text:p>-26.7623288269761</text:p>
          </table:table-cell>
          <table:table-cell office:value-type="float" office:value="-16.8325810706379" calcext:value-type="float">
            <text:p>-16.8325810706379</text:p>
          </table:table-cell>
        </table:table-row>
        <table:table-row table:style-name="ro1">
          <table:table-cell office:value-type="string" calcext:value-type="string">
            <text:p>2001-03-27</text:p>
          </table:table-cell>
          <table:table-cell office:value-type="float" office:value="-15.133099867086" calcext:value-type="float">
            <text:p>-15.133099867086</text:p>
          </table:table-cell>
          <table:table-cell office:value-type="float" office:value="27.7200032843582" calcext:value-type="float">
            <text:p>27.7200032843582</text:p>
          </table:table-cell>
          <table:table-cell office:value-type="float" office:value="-25.7732967077416" calcext:value-type="float">
            <text:p>-25.7732967077416</text:p>
          </table:table-cell>
          <table:table-cell office:value-type="float" office:value="-16.9348607229234" calcext:value-type="float">
            <text:p>-16.9348607229234</text:p>
          </table:table-cell>
        </table:table-row>
        <table:table-row table:style-name="ro1">
          <table:table-cell office:value-type="string" calcext:value-type="string">
            <text:p>2001-03-28</text:p>
          </table:table-cell>
          <table:table-cell office:value-type="float" office:value="-15.8081251131362" calcext:value-type="float">
            <text:p>-15.8081251131362</text:p>
          </table:table-cell>
          <table:table-cell office:value-type="float" office:value="26.8751635812776" calcext:value-type="float">
            <text:p>26.8751635812776</text:p>
          </table:table-cell>
          <table:table-cell office:value-type="float" office:value="-24.2538241133773" calcext:value-type="float">
            <text:p>-24.2538241133773</text:p>
          </table:table-cell>
          <table:table-cell office:value-type="float" office:value="-17.3680757164033" calcext:value-type="float">
            <text:p>-17.3680757164033</text:p>
          </table:table-cell>
        </table:table-row>
        <table:table-row table:style-name="ro1">
          <table:table-cell office:value-type="string" calcext:value-type="string">
            <text:p>2001-03-29</text:p>
          </table:table-cell>
          <table:table-cell office:value-type="float" office:value="-18.3796546059663" calcext:value-type="float">
            <text:p>-18.3796546059663</text:p>
          </table:table-cell>
          <table:table-cell office:value-type="float" office:value="26.283122748523" calcext:value-type="float">
            <text:p>26.283122748523</text:p>
          </table:table-cell>
          <table:table-cell office:value-type="float" office:value="-22.9526533844382" calcext:value-type="float">
            <text:p>-22.9526533844382</text:p>
          </table:table-cell>
          <table:table-cell office:value-type="float" office:value="-17.5052661065438" calcext:value-type="float">
            <text:p>-17.5052661065438</text:p>
          </table:table-cell>
        </table:table-row>
        <table:table-row table:style-name="ro1">
          <table:table-cell office:value-type="string" calcext:value-type="string">
            <text:p>2001-03-30</text:p>
          </table:table-cell>
          <table:table-cell office:value-type="float" office:value="-17.663873152861" calcext:value-type="float">
            <text:p>-17.663873152861</text:p>
          </table:table-cell>
          <table:table-cell office:value-type="float" office:value="26.4130181895072" calcext:value-type="float">
            <text:p>26.4130181895072</text:p>
          </table:table-cell>
          <table:table-cell office:value-type="float" office:value="-22.7309542048815" calcext:value-type="float">
            <text:p>-22.7309542048815</text:p>
          </table:table-cell>
          <table:table-cell office:value-type="float" office:value="-16.9578773499822" calcext:value-type="float">
            <text:p>-16.9578773499822</text:p>
          </table:table-cell>
        </table:table-row>
        <table:table-row table:style-name="ro1">
          <table:table-cell office:value-type="string" calcext:value-type="string">
            <text:p>2001-03-31</text:p>
          </table:table-cell>
          <table:table-cell office:value-type="float" office:value="-18.7066317188739" calcext:value-type="float">
            <text:p>-18.7066317188739</text:p>
          </table:table-cell>
          <table:table-cell office:value-type="float" office:value="27.2553275308968" calcext:value-type="float">
            <text:p>27.2553275308968</text:p>
          </table:table-cell>
          <table:table-cell office:value-type="float" office:value="-22.9828174199922" calcext:value-type="float">
            <text:p>-22.9828174199922</text:p>
          </table:table-cell>
          <table:table-cell office:value-type="float" office:value="-16.4663908753481" calcext:value-type="float">
            <text:p>-16.4663908753481</text:p>
          </table:table-cell>
        </table:table-row>
        <table:table-row table:style-name="ro1">
          <table:table-cell office:value-type="string" calcext:value-type="string">
            <text:p>2001-04-01</text:p>
          </table:table-cell>
          <table:table-cell office:value-type="float" office:value="-18.2385169148568" calcext:value-type="float">
            <text:p>-18.2385169148568</text:p>
          </table:table-cell>
          <table:table-cell office:value-type="float" office:value="27.6918369376653" calcext:value-type="float">
            <text:p>27.6918369376653</text:p>
          </table:table-cell>
          <table:table-cell office:value-type="float" office:value="-23.963554557469" calcext:value-type="float">
            <text:p>-23.963554557469</text:p>
          </table:table-cell>
          <table:table-cell office:value-type="float" office:value="-14.7350588447941" calcext:value-type="float">
            <text:p>-14.7350588447941</text:p>
          </table:table-cell>
        </table:table-row>
        <table:table-row table:style-name="ro1">
          <table:table-cell office:value-type="string" calcext:value-type="string">
            <text:p>2001-04-02</text:p>
          </table:table-cell>
          <table:table-cell office:value-type="float" office:value="-16.5911089777147" calcext:value-type="float">
            <text:p>-16.5911089777147</text:p>
          </table:table-cell>
          <table:table-cell office:value-type="float" office:value="27.7896784486135" calcext:value-type="float">
            <text:p>27.7896784486135</text:p>
          </table:table-cell>
          <table:table-cell office:value-type="float" office:value="-24.3606310070797" calcext:value-type="float">
            <text:p>-24.3606310070797</text:p>
          </table:table-cell>
          <table:table-cell office:value-type="float" office:value="-15.3010762782365" calcext:value-type="float">
            <text:p>-15.3010762782365</text:p>
          </table:table-cell>
        </table:table-row>
        <table:table-row table:style-name="ro1">
          <table:table-cell office:value-type="string" calcext:value-type="string">
            <text:p>2001-04-03</text:p>
          </table:table-cell>
          <table:table-cell office:value-type="float" office:value="-16.0335578138784" calcext:value-type="float">
            <text:p>-16.0335578138784</text:p>
          </table:table-cell>
          <table:table-cell office:value-type="float" office:value="28.5535106846114" calcext:value-type="float">
            <text:p>28.5535106846114</text:p>
          </table:table-cell>
          <table:table-cell office:value-type="float" office:value="-25.4023320926336" calcext:value-type="float">
            <text:p>-25.4023320926336</text:p>
          </table:table-cell>
          <table:table-cell office:value-type="float" office:value="-14.1244696858333" calcext:value-type="float">
            <text:p>-14.1244696858333</text:p>
          </table:table-cell>
        </table:table-row>
        <table:table-row table:style-name="ro1">
          <table:table-cell office:value-type="string" calcext:value-type="string">
            <text:p>2001-04-04</text:p>
          </table:table-cell>
          <table:table-cell office:value-type="float" office:value="-15.5887673150928" calcext:value-type="float">
            <text:p>-15.5887673150928</text:p>
          </table:table-cell>
          <table:table-cell office:value-type="float" office:value="29.8279726707353" calcext:value-type="float">
            <text:p>29.8279726707353</text:p>
          </table:table-cell>
          <table:table-cell office:value-type="float" office:value="-26.1385620827925" calcext:value-type="float">
            <text:p>-26.1385620827925</text:p>
          </table:table-cell>
          <table:table-cell office:value-type="float" office:value="-14.5078841037893" calcext:value-type="float">
            <text:p>-14.5078841037893</text:p>
          </table:table-cell>
        </table:table-row>
        <table:table-row table:style-name="ro1">
          <table:table-cell office:value-type="string" calcext:value-type="string">
            <text:p>2001-04-05</text:p>
          </table:table-cell>
          <table:table-cell office:value-type="float" office:value="-16.8845856984937" calcext:value-type="float">
            <text:p>-16.8845856984937</text:p>
          </table:table-cell>
          <table:table-cell office:value-type="float" office:value="28.5738016428539" calcext:value-type="float">
            <text:p>28.5738016428539</text:p>
          </table:table-cell>
          <table:table-cell office:value-type="float" office:value="-25.3558582424347" calcext:value-type="float">
            <text:p>-25.3558582424347</text:p>
          </table:table-cell>
          <table:table-cell office:value-type="float" office:value="-14.3258899919279" calcext:value-type="float">
            <text:p>-14.3258899919279</text:p>
          </table:table-cell>
        </table:table-row>
        <table:table-row table:style-name="ro1">
          <table:table-cell office:value-type="string" calcext:value-type="string">
            <text:p>2001-04-06</text:p>
          </table:table-cell>
          <table:table-cell office:value-type="float" office:value="-16.0058195476039" calcext:value-type="float">
            <text:p>-16.0058195476039</text:p>
          </table:table-cell>
          <table:table-cell office:value-type="float" office:value="28.4044741877524" calcext:value-type="float">
            <text:p>28.4044741877524</text:p>
          </table:table-cell>
          <table:table-cell office:value-type="float" office:value="-25.9898826503943" calcext:value-type="float">
            <text:p>-25.9898826503943</text:p>
          </table:table-cell>
          <table:table-cell office:value-type="float" office:value="-16.1380315979249" calcext:value-type="float">
            <text:p>-16.1380315979249</text:p>
          </table:table-cell>
        </table:table-row>
        <table:table-row table:style-name="ro1">
          <table:table-cell office:value-type="string" calcext:value-type="string">
            <text:p>2001-04-07</text:p>
          </table:table-cell>
          <table:table-cell office:value-type="float" office:value="-16.0385178324167" calcext:value-type="float">
            <text:p>-16.0385178324167</text:p>
          </table:table-cell>
          <table:table-cell office:value-type="float" office:value="28.0647769903318" calcext:value-type="float">
            <text:p>28.0647769903318</text:p>
          </table:table-cell>
          <table:table-cell office:value-type="float" office:value="-26.3493169273286" calcext:value-type="float">
            <text:p>-26.3493169273286</text:p>
          </table:table-cell>
          <table:table-cell office:value-type="float" office:value="-15.7221880318042" calcext:value-type="float">
            <text:p>-15.7221880318042</text:p>
          </table:table-cell>
        </table:table-row>
        <table:table-row table:style-name="ro1">
          <table:table-cell office:value-type="string" calcext:value-type="string">
            <text:p>2001-04-08</text:p>
          </table:table-cell>
          <table:table-cell office:value-type="float" office:value="-16.0060217011466" calcext:value-type="float">
            <text:p>-16.0060217011466</text:p>
          </table:table-cell>
          <table:table-cell office:value-type="float" office:value="28.2234299258661" calcext:value-type="float">
            <text:p>28.2234299258661</text:p>
          </table:table-cell>
          <table:table-cell office:value-type="float" office:value="-26.5246790289649" calcext:value-type="float">
            <text:p>-26.5246790289649</text:p>
          </table:table-cell>
          <table:table-cell office:value-type="float" office:value="-17.9791275414292" calcext:value-type="float">
            <text:p>-17.9791275414292</text:p>
          </table:table-cell>
        </table:table-row>
        <table:table-row table:style-name="ro1">
          <table:table-cell office:value-type="string" calcext:value-type="string">
            <text:p>2001-04-09</text:p>
          </table:table-cell>
          <table:table-cell office:value-type="float" office:value="-16.743819763756" calcext:value-type="float">
            <text:p>-16.743819763756</text:p>
          </table:table-cell>
          <table:table-cell office:value-type="float" office:value="28.2836325466995" calcext:value-type="float">
            <text:p>28.2836325466995</text:p>
          </table:table-cell>
          <table:table-cell office:value-type="float" office:value="-27.1075582336125" calcext:value-type="float">
            <text:p>-27.1075582336125</text:p>
          </table:table-cell>
          <table:table-cell office:value-type="float" office:value="-19.4545118396313" calcext:value-type="float">
            <text:p>-19.4545118396313</text:p>
          </table:table-cell>
        </table:table-row>
        <table:table-row table:style-name="ro1">
          <table:table-cell office:value-type="string" calcext:value-type="string">
            <text:p>2001-04-10</text:p>
          </table:table-cell>
          <table:table-cell office:value-type="float" office:value="-15.5277658004379" calcext:value-type="float">
            <text:p>-15.5277658004379</text:p>
          </table:table-cell>
          <table:table-cell office:value-type="float" office:value="27.1373710272139" calcext:value-type="float">
            <text:p>27.1373710272139</text:p>
          </table:table-cell>
          <table:table-cell office:value-type="float" office:value="-28.6552206031128" calcext:value-type="float">
            <text:p>-28.6552206031128</text:p>
          </table:table-cell>
          <table:table-cell office:value-type="float" office:value="-19.785338223111" calcext:value-type="float">
            <text:p>-19.785338223111</text:p>
          </table:table-cell>
        </table:table-row>
        <table:table-row table:style-name="ro1">
          <table:table-cell office:value-type="string" calcext:value-type="string">
            <text:p>2001-04-11</text:p>
          </table:table-cell>
          <table:table-cell office:value-type="float" office:value="-13.9710553518572" calcext:value-type="float">
            <text:p>-13.9710553518572</text:p>
          </table:table-cell>
          <table:table-cell office:value-type="float" office:value="27.2911025398008" calcext:value-type="float">
            <text:p>27.2911025398008</text:p>
          </table:table-cell>
          <table:table-cell office:value-type="float" office:value="-25.8699797667727" calcext:value-type="float">
            <text:p>-25.8699797667727</text:p>
          </table:table-cell>
          <table:table-cell office:value-type="float" office:value="-19.5831901374222" calcext:value-type="float">
            <text:p>-19.5831901374222</text:p>
          </table:table-cell>
        </table:table-row>
        <table:table-row table:style-name="ro1">
          <table:table-cell office:value-type="string" calcext:value-type="string">
            <text:p>2001-04-12</text:p>
          </table:table-cell>
          <table:table-cell office:value-type="float" office:value="-13.0541415660171" calcext:value-type="float">
            <text:p>-13.0541415660171</text:p>
          </table:table-cell>
          <table:table-cell office:value-type="float" office:value="27.2251218780575" calcext:value-type="float">
            <text:p>27.2251218780575</text:p>
          </table:table-cell>
          <table:table-cell office:value-type="float" office:value="-25.7514484458492" calcext:value-type="float">
            <text:p>-25.7514484458492</text:p>
          </table:table-cell>
          <table:table-cell office:value-type="float" office:value="-19.7894223536553" calcext:value-type="float">
            <text:p>-19.7894223536553</text:p>
          </table:table-cell>
        </table:table-row>
        <table:table-row table:style-name="ro1">
          <table:table-cell office:value-type="string" calcext:value-type="string">
            <text:p>2001-04-13</text:p>
          </table:table-cell>
          <table:table-cell office:value-type="float" office:value="-14.3722900963683" calcext:value-type="float">
            <text:p>-14.3722900963683</text:p>
          </table:table-cell>
          <table:table-cell office:value-type="float" office:value="25.2882620280721" calcext:value-type="float">
            <text:p>25.2882620280721</text:p>
          </table:table-cell>
          <table:table-cell office:value-type="float" office:value="-26.0494684495571" calcext:value-type="float">
            <text:p>-26.0494684495571</text:p>
          </table:table-cell>
          <table:table-cell office:value-type="float" office:value="-18.3240229540809" calcext:value-type="float">
            <text:p>-18.3240229540809</text:p>
          </table:table-cell>
        </table:table-row>
        <table:table-row table:style-name="ro1">
          <table:table-cell office:value-type="string" calcext:value-type="string">
            <text:p>2001-04-14</text:p>
          </table:table-cell>
          <table:table-cell office:value-type="float" office:value="-14.0341753811055" calcext:value-type="float">
            <text:p>-14.0341753811055</text:p>
          </table:table-cell>
          <table:table-cell office:value-type="float" office:value="25.3974568117702" calcext:value-type="float">
            <text:p>25.3974568117702</text:p>
          </table:table-cell>
          <table:table-cell office:value-type="float" office:value="-25.344835326541" calcext:value-type="float">
            <text:p>-25.344835326541</text:p>
          </table:table-cell>
          <table:table-cell office:value-type="float" office:value="-19.5138832971652" calcext:value-type="float">
            <text:p>-19.5138832971652</text:p>
          </table:table-cell>
        </table:table-row>
        <table:table-row table:style-name="ro1">
          <table:table-cell office:value-type="string" calcext:value-type="string">
            <text:p>2001-04-15</text:p>
          </table:table-cell>
          <table:table-cell office:value-type="float" office:value="-15.9484080708009" calcext:value-type="float">
            <text:p>-15.9484080708009</text:p>
          </table:table-cell>
          <table:table-cell office:value-type="float" office:value="23.9847585818585" calcext:value-type="float">
            <text:p>23.9847585818585</text:p>
          </table:table-cell>
          <table:table-cell office:value-type="float" office:value="-25.603061424187" calcext:value-type="float">
            <text:p>-25.603061424187</text:p>
          </table:table-cell>
          <table:table-cell office:value-type="float" office:value="-19.1554388829558" calcext:value-type="float">
            <text:p>-19.1554388829558</text:p>
          </table:table-cell>
        </table:table-row>
        <table:table-row table:style-name="ro1">
          <table:table-cell office:value-type="string" calcext:value-type="string">
            <text:p>2001-04-16</text:p>
          </table:table-cell>
          <table:table-cell office:value-type="float" office:value="-15.2939397612293" calcext:value-type="float">
            <text:p>-15.2939397612293</text:p>
          </table:table-cell>
          <table:table-cell office:value-type="float" office:value="24.9345283686969" calcext:value-type="float">
            <text:p>24.9345283686969</text:p>
          </table:table-cell>
          <table:table-cell office:value-type="float" office:value="-26.7245879450668" calcext:value-type="float">
            <text:p>-26.7245879450668</text:p>
          </table:table-cell>
          <table:table-cell office:value-type="float" office:value="-17.9450749341198" calcext:value-type="float">
            <text:p>-17.9450749341198</text:p>
          </table:table-cell>
        </table:table-row>
        <table:table-row table:style-name="ro1">
          <table:table-cell office:value-type="string" calcext:value-type="string">
            <text:p>2001-04-17</text:p>
          </table:table-cell>
          <table:table-cell office:value-type="float" office:value="-14.9786228015989" calcext:value-type="float">
            <text:p>-14.9786228015989</text:p>
          </table:table-cell>
          <table:table-cell office:value-type="float" office:value="27.6543052631733" calcext:value-type="float">
            <text:p>27.6543052631733</text:p>
          </table:table-cell>
          <table:table-cell office:value-type="float" office:value="-24.6944718300916" calcext:value-type="float">
            <text:p>-24.6944718300916</text:p>
          </table:table-cell>
          <table:table-cell office:value-type="float" office:value="-15.8173725225504" calcext:value-type="float">
            <text:p>-15.8173725225504</text:p>
          </table:table-cell>
        </table:table-row>
        <table:table-row table:style-name="ro1">
          <table:table-cell office:value-type="string" calcext:value-type="string">
            <text:p>2001-04-18</text:p>
          </table:table-cell>
          <table:table-cell office:value-type="float" office:value="-13.6177220138952" calcext:value-type="float">
            <text:p>-13.6177220138952</text:p>
          </table:table-cell>
          <table:table-cell office:value-type="float" office:value="28.0542251335986" calcext:value-type="float">
            <text:p>28.0542251335986</text:p>
          </table:table-cell>
          <table:table-cell office:value-type="float" office:value="-23.9575550531184" calcext:value-type="float">
            <text:p>-23.9575550531184</text:p>
          </table:table-cell>
          <table:table-cell office:value-type="float" office:value="-16.0246677428798" calcext:value-type="float">
            <text:p>-16.0246677428798</text:p>
          </table:table-cell>
        </table:table-row>
        <table:table-row table:style-name="ro1">
          <table:table-cell office:value-type="string" calcext:value-type="string">
            <text:p>2001-04-19</text:p>
          </table:table-cell>
          <table:table-cell office:value-type="float" office:value="-13.9823854678242" calcext:value-type="float">
            <text:p>-13.9823854678242</text:p>
          </table:table-cell>
          <table:table-cell office:value-type="float" office:value="26.8453898046145" calcext:value-type="float">
            <text:p>26.8453898046145</text:p>
          </table:table-cell>
          <table:table-cell office:value-type="float" office:value="-24.0372392965534" calcext:value-type="float">
            <text:p>-24.0372392965534</text:p>
          </table:table-cell>
          <table:table-cell office:value-type="float" office:value="-15.0500993191922" calcext:value-type="float">
            <text:p>-15.0500993191922</text:p>
          </table:table-cell>
        </table:table-row>
        <table:table-row table:style-name="ro1">
          <table:table-cell office:value-type="string" calcext:value-type="string">
            <text:p>2001-04-20</text:p>
          </table:table-cell>
          <table:table-cell office:value-type="float" office:value="-12.4010907023465" calcext:value-type="float">
            <text:p>-12.4010907023465</text:p>
          </table:table-cell>
          <table:table-cell office:value-type="float" office:value="28.8690616761554" calcext:value-type="float">
            <text:p>28.8690616761554</text:p>
          </table:table-cell>
          <table:table-cell office:value-type="float" office:value="-23.8590540832195" calcext:value-type="float">
            <text:p>-23.8590540832195</text:p>
          </table:table-cell>
          <table:table-cell office:value-type="float" office:value="-14.9899657607417" calcext:value-type="float">
            <text:p>-14.9899657607417</text:p>
          </table:table-cell>
        </table:table-row>
        <table:table-row table:style-name="ro1">
          <table:table-cell office:value-type="string" calcext:value-type="string">
            <text:p>2001-04-21</text:p>
          </table:table-cell>
          <table:table-cell office:value-type="float" office:value="-12.9749927860099" calcext:value-type="float">
            <text:p>-12.9749927860099</text:p>
          </table:table-cell>
          <table:table-cell office:value-type="float" office:value="28.1931041463077" calcext:value-type="float">
            <text:p>28.1931041463077</text:p>
          </table:table-cell>
          <table:table-cell office:value-type="float" office:value="-22.6190115167736" calcext:value-type="float">
            <text:p>-22.6190115167736</text:p>
          </table:table-cell>
          <table:table-cell office:value-type="float" office:value="-15.3400575084324" calcext:value-type="float">
            <text:p>-15.3400575084324</text:p>
          </table:table-cell>
        </table:table-row>
        <table:table-row table:style-name="ro1">
          <table:table-cell office:value-type="string" calcext:value-type="string">
            <text:p>2001-04-22</text:p>
          </table:table-cell>
          <table:table-cell office:value-type="float" office:value="-13.2522109281315" calcext:value-type="float">
            <text:p>-13.2522109281315</text:p>
          </table:table-cell>
          <table:table-cell office:value-type="float" office:value="27.8016772074469" calcext:value-type="float">
            <text:p>27.8016772074469</text:p>
          </table:table-cell>
          <table:table-cell office:value-type="float" office:value="-19.6795718397341" calcext:value-type="float">
            <text:p>-19.6795718397341</text:p>
          </table:table-cell>
          <table:table-cell office:value-type="float" office:value="-15.3571259675191" calcext:value-type="float">
            <text:p>-15.3571259675191</text:p>
          </table:table-cell>
        </table:table-row>
        <table:table-row table:style-name="ro1">
          <table:table-cell office:value-type="string" calcext:value-type="string">
            <text:p>2001-04-23</text:p>
          </table:table-cell>
          <table:table-cell office:value-type="float" office:value="-12.2869523009575" calcext:value-type="float">
            <text:p>-12.2869523009575</text:p>
          </table:table-cell>
          <table:table-cell office:value-type="float" office:value="26.5469490926344" calcext:value-type="float">
            <text:p>26.5469490926344</text:p>
          </table:table-cell>
          <table:table-cell office:value-type="float" office:value="-19.5977742003149" calcext:value-type="float">
            <text:p>-19.5977742003149</text:p>
          </table:table-cell>
          <table:table-cell office:value-type="float" office:value="-16.1423106714592" calcext:value-type="float">
            <text:p>-16.1423106714592</text:p>
          </table:table-cell>
        </table:table-row>
        <table:table-row table:style-name="ro1">
          <table:table-cell office:value-type="string" calcext:value-type="string">
            <text:p>2001-04-24</text:p>
          </table:table-cell>
          <table:table-cell office:value-type="float" office:value="-11.5158281872824" calcext:value-type="float">
            <text:p>-11.5158281872824</text:p>
          </table:table-cell>
          <table:table-cell office:value-type="float" office:value="26.1935453112104" calcext:value-type="float">
            <text:p>26.1935453112104</text:p>
          </table:table-cell>
          <table:table-cell office:value-type="float" office:value="-19.667331143568" calcext:value-type="float">
            <text:p>-19.667331143568</text:p>
          </table:table-cell>
          <table:table-cell office:value-type="float" office:value="-16.5846145294804" calcext:value-type="float">
            <text:p>-16.5846145294804</text:p>
          </table:table-cell>
        </table:table-row>
        <table:table-row table:style-name="ro1">
          <table:table-cell office:value-type="string" calcext:value-type="string">
            <text:p>2001-04-25</text:p>
          </table:table-cell>
          <table:table-cell office:value-type="float" office:value="-11.060218307024" calcext:value-type="float">
            <text:p>-11.060218307024</text:p>
          </table:table-cell>
          <table:table-cell office:value-type="float" office:value="25.3715687569187" calcext:value-type="float">
            <text:p>25.3715687569187</text:p>
          </table:table-cell>
          <table:table-cell office:value-type="float" office:value="-19.4658349710121" calcext:value-type="float">
            <text:p>-19.4658349710121</text:p>
          </table:table-cell>
          <table:table-cell office:value-type="float" office:value="-16.2234309389391" calcext:value-type="float">
            <text:p>-16.2234309389391</text:p>
          </table:table-cell>
        </table:table-row>
        <table:table-row table:style-name="ro1">
          <table:table-cell office:value-type="string" calcext:value-type="string">
            <text:p>2001-04-26</text:p>
          </table:table-cell>
          <table:table-cell office:value-type="float" office:value="-9.64549576980228" calcext:value-type="float">
            <text:p>-9.64549576980228</text:p>
          </table:table-cell>
          <table:table-cell office:value-type="float" office:value="25.1112790865133" calcext:value-type="float">
            <text:p>25.1112790865133</text:p>
          </table:table-cell>
          <table:table-cell office:value-type="float" office:value="-18.4622474663281" calcext:value-type="float">
            <text:p>-18.4622474663281</text:p>
          </table:table-cell>
          <table:table-cell office:value-type="float" office:value="-16.58723715185" calcext:value-type="float">
            <text:p>-16.58723715185</text:p>
          </table:table-cell>
        </table:table-row>
        <table:table-row table:style-name="ro1">
          <table:table-cell office:value-type="string" calcext:value-type="string">
            <text:p>2001-04-27</text:p>
          </table:table-cell>
          <table:table-cell office:value-type="float" office:value="-9.9661809203837" calcext:value-type="float">
            <text:p>-9.9661809203837</text:p>
          </table:table-cell>
          <table:table-cell office:value-type="float" office:value="25.359530954595" calcext:value-type="float">
            <text:p>25.359530954595</text:p>
          </table:table-cell>
          <table:table-cell office:value-type="float" office:value="-19.1195124595052" calcext:value-type="float">
            <text:p>-19.1195124595052</text:p>
          </table:table-cell>
          <table:table-cell office:value-type="float" office:value="-16.3902566038308" calcext:value-type="float">
            <text:p>-16.3902566038308</text:p>
          </table:table-cell>
        </table:table-row>
        <table:table-row table:style-name="ro1">
          <table:table-cell office:value-type="string" calcext:value-type="string">
            <text:p>2001-04-28</text:p>
          </table:table-cell>
          <table:table-cell office:value-type="float" office:value="-9.70556301523602" calcext:value-type="float">
            <text:p>-9.70556301523602</text:p>
          </table:table-cell>
          <table:table-cell office:value-type="float" office:value="23.4273645992186" calcext:value-type="float">
            <text:p>23.4273645992186</text:p>
          </table:table-cell>
          <table:table-cell office:value-type="float" office:value="-19.6374279529418" calcext:value-type="float">
            <text:p>-19.6374279529418</text:p>
          </table:table-cell>
          <table:table-cell office:value-type="float" office:value="-16.3267493169154" calcext:value-type="float">
            <text:p>-16.3267493169154</text:p>
          </table:table-cell>
        </table:table-row>
        <table:table-row table:style-name="ro1">
          <table:table-cell office:value-type="string" calcext:value-type="string">
            <text:p>2001-04-29</text:p>
          </table:table-cell>
          <table:table-cell office:value-type="float" office:value="-10.1041054451502" calcext:value-type="float">
            <text:p>-10.1041054451502</text:p>
          </table:table-cell>
          <table:table-cell office:value-type="float" office:value="23.3526053147216" calcext:value-type="float">
            <text:p>23.3526053147216</text:p>
          </table:table-cell>
          <table:table-cell office:value-type="float" office:value="-16.9243866657086" calcext:value-type="float">
            <text:p>-16.9243866657086</text:p>
          </table:table-cell>
          <table:table-cell office:value-type="float" office:value="-19.2485735392197" calcext:value-type="float">
            <text:p>-19.2485735392197</text:p>
          </table:table-cell>
        </table:table-row>
        <table:table-row table:style-name="ro1">
          <table:table-cell office:value-type="string" calcext:value-type="string">
            <text:p>2001-04-30</text:p>
          </table:table-cell>
          <table:table-cell office:value-type="float" office:value="-10.1737273561044" calcext:value-type="float">
            <text:p>-10.1737273561044</text:p>
          </table:table-cell>
          <table:table-cell office:value-type="float" office:value="23.7272834673408" calcext:value-type="float">
            <text:p>23.7272834673408</text:p>
          </table:table-cell>
          <table:table-cell office:value-type="float" office:value="-16.2808368464383" calcext:value-type="float">
            <text:p>-16.2808368464383</text:p>
          </table:table-cell>
          <table:table-cell office:value-type="float" office:value="-18.9718204708872" calcext:value-type="float">
            <text:p>-18.9718204708872</text:p>
          </table:table-cell>
        </table:table-row>
        <table:table-row table:style-name="ro1">
          <table:table-cell office:value-type="string" calcext:value-type="string">
            <text:p>2001-05-01</text:p>
          </table:table-cell>
          <table:table-cell office:value-type="float" office:value="-10.6093075387788" calcext:value-type="float">
            <text:p>-10.6093075387788</text:p>
          </table:table-cell>
          <table:table-cell office:value-type="float" office:value="23.8498424100854" calcext:value-type="float">
            <text:p>23.8498424100854</text:p>
          </table:table-cell>
          <table:table-cell office:value-type="float" office:value="-16.4139426392904" calcext:value-type="float">
            <text:p>-16.4139426392904</text:p>
          </table:table-cell>
          <table:table-cell office:value-type="float" office:value="-18.0915649046777" calcext:value-type="float">
            <text:p>-18.0915649046777</text:p>
          </table:table-cell>
        </table:table-row>
        <table:table-row table:style-name="ro1">
          <table:table-cell office:value-type="string" calcext:value-type="string">
            <text:p>2001-05-02</text:p>
          </table:table-cell>
          <table:table-cell office:value-type="float" office:value="-9.5136918716467" calcext:value-type="float">
            <text:p>-9.5136918716467</text:p>
          </table:table-cell>
          <table:table-cell office:value-type="float" office:value="23.4088113376506" calcext:value-type="float">
            <text:p>23.4088113376506</text:p>
          </table:table-cell>
          <table:table-cell office:value-type="float" office:value="-16.7032935021418" calcext:value-type="float">
            <text:p>-16.7032935021418</text:p>
          </table:table-cell>
          <table:table-cell office:value-type="float" office:value="-18.8627842618283" calcext:value-type="float">
            <text:p>-18.8627842618283</text:p>
          </table:table-cell>
        </table:table-row>
        <table:table-row table:style-name="ro1">
          <table:table-cell office:value-type="string" calcext:value-type="string">
            <text:p>2001-05-03</text:p>
          </table:table-cell>
          <table:table-cell office:value-type="float" office:value="-8.07534319785915" calcext:value-type="float">
            <text:p>-8.07534319785915</text:p>
          </table:table-cell>
          <table:table-cell office:value-type="float" office:value="23.4969090164234" calcext:value-type="float">
            <text:p>23.4969090164234</text:p>
          </table:table-cell>
          <table:table-cell office:value-type="float" office:value="-18.9028185058838" calcext:value-type="float">
            <text:p>-18.9028185058838</text:p>
          </table:table-cell>
          <table:table-cell office:value-type="float" office:value="-19.6931344015362" calcext:value-type="float">
            <text:p>-19.6931344015362</text:p>
          </table:table-cell>
        </table:table-row>
        <table:table-row table:style-name="ro1">
          <table:table-cell office:value-type="string" calcext:value-type="string">
            <text:p>2001-05-04</text:p>
          </table:table-cell>
          <table:table-cell office:value-type="float" office:value="-7.26002254014045" calcext:value-type="float">
            <text:p>-7.26002254014045</text:p>
          </table:table-cell>
          <table:table-cell office:value-type="float" office:value="23.5184870418874" calcext:value-type="float">
            <text:p>23.5184870418874</text:p>
          </table:table-cell>
          <table:table-cell office:value-type="float" office:value="-19.338060696668" calcext:value-type="float">
            <text:p>-19.338060696668</text:p>
          </table:table-cell>
          <table:table-cell office:value-type="float" office:value="-19.3657305584973" calcext:value-type="float">
            <text:p>-19.3657305584973</text:p>
          </table:table-cell>
        </table:table-row>
        <table:table-row table:style-name="ro1">
          <table:table-cell office:value-type="string" calcext:value-type="string">
            <text:p>2001-05-05</text:p>
          </table:table-cell>
          <table:table-cell office:value-type="float" office:value="-6.7587235391358" calcext:value-type="float">
            <text:p>-6.7587235391358</text:p>
          </table:table-cell>
          <table:table-cell office:value-type="float" office:value="23.9338246741503" calcext:value-type="float">
            <text:p>23.9338246741503</text:p>
          </table:table-cell>
          <table:table-cell office:value-type="float" office:value="-19.8872299184106" calcext:value-type="float">
            <text:p>-19.8872299184106</text:p>
          </table:table-cell>
          <table:table-cell office:value-type="float" office:value="-20.6483066794777" calcext:value-type="float">
            <text:p>-20.6483066794777</text:p>
          </table:table-cell>
        </table:table-row>
        <table:table-row table:style-name="ro1">
          <table:table-cell office:value-type="string" calcext:value-type="string">
            <text:p>2001-05-06</text:p>
          </table:table-cell>
          <table:table-cell office:value-type="float" office:value="-7.57558067005218" calcext:value-type="float">
            <text:p>-7.57558067005218</text:p>
          </table:table-cell>
          <table:table-cell office:value-type="float" office:value="24.8197726552596" calcext:value-type="float">
            <text:p>24.8197726552596</text:p>
          </table:table-cell>
          <table:table-cell office:value-type="float" office:value="-19.6352670925797" calcext:value-type="float">
            <text:p>-19.6352670925797</text:p>
          </table:table-cell>
          <table:table-cell office:value-type="float" office:value="-22.289390344867" calcext:value-type="float">
            <text:p>-22.289390344867</text:p>
          </table:table-cell>
        </table:table-row>
        <table:table-row table:style-name="ro1">
          <table:table-cell office:value-type="string" calcext:value-type="string">
            <text:p>2001-05-07</text:p>
          </table:table-cell>
          <table:table-cell office:value-type="float" office:value="-7.66836441158888" calcext:value-type="float">
            <text:p>-7.66836441158888</text:p>
          </table:table-cell>
          <table:table-cell office:value-type="float" office:value="25.9607409704742" calcext:value-type="float">
            <text:p>25.9607409704742</text:p>
          </table:table-cell>
          <table:table-cell office:value-type="float" office:value="-20.1272199782855" calcext:value-type="float">
            <text:p>-20.1272199782855</text:p>
          </table:table-cell>
          <table:table-cell office:value-type="float" office:value="-22.8567352134292" calcext:value-type="float">
            <text:p>-22.8567352134292</text:p>
          </table:table-cell>
        </table:table-row>
        <table:table-row table:style-name="ro1">
          <table:table-cell office:value-type="string" calcext:value-type="string">
            <text:p>2001-05-08</text:p>
          </table:table-cell>
          <table:table-cell office:value-type="float" office:value="-9.05591818836653" calcext:value-type="float">
            <text:p>-9.05591818836653</text:p>
          </table:table-cell>
          <table:table-cell office:value-type="float" office:value="25.2302690708641" calcext:value-type="float">
            <text:p>25.2302690708641</text:p>
          </table:table-cell>
          <table:table-cell office:value-type="float" office:value="-20.2734584125587" calcext:value-type="float">
            <text:p>-20.2734584125587</text:p>
          </table:table-cell>
          <table:table-cell office:value-type="float" office:value="-22.0920512601806" calcext:value-type="float">
            <text:p>-22.0920512601806</text:p>
          </table:table-cell>
        </table:table-row>
        <table:table-row table:style-name="ro1">
          <table:table-cell office:value-type="string" calcext:value-type="string">
            <text:p>2001-05-09</text:p>
          </table:table-cell>
          <table:table-cell office:value-type="float" office:value="-10.1810611760825" calcext:value-type="float">
            <text:p>-10.1810611760825</text:p>
          </table:table-cell>
          <table:table-cell office:value-type="float" office:value="25.5504058039113" calcext:value-type="float">
            <text:p>25.5504058039113</text:p>
          </table:table-cell>
          <table:table-cell office:value-type="float" office:value="-20.825011510427" calcext:value-type="float">
            <text:p>-20.825011510427</text:p>
          </table:table-cell>
          <table:table-cell office:value-type="float" office:value="-24.32944413994" calcext:value-type="float">
            <text:p>-24.32944413994</text:p>
          </table:table-cell>
        </table:table-row>
        <table:table-row table:style-name="ro1">
          <table:table-cell office:value-type="string" calcext:value-type="string">
            <text:p>2001-05-10</text:p>
          </table:table-cell>
          <table:table-cell office:value-type="float" office:value="-9.45655015920646" calcext:value-type="float">
            <text:p>-9.45655015920646</text:p>
          </table:table-cell>
          <table:table-cell office:value-type="float" office:value="25.6728313314382" calcext:value-type="float">
            <text:p>25.6728313314382</text:p>
          </table:table-cell>
          <table:table-cell office:value-type="float" office:value="-19.7623867817336" calcext:value-type="float">
            <text:p>-19.7623867817336</text:p>
          </table:table-cell>
          <table:table-cell office:value-type="float" office:value="-24.7438200075089" calcext:value-type="float">
            <text:p>-24.7438200075089</text:p>
          </table:table-cell>
        </table:table-row>
        <table:table-row table:style-name="ro1">
          <table:table-cell office:value-type="string" calcext:value-type="string">
            <text:p>2001-05-11</text:p>
          </table:table-cell>
          <table:table-cell office:value-type="float" office:value="-8.68343372260561" calcext:value-type="float">
            <text:p>-8.68343372260561</text:p>
          </table:table-cell>
          <table:table-cell office:value-type="float" office:value="26.5869191825384" calcext:value-type="float">
            <text:p>26.5869191825384</text:p>
          </table:table-cell>
          <table:table-cell office:value-type="float" office:value="-19.0629122947669" calcext:value-type="float">
            <text:p>-19.0629122947669</text:p>
          </table:table-cell>
          <table:table-cell office:value-type="float" office:value="-24.4851867642125" calcext:value-type="float">
            <text:p>-24.4851867642125</text:p>
          </table:table-cell>
        </table:table-row>
        <table:table-row table:style-name="ro1">
          <table:table-cell office:value-type="string" calcext:value-type="string">
            <text:p>2001-05-12</text:p>
          </table:table-cell>
          <table:table-cell office:value-type="float" office:value="-9.38703907132993" calcext:value-type="float">
            <text:p>-9.38703907132993</text:p>
          </table:table-cell>
          <table:table-cell office:value-type="float" office:value="25.2296080360463" calcext:value-type="float">
            <text:p>25.2296080360463</text:p>
          </table:table-cell>
          <table:table-cell office:value-type="float" office:value="-20.6576211546445" calcext:value-type="float">
            <text:p>-20.6576211546445</text:p>
          </table:table-cell>
          <table:table-cell office:value-type="float" office:value="-24.5709280642764" calcext:value-type="float">
            <text:p>-24.5709280642764</text:p>
          </table:table-cell>
        </table:table-row>
        <table:table-row table:style-name="ro1">
          <table:table-cell office:value-type="string" calcext:value-type="string">
            <text:p>2001-05-13</text:p>
          </table:table-cell>
          <table:table-cell office:value-type="float" office:value="-9.18359490315855" calcext:value-type="float">
            <text:p>-9.18359490315855</text:p>
          </table:table-cell>
          <table:table-cell office:value-type="float" office:value="25.1771241658299" calcext:value-type="float">
            <text:p>25.1771241658299</text:p>
          </table:table-cell>
          <table:table-cell office:value-type="float" office:value="-22.1991535485262" calcext:value-type="float">
            <text:p>-22.1991535485262</text:p>
          </table:table-cell>
          <table:table-cell office:value-type="float" office:value="-25.2890313649543" calcext:value-type="float">
            <text:p>-25.2890313649543</text:p>
          </table:table-cell>
        </table:table-row>
        <table:table-row table:style-name="ro1">
          <table:table-cell office:value-type="string" calcext:value-type="string">
            <text:p>2001-05-14</text:p>
          </table:table-cell>
          <table:table-cell office:value-type="float" office:value="-10.4586488184582" calcext:value-type="float">
            <text:p>-10.4586488184582</text:p>
          </table:table-cell>
          <table:table-cell office:value-type="float" office:value="23.2841990909045" calcext:value-type="float">
            <text:p>23.2841990909045</text:p>
          </table:table-cell>
          <table:table-cell office:value-type="float" office:value="-22.4521046328943" calcext:value-type="float">
            <text:p>-22.4521046328943</text:p>
          </table:table-cell>
          <table:table-cell office:value-type="float" office:value="-25.1303648003681" calcext:value-type="float">
            <text:p>-25.1303648003681</text:p>
          </table:table-cell>
        </table:table-row>
        <table:table-row table:style-name="ro1">
          <table:table-cell office:value-type="string" calcext:value-type="string">
            <text:p>2001-05-15</text:p>
          </table:table-cell>
          <table:table-cell office:value-type="float" office:value="-9.33557011366683" calcext:value-type="float">
            <text:p>-9.33557011366683</text:p>
          </table:table-cell>
          <table:table-cell office:value-type="float" office:value="24.5110534773932" calcext:value-type="float">
            <text:p>24.5110534773932</text:p>
          </table:table-cell>
          <table:table-cell office:value-type="float" office:value="-21.2146809888753" calcext:value-type="float">
            <text:p>-21.2146809888753</text:p>
          </table:table-cell>
          <table:table-cell office:value-type="float" office:value="-25.5286158925314" calcext:value-type="float">
            <text:p>-25.5286158925314</text:p>
          </table:table-cell>
        </table:table-row>
        <table:table-row table:style-name="ro1">
          <table:table-cell office:value-type="string" calcext:value-type="string">
            <text:p>2001-05-16</text:p>
          </table:table-cell>
          <table:table-cell office:value-type="float" office:value="-9.70421924763383" calcext:value-type="float">
            <text:p>-9.70421924763383</text:p>
          </table:table-cell>
          <table:table-cell office:value-type="float" office:value="24.6858703322168" calcext:value-type="float">
            <text:p>24.6858703322168</text:p>
          </table:table-cell>
          <table:table-cell office:value-type="float" office:value="-22.8149922899702" calcext:value-type="float">
            <text:p>-22.8149922899702</text:p>
          </table:table-cell>
          <table:table-cell office:value-type="float" office:value="-25.2931934827317" calcext:value-type="float">
            <text:p>-25.2931934827317</text:p>
          </table:table-cell>
        </table:table-row>
        <table:table-row table:style-name="ro1">
          <table:table-cell office:value-type="string" calcext:value-type="string">
            <text:p>2001-05-17</text:p>
          </table:table-cell>
          <table:table-cell office:value-type="float" office:value="-9.70403646881619" calcext:value-type="float">
            <text:p>-9.70403646881619</text:p>
          </table:table-cell>
          <table:table-cell office:value-type="float" office:value="25.2354225578566" calcext:value-type="float">
            <text:p>25.2354225578566</text:p>
          </table:table-cell>
          <table:table-cell office:value-type="float" office:value="-22.3808950155387" calcext:value-type="float">
            <text:p>-22.3808950155387</text:p>
          </table:table-cell>
          <table:table-cell office:value-type="float" office:value="-24.7020114377008" calcext:value-type="float">
            <text:p>-24.7020114377008</text:p>
          </table:table-cell>
        </table:table-row>
        <table:table-row table:style-name="ro1">
          <table:table-cell office:value-type="string" calcext:value-type="string">
            <text:p>2001-05-18</text:p>
          </table:table-cell>
          <table:table-cell office:value-type="float" office:value="-10.4353461756902" calcext:value-type="float">
            <text:p>-10.4353461756902</text:p>
          </table:table-cell>
          <table:table-cell office:value-type="float" office:value="25.030869221494" calcext:value-type="float">
            <text:p>25.030869221494</text:p>
          </table:table-cell>
          <table:table-cell office:value-type="float" office:value="-23.6394748898077" calcext:value-type="float">
            <text:p>-23.6394748898077</text:p>
          </table:table-cell>
          <table:table-cell office:value-type="float" office:value="-24.3375527425496" calcext:value-type="float">
            <text:p>-24.3375527425496</text:p>
          </table:table-cell>
        </table:table-row>
        <table:table-row table:style-name="ro1">
          <table:table-cell office:value-type="string" calcext:value-type="string">
            <text:p>2001-05-19</text:p>
          </table:table-cell>
          <table:table-cell office:value-type="float" office:value="-10.3946997334495" calcext:value-type="float">
            <text:p>-10.3946997334495</text:p>
          </table:table-cell>
          <table:table-cell office:value-type="float" office:value="25.2914609921982" calcext:value-type="float">
            <text:p>25.2914609921982</text:p>
          </table:table-cell>
          <table:table-cell office:value-type="float" office:value="-22.9319021892549" calcext:value-type="float">
            <text:p>-22.9319021892549</text:p>
          </table:table-cell>
          <table:table-cell office:value-type="float" office:value="-23.0230776664532" calcext:value-type="float">
            <text:p>-23.0230776664532</text:p>
          </table:table-cell>
        </table:table-row>
        <table:table-row table:style-name="ro1">
          <table:table-cell office:value-type="string" calcext:value-type="string">
            <text:p>2001-05-20</text:p>
          </table:table-cell>
          <table:table-cell office:value-type="float" office:value="-10.265460686188" calcext:value-type="float">
            <text:p>-10.265460686188</text:p>
          </table:table-cell>
          <table:table-cell office:value-type="float" office:value="25.2735650634427" calcext:value-type="float">
            <text:p>25.2735650634427</text:p>
          </table:table-cell>
          <table:table-cell office:value-type="float" office:value="-22.2206937284413" calcext:value-type="float">
            <text:p>-22.2206937284413</text:p>
          </table:table-cell>
          <table:table-cell office:value-type="float" office:value="-21.5706551449106" calcext:value-type="float">
            <text:p>-21.5706551449106</text:p>
          </table:table-cell>
        </table:table-row>
        <table:table-row table:style-name="ro1">
          <table:table-cell office:value-type="string" calcext:value-type="string">
            <text:p>2001-05-21</text:p>
          </table:table-cell>
          <table:table-cell office:value-type="float" office:value="-11.1653639140067" calcext:value-type="float">
            <text:p>-11.1653639140067</text:p>
          </table:table-cell>
          <table:table-cell office:value-type="float" office:value="26.0462706618136" calcext:value-type="float">
            <text:p>26.0462706618136</text:p>
          </table:table-cell>
          <table:table-cell office:value-type="float" office:value="-20.8339101007681" calcext:value-type="float">
            <text:p>-20.8339101007681</text:p>
          </table:table-cell>
          <table:table-cell office:value-type="float" office:value="-22.3671778597574" calcext:value-type="float">
            <text:p>-22.3671778597574</text:p>
          </table:table-cell>
        </table:table-row>
        <table:table-row table:style-name="ro1">
          <table:table-cell office:value-type="string" calcext:value-type="string">
            <text:p>2001-05-22</text:p>
          </table:table-cell>
          <table:table-cell office:value-type="float" office:value="-10.7566352377292" calcext:value-type="float">
            <text:p>-10.7566352377292</text:p>
          </table:table-cell>
          <table:table-cell office:value-type="float" office:value="27.9124988187595" calcext:value-type="float">
            <text:p>27.9124988187595</text:p>
          </table:table-cell>
          <table:table-cell office:value-type="float" office:value="-21.9861055358408" calcext:value-type="float">
            <text:p>-21.9861055358408</text:p>
          </table:table-cell>
          <table:table-cell office:value-type="float" office:value="-20.3289821301464" calcext:value-type="float">
            <text:p>-20.3289821301464</text:p>
          </table:table-cell>
        </table:table-row>
        <table:table-row table:style-name="ro1">
          <table:table-cell office:value-type="string" calcext:value-type="string">
            <text:p>2001-05-23</text:p>
          </table:table-cell>
          <table:table-cell office:value-type="float" office:value="-8.28891326016958" calcext:value-type="float">
            <text:p>-8.28891326016958</text:p>
          </table:table-cell>
          <table:table-cell office:value-type="float" office:value="28.0192511373221" calcext:value-type="float">
            <text:p>28.0192511373221</text:p>
          </table:table-cell>
          <table:table-cell office:value-type="float" office:value="-20.6376246573228" calcext:value-type="float">
            <text:p>-20.6376246573228</text:p>
          </table:table-cell>
          <table:table-cell office:value-type="float" office:value="-18.1302629333034" calcext:value-type="float">
            <text:p>-18.1302629333034</text:p>
          </table:table-cell>
        </table:table-row>
        <table:table-row table:style-name="ro1">
          <table:table-cell office:value-type="string" calcext:value-type="string">
            <text:p>2001-05-24</text:p>
          </table:table-cell>
          <table:table-cell office:value-type="float" office:value="-9.4371509735771" calcext:value-type="float">
            <text:p>-9.4371509735771</text:p>
          </table:table-cell>
          <table:table-cell office:value-type="float" office:value="26.1763986936883" calcext:value-type="float">
            <text:p>26.1763986936883</text:p>
          </table:table-cell>
          <table:table-cell office:value-type="float" office:value="-21.8383246531618" calcext:value-type="float">
            <text:p>-21.8383246531618</text:p>
          </table:table-cell>
          <table:table-cell office:value-type="float" office:value="-17.4443696694723" calcext:value-type="float">
            <text:p>-17.4443696694723</text:p>
          </table:table-cell>
        </table:table-row>
        <table:table-row table:style-name="ro1">
          <table:table-cell office:value-type="string" calcext:value-type="string">
            <text:p>2001-05-25</text:p>
          </table:table-cell>
          <table:table-cell office:value-type="float" office:value="-10.1827508794684" calcext:value-type="float">
            <text:p>-10.1827508794684</text:p>
          </table:table-cell>
          <table:table-cell office:value-type="float" office:value="26.3062822557772" calcext:value-type="float">
            <text:p>26.3062822557772</text:p>
          </table:table-cell>
          <table:table-cell office:value-type="float" office:value="-21.9533111192602" calcext:value-type="float">
            <text:p>-21.9533111192602</text:p>
          </table:table-cell>
          <table:table-cell office:value-type="float" office:value="-17.0382472342566" calcext:value-type="float">
            <text:p>-17.0382472342566</text:p>
          </table:table-cell>
        </table:table-row>
        <table:table-row table:style-name="ro1">
          <table:table-cell office:value-type="string" calcext:value-type="string">
            <text:p>2001-05-26</text:p>
          </table:table-cell>
          <table:table-cell office:value-type="float" office:value="-11.2126524486099" calcext:value-type="float">
            <text:p>-11.2126524486099</text:p>
          </table:table-cell>
          <table:table-cell office:value-type="float" office:value="24.9730377713519" calcext:value-type="float">
            <text:p>24.9730377713519</text:p>
          </table:table-cell>
          <table:table-cell office:value-type="float" office:value="-21.530872167116" calcext:value-type="float">
            <text:p>-21.530872167116</text:p>
          </table:table-cell>
          <table:table-cell office:value-type="float" office:value="-17.1530082283229" calcext:value-type="float">
            <text:p>-17.1530082283229</text:p>
          </table:table-cell>
        </table:table-row>
        <table:table-row table:style-name="ro1">
          <table:table-cell office:value-type="string" calcext:value-type="string">
            <text:p>2001-05-27</text:p>
          </table:table-cell>
          <table:table-cell office:value-type="float" office:value="-10.7509338108659" calcext:value-type="float">
            <text:p>-10.7509338108659</text:p>
          </table:table-cell>
          <table:table-cell office:value-type="float" office:value="25.9152709743856" calcext:value-type="float">
            <text:p>25.9152709743856</text:p>
          </table:table-cell>
          <table:table-cell office:value-type="float" office:value="-23.0469360767033" calcext:value-type="float">
            <text:p>-23.0469360767033</text:p>
          </table:table-cell>
          <table:table-cell office:value-type="float" office:value="-16.1746187694735" calcext:value-type="float">
            <text:p>-16.1746187694735</text:p>
          </table:table-cell>
        </table:table-row>
        <table:table-row table:style-name="ro1">
          <table:table-cell office:value-type="string" calcext:value-type="string">
            <text:p>2001-05-28</text:p>
          </table:table-cell>
          <table:table-cell office:value-type="float" office:value="-9.29163809112261" calcext:value-type="float">
            <text:p>-9.29163809112261</text:p>
          </table:table-cell>
          <table:table-cell office:value-type="float" office:value="26.5808095768892" calcext:value-type="float">
            <text:p>26.5808095768892</text:p>
          </table:table-cell>
          <table:table-cell office:value-type="float" office:value="-21.6980420912164" calcext:value-type="float">
            <text:p>-21.6980420912164</text:p>
          </table:table-cell>
          <table:table-cell office:value-type="float" office:value="-17.2186407579081" calcext:value-type="float">
            <text:p>-17.2186407579081</text:p>
          </table:table-cell>
        </table:table-row>
        <table:table-row table:style-name="ro1">
          <table:table-cell office:value-type="string" calcext:value-type="string">
            <text:p>2001-05-29</text:p>
          </table:table-cell>
          <table:table-cell office:value-type="float" office:value="-9.80252830069718" calcext:value-type="float">
            <text:p>-9.80252830069718</text:p>
          </table:table-cell>
          <table:table-cell office:value-type="float" office:value="25.2325686330603" calcext:value-type="float">
            <text:p>25.2325686330603</text:p>
          </table:table-cell>
          <table:table-cell office:value-type="float" office:value="-21.1263589273748" calcext:value-type="float">
            <text:p>-21.1263589273748</text:p>
          </table:table-cell>
          <table:table-cell office:value-type="float" office:value="-15.6785438308269" calcext:value-type="float">
            <text:p>-15.6785438308269</text:p>
          </table:table-cell>
        </table:table-row>
        <table:table-row table:style-name="ro1">
          <table:table-cell office:value-type="string" calcext:value-type="string">
            <text:p>2001-05-30</text:p>
          </table:table-cell>
          <table:table-cell office:value-type="float" office:value="-10.2950059123733" calcext:value-type="float">
            <text:p>-10.2950059123733</text:p>
          </table:table-cell>
          <table:table-cell office:value-type="float" office:value="25.3890839873883" calcext:value-type="float">
            <text:p>25.3890839873883</text:p>
          </table:table-cell>
          <table:table-cell office:value-type="float" office:value="-20.8113426530995" calcext:value-type="float">
            <text:p>-20.8113426530995</text:p>
          </table:table-cell>
          <table:table-cell office:value-type="float" office:value="-14.7916557201168" calcext:value-type="float">
            <text:p>-14.7916557201168</text:p>
          </table:table-cell>
        </table:table-row>
        <table:table-row table:style-name="ro1">
          <table:table-cell office:value-type="string" calcext:value-type="string">
            <text:p>2001-05-31</text:p>
          </table:table-cell>
          <table:table-cell office:value-type="float" office:value="-9.23342159933739" calcext:value-type="float">
            <text:p>-9.23342159933739</text:p>
          </table:table-cell>
          <table:table-cell office:value-type="float" office:value="25.7542494695177" calcext:value-type="float">
            <text:p>25.7542494695177</text:p>
          </table:table-cell>
          <table:table-cell office:value-type="float" office:value="-18.7198274755385" calcext:value-type="float">
            <text:p>-18.7198274755385</text:p>
          </table:table-cell>
          <table:table-cell office:value-type="float" office:value="-16.5028400270146" calcext:value-type="float">
            <text:p>-16.5028400270146</text:p>
          </table:table-cell>
        </table:table-row>
        <table:table-row table:style-name="ro1">
          <table:table-cell office:value-type="string" calcext:value-type="string">
            <text:p>2001-06-01</text:p>
          </table:table-cell>
          <table:table-cell office:value-type="float" office:value="-9.40286339191528" calcext:value-type="float">
            <text:p>-9.40286339191528</text:p>
          </table:table-cell>
          <table:table-cell office:value-type="float" office:value="27.4914152938786" calcext:value-type="float">
            <text:p>27.4914152938786</text:p>
          </table:table-cell>
          <table:table-cell office:value-type="float" office:value="-18.6330894162436" calcext:value-type="float">
            <text:p>-18.6330894162436</text:p>
          </table:table-cell>
          <table:table-cell office:value-type="float" office:value="-18.1138552047542" calcext:value-type="float">
            <text:p>-18.1138552047542</text:p>
          </table:table-cell>
        </table:table-row>
        <table:table-row table:style-name="ro1">
          <table:table-cell office:value-type="string" calcext:value-type="string">
            <text:p>2001-06-02</text:p>
          </table:table-cell>
          <table:table-cell office:value-type="float" office:value="-8.77620846955442" calcext:value-type="float">
            <text:p>-8.77620846955442</text:p>
          </table:table-cell>
          <table:table-cell office:value-type="float" office:value="26.8539000257999" calcext:value-type="float">
            <text:p>26.8539000257999</text:p>
          </table:table-cell>
          <table:table-cell office:value-type="float" office:value="-17.801671835788" calcext:value-type="float">
            <text:p>-17.801671835788</text:p>
          </table:table-cell>
          <table:table-cell office:value-type="float" office:value="-19.4048730586205" calcext:value-type="float">
            <text:p>-19.4048730586205</text:p>
          </table:table-cell>
        </table:table-row>
        <table:table-row table:style-name="ro1">
          <table:table-cell office:value-type="string" calcext:value-type="string">
            <text:p>2001-06-03</text:p>
          </table:table-cell>
          <table:table-cell office:value-type="float" office:value="-10.4592325665493" calcext:value-type="float">
            <text:p>-10.4592325665493</text:p>
          </table:table-cell>
          <table:table-cell office:value-type="float" office:value="26.3313784180991" calcext:value-type="float">
            <text:p>26.3313784180991</text:p>
          </table:table-cell>
          <table:table-cell office:value-type="float" office:value="-18.7156681975302" calcext:value-type="float">
            <text:p>-18.7156681975302</text:p>
          </table:table-cell>
          <table:table-cell office:value-type="float" office:value="-20.1521614258398" calcext:value-type="float">
            <text:p>-20.1521614258398</text:p>
          </table:table-cell>
        </table:table-row>
        <table:table-row table:style-name="ro1">
          <table:table-cell office:value-type="string" calcext:value-type="string">
            <text:p>2001-06-04</text:p>
          </table:table-cell>
          <table:table-cell office:value-type="float" office:value="-10.7505494099293" calcext:value-type="float">
            <text:p>-10.7505494099293</text:p>
          </table:table-cell>
          <table:table-cell office:value-type="float" office:value="26.3470522644292" calcext:value-type="float">
            <text:p>26.3470522644292</text:p>
          </table:table-cell>
          <table:table-cell office:value-type="float" office:value="-18.6528145265452" calcext:value-type="float">
            <text:p>-18.6528145265452</text:p>
          </table:table-cell>
          <table:table-cell office:value-type="float" office:value="-20.4026246690044" calcext:value-type="float">
            <text:p>-20.4026246690044</text:p>
          </table:table-cell>
        </table:table-row>
        <table:table-row table:style-name="ro1">
          <table:table-cell office:value-type="string" calcext:value-type="string">
            <text:p>2001-06-05</text:p>
          </table:table-cell>
          <table:table-cell office:value-type="float" office:value="-10.849422910896" calcext:value-type="float">
            <text:p>-10.849422910896</text:p>
          </table:table-cell>
          <table:table-cell office:value-type="float" office:value="25.7633040455439" calcext:value-type="float">
            <text:p>25.7633040455439</text:p>
          </table:table-cell>
          <table:table-cell office:value-type="float" office:value="-20.0154460633597" calcext:value-type="float">
            <text:p>-20.0154460633597</text:p>
          </table:table-cell>
          <table:table-cell office:value-type="float" office:value="-20.6502342733663" calcext:value-type="float">
            <text:p>-20.6502342733663</text:p>
          </table:table-cell>
        </table:table-row>
        <table:table-row table:style-name="ro1">
          <table:table-cell office:value-type="string" calcext:value-type="string">
            <text:p>2001-06-06</text:p>
          </table:table-cell>
          <table:table-cell office:value-type="float" office:value="-12.3397578915424" calcext:value-type="float">
            <text:p>-12.3397578915424</text:p>
          </table:table-cell>
          <table:table-cell office:value-type="float" office:value="24.1698613213072" calcext:value-type="float">
            <text:p>24.1698613213072</text:p>
          </table:table-cell>
          <table:table-cell office:value-type="float" office:value="-19.2760657621928" calcext:value-type="float">
            <text:p>-19.2760657621928</text:p>
          </table:table-cell>
          <table:table-cell office:value-type="float" office:value="-21.4183975383406" calcext:value-type="float">
            <text:p>-21.4183975383406</text:p>
          </table:table-cell>
        </table:table-row>
        <table:table-row table:style-name="ro1">
          <table:table-cell office:value-type="string" calcext:value-type="string">
            <text:p>2001-06-07</text:p>
          </table:table-cell>
          <table:table-cell office:value-type="float" office:value="-12.525904334889" calcext:value-type="float">
            <text:p>-12.525904334889</text:p>
          </table:table-cell>
          <table:table-cell office:value-type="float" office:value="25.6472826001362" calcext:value-type="float">
            <text:p>25.6472826001362</text:p>
          </table:table-cell>
          <table:table-cell office:value-type="float" office:value="-18.9785815321463" calcext:value-type="float">
            <text:p>-18.9785815321463</text:p>
          </table:table-cell>
          <table:table-cell office:value-type="float" office:value="-21.7952742986921" calcext:value-type="float">
            <text:p>-21.7952742986921</text:p>
          </table:table-cell>
        </table:table-row>
        <table:table-row table:style-name="ro1">
          <table:table-cell office:value-type="string" calcext:value-type="string">
            <text:p>2001-06-08</text:p>
          </table:table-cell>
          <table:table-cell office:value-type="float" office:value="-12.5143041714983" calcext:value-type="float">
            <text:p>-12.5143041714983</text:p>
          </table:table-cell>
          <table:table-cell office:value-type="float" office:value="27.0011795038327" calcext:value-type="float">
            <text:p>27.0011795038327</text:p>
          </table:table-cell>
          <table:table-cell office:value-type="float" office:value="-18.8213282376782" calcext:value-type="float">
            <text:p>-18.8213282376782</text:p>
          </table:table-cell>
          <table:table-cell office:value-type="float" office:value="-20.3500819103917" calcext:value-type="float">
            <text:p>-20.3500819103917</text:p>
          </table:table-cell>
        </table:table-row>
        <table:table-row table:style-name="ro1">
          <table:table-cell office:value-type="string" calcext:value-type="string">
            <text:p>2001-06-09</text:p>
          </table:table-cell>
          <table:table-cell office:value-type="float" office:value="-12.5952616385924" calcext:value-type="float">
            <text:p>-12.5952616385924</text:p>
          </table:table-cell>
          <table:table-cell office:value-type="float" office:value="25.0489075076815" calcext:value-type="float">
            <text:p>25.0489075076815</text:p>
          </table:table-cell>
          <table:table-cell office:value-type="float" office:value="-18.583533748141" calcext:value-type="float">
            <text:p>-18.583533748141</text:p>
          </table:table-cell>
          <table:table-cell office:value-type="float" office:value="-19.3177708546909" calcext:value-type="float">
            <text:p>-19.3177708546909</text:p>
          </table:table-cell>
        </table:table-row>
        <table:table-row table:style-name="ro1">
          <table:table-cell office:value-type="string" calcext:value-type="string">
            <text:p>2001-06-10</text:p>
          </table:table-cell>
          <table:table-cell office:value-type="float" office:value="-12.6267275871723" calcext:value-type="float">
            <text:p>-12.6267275871723</text:p>
          </table:table-cell>
          <table:table-cell office:value-type="float" office:value="25.0262468860971" calcext:value-type="float">
            <text:p>25.0262468860971</text:p>
          </table:table-cell>
          <table:table-cell office:value-type="float" office:value="-20.0311434973593" calcext:value-type="float">
            <text:p>-20.0311434973593</text:p>
          </table:table-cell>
          <table:table-cell office:value-type="float" office:value="-18.0632255599586" calcext:value-type="float">
            <text:p>-18.0632255599586</text:p>
          </table:table-cell>
        </table:table-row>
        <table:table-row table:style-name="ro1">
          <table:table-cell office:value-type="string" calcext:value-type="string">
            <text:p>2001-06-11</text:p>
          </table:table-cell>
          <table:table-cell office:value-type="float" office:value="-13.4276336153548" calcext:value-type="float">
            <text:p>-13.4276336153548</text:p>
          </table:table-cell>
          <table:table-cell office:value-type="float" office:value="24.52269910495" calcext:value-type="float">
            <text:p>24.52269910495</text:p>
          </table:table-cell>
          <table:table-cell office:value-type="float" office:value="-18.775758863633" calcext:value-type="float">
            <text:p>-18.775758863633</text:p>
          </table:table-cell>
          <table:table-cell office:value-type="float" office:value="-18.4605304798545" calcext:value-type="float">
            <text:p>-18.4605304798545</text:p>
          </table:table-cell>
        </table:table-row>
        <table:table-row table:style-name="ro1">
          <table:table-cell office:value-type="string" calcext:value-type="string">
            <text:p>2001-06-12</text:p>
          </table:table-cell>
          <table:table-cell office:value-type="float" office:value="-12.8389565033641" calcext:value-type="float">
            <text:p>-12.8389565033641</text:p>
          </table:table-cell>
          <table:table-cell office:value-type="float" office:value="24.1487226853989" calcext:value-type="float">
            <text:p>24.1487226853989</text:p>
          </table:table-cell>
          <table:table-cell office:value-type="float" office:value="-19.5004891753049" calcext:value-type="float">
            <text:p>-19.5004891753049</text:p>
          </table:table-cell>
          <table:table-cell office:value-type="float" office:value="-17.4368716633534" calcext:value-type="float">
            <text:p>-17.4368716633534</text:p>
          </table:table-cell>
        </table:table-row>
        <table:table-row table:style-name="ro1">
          <table:table-cell office:value-type="string" calcext:value-type="string">
            <text:p>2001-06-13</text:p>
          </table:table-cell>
          <table:table-cell office:value-type="float" office:value="-13.8434730089324" calcext:value-type="float">
            <text:p>-13.8434730089324</text:p>
          </table:table-cell>
          <table:table-cell office:value-type="float" office:value="23.7909694336996" calcext:value-type="float">
            <text:p>23.7909694336996</text:p>
          </table:table-cell>
          <table:table-cell office:value-type="float" office:value="-19.2109808306051" calcext:value-type="float">
            <text:p>-19.2109808306051</text:p>
          </table:table-cell>
          <table:table-cell office:value-type="float" office:value="-18.0421939163218" calcext:value-type="float">
            <text:p>-18.0421939163218</text:p>
          </table:table-cell>
        </table:table-row>
        <table:table-row table:style-name="ro1">
          <table:table-cell office:value-type="string" calcext:value-type="string">
            <text:p>2001-06-14</text:p>
          </table:table-cell>
          <table:table-cell office:value-type="float" office:value="-13.5464862254345" calcext:value-type="float">
            <text:p>-13.5464862254345</text:p>
          </table:table-cell>
          <table:table-cell office:value-type="float" office:value="23.3516407235273" calcext:value-type="float">
            <text:p>23.3516407235273</text:p>
          </table:table-cell>
          <table:table-cell office:value-type="float" office:value="-19.5357579943335" calcext:value-type="float">
            <text:p>-19.5357579943335</text:p>
          </table:table-cell>
          <table:table-cell office:value-type="float" office:value="-17.6747041166929" calcext:value-type="float">
            <text:p>-17.6747041166929</text:p>
          </table:table-cell>
        </table:table-row>
        <table:table-row table:style-name="ro1">
          <table:table-cell office:value-type="string" calcext:value-type="string">
            <text:p>2001-06-15</text:p>
          </table:table-cell>
          <table:table-cell office:value-type="float" office:value="-16.3425053853903" calcext:value-type="float">
            <text:p>-16.3425053853903</text:p>
          </table:table-cell>
          <table:table-cell office:value-type="float" office:value="23.272253776858" calcext:value-type="float">
            <text:p>23.272253776858</text:p>
          </table:table-cell>
          <table:table-cell office:value-type="float" office:value="-18.7465757463743" calcext:value-type="float">
            <text:p>-18.7465757463743</text:p>
          </table:table-cell>
          <table:table-cell office:value-type="float" office:value="-18.2813323502568" calcext:value-type="float">
            <text:p>-18.2813323502568</text:p>
          </table:table-cell>
        </table:table-row>
        <table:table-row table:style-name="ro1">
          <table:table-cell office:value-type="string" calcext:value-type="string">
            <text:p>2001-06-16</text:p>
          </table:table-cell>
          <table:table-cell office:value-type="float" office:value="-17.1803893170389" calcext:value-type="float">
            <text:p>-17.1803893170389</text:p>
          </table:table-cell>
          <table:table-cell office:value-type="float" office:value="22.3836905159381" calcext:value-type="float">
            <text:p>22.3836905159381</text:p>
          </table:table-cell>
          <table:table-cell office:value-type="float" office:value="-18.1173550068483" calcext:value-type="float">
            <text:p>-18.1173550068483</text:p>
          </table:table-cell>
          <table:table-cell office:value-type="float" office:value="-18.9733511008909" calcext:value-type="float">
            <text:p>-18.9733511008909</text:p>
          </table:table-cell>
        </table:table-row>
        <table:table-row table:style-name="ro1">
          <table:table-cell office:value-type="string" calcext:value-type="string">
            <text:p>2001-06-17</text:p>
          </table:table-cell>
          <table:table-cell office:value-type="float" office:value="-18.1467921805733" calcext:value-type="float">
            <text:p>-18.1467921805733</text:p>
          </table:table-cell>
          <table:table-cell office:value-type="float" office:value="22.3612836161994" calcext:value-type="float">
            <text:p>22.3612836161994</text:p>
          </table:table-cell>
          <table:table-cell office:value-type="float" office:value="-18.9152575247353" calcext:value-type="float">
            <text:p>-18.9152575247353</text:p>
          </table:table-cell>
          <table:table-cell office:value-type="float" office:value="-18.3703605761891" calcext:value-type="float">
            <text:p>-18.3703605761891</text:p>
          </table:table-cell>
        </table:table-row>
        <table:table-row table:style-name="ro1">
          <table:table-cell office:value-type="string" calcext:value-type="string">
            <text:p>2001-06-18</text:p>
          </table:table-cell>
          <table:table-cell office:value-type="float" office:value="-16.4618144309392" calcext:value-type="float">
            <text:p>-16.4618144309392</text:p>
          </table:table-cell>
          <table:table-cell office:value-type="float" office:value="23.1503057383432" calcext:value-type="float">
            <text:p>23.1503057383432</text:p>
          </table:table-cell>
          <table:table-cell office:value-type="float" office:value="-18.5632830300866" calcext:value-type="float">
            <text:p>-18.5632830300866</text:p>
          </table:table-cell>
          <table:table-cell office:value-type="float" office:value="-17.6313379226406" calcext:value-type="float">
            <text:p>-17.6313379226406</text:p>
          </table:table-cell>
        </table:table-row>
        <table:table-row table:style-name="ro1">
          <table:table-cell office:value-type="string" calcext:value-type="string">
            <text:p>2001-06-19</text:p>
          </table:table-cell>
          <table:table-cell office:value-type="float" office:value="-14.5613568733616" calcext:value-type="float">
            <text:p>-14.5613568733616</text:p>
          </table:table-cell>
          <table:table-cell office:value-type="float" office:value="24.0712389507445" calcext:value-type="float">
            <text:p>24.0712389507445</text:p>
          </table:table-cell>
          <table:table-cell office:value-type="float" office:value="-17.3228233625585" calcext:value-type="float">
            <text:p>-17.3228233625585</text:p>
          </table:table-cell>
          <table:table-cell office:value-type="float" office:value="-18.5971361612513" calcext:value-type="float">
            <text:p>-18.5971361612513</text:p>
          </table:table-cell>
        </table:table-row>
        <table:table-row table:style-name="ro1">
          <table:table-cell office:value-type="string" calcext:value-type="string">
            <text:p>2001-06-20</text:p>
          </table:table-cell>
          <table:table-cell office:value-type="float" office:value="-13.9432025046722" calcext:value-type="float">
            <text:p>-13.9432025046722</text:p>
          </table:table-cell>
          <table:table-cell office:value-type="float" office:value="24.3695492972317" calcext:value-type="float">
            <text:p>24.3695492972317</text:p>
          </table:table-cell>
          <table:table-cell office:value-type="float" office:value="-15.9375094834157" calcext:value-type="float">
            <text:p>-15.9375094834157</text:p>
          </table:table-cell>
          <table:table-cell office:value-type="float" office:value="-17.4853706838565" calcext:value-type="float">
            <text:p>-17.4853706838565</text:p>
          </table:table-cell>
        </table:table-row>
        <table:table-row table:style-name="ro1">
          <table:table-cell office:value-type="string" calcext:value-type="string">
            <text:p>2001-06-21</text:p>
          </table:table-cell>
          <table:table-cell office:value-type="float" office:value="-15.7522313770341" calcext:value-type="float">
            <text:p>-15.7522313770341</text:p>
          </table:table-cell>
          <table:table-cell office:value-type="float" office:value="22.8369668998564" calcext:value-type="float">
            <text:p>22.8369668998564</text:p>
          </table:table-cell>
          <table:table-cell office:value-type="float" office:value="-15.5598443453871" calcext:value-type="float">
            <text:p>-15.5598443453871</text:p>
          </table:table-cell>
          <table:table-cell office:value-type="float" office:value="-16.1996331552295" calcext:value-type="float">
            <text:p>-16.1996331552295</text:p>
          </table:table-cell>
        </table:table-row>
        <table:table-row table:style-name="ro1">
          <table:table-cell office:value-type="string" calcext:value-type="string">
            <text:p>2001-06-22</text:p>
          </table:table-cell>
          <table:table-cell office:value-type="float" office:value="-15.1160934772119" calcext:value-type="float">
            <text:p>-15.1160934772119</text:p>
          </table:table-cell>
          <table:table-cell office:value-type="float" office:value="23.4916353101936" calcext:value-type="float">
            <text:p>23.4916353101936</text:p>
          </table:table-cell>
          <table:table-cell office:value-type="float" office:value="-14.6435132706556" calcext:value-type="float">
            <text:p>-14.6435132706556</text:p>
          </table:table-cell>
          <table:table-cell office:value-type="float" office:value="-16.5628867965077" calcext:value-type="float">
            <text:p>-16.5628867965077</text:p>
          </table:table-cell>
        </table:table-row>
        <table:table-row table:style-name="ro1">
          <table:table-cell office:value-type="string" calcext:value-type="string">
            <text:p>2001-06-23</text:p>
          </table:table-cell>
          <table:table-cell office:value-type="float" office:value="-16.5052182627577" calcext:value-type="float">
            <text:p>-16.5052182627577</text:p>
          </table:table-cell>
          <table:table-cell office:value-type="float" office:value="21.7966211872004" calcext:value-type="float">
            <text:p>21.7966211872004</text:p>
          </table:table-cell>
          <table:table-cell office:value-type="float" office:value="-15.0753164991681" calcext:value-type="float">
            <text:p>-15.0753164991681</text:p>
          </table:table-cell>
          <table:table-cell office:value-type="float" office:value="-17.2950560579735" calcext:value-type="float">
            <text:p>-17.2950560579735</text:p>
          </table:table-cell>
        </table:table-row>
        <table:table-row table:style-name="ro1">
          <table:table-cell office:value-type="string" calcext:value-type="string">
            <text:p>2001-06-24</text:p>
          </table:table-cell>
          <table:table-cell office:value-type="float" office:value="-16.7612771143994" calcext:value-type="float">
            <text:p>-16.7612771143994</text:p>
          </table:table-cell>
          <table:table-cell office:value-type="float" office:value="21.435141331138" calcext:value-type="float">
            <text:p>21.435141331138</text:p>
          </table:table-cell>
          <table:table-cell office:value-type="float" office:value="-16.2735527227021" calcext:value-type="float">
            <text:p>-16.2735527227021</text:p>
          </table:table-cell>
          <table:table-cell office:value-type="float" office:value="-17.5613254598646" calcext:value-type="float">
            <text:p>-17.5613254598646</text:p>
          </table:table-cell>
        </table:table-row>
        <table:table-row table:style-name="ro1">
          <table:table-cell office:value-type="string" calcext:value-type="string">
            <text:p>2001-06-25</text:p>
          </table:table-cell>
          <table:table-cell office:value-type="float" office:value="-16.4565762843291" calcext:value-type="float">
            <text:p>-16.4565762843291</text:p>
          </table:table-cell>
          <table:table-cell office:value-type="float" office:value="20.7321997778124" calcext:value-type="float">
            <text:p>20.7321997778124</text:p>
          </table:table-cell>
          <table:table-cell office:value-type="float" office:value="-16.7177017999876" calcext:value-type="float">
            <text:p>-16.7177017999876</text:p>
          </table:table-cell>
          <table:table-cell office:value-type="float" office:value="-18.1869966920209" calcext:value-type="float">
            <text:p>-18.1869966920209</text:p>
          </table:table-cell>
        </table:table-row>
        <table:table-row table:style-name="ro1">
          <table:table-cell office:value-type="string" calcext:value-type="string">
            <text:p>2001-06-26</text:p>
          </table:table-cell>
          <table:table-cell office:value-type="float" office:value="-17.1244400943596" calcext:value-type="float">
            <text:p>-17.1244400943596</text:p>
          </table:table-cell>
          <table:table-cell office:value-type="float" office:value="21.036528406847" calcext:value-type="float">
            <text:p>21.036528406847</text:p>
          </table:table-cell>
          <table:table-cell office:value-type="float" office:value="-16.5151144938904" calcext:value-type="float">
            <text:p>-16.5151144938904</text:p>
          </table:table-cell>
          <table:table-cell office:value-type="float" office:value="-17.7480567373279" calcext:value-type="float">
            <text:p>-17.7480567373279</text:p>
          </table:table-cell>
        </table:table-row>
        <table:table-row table:style-name="ro1">
          <table:table-cell office:value-type="string" calcext:value-type="string">
            <text:p>2001-06-27</text:p>
          </table:table-cell>
          <table:table-cell office:value-type="float" office:value="-16.980962786126" calcext:value-type="float">
            <text:p>-16.980962786126</text:p>
          </table:table-cell>
          <table:table-cell office:value-type="float" office:value="22.4069933159599" calcext:value-type="float">
            <text:p>22.4069933159599</text:p>
          </table:table-cell>
          <table:table-cell office:value-type="float" office:value="-17.6194504152181" calcext:value-type="float">
            <text:p>-17.6194504152181</text:p>
          </table:table-cell>
          <table:table-cell office:value-type="float" office:value="-18.3661314446136" calcext:value-type="float">
            <text:p>-18.3661314446136</text:p>
          </table:table-cell>
        </table:table-row>
        <table:table-row table:style-name="ro1">
          <table:table-cell office:value-type="string" calcext:value-type="string">
            <text:p>2001-06-28</text:p>
          </table:table-cell>
          <table:table-cell office:value-type="float" office:value="-16.5967546533718" calcext:value-type="float">
            <text:p>-16.5967546533718</text:p>
          </table:table-cell>
          <table:table-cell office:value-type="float" office:value="23.9492254821852" calcext:value-type="float">
            <text:p>23.9492254821852</text:p>
          </table:table-cell>
          <table:table-cell office:value-type="float" office:value="-16.8344850659906" calcext:value-type="float">
            <text:p>-16.8344850659906</text:p>
          </table:table-cell>
          <table:table-cell office:value-type="float" office:value="-18.3154649394363" calcext:value-type="float">
            <text:p>-18.3154649394363</text:p>
          </table:table-cell>
        </table:table-row>
        <table:table-row table:style-name="ro1">
          <table:table-cell office:value-type="string" calcext:value-type="string">
            <text:p>2001-06-29</text:p>
          </table:table-cell>
          <table:table-cell office:value-type="float" office:value="-15.6491059524002" calcext:value-type="float">
            <text:p>-15.6491059524002</text:p>
          </table:table-cell>
          <table:table-cell office:value-type="float" office:value="24.6718656600687" calcext:value-type="float">
            <text:p>24.6718656600687</text:p>
          </table:table-cell>
          <table:table-cell office:value-type="float" office:value="-16.6744342389384" calcext:value-type="float">
            <text:p>-16.6744342389384</text:p>
          </table:table-cell>
          <table:table-cell office:value-type="float" office:value="-16.6663628289808" calcext:value-type="float">
            <text:p>-16.6663628289808</text:p>
          </table:table-cell>
        </table:table-row>
        <table:table-row table:style-name="ro1">
          <table:table-cell office:value-type="string" calcext:value-type="string">
            <text:p>2001-06-30</text:p>
          </table:table-cell>
          <table:table-cell office:value-type="float" office:value="-17.1284664157099" calcext:value-type="float">
            <text:p>-17.1284664157099</text:p>
          </table:table-cell>
          <table:table-cell office:value-type="float" office:value="25.8029130288739" calcext:value-type="float">
            <text:p>25.8029130288739</text:p>
          </table:table-cell>
          <table:table-cell office:value-type="float" office:value="-17.5900646727458" calcext:value-type="float">
            <text:p>-17.5900646727458</text:p>
          </table:table-cell>
          <table:table-cell office:value-type="float" office:value="-16.8852373203614" calcext:value-type="float">
            <text:p>-16.8852373203614</text:p>
          </table:table-cell>
        </table:table-row>
        <table:table-row table:style-name="ro1">
          <table:table-cell office:value-type="string" calcext:value-type="string">
            <text:p>2001-07-01</text:p>
          </table:table-cell>
          <table:table-cell office:value-type="float" office:value="-16.5606449455971" calcext:value-type="float">
            <text:p>-16.5606449455971</text:p>
          </table:table-cell>
          <table:table-cell office:value-type="float" office:value="26.2718391679955" calcext:value-type="float">
            <text:p>26.2718391679955</text:p>
          </table:table-cell>
          <table:table-cell office:value-type="float" office:value="-17.096980051227" calcext:value-type="float">
            <text:p>-17.096980051227</text:p>
          </table:table-cell>
          <table:table-cell office:value-type="float" office:value="-16.4003357830229" calcext:value-type="float">
            <text:p>-16.4003357830229</text:p>
          </table:table-cell>
        </table:table-row>
        <table:table-row table:style-name="ro1">
          <table:table-cell office:value-type="string" calcext:value-type="string">
            <text:p>2001-07-02</text:p>
          </table:table-cell>
          <table:table-cell office:value-type="float" office:value="-16.7376103964768" calcext:value-type="float">
            <text:p>-16.7376103964768</text:p>
          </table:table-cell>
          <table:table-cell office:value-type="float" office:value="25.6282152266767" calcext:value-type="float">
            <text:p>25.6282152266767</text:p>
          </table:table-cell>
          <table:table-cell office:value-type="float" office:value="-18.1832809135197" calcext:value-type="float">
            <text:p>-18.1832809135197</text:p>
          </table:table-cell>
          <table:table-cell office:value-type="float" office:value="-16.5601009202829" calcext:value-type="float">
            <text:p>-16.5601009202829</text:p>
          </table:table-cell>
        </table:table-row>
        <table:table-row table:style-name="ro1">
          <table:table-cell office:value-type="string" calcext:value-type="string">
            <text:p>2001-07-03</text:p>
          </table:table-cell>
          <table:table-cell office:value-type="float" office:value="-17.9429589663412" calcext:value-type="float">
            <text:p>-17.9429589663412</text:p>
          </table:table-cell>
          <table:table-cell office:value-type="float" office:value="25.0480813475898" calcext:value-type="float">
            <text:p>25.0480813475898</text:p>
          </table:table-cell>
          <table:table-cell office:value-type="float" office:value="-18.9599499085453" calcext:value-type="float">
            <text:p>-18.9599499085453</text:p>
          </table:table-cell>
          <table:table-cell office:value-type="float" office:value="-17.6389232865437" calcext:value-type="float">
            <text:p>-17.6389232865437</text:p>
          </table:table-cell>
        </table:table-row>
        <table:table-row table:style-name="ro1">
          <table:table-cell office:value-type="string" calcext:value-type="string">
            <text:p>2001-07-04</text:p>
          </table:table-cell>
          <table:table-cell office:value-type="float" office:value="-17.2348841420793" calcext:value-type="float">
            <text:p>-17.2348841420793</text:p>
          </table:table-cell>
          <table:table-cell office:value-type="float" office:value="24.9238675257539" calcext:value-type="float">
            <text:p>24.9238675257539</text:p>
          </table:table-cell>
          <table:table-cell office:value-type="float" office:value="-18.8054189499888" calcext:value-type="float">
            <text:p>-18.8054189499888</text:p>
          </table:table-cell>
          <table:table-cell office:value-type="float" office:value="-18.3217171415631" calcext:value-type="float">
            <text:p>-18.3217171415631</text:p>
          </table:table-cell>
        </table:table-row>
        <table:table-row table:style-name="ro1">
          <table:table-cell office:value-type="string" calcext:value-type="string">
            <text:p>2001-07-05</text:p>
          </table:table-cell>
          <table:table-cell office:value-type="float" office:value="-16.4253937162291" calcext:value-type="float">
            <text:p>-16.4253937162291</text:p>
          </table:table-cell>
          <table:table-cell office:value-type="float" office:value="27.6009978105194" calcext:value-type="float">
            <text:p>27.6009978105194</text:p>
          </table:table-cell>
          <table:table-cell office:value-type="float" office:value="-20.3716787143182" calcext:value-type="float">
            <text:p>-20.3716787143182</text:p>
          </table:table-cell>
          <table:table-cell office:value-type="float" office:value="-18.3712963521339" calcext:value-type="float">
            <text:p>-18.3712963521339</text:p>
          </table:table-cell>
        </table:table-row>
        <table:table-row table:style-name="ro1">
          <table:table-cell office:value-type="string" calcext:value-type="string">
            <text:p>2001-07-06</text:p>
          </table:table-cell>
          <table:table-cell office:value-type="float" office:value="-17.5692357889384" calcext:value-type="float">
            <text:p>-17.5692357889384</text:p>
          </table:table-cell>
          <table:table-cell office:value-type="float" office:value="27.355488549193" calcext:value-type="float">
            <text:p>27.355488549193</text:p>
          </table:table-cell>
          <table:table-cell office:value-type="float" office:value="-20.3590480659127" calcext:value-type="float">
            <text:p>-20.3590480659127</text:p>
          </table:table-cell>
          <table:table-cell office:value-type="float" office:value="-16.916269740009" calcext:value-type="float">
            <text:p>-16.916269740009</text:p>
          </table:table-cell>
        </table:table-row>
        <table:table-row table:style-name="ro1">
          <table:table-cell office:value-type="string" calcext:value-type="string">
            <text:p>2001-07-07</text:p>
          </table:table-cell>
          <table:table-cell office:value-type="float" office:value="-18.8869888441071" calcext:value-type="float">
            <text:p>-18.8869888441071</text:p>
          </table:table-cell>
          <table:table-cell office:value-type="float" office:value="28.3627630447345" calcext:value-type="float">
            <text:p>28.3627630447345</text:p>
          </table:table-cell>
          <table:table-cell office:value-type="float" office:value="-19.8224510415033" calcext:value-type="float">
            <text:p>-19.8224510415033</text:p>
          </table:table-cell>
          <table:table-cell office:value-type="float" office:value="-18.2402875983058" calcext:value-type="float">
            <text:p>-18.2402875983058</text:p>
          </table:table-cell>
        </table:table-row>
        <table:table-row table:style-name="ro1">
          <table:table-cell office:value-type="string" calcext:value-type="string">
            <text:p>2001-07-08</text:p>
          </table:table-cell>
          <table:table-cell office:value-type="float" office:value="-18.2536320601804" calcext:value-type="float">
            <text:p>-18.2536320601804</text:p>
          </table:table-cell>
          <table:table-cell office:value-type="float" office:value="27.6325803467817" calcext:value-type="float">
            <text:p>27.6325803467817</text:p>
          </table:table-cell>
          <table:table-cell office:value-type="float" office:value="-18.8080771225536" calcext:value-type="float">
            <text:p>-18.8080771225536</text:p>
          </table:table-cell>
          <table:table-cell office:value-type="float" office:value="-16.7019025867688" calcext:value-type="float">
            <text:p>-16.7019025867688</text:p>
          </table:table-cell>
        </table:table-row>
        <table:table-row table:style-name="ro1">
          <table:table-cell office:value-type="string" calcext:value-type="string">
            <text:p>2001-07-09</text:p>
          </table:table-cell>
          <table:table-cell office:value-type="float" office:value="-17.3487274797552" calcext:value-type="float">
            <text:p>-17.3487274797552</text:p>
          </table:table-cell>
          <table:table-cell office:value-type="float" office:value="27.224122748217" calcext:value-type="float">
            <text:p>27.224122748217</text:p>
          </table:table-cell>
          <table:table-cell office:value-type="float" office:value="-18.2277413940482" calcext:value-type="float">
            <text:p>-18.2277413940482</text:p>
          </table:table-cell>
          <table:table-cell office:value-type="float" office:value="-16.2377765312353" calcext:value-type="float">
            <text:p>-16.2377765312353</text:p>
          </table:table-cell>
        </table:table-row>
        <table:table-row table:style-name="ro1">
          <table:table-cell office:value-type="string" calcext:value-type="string">
            <text:p>2001-07-10</text:p>
          </table:table-cell>
          <table:table-cell office:value-type="float" office:value="-18.3226252047463" calcext:value-type="float">
            <text:p>-18.3226252047463</text:p>
          </table:table-cell>
          <table:table-cell office:value-type="float" office:value="26.6258670390259" calcext:value-type="float">
            <text:p>26.6258670390259</text:p>
          </table:table-cell>
          <table:table-cell office:value-type="float" office:value="-19.8882224661431" calcext:value-type="float">
            <text:p>-19.8882224661431</text:p>
          </table:table-cell>
          <table:table-cell office:value-type="float" office:value="-17.7345514252353" calcext:value-type="float">
            <text:p>-17.7345514252353</text:p>
          </table:table-cell>
        </table:table-row>
        <table:table-row table:style-name="ro1">
          <table:table-cell office:value-type="string" calcext:value-type="string">
            <text:p>2001-07-11</text:p>
          </table:table-cell>
          <table:table-cell office:value-type="float" office:value="-16.1611935658054" calcext:value-type="float">
            <text:p>-16.1611935658054</text:p>
          </table:table-cell>
          <table:table-cell office:value-type="float" office:value="27.0253267012618" calcext:value-type="float">
            <text:p>27.0253267012618</text:p>
          </table:table-cell>
          <table:table-cell office:value-type="float" office:value="-20.7330295116028" calcext:value-type="float">
            <text:p>-20.7330295116028</text:p>
          </table:table-cell>
          <table:table-cell office:value-type="float" office:value="-17.0195873778501" calcext:value-type="float">
            <text:p>-17.0195873778501</text:p>
          </table:table-cell>
        </table:table-row>
        <table:table-row table:style-name="ro1">
          <table:table-cell office:value-type="string" calcext:value-type="string">
            <text:p>2001-07-12</text:p>
          </table:table-cell>
          <table:table-cell office:value-type="float" office:value="-15.9666296488653" calcext:value-type="float">
            <text:p>-15.9666296488653</text:p>
          </table:table-cell>
          <table:table-cell office:value-type="float" office:value="26.783730539194" calcext:value-type="float">
            <text:p>26.783730539194</text:p>
          </table:table-cell>
          <table:table-cell office:value-type="float" office:value="-20.0861941961052" calcext:value-type="float">
            <text:p>-20.0861941961052</text:p>
          </table:table-cell>
          <table:table-cell office:value-type="float" office:value="-17.0031774427518" calcext:value-type="float">
            <text:p>-17.0031774427518</text:p>
          </table:table-cell>
        </table:table-row>
        <table:table-row table:style-name="ro1">
          <table:table-cell office:value-type="string" calcext:value-type="string">
            <text:p>2001-07-13</text:p>
          </table:table-cell>
          <table:table-cell office:value-type="float" office:value="-14.6644402672984" calcext:value-type="float">
            <text:p>-14.6644402672984</text:p>
          </table:table-cell>
          <table:table-cell office:value-type="float" office:value="27.4988778731538" calcext:value-type="float">
            <text:p>27.4988778731538</text:p>
          </table:table-cell>
          <table:table-cell office:value-type="float" office:value="-20.0437715558057" calcext:value-type="float">
            <text:p>-20.0437715558057</text:p>
          </table:table-cell>
          <table:table-cell office:value-type="float" office:value="-17.9943425970475" calcext:value-type="float">
            <text:p>-17.9943425970475</text:p>
          </table:table-cell>
        </table:table-row>
        <table:table-row table:style-name="ro1">
          <table:table-cell office:value-type="string" calcext:value-type="string">
            <text:p>2001-07-14</text:p>
          </table:table-cell>
          <table:table-cell office:value-type="float" office:value="-14.4727740221057" calcext:value-type="float">
            <text:p>-14.4727740221057</text:p>
          </table:table-cell>
          <table:table-cell office:value-type="float" office:value="27.4726835321498" calcext:value-type="float">
            <text:p>27.4726835321498</text:p>
          </table:table-cell>
          <table:table-cell office:value-type="float" office:value="-19.4948206939433" calcext:value-type="float">
            <text:p>-19.4948206939433</text:p>
          </table:table-cell>
          <table:table-cell office:value-type="float" office:value="-19.1944477405834" calcext:value-type="float">
            <text:p>-19.1944477405834</text:p>
          </table:table-cell>
        </table:table-row>
        <table:table-row table:style-name="ro1">
          <table:table-cell office:value-type="string" calcext:value-type="string">
            <text:p>2001-07-15</text:p>
          </table:table-cell>
          <table:table-cell office:value-type="float" office:value="-14.4107323823966" calcext:value-type="float">
            <text:p>-14.4107323823966</text:p>
          </table:table-cell>
          <table:table-cell office:value-type="float" office:value="26.7954065077084" calcext:value-type="float">
            <text:p>26.7954065077084</text:p>
          </table:table-cell>
          <table:table-cell office:value-type="float" office:value="-18.9969179078093" calcext:value-type="float">
            <text:p>-18.9969179078093</text:p>
          </table:table-cell>
          <table:table-cell office:value-type="float" office:value="-19.3700471159793" calcext:value-type="float">
            <text:p>-19.3700471159793</text:p>
          </table:table-cell>
        </table:table-row>
        <table:table-row table:style-name="ro1">
          <table:table-cell office:value-type="string" calcext:value-type="string">
            <text:p>2001-07-16</text:p>
          </table:table-cell>
          <table:table-cell office:value-type="float" office:value="-12.9892950499272" calcext:value-type="float">
            <text:p>-12.9892950499272</text:p>
          </table:table-cell>
          <table:table-cell office:value-type="float" office:value="25.5457444948157" calcext:value-type="float">
            <text:p>25.5457444948157</text:p>
          </table:table-cell>
          <table:table-cell office:value-type="float" office:value="-18.767728368592" calcext:value-type="float">
            <text:p>-18.767728368592</text:p>
          </table:table-cell>
          <table:table-cell office:value-type="float" office:value="-21.224460256834" calcext:value-type="float">
            <text:p>-21.224460256834</text:p>
          </table:table-cell>
        </table:table-row>
        <table:table-row table:style-name="ro1">
          <table:table-cell office:value-type="string" calcext:value-type="string">
            <text:p>2001-07-17</text:p>
          </table:table-cell>
          <table:table-cell office:value-type="float" office:value="-12.1504074396291" calcext:value-type="float">
            <text:p>-12.1504074396291</text:p>
          </table:table-cell>
          <table:table-cell office:value-type="float" office:value="26.3891589543906" calcext:value-type="float">
            <text:p>26.3891589543906</text:p>
          </table:table-cell>
          <table:table-cell office:value-type="float" office:value="-19.7774521363654" calcext:value-type="float">
            <text:p>-19.7774521363654</text:p>
          </table:table-cell>
          <table:table-cell office:value-type="float" office:value="-20.4291227125048" calcext:value-type="float">
            <text:p>-20.4291227125048</text:p>
          </table:table-cell>
        </table:table-row>
        <table:table-row table:style-name="ro1">
          <table:table-cell office:value-type="string" calcext:value-type="string">
            <text:p>2001-07-18</text:p>
          </table:table-cell>
          <table:table-cell office:value-type="float" office:value="-11.8372793622846" calcext:value-type="float">
            <text:p>-11.8372793622846</text:p>
          </table:table-cell>
          <table:table-cell office:value-type="float" office:value="27.0222998790779" calcext:value-type="float">
            <text:p>27.0222998790779</text:p>
          </table:table-cell>
          <table:table-cell office:value-type="float" office:value="-20.2046562589388" calcext:value-type="float">
            <text:p>-20.2046562589388</text:p>
          </table:table-cell>
          <table:table-cell office:value-type="float" office:value="-19.6466875714772" calcext:value-type="float">
            <text:p>-19.6466875714772</text:p>
          </table:table-cell>
        </table:table-row>
        <table:table-row table:style-name="ro1">
          <table:table-cell office:value-type="string" calcext:value-type="string">
            <text:p>2001-07-19</text:p>
          </table:table-cell>
          <table:table-cell office:value-type="float" office:value="-11.821809666929" calcext:value-type="float">
            <text:p>-11.821809666929</text:p>
          </table:table-cell>
          <table:table-cell office:value-type="float" office:value="25.7427613772796" calcext:value-type="float">
            <text:p>25.7427613772796</text:p>
          </table:table-cell>
          <table:table-cell office:value-type="float" office:value="-20.4367915710922" calcext:value-type="float">
            <text:p>-20.4367915710922</text:p>
          </table:table-cell>
          <table:table-cell office:value-type="float" office:value="-18.836012313991" calcext:value-type="float">
            <text:p>-18.836012313991</text:p>
          </table:table-cell>
        </table:table-row>
        <table:table-row table:style-name="ro1">
          <table:table-cell office:value-type="string" calcext:value-type="string">
            <text:p>2001-07-20</text:p>
          </table:table-cell>
          <table:table-cell office:value-type="float" office:value="-13.7747174625413" calcext:value-type="float">
            <text:p>-13.7747174625413</text:p>
          </table:table-cell>
          <table:table-cell office:value-type="float" office:value="26.4283828980632" calcext:value-type="float">
            <text:p>26.4283828980632</text:p>
          </table:table-cell>
          <table:table-cell office:value-type="float" office:value="-18.9251720788955" calcext:value-type="float">
            <text:p>-18.9251720788955</text:p>
          </table:table-cell>
          <table:table-cell office:value-type="float" office:value="-19.6205985028956" calcext:value-type="float">
            <text:p>-19.6205985028956</text:p>
          </table:table-cell>
        </table:table-row>
        <table:table-row table:style-name="ro1">
          <table:table-cell office:value-type="string" calcext:value-type="string">
            <text:p>2001-07-21</text:p>
          </table:table-cell>
          <table:table-cell office:value-type="float" office:value="-14.5877404352286" calcext:value-type="float">
            <text:p>-14.5877404352286</text:p>
          </table:table-cell>
          <table:table-cell office:value-type="float" office:value="26.0757539182661" calcext:value-type="float">
            <text:p>26.0757539182661</text:p>
          </table:table-cell>
          <table:table-cell office:value-type="float" office:value="-17.2117313550238" calcext:value-type="float">
            <text:p>-17.2117313550238</text:p>
          </table:table-cell>
          <table:table-cell office:value-type="float" office:value="-18.3403454794033" calcext:value-type="float">
            <text:p>-18.3403454794033</text:p>
          </table:table-cell>
        </table:table-row>
        <table:table-row table:style-name="ro1">
          <table:table-cell office:value-type="string" calcext:value-type="string">
            <text:p>2001-07-22</text:p>
          </table:table-cell>
          <table:table-cell office:value-type="float" office:value="-11.4608709297392" calcext:value-type="float">
            <text:p>-11.4608709297392</text:p>
          </table:table-cell>
          <table:table-cell office:value-type="float" office:value="26.4573045499917" calcext:value-type="float">
            <text:p>26.4573045499917</text:p>
          </table:table-cell>
          <table:table-cell office:value-type="float" office:value="-17.795747298657" calcext:value-type="float">
            <text:p>-17.795747298657</text:p>
          </table:table-cell>
          <table:table-cell office:value-type="float" office:value="-18.6993516307403" calcext:value-type="float">
            <text:p>-18.6993516307403</text:p>
          </table:table-cell>
        </table:table-row>
        <table:table-row table:style-name="ro1">
          <table:table-cell office:value-type="string" calcext:value-type="string">
            <text:p>2001-07-23</text:p>
          </table:table-cell>
          <table:table-cell office:value-type="float" office:value="-11.4696347519297" calcext:value-type="float">
            <text:p>-11.4696347519297</text:p>
          </table:table-cell>
          <table:table-cell office:value-type="float" office:value="29.1667929063016" calcext:value-type="float">
            <text:p>29.1667929063016</text:p>
          </table:table-cell>
          <table:table-cell office:value-type="float" office:value="-16.7853169113454" calcext:value-type="float">
            <text:p>-16.7853169113454</text:p>
          </table:table-cell>
          <table:table-cell office:value-type="float" office:value="-19.9338081239058" calcext:value-type="float">
            <text:p>-19.9338081239058</text:p>
          </table:table-cell>
        </table:table-row>
        <table:table-row table:style-name="ro1">
          <table:table-cell office:value-type="string" calcext:value-type="string">
            <text:p>2001-07-24</text:p>
          </table:table-cell>
          <table:table-cell office:value-type="float" office:value="-10.1071520297413" calcext:value-type="float">
            <text:p>-10.1071520297413</text:p>
          </table:table-cell>
          <table:table-cell office:value-type="float" office:value="31.2697256726103" calcext:value-type="float">
            <text:p>31.2697256726103</text:p>
          </table:table-cell>
          <table:table-cell office:value-type="float" office:value="-17.6539295437849" calcext:value-type="float">
            <text:p>-17.6539295437849</text:p>
          </table:table-cell>
          <table:table-cell office:value-type="float" office:value="-19.0954173689955" calcext:value-type="float">
            <text:p>-19.0954173689955</text:p>
          </table:table-cell>
        </table:table-row>
        <table:table-row table:style-name="ro1">
          <table:table-cell office:value-type="string" calcext:value-type="string">
            <text:p>2001-07-25</text:p>
          </table:table-cell>
          <table:table-cell office:value-type="float" office:value="-11.2745376183232" calcext:value-type="float">
            <text:p>-11.2745376183232</text:p>
          </table:table-cell>
          <table:table-cell office:value-type="float" office:value="30.9821885983641" calcext:value-type="float">
            <text:p>30.9821885983641</text:p>
          </table:table-cell>
          <table:table-cell office:value-type="float" office:value="-17.182004476131" calcext:value-type="float">
            <text:p>-17.182004476131</text:p>
          </table:table-cell>
          <table:table-cell office:value-type="float" office:value="-18.8964238686807" calcext:value-type="float">
            <text:p>-18.8964238686807</text:p>
          </table:table-cell>
        </table:table-row>
        <table:table-row table:style-name="ro1">
          <table:table-cell office:value-type="string" calcext:value-type="string">
            <text:p>2001-07-26</text:p>
          </table:table-cell>
          <table:table-cell office:value-type="float" office:value="-11.0634001522679" calcext:value-type="float">
            <text:p>-11.0634001522679</text:p>
          </table:table-cell>
          <table:table-cell office:value-type="float" office:value="29.9584276784208" calcext:value-type="float">
            <text:p>29.9584276784208</text:p>
          </table:table-cell>
          <table:table-cell office:value-type="float" office:value="-18.5719682138247" calcext:value-type="float">
            <text:p>-18.5719682138247</text:p>
          </table:table-cell>
          <table:table-cell office:value-type="float" office:value="-19.0219137395661" calcext:value-type="float">
            <text:p>-19.0219137395661</text:p>
          </table:table-cell>
        </table:table-row>
        <table:table-row table:style-name="ro1">
          <table:table-cell office:value-type="string" calcext:value-type="string">
            <text:p>2001-07-27</text:p>
          </table:table-cell>
          <table:table-cell office:value-type="float" office:value="-12.9507811624282" calcext:value-type="float">
            <text:p>-12.9507811624282</text:p>
          </table:table-cell>
          <table:table-cell office:value-type="float" office:value="30.6706009796308" calcext:value-type="float">
            <text:p>30.6706009796308</text:p>
          </table:table-cell>
          <table:table-cell office:value-type="float" office:value="-19.9566711422136" calcext:value-type="float">
            <text:p>-19.9566711422136</text:p>
          </table:table-cell>
          <table:table-cell office:value-type="float" office:value="-18.1277275493251" calcext:value-type="float">
            <text:p>-18.1277275493251</text:p>
          </table:table-cell>
        </table:table-row>
        <table:table-row table:style-name="ro1">
          <table:table-cell office:value-type="string" calcext:value-type="string">
            <text:p>2001-07-28</text:p>
          </table:table-cell>
          <table:table-cell office:value-type="float" office:value="-12.9253071790416" calcext:value-type="float">
            <text:p>-12.9253071790416</text:p>
          </table:table-cell>
          <table:table-cell office:value-type="float" office:value="31.1492788415656" calcext:value-type="float">
            <text:p>31.1492788415656</text:p>
          </table:table-cell>
          <table:table-cell office:value-type="float" office:value="-20.9128282680244" calcext:value-type="float">
            <text:p>-20.9128282680244</text:p>
          </table:table-cell>
          <table:table-cell office:value-type="float" office:value="-18.0515379156997" calcext:value-type="float">
            <text:p>-18.0515379156997</text:p>
          </table:table-cell>
        </table:table-row>
        <table:table-row table:style-name="ro1">
          <table:table-cell office:value-type="string" calcext:value-type="string">
            <text:p>2001-07-29</text:p>
          </table:table-cell>
          <table:table-cell office:value-type="float" office:value="-13.8577277228777" calcext:value-type="float">
            <text:p>-13.8577277228777</text:p>
          </table:table-cell>
          <table:table-cell office:value-type="float" office:value="30.6370665750823" calcext:value-type="float">
            <text:p>30.6370665750823</text:p>
          </table:table-cell>
          <table:table-cell office:value-type="float" office:value="-20.0263238111566" calcext:value-type="float">
            <text:p>-20.0263238111566</text:p>
          </table:table-cell>
          <table:table-cell office:value-type="float" office:value="-20.2865312942534" calcext:value-type="float">
            <text:p>-20.2865312942534</text:p>
          </table:table-cell>
        </table:table-row>
        <table:table-row table:style-name="ro1">
          <table:table-cell office:value-type="string" calcext:value-type="string">
            <text:p>2001-07-30</text:p>
          </table:table-cell>
          <table:table-cell office:value-type="float" office:value="-13.8356841953881" calcext:value-type="float">
            <text:p>-13.8356841953881</text:p>
          </table:table-cell>
          <table:table-cell office:value-type="float" office:value="29.7410953255497" calcext:value-type="float">
            <text:p>29.7410953255497</text:p>
          </table:table-cell>
          <table:table-cell office:value-type="float" office:value="-19.412500676779" calcext:value-type="float">
            <text:p>-19.412500676779</text:p>
          </table:table-cell>
          <table:table-cell office:value-type="float" office:value="-17.7633108654141" calcext:value-type="float">
            <text:p>-17.7633108654141</text:p>
          </table:table-cell>
        </table:table-row>
        <table:table-row table:style-name="ro1">
          <table:table-cell office:value-type="string" calcext:value-type="string">
            <text:p>2001-07-31</text:p>
          </table:table-cell>
          <table:table-cell office:value-type="float" office:value="-14.0473221230504" calcext:value-type="float">
            <text:p>-14.0473221230504</text:p>
          </table:table-cell>
          <table:table-cell office:value-type="float" office:value="29.9902566119589" calcext:value-type="float">
            <text:p>29.9902566119589</text:p>
          </table:table-cell>
          <table:table-cell office:value-type="float" office:value="-20.2122560268759" calcext:value-type="float">
            <text:p>-20.2122560268759</text:p>
          </table:table-cell>
          <table:table-cell office:value-type="float" office:value="-17.3553635321359" calcext:value-type="float">
            <text:p>-17.3553635321359</text:p>
          </table:table-cell>
        </table:table-row>
        <table:table-row table:style-name="ro1">
          <table:table-cell office:value-type="string" calcext:value-type="string">
            <text:p>2001-08-01</text:p>
          </table:table-cell>
          <table:table-cell office:value-type="float" office:value="-14.0453611572622" calcext:value-type="float">
            <text:p>-14.0453611572622</text:p>
          </table:table-cell>
          <table:table-cell office:value-type="float" office:value="28.7760197157159" calcext:value-type="float">
            <text:p>28.7760197157159</text:p>
          </table:table-cell>
          <table:table-cell office:value-type="float" office:value="-19.5972346173627" calcext:value-type="float">
            <text:p>-19.5972346173627</text:p>
          </table:table-cell>
          <table:table-cell office:value-type="float" office:value="-16.3507008201069" calcext:value-type="float">
            <text:p>-16.3507008201069</text:p>
          </table:table-cell>
        </table:table-row>
        <table:table-row table:style-name="ro1">
          <table:table-cell office:value-type="string" calcext:value-type="string">
            <text:p>2001-08-02</text:p>
          </table:table-cell>
          <table:table-cell office:value-type="float" office:value="-12.6236494119553" calcext:value-type="float">
            <text:p>-12.6236494119553</text:p>
          </table:table-cell>
          <table:table-cell office:value-type="float" office:value="26.903097442472" calcext:value-type="float">
            <text:p>26.903097442472</text:p>
          </table:table-cell>
          <table:table-cell office:value-type="float" office:value="-18.4469321072443" calcext:value-type="float">
            <text:p>-18.4469321072443</text:p>
          </table:table-cell>
          <table:table-cell office:value-type="float" office:value="-17.01607785363" calcext:value-type="float">
            <text:p>-17.01607785363</text:p>
          </table:table-cell>
        </table:table-row>
        <table:table-row table:style-name="ro1">
          <table:table-cell office:value-type="string" calcext:value-type="string">
            <text:p>2001-08-03</text:p>
          </table:table-cell>
          <table:table-cell office:value-type="float" office:value="-13.9894261263306" calcext:value-type="float">
            <text:p>-13.9894261263306</text:p>
          </table:table-cell>
          <table:table-cell office:value-type="float" office:value="26.2435816298246" calcext:value-type="float">
            <text:p>26.2435816298246</text:p>
          </table:table-cell>
          <table:table-cell office:value-type="float" office:value="-17.9684025195322" calcext:value-type="float">
            <text:p>-17.9684025195322</text:p>
          </table:table-cell>
          <table:table-cell office:value-type="float" office:value="-18.0433631036443" calcext:value-type="float">
            <text:p>-18.0433631036443</text:p>
          </table:table-cell>
        </table:table-row>
        <table:table-row table:style-name="ro1">
          <table:table-cell office:value-type="string" calcext:value-type="string">
            <text:p>2001-08-04</text:p>
          </table:table-cell>
          <table:table-cell office:value-type="float" office:value="-14.4999769898925" calcext:value-type="float">
            <text:p>-14.4999769898925</text:p>
          </table:table-cell>
          <table:table-cell office:value-type="float" office:value="26.6581878645871" calcext:value-type="float">
            <text:p>26.6581878645871</text:p>
          </table:table-cell>
          <table:table-cell office:value-type="float" office:value="-17.7215473563065" calcext:value-type="float">
            <text:p>-17.7215473563065</text:p>
          </table:table-cell>
          <table:table-cell office:value-type="float" office:value="-17.7051870667933" calcext:value-type="float">
            <text:p>-17.7051870667933</text:p>
          </table:table-cell>
        </table:table-row>
        <table:table-row table:style-name="ro1">
          <table:table-cell office:value-type="string" calcext:value-type="string">
            <text:p>2001-08-05</text:p>
          </table:table-cell>
          <table:table-cell office:value-type="float" office:value="-13.932006631655" calcext:value-type="float">
            <text:p>-13.932006631655</text:p>
          </table:table-cell>
          <table:table-cell office:value-type="float" office:value="24.1041545043544" calcext:value-type="float">
            <text:p>24.1041545043544</text:p>
          </table:table-cell>
          <table:table-cell office:value-type="float" office:value="-18.8613853418567" calcext:value-type="float">
            <text:p>-18.8613853418567</text:p>
          </table:table-cell>
          <table:table-cell office:value-type="float" office:value="-17.0198083099841" calcext:value-type="float">
            <text:p>-17.0198083099841</text:p>
          </table:table-cell>
        </table:table-row>
        <table:table-row table:style-name="ro1">
          <table:table-cell office:value-type="string" calcext:value-type="string">
            <text:p>2001-08-06</text:p>
          </table:table-cell>
          <table:table-cell office:value-type="float" office:value="-15.1507781289346" calcext:value-type="float">
            <text:p>-15.1507781289346</text:p>
          </table:table-cell>
          <table:table-cell office:value-type="float" office:value="23.2316659847663" calcext:value-type="float">
            <text:p>23.2316659847663</text:p>
          </table:table-cell>
          <table:table-cell office:value-type="float" office:value="-19.8838995731194" calcext:value-type="float">
            <text:p>-19.8838995731194</text:p>
          </table:table-cell>
          <table:table-cell office:value-type="float" office:value="-17.5642493445186" calcext:value-type="float">
            <text:p>-17.5642493445186</text:p>
          </table:table-cell>
        </table:table-row>
        <table:table-row table:style-name="ro1">
          <table:table-cell office:value-type="string" calcext:value-type="string">
            <text:p>2001-08-07</text:p>
          </table:table-cell>
          <table:table-cell office:value-type="float" office:value="-14.7998062014727" calcext:value-type="float">
            <text:p>-14.7998062014727</text:p>
          </table:table-cell>
          <table:table-cell office:value-type="float" office:value="22.2027574289301" calcext:value-type="float">
            <text:p>22.2027574289301</text:p>
          </table:table-cell>
          <table:table-cell office:value-type="float" office:value="-19.0217051197338" calcext:value-type="float">
            <text:p>-19.0217051197338</text:p>
          </table:table-cell>
          <table:table-cell office:value-type="float" office:value="-16.2884868848711" calcext:value-type="float">
            <text:p>-16.2884868848711</text:p>
          </table:table-cell>
        </table:table-row>
        <table:table-row table:style-name="ro1">
          <table:table-cell office:value-type="string" calcext:value-type="string">
            <text:p>2001-08-08</text:p>
          </table:table-cell>
          <table:table-cell office:value-type="float" office:value="-15.7259613582559" calcext:value-type="float">
            <text:p>-15.7259613582559</text:p>
          </table:table-cell>
          <table:table-cell office:value-type="float" office:value="21.8256707871596" calcext:value-type="float">
            <text:p>21.8256707871596</text:p>
          </table:table-cell>
          <table:table-cell office:value-type="float" office:value="-18.7325103753324" calcext:value-type="float">
            <text:p>-18.7325103753324</text:p>
          </table:table-cell>
          <table:table-cell office:value-type="float" office:value="-15.3794933285663" calcext:value-type="float">
            <text:p>-15.3794933285663</text:p>
          </table:table-cell>
        </table:table-row>
        <table:table-row table:style-name="ro1">
          <table:table-cell office:value-type="string" calcext:value-type="string">
            <text:p>2001-08-09</text:p>
          </table:table-cell>
          <table:table-cell office:value-type="float" office:value="-14.8420259014829" calcext:value-type="float">
            <text:p>-14.8420259014829</text:p>
          </table:table-cell>
          <table:table-cell office:value-type="float" office:value="21.8111136032734" calcext:value-type="float">
            <text:p>21.8111136032734</text:p>
          </table:table-cell>
          <table:table-cell office:value-type="float" office:value="-19.4716338781662" calcext:value-type="float">
            <text:p>-19.4716338781662</text:p>
          </table:table-cell>
          <table:table-cell office:value-type="float" office:value="-14.2553016625613" calcext:value-type="float">
            <text:p>-14.2553016625613</text:p>
          </table:table-cell>
        </table:table-row>
        <table:table-row table:style-name="ro1">
          <table:table-cell office:value-type="string" calcext:value-type="string">
            <text:p>2001-08-10</text:p>
          </table:table-cell>
          <table:table-cell office:value-type="float" office:value="-14.8381465270672" calcext:value-type="float">
            <text:p>-14.8381465270672</text:p>
          </table:table-cell>
          <table:table-cell office:value-type="float" office:value="21.4567785384212" calcext:value-type="float">
            <text:p>21.4567785384212</text:p>
          </table:table-cell>
          <table:table-cell office:value-type="float" office:value="-19.1224403483785" calcext:value-type="float">
            <text:p>-19.1224403483785</text:p>
          </table:table-cell>
          <table:table-cell office:value-type="float" office:value="-14.8407592069685" calcext:value-type="float">
            <text:p>-14.8407592069685</text:p>
          </table:table-cell>
        </table:table-row>
        <table:table-row table:style-name="ro1">
          <table:table-cell office:value-type="string" calcext:value-type="string">
            <text:p>2001-08-11</text:p>
          </table:table-cell>
          <table:table-cell office:value-type="float" office:value="-15.0235944380632" calcext:value-type="float">
            <text:p>-15.0235944380632</text:p>
          </table:table-cell>
          <table:table-cell office:value-type="float" office:value="23.8315155952284" calcext:value-type="float">
            <text:p>23.8315155952284</text:p>
          </table:table-cell>
          <table:table-cell office:value-type="float" office:value="-18.2094370047672" calcext:value-type="float">
            <text:p>-18.2094370047672</text:p>
          </table:table-cell>
          <table:table-cell office:value-type="float" office:value="-16.1193914553575" calcext:value-type="float">
            <text:p>-16.1193914553575</text:p>
          </table:table-cell>
        </table:table-row>
        <table:table-row table:style-name="ro1">
          <table:table-cell office:value-type="string" calcext:value-type="string">
            <text:p>2001-08-12</text:p>
          </table:table-cell>
          <table:table-cell office:value-type="float" office:value="-15.1395099820124" calcext:value-type="float">
            <text:p>-15.1395099820124</text:p>
          </table:table-cell>
          <table:table-cell office:value-type="float" office:value="23.8997675941171" calcext:value-type="float">
            <text:p>23.8997675941171</text:p>
          </table:table-cell>
          <table:table-cell office:value-type="float" office:value="-18.9109117069303" calcext:value-type="float">
            <text:p>-18.9109117069303</text:p>
          </table:table-cell>
          <table:table-cell office:value-type="float" office:value="-14.496494399186" calcext:value-type="float">
            <text:p>-14.496494399186</text:p>
          </table:table-cell>
        </table:table-row>
        <table:table-row table:style-name="ro1">
          <table:table-cell office:value-type="string" calcext:value-type="string">
            <text:p>2001-08-13</text:p>
          </table:table-cell>
          <table:table-cell office:value-type="float" office:value="-16.9335740704713" calcext:value-type="float">
            <text:p>-16.9335740704713</text:p>
          </table:table-cell>
          <table:table-cell office:value-type="float" office:value="23.7109063823901" calcext:value-type="float">
            <text:p>23.7109063823901</text:p>
          </table:table-cell>
          <table:table-cell office:value-type="float" office:value="-18.2326562958045" calcext:value-type="float">
            <text:p>-18.2326562958045</text:p>
          </table:table-cell>
          <table:table-cell office:value-type="float" office:value="-16.4676647530003" calcext:value-type="float">
            <text:p>-16.4676647530003</text:p>
          </table:table-cell>
        </table:table-row>
        <table:table-row table:style-name="ro1">
          <table:table-cell office:value-type="string" calcext:value-type="string">
            <text:p>2001-08-14</text:p>
          </table:table-cell>
          <table:table-cell office:value-type="float" office:value="-17.4522964437258" calcext:value-type="float">
            <text:p>-17.4522964437258</text:p>
          </table:table-cell>
          <table:table-cell office:value-type="float" office:value="23.7787149916888" calcext:value-type="float">
            <text:p>23.7787149916888</text:p>
          </table:table-cell>
          <table:table-cell office:value-type="float" office:value="-17.7905682336974" calcext:value-type="float">
            <text:p>-17.7905682336974</text:p>
          </table:table-cell>
          <table:table-cell office:value-type="float" office:value="-16.000962714166" calcext:value-type="float">
            <text:p>-16.000962714166</text:p>
          </table:table-cell>
        </table:table-row>
        <table:table-row table:style-name="ro1">
          <table:table-cell office:value-type="string" calcext:value-type="string">
            <text:p>2001-08-15</text:p>
          </table:table-cell>
          <table:table-cell office:value-type="float" office:value="-15.8931038819222" calcext:value-type="float">
            <text:p>-15.8931038819222</text:p>
          </table:table-cell>
          <table:table-cell office:value-type="float" office:value="24.4481131074107" calcext:value-type="float">
            <text:p>24.4481131074107</text:p>
          </table:table-cell>
          <table:table-cell office:value-type="float" office:value="-19.9552116479307" calcext:value-type="float">
            <text:p>-19.9552116479307</text:p>
          </table:table-cell>
          <table:table-cell office:value-type="float" office:value="-14.7159960786025" calcext:value-type="float">
            <text:p>-14.7159960786025</text:p>
          </table:table-cell>
        </table:table-row>
        <table:table-row table:style-name="ro1">
          <table:table-cell office:value-type="string" calcext:value-type="string">
            <text:p>2001-08-16</text:p>
          </table:table-cell>
          <table:table-cell office:value-type="float" office:value="-15.1613372411305" calcext:value-type="float">
            <text:p>-15.1613372411305</text:p>
          </table:table-cell>
          <table:table-cell office:value-type="float" office:value="24.0062332138545" calcext:value-type="float">
            <text:p>24.0062332138545</text:p>
          </table:table-cell>
          <table:table-cell office:value-type="float" office:value="-20.4528611486123" calcext:value-type="float">
            <text:p>-20.4528611486123</text:p>
          </table:table-cell>
          <table:table-cell office:value-type="float" office:value="-14.0107881428253" calcext:value-type="float">
            <text:p>-14.0107881428253</text:p>
          </table:table-cell>
        </table:table-row>
        <table:table-row table:style-name="ro1">
          <table:table-cell office:value-type="string" calcext:value-type="string">
            <text:p>2001-08-17</text:p>
          </table:table-cell>
          <table:table-cell office:value-type="float" office:value="-16.3201735589597" calcext:value-type="float">
            <text:p>-16.3201735589597</text:p>
          </table:table-cell>
          <table:table-cell office:value-type="float" office:value="24.5061886850022" calcext:value-type="float">
            <text:p>24.5061886850022</text:p>
          </table:table-cell>
          <table:table-cell office:value-type="float" office:value="-20.0460635809485" calcext:value-type="float">
            <text:p>-20.0460635809485</text:p>
          </table:table-cell>
          <table:table-cell office:value-type="float" office:value="-13.5752499978206" calcext:value-type="float">
            <text:p>-13.5752499978206</text:p>
          </table:table-cell>
        </table:table-row>
        <table:table-row table:style-name="ro1">
          <table:table-cell office:value-type="string" calcext:value-type="string">
            <text:p>2001-08-18</text:p>
          </table:table-cell>
          <table:table-cell office:value-type="float" office:value="-16.1254071560473" calcext:value-type="float">
            <text:p>-16.1254071560473</text:p>
          </table:table-cell>
          <table:table-cell office:value-type="float" office:value="25.0657575197635" calcext:value-type="float">
            <text:p>25.0657575197635</text:p>
          </table:table-cell>
          <table:table-cell office:value-type="float" office:value="-20.4830558758508" calcext:value-type="float">
            <text:p>-20.4830558758508</text:p>
          </table:table-cell>
          <table:table-cell office:value-type="float" office:value="-14.1514237727308" calcext:value-type="float">
            <text:p>-14.1514237727308</text:p>
          </table:table-cell>
        </table:table-row>
        <table:table-row table:style-name="ro1">
          <table:table-cell office:value-type="string" calcext:value-type="string">
            <text:p>2001-08-19</text:p>
          </table:table-cell>
          <table:table-cell office:value-type="float" office:value="-15.8199829294207" calcext:value-type="float">
            <text:p>-15.8199829294207</text:p>
          </table:table-cell>
          <table:table-cell office:value-type="float" office:value="24.9899733003346" calcext:value-type="float">
            <text:p>24.9899733003346</text:p>
          </table:table-cell>
          <table:table-cell office:value-type="float" office:value="-20.966713816906" calcext:value-type="float">
            <text:p>-20.966713816906</text:p>
          </table:table-cell>
          <table:table-cell office:value-type="float" office:value="-14.32233133152" calcext:value-type="float">
            <text:p>-14.32233133152</text:p>
          </table:table-cell>
        </table:table-row>
        <table:table-row table:style-name="ro1">
          <table:table-cell office:value-type="string" calcext:value-type="string">
            <text:p>2001-08-20</text:p>
          </table:table-cell>
          <table:table-cell office:value-type="float" office:value="-15.4792436615988" calcext:value-type="float">
            <text:p>-15.4792436615988</text:p>
          </table:table-cell>
          <table:table-cell office:value-type="float" office:value="27.0317790811306" calcext:value-type="float">
            <text:p>27.0317790811306</text:p>
          </table:table-cell>
          <table:table-cell office:value-type="float" office:value="-22.2376676403693" calcext:value-type="float">
            <text:p>-22.2376676403693</text:p>
          </table:table-cell>
          <table:table-cell office:value-type="float" office:value="-13.5038728551707" calcext:value-type="float">
            <text:p>-13.5038728551707</text:p>
          </table:table-cell>
        </table:table-row>
        <table:table-row table:style-name="ro1">
          <table:table-cell office:value-type="string" calcext:value-type="string">
            <text:p>2001-08-21</text:p>
          </table:table-cell>
          <table:table-cell office:value-type="float" office:value="-14.9583010110487" calcext:value-type="float">
            <text:p>-14.9583010110487</text:p>
          </table:table-cell>
          <table:table-cell office:value-type="float" office:value="28.1902576490386" calcext:value-type="float">
            <text:p>28.1902576490386</text:p>
          </table:table-cell>
          <table:table-cell office:value-type="float" office:value="-21.9691451962389" calcext:value-type="float">
            <text:p>-21.9691451962389</text:p>
          </table:table-cell>
          <table:table-cell office:value-type="float" office:value="-14.2709218105301" calcext:value-type="float">
            <text:p>-14.2709218105301</text:p>
          </table:table-cell>
        </table:table-row>
        <table:table-row table:style-name="ro1">
          <table:table-cell office:value-type="string" calcext:value-type="string">
            <text:p>2001-08-22</text:p>
          </table:table-cell>
          <table:table-cell office:value-type="float" office:value="-14.0220528792099" calcext:value-type="float">
            <text:p>-14.0220528792099</text:p>
          </table:table-cell>
          <table:table-cell office:value-type="float" office:value="26.8727860343476" calcext:value-type="float">
            <text:p>26.8727860343476</text:p>
          </table:table-cell>
          <table:table-cell office:value-type="float" office:value="-21.6803385917365" calcext:value-type="float">
            <text:p>-21.6803385917365</text:p>
          </table:table-cell>
          <table:table-cell office:value-type="float" office:value="-15.1373469129148" calcext:value-type="float">
            <text:p>-15.1373469129148</text:p>
          </table:table-cell>
        </table:table-row>
        <table:table-row table:style-name="ro1">
          <table:table-cell office:value-type="string" calcext:value-type="string">
            <text:p>2001-08-23</text:p>
          </table:table-cell>
          <table:table-cell office:value-type="float" office:value="-14.6626963576779" calcext:value-type="float">
            <text:p>-14.6626963576779</text:p>
          </table:table-cell>
          <table:table-cell office:value-type="float" office:value="26.3561819719774" calcext:value-type="float">
            <text:p>26.3561819719774</text:p>
          </table:table-cell>
          <table:table-cell office:value-type="float" office:value="-22.238450942193" calcext:value-type="float">
            <text:p>-22.238450942193</text:p>
          </table:table-cell>
          <table:table-cell office:value-type="float" office:value="-12.9584783169967" calcext:value-type="float">
            <text:p>-12.9584783169967</text:p>
          </table:table-cell>
        </table:table-row>
        <table:table-row table:style-name="ro1">
          <table:table-cell office:value-type="string" calcext:value-type="string">
            <text:p>2001-08-24</text:p>
          </table:table-cell>
          <table:table-cell office:value-type="float" office:value="-14.7973363495063" calcext:value-type="float">
            <text:p>-14.7973363495063</text:p>
          </table:table-cell>
          <table:table-cell office:value-type="float" office:value="24.9029636801746" calcext:value-type="float">
            <text:p>24.9029636801746</text:p>
          </table:table-cell>
          <table:table-cell office:value-type="float" office:value="-20.9802470033505" calcext:value-type="float">
            <text:p>-20.9802470033505</text:p>
          </table:table-cell>
          <table:table-cell office:value-type="float" office:value="-13.7517354289044" calcext:value-type="float">
            <text:p>-13.7517354289044</text:p>
          </table:table-cell>
        </table:table-row>
        <table:table-row table:style-name="ro1">
          <table:table-cell office:value-type="string" calcext:value-type="string">
            <text:p>2001-08-25</text:p>
          </table:table-cell>
          <table:table-cell office:value-type="float" office:value="-14.0664700043719" calcext:value-type="float">
            <text:p>-14.0664700043719</text:p>
          </table:table-cell>
          <table:table-cell office:value-type="float" office:value="24.6895801397533" calcext:value-type="float">
            <text:p>24.6895801397533</text:p>
          </table:table-cell>
          <table:table-cell office:value-type="float" office:value="-20.4780879481956" calcext:value-type="float">
            <text:p>-20.4780879481956</text:p>
          </table:table-cell>
          <table:table-cell office:value-type="float" office:value="-12.0477881105409" calcext:value-type="float">
            <text:p>-12.0477881105409</text:p>
          </table:table-cell>
        </table:table-row>
        <table:table-row table:style-name="ro1">
          <table:table-cell office:value-type="string" calcext:value-type="string">
            <text:p>2001-08-26</text:p>
          </table:table-cell>
          <table:table-cell office:value-type="float" office:value="-13.2290384571489" calcext:value-type="float">
            <text:p>-13.2290384571489</text:p>
          </table:table-cell>
          <table:table-cell office:value-type="float" office:value="23.8152052743483" calcext:value-type="float">
            <text:p>23.8152052743483</text:p>
          </table:table-cell>
          <table:table-cell office:value-type="float" office:value="-21.2346893439424" calcext:value-type="float">
            <text:p>-21.2346893439424</text:p>
          </table:table-cell>
          <table:table-cell office:value-type="float" office:value="-11.3357837729298" calcext:value-type="float">
            <text:p>-11.3357837729298</text:p>
          </table:table-cell>
        </table:table-row>
        <table:table-row table:style-name="ro1">
          <table:table-cell office:value-type="string" calcext:value-type="string">
            <text:p>2001-08-27</text:p>
          </table:table-cell>
          <table:table-cell office:value-type="float" office:value="-12.5491709275406" calcext:value-type="float">
            <text:p>-12.5491709275406</text:p>
          </table:table-cell>
          <table:table-cell office:value-type="float" office:value="22.8141646129242" calcext:value-type="float">
            <text:p>22.8141646129242</text:p>
          </table:table-cell>
          <table:table-cell office:value-type="float" office:value="-20.768311847873" calcext:value-type="float">
            <text:p>-20.768311847873</text:p>
          </table:table-cell>
          <table:table-cell office:value-type="float" office:value="-12.5536184980832" calcext:value-type="float">
            <text:p>-12.5536184980832</text:p>
          </table:table-cell>
        </table:table-row>
        <table:table-row table:style-name="ro1">
          <table:table-cell office:value-type="string" calcext:value-type="string">
            <text:p>2001-08-28</text:p>
          </table:table-cell>
          <table:table-cell office:value-type="float" office:value="-13.7271156711005" calcext:value-type="float">
            <text:p>-13.7271156711005</text:p>
          </table:table-cell>
          <table:table-cell office:value-type="float" office:value="22.6555587940286" calcext:value-type="float">
            <text:p>22.6555587940286</text:p>
          </table:table-cell>
          <table:table-cell office:value-type="float" office:value="-19.6286987979707" calcext:value-type="float">
            <text:p>-19.6286987979707</text:p>
          </table:table-cell>
          <table:table-cell office:value-type="float" office:value="-13.6712194650182" calcext:value-type="float">
            <text:p>-13.6712194650182</text:p>
          </table:table-cell>
        </table:table-row>
        <table:table-row table:style-name="ro1">
          <table:table-cell office:value-type="string" calcext:value-type="string">
            <text:p>2001-08-29</text:p>
          </table:table-cell>
          <table:table-cell office:value-type="float" office:value="-12.4168836261109" calcext:value-type="float">
            <text:p>-12.4168836261109</text:p>
          </table:table-cell>
          <table:table-cell office:value-type="float" office:value="22.02360404307" calcext:value-type="float">
            <text:p>22.02360404307</text:p>
          </table:table-cell>
          <table:table-cell office:value-type="float" office:value="-19.2520891913105" calcext:value-type="float">
            <text:p>-19.2520891913105</text:p>
          </table:table-cell>
          <table:table-cell office:value-type="float" office:value="-14.7023302762137" calcext:value-type="float">
            <text:p>-14.7023302762137</text:p>
          </table:table-cell>
        </table:table-row>
        <table:table-row table:style-name="ro1">
          <table:table-cell office:value-type="string" calcext:value-type="string">
            <text:p>2001-08-30</text:p>
          </table:table-cell>
          <table:table-cell office:value-type="float" office:value="-14.108451968789" calcext:value-type="float">
            <text:p>-14.108451968789</text:p>
          </table:table-cell>
          <table:table-cell office:value-type="float" office:value="21.8084664246827" calcext:value-type="float">
            <text:p>21.8084664246827</text:p>
          </table:table-cell>
          <table:table-cell office:value-type="float" office:value="-18.7014129487634" calcext:value-type="float">
            <text:p>-18.7014129487634</text:p>
          </table:table-cell>
          <table:table-cell office:value-type="float" office:value="-16.0066076941535" calcext:value-type="float">
            <text:p>-16.0066076941535</text:p>
          </table:table-cell>
        </table:table-row>
        <table:table-row table:style-name="ro1">
          <table:table-cell office:value-type="string" calcext:value-type="string">
            <text:p>2001-08-31</text:p>
          </table:table-cell>
          <table:table-cell office:value-type="float" office:value="-12.928405108759" calcext:value-type="float">
            <text:p>-12.928405108759</text:p>
          </table:table-cell>
          <table:table-cell office:value-type="float" office:value="21.5246226522666" calcext:value-type="float">
            <text:p>21.5246226522666</text:p>
          </table:table-cell>
          <table:table-cell office:value-type="float" office:value="-18.2584829006643" calcext:value-type="float">
            <text:p>-18.2584829006643</text:p>
          </table:table-cell>
          <table:table-cell office:value-type="float" office:value="-16.2572600459369" calcext:value-type="float">
            <text:p>-16.2572600459369</text:p>
          </table:table-cell>
        </table:table-row>
        <table:table-row table:style-name="ro1">
          <table:table-cell office:value-type="string" calcext:value-type="string">
            <text:p>2001-09-01</text:p>
          </table:table-cell>
          <table:table-cell office:value-type="float" office:value="-12.568814103205" calcext:value-type="float">
            <text:p>-12.568814103205</text:p>
          </table:table-cell>
          <table:table-cell office:value-type="float" office:value="21.0509335243959" calcext:value-type="float">
            <text:p>21.0509335243959</text:p>
          </table:table-cell>
          <table:table-cell office:value-type="float" office:value="-16.3624292884805" calcext:value-type="float">
            <text:p>-16.3624292884805</text:p>
          </table:table-cell>
          <table:table-cell office:value-type="float" office:value="-14.990349588516" calcext:value-type="float">
            <text:p>-14.990349588516</text:p>
          </table:table-cell>
        </table:table-row>
        <table:table-row table:style-name="ro1">
          <table:table-cell office:value-type="string" calcext:value-type="string">
            <text:p>2001-09-02</text:p>
          </table:table-cell>
          <table:table-cell office:value-type="float" office:value="-13.2123813668471" calcext:value-type="float">
            <text:p>-13.2123813668471</text:p>
          </table:table-cell>
          <table:table-cell office:value-type="float" office:value="21.5452669912064" calcext:value-type="float">
            <text:p>21.5452669912064</text:p>
          </table:table-cell>
          <table:table-cell office:value-type="float" office:value="-15.7591110849103" calcext:value-type="float">
            <text:p>-15.7591110849103</text:p>
          </table:table-cell>
          <table:table-cell office:value-type="float" office:value="-14.829478000852" calcext:value-type="float">
            <text:p>-14.829478000852</text:p>
          </table:table-cell>
        </table:table-row>
        <table:table-row table:style-name="ro1">
          <table:table-cell office:value-type="string" calcext:value-type="string">
            <text:p>2001-09-03</text:p>
          </table:table-cell>
          <table:table-cell office:value-type="float" office:value="-13.8162569976089" calcext:value-type="float">
            <text:p>-13.8162569976089</text:p>
          </table:table-cell>
          <table:table-cell office:value-type="float" office:value="21.0751031137688" calcext:value-type="float">
            <text:p>21.0751031137688</text:p>
          </table:table-cell>
          <table:table-cell office:value-type="float" office:value="-15.927805392068" calcext:value-type="float">
            <text:p>-15.927805392068</text:p>
          </table:table-cell>
          <table:table-cell office:value-type="float" office:value="-16.0487399522671" calcext:value-type="float">
            <text:p>-16.0487399522671</text:p>
          </table:table-cell>
        </table:table-row>
        <table:table-row table:style-name="ro1">
          <table:table-cell office:value-type="string" calcext:value-type="string">
            <text:p>2001-09-04</text:p>
          </table:table-cell>
          <table:table-cell office:value-type="float" office:value="-13.3511817705586" calcext:value-type="float">
            <text:p>-13.3511817705586</text:p>
          </table:table-cell>
          <table:table-cell office:value-type="float" office:value="22.6893835682687" calcext:value-type="float">
            <text:p>22.6893835682687</text:p>
          </table:table-cell>
          <table:table-cell office:value-type="float" office:value="-17.4336159122087" calcext:value-type="float">
            <text:p>-17.4336159122087</text:p>
          </table:table-cell>
          <table:table-cell office:value-type="float" office:value="-16.2305256871605" calcext:value-type="float">
            <text:p>-16.2305256871605</text:p>
          </table:table-cell>
        </table:table-row>
        <table:table-row table:style-name="ro1">
          <table:table-cell office:value-type="string" calcext:value-type="string">
            <text:p>2001-09-05</text:p>
          </table:table-cell>
          <table:table-cell office:value-type="float" office:value="-13.4433668437038" calcext:value-type="float">
            <text:p>-13.4433668437038</text:p>
          </table:table-cell>
          <table:table-cell office:value-type="float" office:value="24.0706050342815" calcext:value-type="float">
            <text:p>24.0706050342815</text:p>
          </table:table-cell>
          <table:table-cell office:value-type="float" office:value="-17.5422294272537" calcext:value-type="float">
            <text:p>-17.5422294272537</text:p>
          </table:table-cell>
          <table:table-cell office:value-type="float" office:value="-15.1353962193497" calcext:value-type="float">
            <text:p>-15.1353962193497</text:p>
          </table:table-cell>
        </table:table-row>
        <table:table-row table:style-name="ro1">
          <table:table-cell office:value-type="string" calcext:value-type="string">
            <text:p>2001-09-06</text:p>
          </table:table-cell>
          <table:table-cell office:value-type="float" office:value="-12.54185447162" calcext:value-type="float">
            <text:p>-12.54185447162</text:p>
          </table:table-cell>
          <table:table-cell office:value-type="float" office:value="27.0297585191487" calcext:value-type="float">
            <text:p>27.0297585191487</text:p>
          </table:table-cell>
          <table:table-cell office:value-type="float" office:value="-17.1855001621474" calcext:value-type="float">
            <text:p>-17.1855001621474</text:p>
          </table:table-cell>
          <table:table-cell office:value-type="float" office:value="-16.5083752010085" calcext:value-type="float">
            <text:p>-16.5083752010085</text:p>
          </table:table-cell>
        </table:table-row>
        <table:table-row table:style-name="ro1">
          <table:table-cell office:value-type="string" calcext:value-type="string">
            <text:p>2001-09-07</text:p>
          </table:table-cell>
          <table:table-cell office:value-type="float" office:value="-11.8177620384581" calcext:value-type="float">
            <text:p>-11.8177620384581</text:p>
          </table:table-cell>
          <table:table-cell office:value-type="float" office:value="26.1403253881811" calcext:value-type="float">
            <text:p>26.1403253881811</text:p>
          </table:table-cell>
          <table:table-cell office:value-type="float" office:value="-19.6535669970771" calcext:value-type="float">
            <text:p>-19.6535669970771</text:p>
          </table:table-cell>
          <table:table-cell office:value-type="float" office:value="-16.5131483075781" calcext:value-type="float">
            <text:p>-16.5131483075781</text:p>
          </table:table-cell>
        </table:table-row>
        <table:table-row table:style-name="ro1">
          <table:table-cell office:value-type="string" calcext:value-type="string">
            <text:p>2001-09-08</text:p>
          </table:table-cell>
          <table:table-cell office:value-type="float" office:value="-12.6911385432531" calcext:value-type="float">
            <text:p>-12.6911385432531</text:p>
          </table:table-cell>
          <table:table-cell office:value-type="float" office:value="26.1458557379357" calcext:value-type="float">
            <text:p>26.1458557379357</text:p>
          </table:table-cell>
          <table:table-cell office:value-type="float" office:value="-18.8398268196064" calcext:value-type="float">
            <text:p>-18.8398268196064</text:p>
          </table:table-cell>
          <table:table-cell office:value-type="float" office:value="-15.7669602695057" calcext:value-type="float">
            <text:p>-15.7669602695057</text:p>
          </table:table-cell>
        </table:table-row>
        <table:table-row table:style-name="ro1">
          <table:table-cell office:value-type="string" calcext:value-type="string">
            <text:p>2001-09-09</text:p>
          </table:table-cell>
          <table:table-cell office:value-type="float" office:value="-12.9537034987135" calcext:value-type="float">
            <text:p>-12.9537034987135</text:p>
          </table:table-cell>
          <table:table-cell office:value-type="float" office:value="24.3118402651214" calcext:value-type="float">
            <text:p>24.3118402651214</text:p>
          </table:table-cell>
          <table:table-cell office:value-type="float" office:value="-19.0152372376101" calcext:value-type="float">
            <text:p>-19.0152372376101</text:p>
          </table:table-cell>
          <table:table-cell office:value-type="float" office:value="-17.4055630586419" calcext:value-type="float">
            <text:p>-17.4055630586419</text:p>
          </table:table-cell>
        </table:table-row>
        <table:table-row table:style-name="ro1">
          <table:table-cell office:value-type="string" calcext:value-type="string">
            <text:p>2001-09-10</text:p>
          </table:table-cell>
          <table:table-cell office:value-type="float" office:value="-10.8658539536518" calcext:value-type="float">
            <text:p>-10.8658539536518</text:p>
          </table:table-cell>
          <table:table-cell office:value-type="float" office:value="22.8221151188816" calcext:value-type="float">
            <text:p>22.8221151188816</text:p>
          </table:table-cell>
          <table:table-cell office:value-type="float" office:value="-19.46102075134" calcext:value-type="float">
            <text:p>-19.46102075134</text:p>
          </table:table-cell>
          <table:table-cell office:value-type="float" office:value="-17.7108207831188" calcext:value-type="float">
            <text:p>-17.7108207831188</text:p>
          </table:table-cell>
        </table:table-row>
        <table:table-row table:style-name="ro1">
          <table:table-cell office:value-type="string" calcext:value-type="string">
            <text:p>2001-09-11</text:p>
          </table:table-cell>
          <table:table-cell office:value-type="float" office:value="-10.255942924237" calcext:value-type="float">
            <text:p>-10.255942924237</text:p>
          </table:table-cell>
          <table:table-cell office:value-type="float" office:value="24.1497863933865" calcext:value-type="float">
            <text:p>24.1497863933865</text:p>
          </table:table-cell>
          <table:table-cell office:value-type="float" office:value="-20.0654655168944" calcext:value-type="float">
            <text:p>-20.0654655168944</text:p>
          </table:table-cell>
          <table:table-cell office:value-type="float" office:value="-17.1050252496967" calcext:value-type="float">
            <text:p>-17.1050252496967</text:p>
          </table:table-cell>
        </table:table-row>
        <table:table-row table:style-name="ro1">
          <table:table-cell office:value-type="string" calcext:value-type="string">
            <text:p>2001-09-12</text:p>
          </table:table-cell>
          <table:table-cell office:value-type="float" office:value="-9.67322647732251" calcext:value-type="float">
            <text:p>-9.67322647732251</text:p>
          </table:table-cell>
          <table:table-cell office:value-type="float" office:value="24.5959063532827" calcext:value-type="float">
            <text:p>24.5959063532827</text:p>
          </table:table-cell>
          <table:table-cell office:value-type="float" office:value="-20.3663352627861" calcext:value-type="float">
            <text:p>-20.3663352627861</text:p>
          </table:table-cell>
          <table:table-cell office:value-type="float" office:value="-18.6427421895968" calcext:value-type="float">
            <text:p>-18.6427421895968</text:p>
          </table:table-cell>
        </table:table-row>
        <table:table-row table:style-name="ro1">
          <table:table-cell office:value-type="string" calcext:value-type="string">
            <text:p>2001-09-13</text:p>
          </table:table-cell>
          <table:table-cell office:value-type="float" office:value="-10.1338108320562" calcext:value-type="float">
            <text:p>-10.1338108320562</text:p>
          </table:table-cell>
          <table:table-cell office:value-type="float" office:value="24.5252418475262" calcext:value-type="float">
            <text:p>24.5252418475262</text:p>
          </table:table-cell>
          <table:table-cell office:value-type="float" office:value="-20.8227752037189" calcext:value-type="float">
            <text:p>-20.8227752037189</text:p>
          </table:table-cell>
          <table:table-cell office:value-type="float" office:value="-17.212139493979" calcext:value-type="float">
            <text:p>-17.212139493979</text:p>
          </table:table-cell>
        </table:table-row>
        <table:table-row table:style-name="ro1">
          <table:table-cell office:value-type="string" calcext:value-type="string">
            <text:p>2001-09-14</text:p>
          </table:table-cell>
          <table:table-cell office:value-type="float" office:value="-11.2177021207454" calcext:value-type="float">
            <text:p>-11.2177021207454</text:p>
          </table:table-cell>
          <table:table-cell office:value-type="float" office:value="24.3123906810128" calcext:value-type="float">
            <text:p>24.3123906810128</text:p>
          </table:table-cell>
          <table:table-cell office:value-type="float" office:value="-20.5583376934907" calcext:value-type="float">
            <text:p>-20.5583376934907</text:p>
          </table:table-cell>
          <table:table-cell office:value-type="float" office:value="-17.6127283006728" calcext:value-type="float">
            <text:p>-17.6127283006728</text:p>
          </table:table-cell>
        </table:table-row>
        <table:table-row table:style-name="ro1">
          <table:table-cell office:value-type="string" calcext:value-type="string">
            <text:p>2001-09-15</text:p>
          </table:table-cell>
          <table:table-cell office:value-type="float" office:value="-11.8073469525688" calcext:value-type="float">
            <text:p>-11.8073469525688</text:p>
          </table:table-cell>
          <table:table-cell office:value-type="float" office:value="23.2539917604016" calcext:value-type="float">
            <text:p>23.2539917604016</text:p>
          </table:table-cell>
          <table:table-cell office:value-type="float" office:value="-19.8261882720854" calcext:value-type="float">
            <text:p>-19.8261882720854</text:p>
          </table:table-cell>
          <table:table-cell office:value-type="float" office:value="-18.9659445630391" calcext:value-type="float">
            <text:p>-18.9659445630391</text:p>
          </table:table-cell>
        </table:table-row>
        <table:table-row table:style-name="ro1">
          <table:table-cell office:value-type="string" calcext:value-type="string">
            <text:p>2001-09-16</text:p>
          </table:table-cell>
          <table:table-cell office:value-type="float" office:value="-11.991078793688" calcext:value-type="float">
            <text:p>-11.991078793688</text:p>
          </table:table-cell>
          <table:table-cell office:value-type="float" office:value="22.109951919514" calcext:value-type="float">
            <text:p>22.109951919514</text:p>
          </table:table-cell>
          <table:table-cell office:value-type="float" office:value="-22.5629508304751" calcext:value-type="float">
            <text:p>-22.5629508304751</text:p>
          </table:table-cell>
          <table:table-cell office:value-type="float" office:value="-19.0347585203227" calcext:value-type="float">
            <text:p>-19.0347585203227</text:p>
          </table:table-cell>
        </table:table-row>
        <table:table-row table:style-name="ro1">
          <table:table-cell office:value-type="string" calcext:value-type="string">
            <text:p>2001-09-17</text:p>
          </table:table-cell>
          <table:table-cell office:value-type="float" office:value="-14.361977691407" calcext:value-type="float">
            <text:p>-14.361977691407</text:p>
          </table:table-cell>
          <table:table-cell office:value-type="float" office:value="22.3406843606404" calcext:value-type="float">
            <text:p>22.3406843606404</text:p>
          </table:table-cell>
          <table:table-cell office:value-type="float" office:value="-22.2200001408043" calcext:value-type="float">
            <text:p>-22.2200001408043</text:p>
          </table:table-cell>
          <table:table-cell office:value-type="float" office:value="-20.1242581460889" calcext:value-type="float">
            <text:p>-20.1242581460889</text:p>
          </table:table-cell>
        </table:table-row>
        <table:table-row table:style-name="ro1">
          <table:table-cell office:value-type="string" calcext:value-type="string">
            <text:p>2001-09-18</text:p>
          </table:table-cell>
          <table:table-cell office:value-type="float" office:value="-14.1357376966935" calcext:value-type="float">
            <text:p>-14.1357376966935</text:p>
          </table:table-cell>
          <table:table-cell office:value-type="float" office:value="22.6177159870004" calcext:value-type="float">
            <text:p>22.6177159870004</text:p>
          </table:table-cell>
          <table:table-cell office:value-type="float" office:value="-22.9415702573749" calcext:value-type="float">
            <text:p>-22.9415702573749</text:p>
          </table:table-cell>
          <table:table-cell office:value-type="float" office:value="-19.1962367889948" calcext:value-type="float">
            <text:p>-19.1962367889948</text:p>
          </table:table-cell>
        </table:table-row>
        <table:table-row table:style-name="ro1">
          <table:table-cell office:value-type="string" calcext:value-type="string">
            <text:p>2001-09-19</text:p>
          </table:table-cell>
          <table:table-cell office:value-type="float" office:value="-13.8029807055449" calcext:value-type="float">
            <text:p>-13.8029807055449</text:p>
          </table:table-cell>
          <table:table-cell office:value-type="float" office:value="22.8512980302195" calcext:value-type="float">
            <text:p>22.8512980302195</text:p>
          </table:table-cell>
          <table:table-cell office:value-type="float" office:value="-23.1498870960202" calcext:value-type="float">
            <text:p>-23.1498870960202</text:p>
          </table:table-cell>
          <table:table-cell office:value-type="float" office:value="-20.4262364881691" calcext:value-type="float">
            <text:p>-20.4262364881691</text:p>
          </table:table-cell>
        </table:table-row>
        <table:table-row table:style-name="ro1">
          <table:table-cell office:value-type="string" calcext:value-type="string">
            <text:p>2001-09-20</text:p>
          </table:table-cell>
          <table:table-cell office:value-type="float" office:value="-12.3900454325543" calcext:value-type="float">
            <text:p>-12.3900454325543</text:p>
          </table:table-cell>
          <table:table-cell office:value-type="float" office:value="23.3520772055645" calcext:value-type="float">
            <text:p>23.3520772055645</text:p>
          </table:table-cell>
          <table:table-cell office:value-type="float" office:value="-20.6880535745854" calcext:value-type="float">
            <text:p>-20.6880535745854</text:p>
          </table:table-cell>
          <table:table-cell office:value-type="float" office:value="-18.1385062274292" calcext:value-type="float">
            <text:p>-18.1385062274292</text:p>
          </table:table-cell>
        </table:table-row>
        <table:table-row table:style-name="ro1">
          <table:table-cell office:value-type="string" calcext:value-type="string">
            <text:p>2001-09-21</text:p>
          </table:table-cell>
          <table:table-cell office:value-type="float" office:value="-12.3469953946621" calcext:value-type="float">
            <text:p>-12.3469953946621</text:p>
          </table:table-cell>
          <table:table-cell office:value-type="float" office:value="25.3636292619784" calcext:value-type="float">
            <text:p>25.3636292619784</text:p>
          </table:table-cell>
          <table:table-cell office:value-type="float" office:value="-19.4202897974704" calcext:value-type="float">
            <text:p>-19.4202897974704</text:p>
          </table:table-cell>
          <table:table-cell office:value-type="float" office:value="-17.7214490973536" calcext:value-type="float">
            <text:p>-17.7214490973536</text:p>
          </table:table-cell>
        </table:table-row>
        <table:table-row table:style-name="ro1">
          <table:table-cell office:value-type="string" calcext:value-type="string">
            <text:p>2001-09-22</text:p>
          </table:table-cell>
          <table:table-cell office:value-type="float" office:value="-11.796485831765" calcext:value-type="float">
            <text:p>-11.796485831765</text:p>
          </table:table-cell>
          <table:table-cell office:value-type="float" office:value="25.6914719553232" calcext:value-type="float">
            <text:p>25.6914719553232</text:p>
          </table:table-cell>
          <table:table-cell office:value-type="float" office:value="-17.7720323837213" calcext:value-type="float">
            <text:p>-17.7720323837213</text:p>
          </table:table-cell>
          <table:table-cell office:value-type="float" office:value="-18.4130387797731" calcext:value-type="float">
            <text:p>-18.4130387797731</text:p>
          </table:table-cell>
        </table:table-row>
        <table:table-row table:style-name="ro1">
          <table:table-cell office:value-type="string" calcext:value-type="string">
            <text:p>2001-09-23</text:p>
          </table:table-cell>
          <table:table-cell office:value-type="float" office:value="-12.0639388241229" calcext:value-type="float">
            <text:p>-12.0639388241229</text:p>
          </table:table-cell>
          <table:table-cell office:value-type="float" office:value="27.6553373082799" calcext:value-type="float">
            <text:p>27.6553373082799</text:p>
          </table:table-cell>
          <table:table-cell office:value-type="float" office:value="-17.054659992928" calcext:value-type="float">
            <text:p>-17.054659992928</text:p>
          </table:table-cell>
          <table:table-cell office:value-type="float" office:value="-18.1018463706147" calcext:value-type="float">
            <text:p>-18.1018463706147</text:p>
          </table:table-cell>
        </table:table-row>
        <table:table-row table:style-name="ro1">
          <table:table-cell office:value-type="string" calcext:value-type="string">
            <text:p>2001-09-24</text:p>
          </table:table-cell>
          <table:table-cell office:value-type="float" office:value="-10.524903421203" calcext:value-type="float">
            <text:p>-10.524903421203</text:p>
          </table:table-cell>
          <table:table-cell office:value-type="float" office:value="29.151069430346" calcext:value-type="float">
            <text:p>29.151069430346</text:p>
          </table:table-cell>
          <table:table-cell office:value-type="float" office:value="-15.8915963890171" calcext:value-type="float">
            <text:p>-15.8915963890171</text:p>
          </table:table-cell>
          <table:table-cell office:value-type="float" office:value="-17.7951938650141" calcext:value-type="float">
            <text:p>-17.7951938650141</text:p>
          </table:table-cell>
        </table:table-row>
        <table:table-row table:style-name="ro1">
          <table:table-cell office:value-type="string" calcext:value-type="string">
            <text:p>2001-09-25</text:p>
          </table:table-cell>
          <table:table-cell office:value-type="float" office:value="-11.2174298063656" calcext:value-type="float">
            <text:p>-11.2174298063656</text:p>
          </table:table-cell>
          <table:table-cell office:value-type="float" office:value="30.5995864398535" calcext:value-type="float">
            <text:p>30.5995864398535</text:p>
          </table:table-cell>
          <table:table-cell office:value-type="float" office:value="-16.7407898752369" calcext:value-type="float">
            <text:p>-16.7407898752369</text:p>
          </table:table-cell>
          <table:table-cell office:value-type="float" office:value="-18.048286269661" calcext:value-type="float">
            <text:p>-18.048286269661</text:p>
          </table:table-cell>
        </table:table-row>
        <table:table-row table:style-name="ro1">
          <table:table-cell office:value-type="string" calcext:value-type="string">
            <text:p>2001-09-26</text:p>
          </table:table-cell>
          <table:table-cell office:value-type="float" office:value="-9.89602968201419" calcext:value-type="float">
            <text:p>-9.89602968201419</text:p>
          </table:table-cell>
          <table:table-cell office:value-type="float" office:value="29.226091903992" calcext:value-type="float">
            <text:p>29.226091903992</text:p>
          </table:table-cell>
          <table:table-cell office:value-type="float" office:value="-16.3105182536475" calcext:value-type="float">
            <text:p>-16.3105182536475</text:p>
          </table:table-cell>
          <table:table-cell office:value-type="float" office:value="-18.186368954406" calcext:value-type="float">
            <text:p>-18.186368954406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float" office:value="-7.36566883700386" calcext:value-type="float">
            <text:p>-7.36566883700386</text:p>
          </table:table-cell>
          <table:table-cell office:value-type="float" office:value="28.3078104061185" calcext:value-type="float">
            <text:p>28.3078104061185</text:p>
          </table:table-cell>
          <table:table-cell office:value-type="float" office:value="-15.8660102639167" calcext:value-type="float">
            <text:p>-15.8660102639167</text:p>
          </table:table-cell>
          <table:table-cell office:value-type="float" office:value="-17.8595750670614" calcext:value-type="float">
            <text:p>-17.8595750670614</text:p>
          </table:table-cell>
        </table:table-row>
        <table:table-row table:style-name="ro1">
          <table:table-cell office:value-type="string" calcext:value-type="string">
            <text:p>2001-09-28</text:p>
          </table:table-cell>
          <table:table-cell office:value-type="float" office:value="-5.91575408907848" calcext:value-type="float">
            <text:p>-5.91575408907848</text:p>
          </table:table-cell>
          <table:table-cell office:value-type="float" office:value="25.9807565882539" calcext:value-type="float">
            <text:p>25.9807565882539</text:p>
          </table:table-cell>
          <table:table-cell office:value-type="float" office:value="-16.1327399448979" calcext:value-type="float">
            <text:p>-16.1327399448979</text:p>
          </table:table-cell>
          <table:table-cell office:value-type="float" office:value="-17.1089614039471" calcext:value-type="float">
            <text:p>-17.1089614039471</text:p>
          </table:table-cell>
        </table:table-row>
        <table:table-row table:style-name="ro1">
          <table:table-cell office:value-type="string" calcext:value-type="string">
            <text:p>2001-09-29</text:p>
          </table:table-cell>
          <table:table-cell office:value-type="float" office:value="-5.28967214885057" calcext:value-type="float">
            <text:p>-5.28967214885057</text:p>
          </table:table-cell>
          <table:table-cell office:value-type="float" office:value="25.1880063491284" calcext:value-type="float">
            <text:p>25.1880063491284</text:p>
          </table:table-cell>
          <table:table-cell office:value-type="float" office:value="-15.2111301906439" calcext:value-type="float">
            <text:p>-15.2111301906439</text:p>
          </table:table-cell>
          <table:table-cell office:value-type="float" office:value="-16.4412900663249" calcext:value-type="float">
            <text:p>-16.4412900663249</text:p>
          </table:table-cell>
        </table:table-row>
        <table:table-row table:style-name="ro1">
          <table:table-cell office:value-type="string" calcext:value-type="string">
            <text:p>2001-09-30</text:p>
          </table:table-cell>
          <table:table-cell office:value-type="float" office:value="-7.81815116269858" calcext:value-type="float">
            <text:p>-7.81815116269858</text:p>
          </table:table-cell>
          <table:table-cell office:value-type="float" office:value="24.4664486065011" calcext:value-type="float">
            <text:p>24.4664486065011</text:p>
          </table:table-cell>
          <table:table-cell office:value-type="float" office:value="-12.9747745054081" calcext:value-type="float">
            <text:p>-12.9747745054081</text:p>
          </table:table-cell>
          <table:table-cell office:value-type="float" office:value="-16.7084810453669" calcext:value-type="float">
            <text:p>-16.7084810453669</text:p>
          </table:table-cell>
        </table:table-row>
        <table:table-row table:style-name="ro1">
          <table:table-cell office:value-type="string" calcext:value-type="string">
            <text:p>2001-10-01</text:p>
          </table:table-cell>
          <table:table-cell office:value-type="float" office:value="-7.26052184163507" calcext:value-type="float">
            <text:p>-7.26052184163507</text:p>
          </table:table-cell>
          <table:table-cell office:value-type="float" office:value="25.0082876143344" calcext:value-type="float">
            <text:p>25.0082876143344</text:p>
          </table:table-cell>
          <table:table-cell office:value-type="float" office:value="-12.4939775419393" calcext:value-type="float">
            <text:p>-12.4939775419393</text:p>
          </table:table-cell>
          <table:table-cell office:value-type="float" office:value="-15.2774324149243" calcext:value-type="float">
            <text:p>-15.2774324149243</text:p>
          </table:table-cell>
        </table:table-row>
        <table:table-row table:style-name="ro1">
          <table:table-cell office:value-type="string" calcext:value-type="string">
            <text:p>2001-10-02</text:p>
          </table:table-cell>
          <table:table-cell office:value-type="float" office:value="-8.19143359302178" calcext:value-type="float">
            <text:p>-8.19143359302178</text:p>
          </table:table-cell>
          <table:table-cell office:value-type="float" office:value="25.8160729383991" calcext:value-type="float">
            <text:p>25.8160729383991</text:p>
          </table:table-cell>
          <table:table-cell office:value-type="float" office:value="-11.770805964539" calcext:value-type="float">
            <text:p>-11.770805964539</text:p>
          </table:table-cell>
          <table:table-cell office:value-type="float" office:value="-17.0640546487948" calcext:value-type="float">
            <text:p>-17.0640546487948</text:p>
          </table:table-cell>
        </table:table-row>
        <table:table-row table:style-name="ro1">
          <table:table-cell office:value-type="string" calcext:value-type="string">
            <text:p>2001-10-03</text:p>
          </table:table-cell>
          <table:table-cell office:value-type="float" office:value="-6.94578450094408" calcext:value-type="float">
            <text:p>-6.94578450094408</text:p>
          </table:table-cell>
          <table:table-cell office:value-type="float" office:value="24.3998195471304" calcext:value-type="float">
            <text:p>24.3998195471304</text:p>
          </table:table-cell>
          <table:table-cell office:value-type="float" office:value="-13.0090746314777" calcext:value-type="float">
            <text:p>-13.0090746314777</text:p>
          </table:table-cell>
          <table:table-cell office:value-type="float" office:value="-16.935953769395" calcext:value-type="float">
            <text:p>-16.935953769395</text:p>
          </table:table-cell>
        </table:table-row>
        <table:table-row table:style-name="ro1">
          <table:table-cell office:value-type="string" calcext:value-type="string">
            <text:p>2001-10-04</text:p>
          </table:table-cell>
          <table:table-cell office:value-type="float" office:value="-6.36002327636106" calcext:value-type="float">
            <text:p>-6.36002327636106</text:p>
          </table:table-cell>
          <table:table-cell office:value-type="float" office:value="24.8731355963115" calcext:value-type="float">
            <text:p>24.8731355963115</text:p>
          </table:table-cell>
          <table:table-cell office:value-type="float" office:value="-12.3443705293553" calcext:value-type="float">
            <text:p>-12.3443705293553</text:p>
          </table:table-cell>
          <table:table-cell office:value-type="float" office:value="-18.4220431095434" calcext:value-type="float">
            <text:p>-18.4220431095434</text:p>
          </table:table-cell>
        </table:table-row>
        <table:table-row table:style-name="ro1">
          <table:table-cell office:value-type="string" calcext:value-type="string">
            <text:p>2001-10-05</text:p>
          </table:table-cell>
          <table:table-cell office:value-type="float" office:value="-7.58538923598283" calcext:value-type="float">
            <text:p>-7.58538923598283</text:p>
          </table:table-cell>
          <table:table-cell office:value-type="float" office:value="22.803452851374" calcext:value-type="float">
            <text:p>22.803452851374</text:p>
          </table:table-cell>
          <table:table-cell office:value-type="float" office:value="-11.7432432036607" calcext:value-type="float">
            <text:p>-11.7432432036607</text:p>
          </table:table-cell>
          <table:table-cell office:value-type="float" office:value="-17.8178470664204" calcext:value-type="float">
            <text:p>-17.8178470664204</text:p>
          </table:table-cell>
        </table:table-row>
        <table:table-row table:style-name="ro1">
          <table:table-cell office:value-type="string" calcext:value-type="string">
            <text:p>2001-10-06</text:p>
          </table:table-cell>
          <table:table-cell office:value-type="float" office:value="-7.56483267784912" calcext:value-type="float">
            <text:p>-7.56483267784912</text:p>
          </table:table-cell>
          <table:table-cell office:value-type="float" office:value="22.2984647407783" calcext:value-type="float">
            <text:p>22.2984647407783</text:p>
          </table:table-cell>
          <table:table-cell office:value-type="float" office:value="-11.2013199171397" calcext:value-type="float">
            <text:p>-11.2013199171397</text:p>
          </table:table-cell>
          <table:table-cell office:value-type="float" office:value="-17.8172248188985" calcext:value-type="float">
            <text:p>-17.8172248188985</text:p>
          </table:table-cell>
        </table:table-row>
        <table:table-row table:style-name="ro1">
          <table:table-cell office:value-type="string" calcext:value-type="string">
            <text:p>2001-10-07</text:p>
          </table:table-cell>
          <table:table-cell office:value-type="float" office:value="-8.35478296023513" calcext:value-type="float">
            <text:p>-8.35478296023513</text:p>
          </table:table-cell>
          <table:table-cell office:value-type="float" office:value="22.2443212028663" calcext:value-type="float">
            <text:p>22.2443212028663</text:p>
          </table:table-cell>
          <table:table-cell office:value-type="float" office:value="-10.129472498407" calcext:value-type="float">
            <text:p>-10.129472498407</text:p>
          </table:table-cell>
          <table:table-cell office:value-type="float" office:value="-18.3217875709799" calcext:value-type="float">
            <text:p>-18.3217875709799</text:p>
          </table:table-cell>
        </table:table-row>
        <table:table-row table:style-name="ro1">
          <table:table-cell office:value-type="string" calcext:value-type="string">
            <text:p>2001-10-08</text:p>
          </table:table-cell>
          <table:table-cell office:value-type="float" office:value="-7.92580793524017" calcext:value-type="float">
            <text:p>-7.92580793524017</text:p>
          </table:table-cell>
          <table:table-cell office:value-type="float" office:value="22.4606850044936" calcext:value-type="float">
            <text:p>22.4606850044936</text:p>
          </table:table-cell>
          <table:table-cell office:value-type="float" office:value="-8.68216039070639" calcext:value-type="float">
            <text:p>-8.68216039070639</text:p>
          </table:table-cell>
          <table:table-cell office:value-type="float" office:value="-16.5392329902293" calcext:value-type="float">
            <text:p>-16.5392329902293</text:p>
          </table:table-cell>
        </table:table-row>
        <table:table-row table:style-name="ro1">
          <table:table-cell office:value-type="string" calcext:value-type="string">
            <text:p>2001-10-09</text:p>
          </table:table-cell>
          <table:table-cell office:value-type="float" office:value="-7.05534866426396" calcext:value-type="float">
            <text:p>-7.05534866426396</text:p>
          </table:table-cell>
          <table:table-cell office:value-type="float" office:value="23.3478225167836" calcext:value-type="float">
            <text:p>23.3478225167836</text:p>
          </table:table-cell>
          <table:table-cell office:value-type="float" office:value="-8.14995578630148" calcext:value-type="float">
            <text:p>-8.14995578630148</text:p>
          </table:table-cell>
          <table:table-cell office:value-type="float" office:value="-15.893775272794" calcext:value-type="float">
            <text:p>-15.893775272794</text:p>
          </table:table-cell>
        </table:table-row>
        <table:table-row table:style-name="ro1">
          <table:table-cell office:value-type="string" calcext:value-type="string">
            <text:p>2001-10-10</text:p>
          </table:table-cell>
          <table:table-cell office:value-type="float" office:value="-6.525821355329" calcext:value-type="float">
            <text:p>-6.525821355329</text:p>
          </table:table-cell>
          <table:table-cell office:value-type="float" office:value="23.8410599429341" calcext:value-type="float">
            <text:p>23.8410599429341</text:p>
          </table:table-cell>
          <table:table-cell office:value-type="float" office:value="-7.06866805930911" calcext:value-type="float">
            <text:p>-7.06866805930911</text:p>
          </table:table-cell>
          <table:table-cell office:value-type="float" office:value="-16.3209411854553" calcext:value-type="float">
            <text:p>-16.3209411854553</text:p>
          </table:table-cell>
        </table:table-row>
        <table:table-row table:style-name="ro1">
          <table:table-cell office:value-type="string" calcext:value-type="string">
            <text:p>2001-10-11</text:p>
          </table:table-cell>
          <table:table-cell office:value-type="float" office:value="-5.10152197834069" calcext:value-type="float">
            <text:p>-5.10152197834069</text:p>
          </table:table-cell>
          <table:table-cell office:value-type="float" office:value="22.8825253306345" calcext:value-type="float">
            <text:p>22.8825253306345</text:p>
          </table:table-cell>
          <table:table-cell office:value-type="float" office:value="-6.16808880694544" calcext:value-type="float">
            <text:p>-6.16808880694544</text:p>
          </table:table-cell>
          <table:table-cell office:value-type="float" office:value="-15.49924078114" calcext:value-type="float">
            <text:p>-15.49924078114</text:p>
          </table:table-cell>
        </table:table-row>
        <table:table-row table:style-name="ro1">
          <table:table-cell office:value-type="string" calcext:value-type="string">
            <text:p>2001-10-12</text:p>
          </table:table-cell>
          <table:table-cell office:value-type="float" office:value="-4.7152249061322" calcext:value-type="float">
            <text:p>-4.7152249061322</text:p>
          </table:table-cell>
          <table:table-cell office:value-type="float" office:value="23.8617042073593" calcext:value-type="float">
            <text:p>23.8617042073593</text:p>
          </table:table-cell>
          <table:table-cell office:value-type="float" office:value="-5.80651710102634" calcext:value-type="float">
            <text:p>-5.80651710102634</text:p>
          </table:table-cell>
          <table:table-cell office:value-type="float" office:value="-14.9236329401299" calcext:value-type="float">
            <text:p>-14.9236329401299</text:p>
          </table:table-cell>
        </table:table-row>
        <table:table-row table:style-name="ro1">
          <table:table-cell office:value-type="string" calcext:value-type="string">
            <text:p>2001-10-13</text:p>
          </table:table-cell>
          <table:table-cell office:value-type="float" office:value="-4.06059172852998" calcext:value-type="float">
            <text:p>-4.06059172852998</text:p>
          </table:table-cell>
          <table:table-cell office:value-type="float" office:value="24.9341136426107" calcext:value-type="float">
            <text:p>24.9341136426107</text:p>
          </table:table-cell>
          <table:table-cell office:value-type="float" office:value="-5.49719317324391" calcext:value-type="float">
            <text:p>-5.49719317324391</text:p>
          </table:table-cell>
          <table:table-cell office:value-type="float" office:value="-15.379241130553" calcext:value-type="float">
            <text:p>-15.379241130553</text:p>
          </table:table-cell>
        </table:table-row>
        <table:table-row table:style-name="ro1">
          <table:table-cell office:value-type="string" calcext:value-type="string">
            <text:p>2001-10-14</text:p>
          </table:table-cell>
          <table:table-cell office:value-type="float" office:value="-3.57002235407135" calcext:value-type="float">
            <text:p>-3.57002235407135</text:p>
          </table:table-cell>
          <table:table-cell office:value-type="float" office:value="24.4326372276792" calcext:value-type="float">
            <text:p>24.4326372276792</text:p>
          </table:table-cell>
          <table:table-cell office:value-type="float" office:value="-4.76096229589485" calcext:value-type="float">
            <text:p>-4.76096229589485</text:p>
          </table:table-cell>
          <table:table-cell office:value-type="float" office:value="-13.2000582268139" calcext:value-type="float">
            <text:p>-13.2000582268139</text:p>
          </table:table-cell>
        </table:table-row>
        <table:table-row table:style-name="ro1">
          <table:table-cell office:value-type="string" calcext:value-type="string">
            <text:p>2001-10-15</text:p>
          </table:table-cell>
          <table:table-cell office:value-type="float" office:value="-4.20227873585703" calcext:value-type="float">
            <text:p>-4.20227873585703</text:p>
          </table:table-cell>
          <table:table-cell office:value-type="float" office:value="24.5524737797858" calcext:value-type="float">
            <text:p>24.5524737797858</text:p>
          </table:table-cell>
          <table:table-cell office:value-type="float" office:value="-4.59294778123393" calcext:value-type="float">
            <text:p>-4.59294778123393</text:p>
          </table:table-cell>
          <table:table-cell office:value-type="float" office:value="-14.9318606482581" calcext:value-type="float">
            <text:p>-14.9318606482581</text:p>
          </table:table-cell>
        </table:table-row>
        <table:table-row table:style-name="ro1">
          <table:table-cell office:value-type="string" calcext:value-type="string">
            <text:p>2001-10-16</text:p>
          </table:table-cell>
          <table:table-cell office:value-type="float" office:value="-4.4843500689371" calcext:value-type="float">
            <text:p>-4.4843500689371</text:p>
          </table:table-cell>
          <table:table-cell office:value-type="float" office:value="25.0264605411669" calcext:value-type="float">
            <text:p>25.0264605411669</text:p>
          </table:table-cell>
          <table:table-cell office:value-type="float" office:value="-3.61716099236304" calcext:value-type="float">
            <text:p>-3.61716099236304</text:p>
          </table:table-cell>
          <table:table-cell office:value-type="float" office:value="-15.4220827495039" calcext:value-type="float">
            <text:p>-15.4220827495039</text:p>
          </table:table-cell>
        </table:table-row>
        <table:table-row table:style-name="ro1">
          <table:table-cell office:value-type="string" calcext:value-type="string">
            <text:p>2001-10-17</text:p>
          </table:table-cell>
          <table:table-cell office:value-type="float" office:value="-5.7283924313935" calcext:value-type="float">
            <text:p>-5.7283924313935</text:p>
          </table:table-cell>
          <table:table-cell office:value-type="float" office:value="26.1426271386702" calcext:value-type="float">
            <text:p>26.1426271386702</text:p>
          </table:table-cell>
          <table:table-cell office:value-type="float" office:value="-2.72791666974342" calcext:value-type="float">
            <text:p>-2.72791666974342</text:p>
          </table:table-cell>
          <table:table-cell office:value-type="float" office:value="-14.6003545895159" calcext:value-type="float">
            <text:p>-14.6003545895159</text:p>
          </table:table-cell>
        </table:table-row>
        <table:table-row table:style-name="ro1">
          <table:table-cell office:value-type="string" calcext:value-type="string">
            <text:p>2001-10-18</text:p>
          </table:table-cell>
          <table:table-cell office:value-type="float" office:value="-4.3465342939236" calcext:value-type="float">
            <text:p>-4.3465342939236</text:p>
          </table:table-cell>
          <table:table-cell office:value-type="float" office:value="27.4936916003072" calcext:value-type="float">
            <text:p>27.4936916003072</text:p>
          </table:table-cell>
          <table:table-cell office:value-type="float" office:value="-2.45044132778732" calcext:value-type="float">
            <text:p>-2.45044132778732</text:p>
          </table:table-cell>
          <table:table-cell office:value-type="float" office:value="-13.7656141838248" calcext:value-type="float">
            <text:p>-13.7656141838248</text:p>
          </table:table-cell>
        </table:table-row>
        <table:table-row table:style-name="ro1">
          <table:table-cell office:value-type="string" calcext:value-type="string">
            <text:p>2001-10-19</text:p>
          </table:table-cell>
          <table:table-cell office:value-type="float" office:value="-5.50443875521431" calcext:value-type="float">
            <text:p>-5.50443875521431</text:p>
          </table:table-cell>
          <table:table-cell office:value-type="float" office:value="27.8174178104319" calcext:value-type="float">
            <text:p>27.8174178104319</text:p>
          </table:table-cell>
          <table:table-cell office:value-type="float" office:value="-1.59474637064944" calcext:value-type="float">
            <text:p>-1.59474637064944</text:p>
          </table:table-cell>
          <table:table-cell office:value-type="float" office:value="-13.6763611521835" calcext:value-type="float">
            <text:p>-13.6763611521835</text:p>
          </table:table-cell>
        </table:table-row>
        <table:table-row table:style-name="ro1">
          <table:table-cell office:value-type="string" calcext:value-type="string">
            <text:p>2001-10-20</text:p>
          </table:table-cell>
          <table:table-cell office:value-type="float" office:value="-8.69806161966908" calcext:value-type="float">
            <text:p>-8.69806161966908</text:p>
          </table:table-cell>
          <table:table-cell office:value-type="float" office:value="26.6685336272013" calcext:value-type="float">
            <text:p>26.6685336272013</text:p>
          </table:table-cell>
          <table:table-cell office:value-type="float" office:value="-1.70496331874015" calcext:value-type="float">
            <text:p>-1.70496331874015</text:p>
          </table:table-cell>
          <table:table-cell office:value-type="float" office:value="-14.4357439007622" calcext:value-type="float">
            <text:p>-14.4357439007622</text:p>
          </table:table-cell>
        </table:table-row>
        <table:table-row table:style-name="ro1">
          <table:table-cell office:value-type="string" calcext:value-type="string">
            <text:p>2001-10-21</text:p>
          </table:table-cell>
          <table:table-cell office:value-type="float" office:value="-9.27479264597843" calcext:value-type="float">
            <text:p>-9.27479264597843</text:p>
          </table:table-cell>
          <table:table-cell office:value-type="float" office:value="25.6317433261512" calcext:value-type="float">
            <text:p>25.6317433261512</text:p>
          </table:table-cell>
          <table:table-cell office:value-type="float" office:value="-1.73093300146306" calcext:value-type="float">
            <text:p>-1.73093300146306</text:p>
          </table:table-cell>
          <table:table-cell office:value-type="float" office:value="-13.9548458857612" calcext:value-type="float">
            <text:p>-13.9548458857612</text:p>
          </table:table-cell>
        </table:table-row>
        <table:table-row table:style-name="ro1">
          <table:table-cell office:value-type="string" calcext:value-type="string">
            <text:p>2001-10-22</text:p>
          </table:table-cell>
          <table:table-cell office:value-type="float" office:value="-7.03661258189496" calcext:value-type="float">
            <text:p>-7.03661258189496</text:p>
          </table:table-cell>
          <table:table-cell office:value-type="float" office:value="27.4485764286038" calcext:value-type="float">
            <text:p>27.4485764286038</text:p>
          </table:table-cell>
          <table:table-cell office:value-type="float" office:value="-2.51619260397997" calcext:value-type="float">
            <text:p>-2.51619260397997</text:p>
          </table:table-cell>
          <table:table-cell office:value-type="float" office:value="-13.2445981088012" calcext:value-type="float">
            <text:p>-13.2445981088012</text:p>
          </table:table-cell>
        </table:table-row>
        <table:table-row table:style-name="ro1">
          <table:table-cell office:value-type="string" calcext:value-type="string">
            <text:p>2001-10-23</text:p>
          </table:table-cell>
          <table:table-cell office:value-type="float" office:value="-8.64120894494319" calcext:value-type="float">
            <text:p>-8.64120894494319</text:p>
          </table:table-cell>
          <table:table-cell office:value-type="float" office:value="28.3675270481913" calcext:value-type="float">
            <text:p>28.3675270481913</text:p>
          </table:table-cell>
          <table:table-cell office:value-type="float" office:value="-3.52416523494804" calcext:value-type="float">
            <text:p>-3.52416523494804</text:p>
          </table:table-cell>
          <table:table-cell office:value-type="float" office:value="-13.298368918058" calcext:value-type="float">
            <text:p>-13.298368918058</text:p>
          </table:table-cell>
        </table:table-row>
        <table:table-row table:style-name="ro1">
          <table:table-cell office:value-type="string" calcext:value-type="string">
            <text:p>2001-10-24</text:p>
          </table:table-cell>
          <table:table-cell office:value-type="float" office:value="-9.18749765702116" calcext:value-type="float">
            <text:p>-9.18749765702116</text:p>
          </table:table-cell>
          <table:table-cell office:value-type="float" office:value="27.91793487545" calcext:value-type="float">
            <text:p>27.91793487545</text:p>
          </table:table-cell>
          <table:table-cell office:value-type="float" office:value="-2.71364892938327" calcext:value-type="float">
            <text:p>-2.71364892938327</text:p>
          </table:table-cell>
          <table:table-cell office:value-type="float" office:value="-13.5048106059942" calcext:value-type="float">
            <text:p>-13.5048106059942</text:p>
          </table:table-cell>
        </table:table-row>
        <table:table-row table:style-name="ro1">
          <table:table-cell office:value-type="string" calcext:value-type="string">
            <text:p>2001-10-25</text:p>
          </table:table-cell>
          <table:table-cell office:value-type="float" office:value="-8.19073026372508" calcext:value-type="float">
            <text:p>-8.19073026372508</text:p>
          </table:table-cell>
          <table:table-cell office:value-type="float" office:value="28.3558403447403" calcext:value-type="float">
            <text:p>28.3558403447403</text:p>
          </table:table-cell>
          <table:table-cell office:value-type="float" office:value="-2.63178760577305" calcext:value-type="float">
            <text:p>-2.63178760577305</text:p>
          </table:table-cell>
          <table:table-cell office:value-type="float" office:value="-13.5946022674245" calcext:value-type="float">
            <text:p>-13.5946022674245</text:p>
          </table:table-cell>
        </table:table-row>
        <table:table-row table:style-name="ro1">
          <table:table-cell office:value-type="string" calcext:value-type="string">
            <text:p>2001-10-26</text:p>
          </table:table-cell>
          <table:table-cell office:value-type="float" office:value="-7.62957371996923" calcext:value-type="float">
            <text:p>-7.62957371996923</text:p>
          </table:table-cell>
          <table:table-cell office:value-type="float" office:value="27.3557095183054" calcext:value-type="float">
            <text:p>27.3557095183054</text:p>
          </table:table-cell>
          <table:table-cell office:value-type="float" office:value="-2.17344650036876" calcext:value-type="float">
            <text:p>-2.17344650036876</text:p>
          </table:table-cell>
          <table:table-cell office:value-type="float" office:value="-14.1082781431975" calcext:value-type="float">
            <text:p>-14.1082781431975</text:p>
          </table:table-cell>
        </table:table-row>
        <table:table-row table:style-name="ro1">
          <table:table-cell office:value-type="string" calcext:value-type="string">
            <text:p>2001-10-27</text:p>
          </table:table-cell>
          <table:table-cell office:value-type="float" office:value="-8.41496612201398" calcext:value-type="float">
            <text:p>-8.41496612201398</text:p>
          </table:table-cell>
          <table:table-cell office:value-type="float" office:value="27.6562545681358" calcext:value-type="float">
            <text:p>27.6562545681358</text:p>
          </table:table-cell>
          <table:table-cell office:value-type="float" office:value="-1.18618968631643" calcext:value-type="float">
            <text:p>-1.18618968631643</text:p>
          </table:table-cell>
          <table:table-cell office:value-type="float" office:value="-14.5270834906496" calcext:value-type="float">
            <text:p>-14.5270834906496</text:p>
          </table:table-cell>
        </table:table-row>
        <table:table-row table:style-name="ro1">
          <table:table-cell office:value-type="string" calcext:value-type="string">
            <text:p>2001-10-28</text:p>
          </table:table-cell>
          <table:table-cell office:value-type="float" office:value="-6.01239725773602" calcext:value-type="float">
            <text:p>-6.01239725773602</text:p>
          </table:table-cell>
          <table:table-cell office:value-type="float" office:value="27.3012696743313" calcext:value-type="float">
            <text:p>27.3012696743313</text:p>
          </table:table-cell>
          <table:table-cell office:value-type="float" office:value="-1.99133291440325" calcext:value-type="float">
            <text:p>-1.99133291440325</text:p>
          </table:table-cell>
          <table:table-cell office:value-type="float" office:value="-12.3381832311399" calcext:value-type="float">
            <text:p>-12.3381832311399</text:p>
          </table:table-cell>
        </table:table-row>
        <table:table-row table:style-name="ro1">
          <table:table-cell office:value-type="string" calcext:value-type="string">
            <text:p>2001-10-29</text:p>
          </table:table-cell>
          <table:table-cell office:value-type="float" office:value="-5.61668273479261" calcext:value-type="float">
            <text:p>-5.61668273479261</text:p>
          </table:table-cell>
          <table:table-cell office:value-type="float" office:value="25.4282615629701" calcext:value-type="float">
            <text:p>25.4282615629701</text:p>
          </table:table-cell>
          <table:table-cell office:value-type="float" office:value="-1.86466129034649" calcext:value-type="float">
            <text:p>-1.86466129034649</text:p>
          </table:table-cell>
          <table:table-cell office:value-type="float" office:value="-12.1652730770257" calcext:value-type="float">
            <text:p>-12.1652730770257</text:p>
          </table:table-cell>
        </table:table-row>
        <table:table-row table:style-name="ro1">
          <table:table-cell office:value-type="string" calcext:value-type="string">
            <text:p>2001-10-30</text:p>
          </table:table-cell>
          <table:table-cell office:value-type="float" office:value="-6.36442183591826" calcext:value-type="float">
            <text:p>-6.36442183591826</text:p>
          </table:table-cell>
          <table:table-cell office:value-type="float" office:value="25.0704640649394" calcext:value-type="float">
            <text:p>25.0704640649394</text:p>
          </table:table-cell>
          <table:table-cell office:value-type="float" office:value="-2.55818675189285" calcext:value-type="float">
            <text:p>-2.55818675189285</text:p>
          </table:table-cell>
          <table:table-cell office:value-type="float" office:value="-13.3056699246013" calcext:value-type="float">
            <text:p>-13.3056699246013</text:p>
          </table:table-cell>
        </table:table-row>
        <table:table-row table:style-name="ro1">
          <table:table-cell office:value-type="string" calcext:value-type="string">
            <text:p>2001-10-31</text:p>
          </table:table-cell>
          <table:table-cell office:value-type="float" office:value="-4.97275528592465" calcext:value-type="float">
            <text:p>-4.97275528592465</text:p>
          </table:table-cell>
          <table:table-cell office:value-type="float" office:value="24.4069520435358" calcext:value-type="float">
            <text:p>24.4069520435358</text:p>
          </table:table-cell>
          <table:table-cell office:value-type="float" office:value="-0.038541111410928" calcext:value-type="float">
            <text:p>-0.038541111410928</text:p>
          </table:table-cell>
          <table:table-cell office:value-type="float" office:value="-13.2563304886887" calcext:value-type="float">
            <text:p>-13.2563304886887</text:p>
          </table:table-cell>
        </table:table-row>
        <table:table-row table:style-name="ro1">
          <table:table-cell office:value-type="string" calcext:value-type="string">
            <text:p>2001-11-01</text:p>
          </table:table-cell>
          <table:table-cell office:value-type="float" office:value="-4.86546692610762" calcext:value-type="float">
            <text:p>-4.86546692610762</text:p>
          </table:table-cell>
          <table:table-cell office:value-type="float" office:value="26.7916813275645" calcext:value-type="float">
            <text:p>26.7916813275645</text:p>
          </table:table-cell>
          <table:table-cell office:value-type="float" office:value="3.12728975337309" calcext:value-type="float">
            <text:p>3.12728975337309</text:p>
          </table:table-cell>
          <table:table-cell office:value-type="float" office:value="-12.7206778293454" calcext:value-type="float">
            <text:p>-12.7206778293454</text:p>
          </table:table-cell>
        </table:table-row>
        <table:table-row table:style-name="ro1">
          <table:table-cell office:value-type="string" calcext:value-type="string">
            <text:p>2001-11-02</text:p>
          </table:table-cell>
          <table:table-cell office:value-type="float" office:value="-6.01633421576236" calcext:value-type="float">
            <text:p>-6.01633421576236</text:p>
          </table:table-cell>
          <table:table-cell office:value-type="float" office:value="27.786621961882" calcext:value-type="float">
            <text:p>27.786621961882</text:p>
          </table:table-cell>
          <table:table-cell office:value-type="float" office:value="1.77640750210263" calcext:value-type="float">
            <text:p>1.77640750210263</text:p>
          </table:table-cell>
          <table:table-cell office:value-type="float" office:value="-13.8131010575965" calcext:value-type="float">
            <text:p>-13.8131010575965</text:p>
          </table:table-cell>
        </table:table-row>
        <table:table-row table:style-name="ro1">
          <table:table-cell office:value-type="string" calcext:value-type="string">
            <text:p>2001-11-03</text:p>
          </table:table-cell>
          <table:table-cell office:value-type="float" office:value="-7.06352381074352" calcext:value-type="float">
            <text:p>-7.06352381074352</text:p>
          </table:table-cell>
          <table:table-cell office:value-type="float" office:value="27.0457807809287" calcext:value-type="float">
            <text:p>27.0457807809287</text:p>
          </table:table-cell>
          <table:table-cell office:value-type="float" office:value="1.66295494132843" calcext:value-type="float">
            <text:p>1.66295494132843</text:p>
          </table:table-cell>
          <table:table-cell office:value-type="float" office:value="-13.8468767850041" calcext:value-type="float">
            <text:p>-13.8468767850041</text:p>
          </table:table-cell>
        </table:table-row>
        <table:table-row table:style-name="ro1">
          <table:table-cell office:value-type="string" calcext:value-type="string">
            <text:p>2001-11-04</text:p>
          </table:table-cell>
          <table:table-cell office:value-type="float" office:value="-6.24150118836611" calcext:value-type="float">
            <text:p>-6.24150118836611</text:p>
          </table:table-cell>
          <table:table-cell office:value-type="float" office:value="25.3948462546154" calcext:value-type="float">
            <text:p>25.3948462546154</text:p>
          </table:table-cell>
          <table:table-cell office:value-type="float" office:value="0.256855765880863" calcext:value-type="float">
            <text:p>0.256855765880863</text:p>
          </table:table-cell>
          <table:table-cell office:value-type="float" office:value="-15.0885621427888" calcext:value-type="float">
            <text:p>-15.0885621427888</text:p>
          </table:table-cell>
        </table:table-row>
        <table:table-row table:style-name="ro1">
          <table:table-cell office:value-type="string" calcext:value-type="string">
            <text:p>2001-11-05</text:p>
          </table:table-cell>
          <table:table-cell office:value-type="float" office:value="-7.33279175659823" calcext:value-type="float">
            <text:p>-7.33279175659823</text:p>
          </table:table-cell>
          <table:table-cell office:value-type="float" office:value="24.7355098395191" calcext:value-type="float">
            <text:p>24.7355098395191</text:p>
          </table:table-cell>
          <table:table-cell office:value-type="float" office:value="0.463257039621932" calcext:value-type="float">
            <text:p>0.463257039621932</text:p>
          </table:table-cell>
          <table:table-cell office:value-type="float" office:value="-13.8370904026861" calcext:value-type="float">
            <text:p>-13.8370904026861</text:p>
          </table:table-cell>
        </table:table-row>
        <table:table-row table:style-name="ro1">
          <table:table-cell office:value-type="string" calcext:value-type="string">
            <text:p>2001-11-06</text:p>
          </table:table-cell>
          <table:table-cell office:value-type="float" office:value="-6.83468827785121" calcext:value-type="float">
            <text:p>-6.83468827785121</text:p>
          </table:table-cell>
          <table:table-cell office:value-type="float" office:value="23.1813820081446" calcext:value-type="float">
            <text:p>23.1813820081446</text:p>
          </table:table-cell>
          <table:table-cell office:value-type="float" office:value="0.905395545796868" calcext:value-type="float">
            <text:p>0.905395545796868</text:p>
          </table:table-cell>
          <table:table-cell office:value-type="float" office:value="-14.0264976210498" calcext:value-type="float">
            <text:p>-14.0264976210498</text:p>
          </table:table-cell>
        </table:table-row>
        <table:table-row table:style-name="ro1">
          <table:table-cell office:value-type="string" calcext:value-type="string">
            <text:p>2001-11-07</text:p>
          </table:table-cell>
          <table:table-cell office:value-type="float" office:value="-8.0517702784946" calcext:value-type="float">
            <text:p>-8.0517702784946</text:p>
          </table:table-cell>
          <table:table-cell office:value-type="float" office:value="22.9336798880453" calcext:value-type="float">
            <text:p>22.9336798880453</text:p>
          </table:table-cell>
          <table:table-cell office:value-type="float" office:value="0.920499989242953" calcext:value-type="float">
            <text:p>0.920499989242953</text:p>
          </table:table-cell>
          <table:table-cell office:value-type="float" office:value="-13.3631381433122" calcext:value-type="float">
            <text:p>-13.3631381433122</text:p>
          </table:table-cell>
        </table:table-row>
        <table:table-row table:style-name="ro1">
          <table:table-cell office:value-type="string" calcext:value-type="string">
            <text:p>2001-11-08</text:p>
          </table:table-cell>
          <table:table-cell office:value-type="float" office:value="-6.48667129957819" calcext:value-type="float">
            <text:p>-6.48667129957819</text:p>
          </table:table-cell>
          <table:table-cell office:value-type="float" office:value="24.5932775038076" calcext:value-type="float">
            <text:p>24.5932775038076</text:p>
          </table:table-cell>
          <table:table-cell office:value-type="float" office:value="1.63090851218266" calcext:value-type="float">
            <text:p>1.63090851218266</text:p>
          </table:table-cell>
          <table:table-cell office:value-type="float" office:value="-14.6119233207507" calcext:value-type="float">
            <text:p>-14.6119233207507</text:p>
          </table:table-cell>
        </table:table-row>
        <table:table-row table:style-name="ro1">
          <table:table-cell office:value-type="string" calcext:value-type="string">
            <text:p>2001-11-09</text:p>
          </table:table-cell>
          <table:table-cell office:value-type="float" office:value="-6.28113048345004" calcext:value-type="float">
            <text:p>-6.28113048345004</text:p>
          </table:table-cell>
          <table:table-cell office:value-type="float" office:value="24.214818139181" calcext:value-type="float">
            <text:p>24.214818139181</text:p>
          </table:table-cell>
          <table:table-cell office:value-type="float" office:value="2.03482503137224" calcext:value-type="float">
            <text:p>2.03482503137224</text:p>
          </table:table-cell>
          <table:table-cell office:value-type="float" office:value="-13.6895324248951" calcext:value-type="float">
            <text:p>-13.6895324248951</text:p>
          </table:table-cell>
        </table:table-row>
        <table:table-row table:style-name="ro1">
          <table:table-cell office:value-type="string" calcext:value-type="string">
            <text:p>2001-11-10</text:p>
          </table:table-cell>
          <table:table-cell office:value-type="float" office:value="-5.11637530631054" calcext:value-type="float">
            <text:p>-5.11637530631054</text:p>
          </table:table-cell>
          <table:table-cell office:value-type="float" office:value="24.6548529678578" calcext:value-type="float">
            <text:p>24.6548529678578</text:p>
          </table:table-cell>
          <table:table-cell office:value-type="float" office:value="3.18311898833684" calcext:value-type="float">
            <text:p>3.18311898833684</text:p>
          </table:table-cell>
          <table:table-cell office:value-type="float" office:value="-14.0541685409711" calcext:value-type="float">
            <text:p>-14.0541685409711</text:p>
          </table:table-cell>
        </table:table-row>
        <table:table-row table:style-name="ro1">
          <table:table-cell office:value-type="string" calcext:value-type="string">
            <text:p>2001-11-11</text:p>
          </table:table-cell>
          <table:table-cell office:value-type="float" office:value="-6.1594671366473" calcext:value-type="float">
            <text:p>-6.1594671366473</text:p>
          </table:table-cell>
          <table:table-cell office:value-type="float" office:value="24.3201203958435" calcext:value-type="float">
            <text:p>24.3201203958435</text:p>
          </table:table-cell>
          <table:table-cell office:value-type="float" office:value="3.24073945917615" calcext:value-type="float">
            <text:p>3.24073945917615</text:p>
          </table:table-cell>
          <table:table-cell office:value-type="float" office:value="-14.3160829710262" calcext:value-type="float">
            <text:p>-14.3160829710262</text:p>
          </table:table-cell>
        </table:table-row>
        <table:table-row table:style-name="ro1">
          <table:table-cell office:value-type="string" calcext:value-type="string">
            <text:p>2001-11-12</text:p>
          </table:table-cell>
          <table:table-cell office:value-type="float" office:value="-5.3545175406132" calcext:value-type="float">
            <text:p>-5.3545175406132</text:p>
          </table:table-cell>
          <table:table-cell office:value-type="float" office:value="23.7483901632988" calcext:value-type="float">
            <text:p>23.7483901632988</text:p>
          </table:table-cell>
          <table:table-cell office:value-type="float" office:value="2.22090556626933" calcext:value-type="float">
            <text:p>2.22090556626933</text:p>
          </table:table-cell>
          <table:table-cell office:value-type="float" office:value="-14.149466300181" calcext:value-type="float">
            <text:p>-14.149466300181</text:p>
          </table:table-cell>
        </table:table-row>
        <table:table-row table:style-name="ro1">
          <table:table-cell office:value-type="string" calcext:value-type="string">
            <text:p>2001-11-13</text:p>
          </table:table-cell>
          <table:table-cell office:value-type="float" office:value="-4.32996959928842" calcext:value-type="float">
            <text:p>-4.32996959928842</text:p>
          </table:table-cell>
          <table:table-cell office:value-type="float" office:value="24.052772567375" calcext:value-type="float">
            <text:p>24.052772567375</text:p>
          </table:table-cell>
          <table:table-cell office:value-type="float" office:value="1.88401598552145" calcext:value-type="float">
            <text:p>1.88401598552145</text:p>
          </table:table-cell>
          <table:table-cell office:value-type="float" office:value="-17.0836993245838" calcext:value-type="float">
            <text:p>-17.0836993245838</text:p>
          </table:table-cell>
        </table:table-row>
        <table:table-row table:style-name="ro1">
          <table:table-cell office:value-type="string" calcext:value-type="string">
            <text:p>2001-11-14</text:p>
          </table:table-cell>
          <table:table-cell office:value-type="float" office:value="-4.01712139842242" calcext:value-type="float">
            <text:p>-4.01712139842242</text:p>
          </table:table-cell>
          <table:table-cell office:value-type="float" office:value="24.2591231891622" calcext:value-type="float">
            <text:p>24.2591231891622</text:p>
          </table:table-cell>
          <table:table-cell office:value-type="float" office:value="4.06781316306887" calcext:value-type="float">
            <text:p>4.06781316306887</text:p>
          </table:table-cell>
          <table:table-cell office:value-type="float" office:value="-16.6024880850765" calcext:value-type="float">
            <text:p>-16.6024880850765</text:p>
          </table:table-cell>
        </table:table-row>
        <table:table-row table:style-name="ro1">
          <table:table-cell office:value-type="string" calcext:value-type="string">
            <text:p>2001-11-15</text:p>
          </table:table-cell>
          <table:table-cell office:value-type="float" office:value="-4.48230319305725" calcext:value-type="float">
            <text:p>-4.48230319305725</text:p>
          </table:table-cell>
          <table:table-cell office:value-type="float" office:value="24.9439590056453" calcext:value-type="float">
            <text:p>24.9439590056453</text:p>
          </table:table-cell>
          <table:table-cell office:value-type="float" office:value="3.45323805586741" calcext:value-type="float">
            <text:p>3.45323805586741</text:p>
          </table:table-cell>
          <table:table-cell office:value-type="float" office:value="-15.8608099564309" calcext:value-type="float">
            <text:p>-15.8608099564309</text:p>
          </table:table-cell>
        </table:table-row>
        <table:table-row table:style-name="ro1">
          <table:table-cell office:value-type="string" calcext:value-type="string">
            <text:p>2001-11-16</text:p>
          </table:table-cell>
          <table:table-cell office:value-type="float" office:value="-7.82743996188452" calcext:value-type="float">
            <text:p>-7.82743996188452</text:p>
          </table:table-cell>
          <table:table-cell office:value-type="float" office:value="25.1549457558053" calcext:value-type="float">
            <text:p>25.1549457558053</text:p>
          </table:table-cell>
          <table:table-cell office:value-type="float" office:value="3.56111687433122" calcext:value-type="float">
            <text:p>3.56111687433122</text:p>
          </table:table-cell>
          <table:table-cell office:value-type="float" office:value="-15.5179828831026" calcext:value-type="float">
            <text:p>-15.5179828831026</text:p>
          </table:table-cell>
        </table:table-row>
        <table:table-row table:style-name="ro1">
          <table:table-cell office:value-type="string" calcext:value-type="string">
            <text:p>2001-11-17</text:p>
          </table:table-cell>
          <table:table-cell office:value-type="float" office:value="-9.46721548125105" calcext:value-type="float">
            <text:p>-9.46721548125105</text:p>
          </table:table-cell>
          <table:table-cell office:value-type="float" office:value="25.3719445514908" calcext:value-type="float">
            <text:p>25.3719445514908</text:p>
          </table:table-cell>
          <table:table-cell office:value-type="float" office:value="3.55545875283186" calcext:value-type="float">
            <text:p>3.55545875283186</text:p>
          </table:table-cell>
          <table:table-cell office:value-type="float" office:value="-17.9700016574456" calcext:value-type="float">
            <text:p>-17.9700016574456</text:p>
          </table:table-cell>
        </table:table-row>
        <table:table-row table:style-name="ro1">
          <table:table-cell office:value-type="string" calcext:value-type="string">
            <text:p>2001-11-18</text:p>
          </table:table-cell>
          <table:table-cell office:value-type="float" office:value="-8.70026927107472" calcext:value-type="float">
            <text:p>-8.70026927107472</text:p>
          </table:table-cell>
          <table:table-cell office:value-type="float" office:value="26.4295170603309" calcext:value-type="float">
            <text:p>26.4295170603309</text:p>
          </table:table-cell>
          <table:table-cell office:value-type="float" office:value="3.45752647059915" calcext:value-type="float">
            <text:p>3.45752647059915</text:p>
          </table:table-cell>
          <table:table-cell office:value-type="float" office:value="-17.8588945657125" calcext:value-type="float">
            <text:p>-17.8588945657125</text:p>
          </table:table-cell>
        </table:table-row>
        <table:table-row table:style-name="ro1">
          <table:table-cell office:value-type="string" calcext:value-type="string">
            <text:p>2001-11-19</text:p>
          </table:table-cell>
          <table:table-cell office:value-type="float" office:value="-7.98742993132195" calcext:value-type="float">
            <text:p>-7.98742993132195</text:p>
          </table:table-cell>
          <table:table-cell office:value-type="float" office:value="26.1581318063011" calcext:value-type="float">
            <text:p>26.1581318063011</text:p>
          </table:table-cell>
          <table:table-cell office:value-type="float" office:value="3.00986225682139" calcext:value-type="float">
            <text:p>3.00986225682139</text:p>
          </table:table-cell>
          <table:table-cell office:value-type="float" office:value="-16.8322017918906" calcext:value-type="float">
            <text:p>-16.8322017918906</text:p>
          </table:table-cell>
        </table:table-row>
        <table:table-row table:style-name="ro1">
          <table:table-cell office:value-type="string" calcext:value-type="string">
            <text:p>2001-11-20</text:p>
          </table:table-cell>
          <table:table-cell office:value-type="float" office:value="-8.32475209690869" calcext:value-type="float">
            <text:p>-8.32475209690869</text:p>
          </table:table-cell>
          <table:table-cell office:value-type="float" office:value="27.6290935475974" calcext:value-type="float">
            <text:p>27.6290935475974</text:p>
          </table:table-cell>
          <table:table-cell office:value-type="float" office:value="4.33413292983862" calcext:value-type="float">
            <text:p>4.33413292983862</text:p>
          </table:table-cell>
          <table:table-cell office:value-type="float" office:value="-15.6347917424516" calcext:value-type="float">
            <text:p>-15.6347917424516</text:p>
          </table:table-cell>
        </table:table-row>
        <table:table-row table:style-name="ro1">
          <table:table-cell office:value-type="string" calcext:value-type="string">
            <text:p>2001-11-21</text:p>
          </table:table-cell>
          <table:table-cell office:value-type="float" office:value="-9.16019251689371" calcext:value-type="float">
            <text:p>-9.16019251689371</text:p>
          </table:table-cell>
          <table:table-cell office:value-type="float" office:value="27.0358293683342" calcext:value-type="float">
            <text:p>27.0358293683342</text:p>
          </table:table-cell>
          <table:table-cell office:value-type="float" office:value="2.05489200868458" calcext:value-type="float">
            <text:p>2.05489200868458</text:p>
          </table:table-cell>
          <table:table-cell office:value-type="float" office:value="-17.6289254855978" calcext:value-type="float">
            <text:p>-17.6289254855978</text:p>
          </table:table-cell>
        </table:table-row>
        <table:table-row table:style-name="ro1">
          <table:table-cell office:value-type="string" calcext:value-type="string">
            <text:p>2001-11-22</text:p>
          </table:table-cell>
          <table:table-cell office:value-type="float" office:value="-9.14613388933381" calcext:value-type="float">
            <text:p>-9.14613388933381</text:p>
          </table:table-cell>
          <table:table-cell office:value-type="float" office:value="26.4345842807776" calcext:value-type="float">
            <text:p>26.4345842807776</text:p>
          </table:table-cell>
          <table:table-cell office:value-type="float" office:value="0.748574470742692" calcext:value-type="float">
            <text:p>0.748574470742692</text:p>
          </table:table-cell>
          <table:table-cell office:value-type="float" office:value="-18.1912287891069" calcext:value-type="float">
            <text:p>-18.1912287891069</text:p>
          </table:table-cell>
        </table:table-row>
        <table:table-row table:style-name="ro1">
          <table:table-cell office:value-type="string" calcext:value-type="string">
            <text:p>2001-11-23</text:p>
          </table:table-cell>
          <table:table-cell office:value-type="float" office:value="-8.99355111473134" calcext:value-type="float">
            <text:p>-8.99355111473134</text:p>
          </table:table-cell>
          <table:table-cell office:value-type="float" office:value="26.1965055161024" calcext:value-type="float">
            <text:p>26.1965055161024</text:p>
          </table:table-cell>
          <table:table-cell office:value-type="float" office:value="3.45985655482966" calcext:value-type="float">
            <text:p>3.45985655482966</text:p>
          </table:table-cell>
          <table:table-cell office:value-type="float" office:value="-17.0570614857183" calcext:value-type="float">
            <text:p>-17.0570614857183</text:p>
          </table:table-cell>
        </table:table-row>
        <table:table-row table:style-name="ro1">
          <table:table-cell office:value-type="string" calcext:value-type="string">
            <text:p>2001-11-24</text:p>
          </table:table-cell>
          <table:table-cell office:value-type="float" office:value="-7.89757409359599" calcext:value-type="float">
            <text:p>-7.89757409359599</text:p>
          </table:table-cell>
          <table:table-cell office:value-type="float" office:value="27.0896755243874" calcext:value-type="float">
            <text:p>27.0896755243874</text:p>
          </table:table-cell>
          <table:table-cell office:value-type="float" office:value="4.05425676281885" calcext:value-type="float">
            <text:p>4.05425676281885</text:p>
          </table:table-cell>
          <table:table-cell office:value-type="float" office:value="-17.2131791648717" calcext:value-type="float">
            <text:p>-17.2131791648717</text:p>
          </table:table-cell>
        </table:table-row>
        <table:table-row table:style-name="ro1">
          <table:table-cell office:value-type="string" calcext:value-type="string">
            <text:p>2001-11-25</text:p>
          </table:table-cell>
          <table:table-cell office:value-type="float" office:value="-7.98536850263406" calcext:value-type="float">
            <text:p>-7.98536850263406</text:p>
          </table:table-cell>
          <table:table-cell office:value-type="float" office:value="27.592361118506" calcext:value-type="float">
            <text:p>27.592361118506</text:p>
          </table:table-cell>
          <table:table-cell office:value-type="float" office:value="3.2480767438178" calcext:value-type="float">
            <text:p>3.2480767438178</text:p>
          </table:table-cell>
          <table:table-cell office:value-type="float" office:value="-16.5036378233811" calcext:value-type="float">
            <text:p>-16.5036378233811</text:p>
          </table:table-cell>
        </table:table-row>
        <table:table-row table:style-name="ro1">
          <table:table-cell office:value-type="string" calcext:value-type="string">
            <text:p>2001-11-26</text:p>
          </table:table-cell>
          <table:table-cell office:value-type="float" office:value="-8.09780983991036" calcext:value-type="float">
            <text:p>-8.09780983991036</text:p>
          </table:table-cell>
          <table:table-cell office:value-type="float" office:value="27.2753163399233" calcext:value-type="float">
            <text:p>27.2753163399233</text:p>
          </table:table-cell>
          <table:table-cell office:value-type="float" office:value="3.8528684690932" calcext:value-type="float">
            <text:p>3.8528684690932</text:p>
          </table:table-cell>
          <table:table-cell office:value-type="float" office:value="-16.3559575595292" calcext:value-type="float">
            <text:p>-16.3559575595292</text:p>
          </table:table-cell>
        </table:table-row>
        <table:table-row table:style-name="ro1">
          <table:table-cell office:value-type="string" calcext:value-type="string">
            <text:p>2001-11-27</text:p>
          </table:table-cell>
          <table:table-cell office:value-type="float" office:value="-8.61797205256853" calcext:value-type="float">
            <text:p>-8.61797205256853</text:p>
          </table:table-cell>
          <table:table-cell office:value-type="float" office:value="28.0897976204295" calcext:value-type="float">
            <text:p>28.0897976204295</text:p>
          </table:table-cell>
          <table:table-cell office:value-type="float" office:value="3.47621365241989" calcext:value-type="float">
            <text:p>3.47621365241989</text:p>
          </table:table-cell>
          <table:table-cell office:value-type="float" office:value="-16.8145876354675" calcext:value-type="float">
            <text:p>-16.8145876354675</text:p>
          </table:table-cell>
        </table:table-row>
        <table:table-row table:style-name="ro1">
          <table:table-cell office:value-type="string" calcext:value-type="string">
            <text:p>2001-11-28</text:p>
          </table:table-cell>
          <table:table-cell office:value-type="float" office:value="-8.56390280942584" calcext:value-type="float">
            <text:p>-8.56390280942584</text:p>
          </table:table-cell>
          <table:table-cell office:value-type="float" office:value="27.4060247908623" calcext:value-type="float">
            <text:p>27.4060247908623</text:p>
          </table:table-cell>
          <table:table-cell office:value-type="float" office:value="4.53131805645518" calcext:value-type="float">
            <text:p>4.53131805645518</text:p>
          </table:table-cell>
          <table:table-cell office:value-type="float" office:value="-17.7696343198871" calcext:value-type="float">
            <text:p>-17.7696343198871</text:p>
          </table:table-cell>
        </table:table-row>
        <table:table-row table:style-name="ro1">
          <table:table-cell office:value-type="string" calcext:value-type="string">
            <text:p>2001-11-29</text:p>
          </table:table-cell>
          <table:table-cell office:value-type="float" office:value="-8.59907587656514" calcext:value-type="float">
            <text:p>-8.59907587656514</text:p>
          </table:table-cell>
          <table:table-cell office:value-type="float" office:value="28.6423106892635" calcext:value-type="float">
            <text:p>28.6423106892635</text:p>
          </table:table-cell>
          <table:table-cell office:value-type="float" office:value="4.80977999368398" calcext:value-type="float">
            <text:p>4.80977999368398</text:p>
          </table:table-cell>
          <table:table-cell office:value-type="float" office:value="-16.0249365819785" calcext:value-type="float">
            <text:p>-16.0249365819785</text:p>
          </table:table-cell>
        </table:table-row>
        <table:table-row table:style-name="ro1">
          <table:table-cell office:value-type="string" calcext:value-type="string">
            <text:p>2001-11-30</text:p>
          </table:table-cell>
          <table:table-cell office:value-type="float" office:value="-9.451380379267" calcext:value-type="float">
            <text:p>-9.451380379267</text:p>
          </table:table-cell>
          <table:table-cell office:value-type="float" office:value="29.8280735750989" calcext:value-type="float">
            <text:p>29.8280735750989</text:p>
          </table:table-cell>
          <table:table-cell office:value-type="float" office:value="4.9085761895962" calcext:value-type="float">
            <text:p>4.9085761895962</text:p>
          </table:table-cell>
          <table:table-cell office:value-type="float" office:value="-16.4514913903382" calcext:value-type="float">
            <text:p>-16.4514913903382</text:p>
          </table:table-cell>
        </table:table-row>
        <table:table-row table:style-name="ro1">
          <table:table-cell office:value-type="string" calcext:value-type="string">
            <text:p>2001-12-01</text:p>
          </table:table-cell>
          <table:table-cell office:value-type="float" office:value="-8.69003388929512" calcext:value-type="float">
            <text:p>-8.69003388929512</text:p>
          </table:table-cell>
          <table:table-cell office:value-type="float" office:value="30.6096806199148" calcext:value-type="float">
            <text:p>30.6096806199148</text:p>
          </table:table-cell>
          <table:table-cell office:value-type="float" office:value="3.8421094858776" calcext:value-type="float">
            <text:p>3.8421094858776</text:p>
          </table:table-cell>
          <table:table-cell office:value-type="float" office:value="-16.82122911973" calcext:value-type="float">
            <text:p>-16.82122911973</text:p>
          </table:table-cell>
        </table:table-row>
        <table:table-row table:style-name="ro1">
          <table:table-cell office:value-type="string" calcext:value-type="string">
            <text:p>2001-12-02</text:p>
          </table:table-cell>
          <table:table-cell office:value-type="float" office:value="-9.63322906453182" calcext:value-type="float">
            <text:p>-9.63322906453182</text:p>
          </table:table-cell>
          <table:table-cell office:value-type="float" office:value="31.2353680563964" calcext:value-type="float">
            <text:p>31.2353680563964</text:p>
          </table:table-cell>
          <table:table-cell office:value-type="float" office:value="3.78276049319131" calcext:value-type="float">
            <text:p>3.78276049319131</text:p>
          </table:table-cell>
          <table:table-cell office:value-type="float" office:value="-16.6279898308363" calcext:value-type="float">
            <text:p>-16.6279898308363</text:p>
          </table:table-cell>
        </table:table-row>
        <table:table-row table:style-name="ro1">
          <table:table-cell office:value-type="string" calcext:value-type="string">
            <text:p>2001-12-03</text:p>
          </table:table-cell>
          <table:table-cell office:value-type="float" office:value="-9.94756494618911" calcext:value-type="float">
            <text:p>-9.94756494618911</text:p>
          </table:table-cell>
          <table:table-cell office:value-type="float" office:value="31.5490830146773" calcext:value-type="float">
            <text:p>31.5490830146773</text:p>
          </table:table-cell>
          <table:table-cell office:value-type="float" office:value="3.19692373341588" calcext:value-type="float">
            <text:p>3.19692373341588</text:p>
          </table:table-cell>
          <table:table-cell office:value-type="float" office:value="-18.4603245928758" calcext:value-type="float">
            <text:p>-18.4603245928758</text:p>
          </table:table-cell>
        </table:table-row>
        <table:table-row table:style-name="ro1">
          <table:table-cell office:value-type="string" calcext:value-type="string">
            <text:p>2001-12-04</text:p>
          </table:table-cell>
          <table:table-cell office:value-type="float" office:value="-11.909944696984" calcext:value-type="float">
            <text:p>-11.909944696984</text:p>
          </table:table-cell>
          <table:table-cell office:value-type="float" office:value="33.7110979544954" calcext:value-type="float">
            <text:p>33.7110979544954</text:p>
          </table:table-cell>
          <table:table-cell office:value-type="float" office:value="4.43712414379182" calcext:value-type="float">
            <text:p>4.43712414379182</text:p>
          </table:table-cell>
          <table:table-cell office:value-type="float" office:value="-18.3053985468819" calcext:value-type="float">
            <text:p>-18.3053985468819</text:p>
          </table:table-cell>
        </table:table-row>
        <table:table-row table:style-name="ro1">
          <table:table-cell office:value-type="string" calcext:value-type="string">
            <text:p>2001-12-05</text:p>
          </table:table-cell>
          <table:table-cell office:value-type="float" office:value="-13.0233405589637" calcext:value-type="float">
            <text:p>-13.0233405589637</text:p>
          </table:table-cell>
          <table:table-cell office:value-type="float" office:value="31.9555120016245" calcext:value-type="float">
            <text:p>31.9555120016245</text:p>
          </table:table-cell>
          <table:table-cell office:value-type="float" office:value="5.19108479374859" calcext:value-type="float">
            <text:p>5.19108479374859</text:p>
          </table:table-cell>
          <table:table-cell office:value-type="float" office:value="-18.5657594685845" calcext:value-type="float">
            <text:p>-18.5657594685845</text:p>
          </table:table-cell>
        </table:table-row>
        <table:table-row table:style-name="ro1">
          <table:table-cell office:value-type="string" calcext:value-type="string">
            <text:p>2001-12-06</text:p>
          </table:table-cell>
          <table:table-cell office:value-type="float" office:value="-10.9745996395963" calcext:value-type="float">
            <text:p>-10.9745996395963</text:p>
          </table:table-cell>
          <table:table-cell office:value-type="float" office:value="31.1773227556807" calcext:value-type="float">
            <text:p>31.1773227556807</text:p>
          </table:table-cell>
          <table:table-cell office:value-type="float" office:value="5.8542592156384" calcext:value-type="float">
            <text:p>5.8542592156384</text:p>
          </table:table-cell>
          <table:table-cell office:value-type="float" office:value="-19.3746461265928" calcext:value-type="float">
            <text:p>-19.3746461265928</text:p>
          </table:table-cell>
        </table:table-row>
        <table:table-row table:style-name="ro1">
          <table:table-cell office:value-type="string" calcext:value-type="string">
            <text:p>2001-12-07</text:p>
          </table:table-cell>
          <table:table-cell office:value-type="float" office:value="-11.4325823236399" calcext:value-type="float">
            <text:p>-11.4325823236399</text:p>
          </table:table-cell>
          <table:table-cell office:value-type="float" office:value="32.131118969611" calcext:value-type="float">
            <text:p>32.131118969611</text:p>
          </table:table-cell>
          <table:table-cell office:value-type="float" office:value="7.31138637592266" calcext:value-type="float">
            <text:p>7.31138637592266</text:p>
          </table:table-cell>
          <table:table-cell office:value-type="float" office:value="-20.2574710266395" calcext:value-type="float">
            <text:p>-20.2574710266395</text:p>
          </table:table-cell>
        </table:table-row>
        <table:table-row table:style-name="ro1">
          <table:table-cell office:value-type="string" calcext:value-type="string">
            <text:p>2001-12-08</text:p>
          </table:table-cell>
          <table:table-cell office:value-type="float" office:value="-13.380918953825" calcext:value-type="float">
            <text:p>-13.380918953825</text:p>
          </table:table-cell>
          <table:table-cell office:value-type="float" office:value="33.3534666766758" calcext:value-type="float">
            <text:p>33.3534666766758</text:p>
          </table:table-cell>
          <table:table-cell office:value-type="float" office:value="7.77253725867742" calcext:value-type="float">
            <text:p>7.77253725867742</text:p>
          </table:table-cell>
          <table:table-cell office:value-type="float" office:value="-20.4709556312954" calcext:value-type="float">
            <text:p>-20.4709556312954</text:p>
          </table:table-cell>
        </table:table-row>
        <table:table-row table:style-name="ro1">
          <table:table-cell office:value-type="string" calcext:value-type="string">
            <text:p>2001-12-09</text:p>
          </table:table-cell>
          <table:table-cell office:value-type="float" office:value="-14.6341738814983" calcext:value-type="float">
            <text:p>-14.6341738814983</text:p>
          </table:table-cell>
          <table:table-cell office:value-type="float" office:value="35.6686617495832" calcext:value-type="float">
            <text:p>35.6686617495832</text:p>
          </table:table-cell>
          <table:table-cell office:value-type="float" office:value="7.12191317210365" calcext:value-type="float">
            <text:p>7.12191317210365</text:p>
          </table:table-cell>
          <table:table-cell office:value-type="float" office:value="-20.7274419438496" calcext:value-type="float">
            <text:p>-20.7274419438496</text:p>
          </table:table-cell>
        </table:table-row>
        <table:table-row table:style-name="ro1">
          <table:table-cell office:value-type="string" calcext:value-type="string">
            <text:p>2001-12-10</text:p>
          </table:table-cell>
          <table:table-cell office:value-type="float" office:value="-14.9321482185" calcext:value-type="float">
            <text:p>-14.9321482185</text:p>
          </table:table-cell>
          <table:table-cell office:value-type="float" office:value="35.1991715328149" calcext:value-type="float">
            <text:p>35.1991715328149</text:p>
          </table:table-cell>
          <table:table-cell office:value-type="float" office:value="6.2524536316867" calcext:value-type="float">
            <text:p>6.2524536316867</text:p>
          </table:table-cell>
          <table:table-cell office:value-type="float" office:value="-21.7252588034962" calcext:value-type="float">
            <text:p>-21.7252588034962</text:p>
          </table:table-cell>
        </table:table-row>
        <table:table-row table:style-name="ro1">
          <table:table-cell office:value-type="string" calcext:value-type="string">
            <text:p>2001-12-11</text:p>
          </table:table-cell>
          <table:table-cell office:value-type="float" office:value="-17.7831866162133" calcext:value-type="float">
            <text:p>-17.7831866162133</text:p>
          </table:table-cell>
          <table:table-cell office:value-type="float" office:value="37.4189414760329" calcext:value-type="float">
            <text:p>37.4189414760329</text:p>
          </table:table-cell>
          <table:table-cell office:value-type="float" office:value="5.05767132179661" calcext:value-type="float">
            <text:p>5.05767132179661</text:p>
          </table:table-cell>
          <table:table-cell office:value-type="float" office:value="-21.8123696817347" calcext:value-type="float">
            <text:p>-21.8123696817347</text:p>
          </table:table-cell>
        </table:table-row>
        <table:table-row table:style-name="ro1">
          <table:table-cell office:value-type="string" calcext:value-type="string">
            <text:p>2001-12-12</text:p>
          </table:table-cell>
          <table:table-cell office:value-type="float" office:value="-16.118192924109" calcext:value-type="float">
            <text:p>-16.118192924109</text:p>
          </table:table-cell>
          <table:table-cell office:value-type="float" office:value="38.238205122761" calcext:value-type="float">
            <text:p>38.238205122761</text:p>
          </table:table-cell>
          <table:table-cell office:value-type="float" office:value="5.4140263419239" calcext:value-type="float">
            <text:p>5.4140263419239</text:p>
          </table:table-cell>
          <table:table-cell office:value-type="float" office:value="-21.798566701175" calcext:value-type="float">
            <text:p>-21.798566701175</text:p>
          </table:table-cell>
        </table:table-row>
        <table:table-row table:style-name="ro1">
          <table:table-cell office:value-type="string" calcext:value-type="string">
            <text:p>2001-12-13</text:p>
          </table:table-cell>
          <table:table-cell office:value-type="float" office:value="-16.0538385507548" calcext:value-type="float">
            <text:p>-16.0538385507548</text:p>
          </table:table-cell>
          <table:table-cell office:value-type="float" office:value="38.1408011965458" calcext:value-type="float">
            <text:p>38.1408011965458</text:p>
          </table:table-cell>
          <table:table-cell office:value-type="float" office:value="6.19589065097743" calcext:value-type="float">
            <text:p>6.19589065097743</text:p>
          </table:table-cell>
          <table:table-cell office:value-type="float" office:value="-23.2533622255155" calcext:value-type="float">
            <text:p>-23.2533622255155</text:p>
          </table:table-cell>
        </table:table-row>
        <table:table-row table:style-name="ro1">
          <table:table-cell office:value-type="string" calcext:value-type="string">
            <text:p>2001-12-14</text:p>
          </table:table-cell>
          <table:table-cell office:value-type="float" office:value="-16.4531626126276" calcext:value-type="float">
            <text:p>-16.4531626126276</text:p>
          </table:table-cell>
          <table:table-cell office:value-type="float" office:value="38.0933707271974" calcext:value-type="float">
            <text:p>38.0933707271974</text:p>
          </table:table-cell>
          <table:table-cell office:value-type="float" office:value="5.65500689256381" calcext:value-type="float">
            <text:p>5.65500689256381</text:p>
          </table:table-cell>
          <table:table-cell office:value-type="float" office:value="-21.9898187149627" calcext:value-type="float">
            <text:p>-21.9898187149627</text:p>
          </table:table-cell>
        </table:table-row>
        <table:table-row table:style-name="ro1">
          <table:table-cell office:value-type="string" calcext:value-type="string">
            <text:p>2001-12-15</text:p>
          </table:table-cell>
          <table:table-cell office:value-type="float" office:value="-16.5352199084819" calcext:value-type="float">
            <text:p>-16.5352199084819</text:p>
          </table:table-cell>
          <table:table-cell office:value-type="float" office:value="38.8864589752466" calcext:value-type="float">
            <text:p>38.8864589752466</text:p>
          </table:table-cell>
          <table:table-cell office:value-type="float" office:value="4.52372630494452" calcext:value-type="float">
            <text:p>4.52372630494452</text:p>
          </table:table-cell>
          <table:table-cell office:value-type="float" office:value="-22.7970306813037" calcext:value-type="float">
            <text:p>-22.7970306813037</text:p>
          </table:table-cell>
        </table:table-row>
        <table:table-row table:style-name="ro1">
          <table:table-cell office:value-type="string" calcext:value-type="string">
            <text:p>2001-12-16</text:p>
          </table:table-cell>
          <table:table-cell office:value-type="float" office:value="-16.5489160265344" calcext:value-type="float">
            <text:p>-16.5489160265344</text:p>
          </table:table-cell>
          <table:table-cell office:value-type="float" office:value="38.8526943774915" calcext:value-type="float">
            <text:p>38.8526943774915</text:p>
          </table:table-cell>
          <table:table-cell office:value-type="float" office:value="3.90751426384071" calcext:value-type="float">
            <text:p>3.90751426384071</text:p>
          </table:table-cell>
          <table:table-cell office:value-type="float" office:value="-22.7311985604041" calcext:value-type="float">
            <text:p>-22.7311985604041</text:p>
          </table:table-cell>
        </table:table-row>
        <table:table-row table:style-name="ro1">
          <table:table-cell office:value-type="string" calcext:value-type="string">
            <text:p>2001-12-17</text:p>
          </table:table-cell>
          <table:table-cell office:value-type="float" office:value="-17.8886875479644" calcext:value-type="float">
            <text:p>-17.8886875479644</text:p>
          </table:table-cell>
          <table:table-cell office:value-type="float" office:value="39.5123576306067" calcext:value-type="float">
            <text:p>39.5123576306067</text:p>
          </table:table-cell>
          <table:table-cell office:value-type="float" office:value="2.24844304246351" calcext:value-type="float">
            <text:p>2.24844304246351</text:p>
          </table:table-cell>
          <table:table-cell office:value-type="float" office:value="-22.4558908179548" calcext:value-type="float">
            <text:p>-22.4558908179548</text:p>
          </table:table-cell>
        </table:table-row>
        <table:table-row table:style-name="ro1">
          <table:table-cell office:value-type="string" calcext:value-type="string">
            <text:p>2001-12-18</text:p>
          </table:table-cell>
          <table:table-cell office:value-type="float" office:value="-19.6216093026183" calcext:value-type="float">
            <text:p>-19.6216093026183</text:p>
          </table:table-cell>
          <table:table-cell office:value-type="float" office:value="41.0169535026732" calcext:value-type="float">
            <text:p>41.0169535026732</text:p>
          </table:table-cell>
          <table:table-cell office:value-type="float" office:value="1.86226266076179" calcext:value-type="float">
            <text:p>1.86226266076179</text:p>
          </table:table-cell>
          <table:table-cell office:value-type="float" office:value="-21.2066882398209" calcext:value-type="float">
            <text:p>-21.2066882398209</text:p>
          </table:table-cell>
        </table:table-row>
        <table:table-row table:style-name="ro1">
          <table:table-cell office:value-type="string" calcext:value-type="string">
            <text:p>2001-12-19</text:p>
          </table:table-cell>
          <table:table-cell office:value-type="float" office:value="-19.5999377415655" calcext:value-type="float">
            <text:p>-19.5999377415655</text:p>
          </table:table-cell>
          <table:table-cell office:value-type="float" office:value="42.0913751476757" calcext:value-type="float">
            <text:p>42.0913751476757</text:p>
          </table:table-cell>
          <table:table-cell office:value-type="float" office:value="2.30996561065034" calcext:value-type="float">
            <text:p>2.30996561065034</text:p>
          </table:table-cell>
          <table:table-cell office:value-type="float" office:value="-21.8886678651742" calcext:value-type="float">
            <text:p>-21.8886678651742</text:p>
          </table:table-cell>
        </table:table-row>
        <table:table-row table:style-name="ro1">
          <table:table-cell office:value-type="string" calcext:value-type="string">
            <text:p>2001-12-20</text:p>
          </table:table-cell>
          <table:table-cell office:value-type="float" office:value="-19.614309187606" calcext:value-type="float">
            <text:p>-19.614309187606</text:p>
          </table:table-cell>
          <table:table-cell office:value-type="float" office:value="39.5984706691206" calcext:value-type="float">
            <text:p>39.5984706691206</text:p>
          </table:table-cell>
          <table:table-cell office:value-type="float" office:value="1.54827886109619" calcext:value-type="float">
            <text:p>1.54827886109619</text:p>
          </table:table-cell>
          <table:table-cell office:value-type="float" office:value="-23.7599672215061" calcext:value-type="float">
            <text:p>-23.7599672215061</text:p>
          </table:table-cell>
        </table:table-row>
        <table:table-row table:style-name="ro1">
          <table:table-cell office:value-type="string" calcext:value-type="string">
            <text:p>2001-12-21</text:p>
          </table:table-cell>
          <table:table-cell office:value-type="float" office:value="-18.1391152895271" calcext:value-type="float">
            <text:p>-18.1391152895271</text:p>
          </table:table-cell>
          <table:table-cell office:value-type="float" office:value="40.4421524731923" calcext:value-type="float">
            <text:p>40.4421524731923</text:p>
          </table:table-cell>
          <table:table-cell office:value-type="float" office:value="3.08133211605886" calcext:value-type="float">
            <text:p>3.08133211605886</text:p>
          </table:table-cell>
          <table:table-cell office:value-type="float" office:value="-23.1394904127311" calcext:value-type="float">
            <text:p>-23.1394904127311</text:p>
          </table:table-cell>
        </table:table-row>
        <table:table-row table:style-name="ro1">
          <table:table-cell office:value-type="string" calcext:value-type="string">
            <text:p>2001-12-22</text:p>
          </table:table-cell>
          <table:table-cell office:value-type="float" office:value="-18.5847141049499" calcext:value-type="float">
            <text:p>-18.5847141049499</text:p>
          </table:table-cell>
          <table:table-cell office:value-type="float" office:value="38.7716483830864" calcext:value-type="float">
            <text:p>38.7716483830864</text:p>
          </table:table-cell>
          <table:table-cell office:value-type="float" office:value="3.72372569190068" calcext:value-type="float">
            <text:p>3.72372569190068</text:p>
          </table:table-cell>
          <table:table-cell office:value-type="float" office:value="-24.56888602686" calcext:value-type="float">
            <text:p>-24.56888602686</text:p>
          </table:table-cell>
        </table:table-row>
        <table:table-row table:style-name="ro1">
          <table:table-cell office:value-type="string" calcext:value-type="string">
            <text:p>2001-12-23</text:p>
          </table:table-cell>
          <table:table-cell office:value-type="float" office:value="-17.5660163702369" calcext:value-type="float">
            <text:p>-17.5660163702369</text:p>
          </table:table-cell>
          <table:table-cell office:value-type="float" office:value="40.3731141506887" calcext:value-type="float">
            <text:p>40.3731141506887</text:p>
          </table:table-cell>
          <table:table-cell office:value-type="float" office:value="2.43787158356725" calcext:value-type="float">
            <text:p>2.43787158356725</text:p>
          </table:table-cell>
          <table:table-cell office:value-type="float" office:value="-22.8924104072758" calcext:value-type="float">
            <text:p>-22.8924104072758</text:p>
          </table:table-cell>
        </table:table-row>
        <table:table-row table:style-name="ro1">
          <table:table-cell office:value-type="string" calcext:value-type="string">
            <text:p>2001-12-24</text:p>
          </table:table-cell>
          <table:table-cell office:value-type="float" office:value="-17.0646840128351" calcext:value-type="float">
            <text:p>-17.0646840128351</text:p>
          </table:table-cell>
          <table:table-cell office:value-type="float" office:value="41.3991523158434" calcext:value-type="float">
            <text:p>41.3991523158434</text:p>
          </table:table-cell>
          <table:table-cell office:value-type="float" office:value="3.49976586613762" calcext:value-type="float">
            <text:p>3.49976586613762</text:p>
          </table:table-cell>
          <table:table-cell office:value-type="float" office:value="-23.0338083260368" calcext:value-type="float">
            <text:p>-23.0338083260368</text:p>
          </table:table-cell>
        </table:table-row>
        <table:table-row table:style-name="ro1">
          <table:table-cell office:value-type="string" calcext:value-type="string">
            <text:p>2001-12-25</text:p>
          </table:table-cell>
          <table:table-cell office:value-type="float" office:value="-18.112934605552" calcext:value-type="float">
            <text:p>-18.112934605552</text:p>
          </table:table-cell>
          <table:table-cell office:value-type="float" office:value="42.2219573226565" calcext:value-type="float">
            <text:p>42.2219573226565</text:p>
          </table:table-cell>
          <table:table-cell office:value-type="float" office:value="3.40865517799029" calcext:value-type="float">
            <text:p>3.40865517799029</text:p>
          </table:table-cell>
          <table:table-cell office:value-type="float" office:value="-23.6502711458332" calcext:value-type="float">
            <text:p>-23.6502711458332</text:p>
          </table:table-cell>
        </table:table-row>
        <table:table-row table:style-name="ro1">
          <table:table-cell office:value-type="string" calcext:value-type="string">
            <text:p>2001-12-26</text:p>
          </table:table-cell>
          <table:table-cell office:value-type="float" office:value="-19.3147738091293" calcext:value-type="float">
            <text:p>-19.3147738091293</text:p>
          </table:table-cell>
          <table:table-cell office:value-type="float" office:value="42.9929203930093" calcext:value-type="float">
            <text:p>42.9929203930093</text:p>
          </table:table-cell>
          <table:table-cell office:value-type="float" office:value="3.97993958662028" calcext:value-type="float">
            <text:p>3.97993958662028</text:p>
          </table:table-cell>
          <table:table-cell office:value-type="float" office:value="-23.5045278154793" calcext:value-type="float">
            <text:p>-23.5045278154793</text:p>
          </table:table-cell>
        </table:table-row>
        <table:table-row table:style-name="ro1">
          <table:table-cell office:value-type="string" calcext:value-type="string">
            <text:p>2001-12-27</text:p>
          </table:table-cell>
          <table:table-cell office:value-type="float" office:value="-19.1776885136639" calcext:value-type="float">
            <text:p>-19.1776885136639</text:p>
          </table:table-cell>
          <table:table-cell office:value-type="float" office:value="41.8622740014239" calcext:value-type="float">
            <text:p>41.8622740014239</text:p>
          </table:table-cell>
          <table:table-cell office:value-type="float" office:value="2.31761905286794" calcext:value-type="float">
            <text:p>2.31761905286794</text:p>
          </table:table-cell>
          <table:table-cell office:value-type="float" office:value="-24.032734858045" calcext:value-type="float">
            <text:p>-24.032734858045</text:p>
          </table:table-cell>
        </table:table-row>
        <table:table-row table:style-name="ro1">
          <table:table-cell office:value-type="string" calcext:value-type="string">
            <text:p>2001-12-28</text:p>
          </table:table-cell>
          <table:table-cell office:value-type="float" office:value="-19.1724713407857" calcext:value-type="float">
            <text:p>-19.1724713407857</text:p>
          </table:table-cell>
          <table:table-cell office:value-type="float" office:value="42.252398791255" calcext:value-type="float">
            <text:p>42.252398791255</text:p>
          </table:table-cell>
          <table:table-cell office:value-type="float" office:value="1.46990500309298" calcext:value-type="float">
            <text:p>1.46990500309298</text:p>
          </table:table-cell>
          <table:table-cell office:value-type="float" office:value="-22.7646263721617" calcext:value-type="float">
            <text:p>-22.7646263721617</text:p>
          </table:table-cell>
        </table:table-row>
        <table:table-row table:style-name="ro1">
          <table:table-cell office:value-type="string" calcext:value-type="string">
            <text:p>2001-12-29</text:p>
          </table:table-cell>
          <table:table-cell office:value-type="float" office:value="-19.2531457419836" calcext:value-type="float">
            <text:p>-19.2531457419836</text:p>
          </table:table-cell>
          <table:table-cell office:value-type="float" office:value="42.9147416828294" calcext:value-type="float">
            <text:p>42.9147416828294</text:p>
          </table:table-cell>
          <table:table-cell office:value-type="float" office:value="1.63907650686773" calcext:value-type="float">
            <text:p>1.63907650686773</text:p>
          </table:table-cell>
          <table:table-cell office:value-type="float" office:value="-21.2164341787789" calcext:value-type="float">
            <text:p>-21.2164341787789</text:p>
          </table:table-cell>
        </table:table-row>
        <table:table-row table:style-name="ro1">
          <table:table-cell office:value-type="string" calcext:value-type="string">
            <text:p>2001-12-30</text:p>
          </table:table-cell>
          <table:table-cell office:value-type="float" office:value="-19.7935048743555" calcext:value-type="float">
            <text:p>-19.7935048743555</text:p>
          </table:table-cell>
          <table:table-cell office:value-type="float" office:value="42.7904646558116" calcext:value-type="float">
            <text:p>42.7904646558116</text:p>
          </table:table-cell>
          <table:table-cell office:value-type="float" office:value="-0.586999125795133" calcext:value-type="float">
            <text:p>-0.586999125795133</text:p>
          </table:table-cell>
          <table:table-cell office:value-type="float" office:value="-20.8673931967876" calcext:value-type="float">
            <text:p>-20.8673931967876</text:p>
          </table:table-cell>
        </table:table-row>
        <table:table-row table:style-name="ro1">
          <table:table-cell office:value-type="string" calcext:value-type="string">
            <text:p>2001-12-31</text:p>
          </table:table-cell>
          <table:table-cell office:value-type="float" office:value="-18.8553734283245" calcext:value-type="float">
            <text:p>-18.8553734283245</text:p>
          </table:table-cell>
          <table:table-cell office:value-type="float" office:value="41.4155087263823" calcext:value-type="float">
            <text:p>41.4155087263823</text:p>
          </table:table-cell>
          <table:table-cell office:value-type="float" office:value="-0.0932921480072622" calcext:value-type="float">
            <text:p>-0.093292148007262</text:p>
          </table:table-cell>
          <table:table-cell office:value-type="float" office:value="-22.0239224979438" calcext:value-type="float">
            <text:p>-22.0239224979438</text:p>
          </table:table-cell>
        </table:table-row>
        <table:table-row table:style-name="ro1">
          <table:table-cell office:value-type="string" calcext:value-type="string">
            <text:p>2002-01-01</text:p>
          </table:table-cell>
          <table:table-cell office:value-type="float" office:value="-17.0815570200465" calcext:value-type="float">
            <text:p>-17.0815570200465</text:p>
          </table:table-cell>
          <table:table-cell office:value-type="float" office:value="40.9950652462174" calcext:value-type="float">
            <text:p>40.9950652462174</text:p>
          </table:table-cell>
          <table:table-cell office:value-type="float" office:value="-1.19048114854639" calcext:value-type="float">
            <text:p>-1.19048114854639</text:p>
          </table:table-cell>
          <table:table-cell office:value-type="float" office:value="-22.8902134766924" calcext:value-type="float">
            <text:p>-22.8902134766924</text:p>
          </table:table-cell>
        </table:table-row>
        <table:table-row table:style-name="ro1">
          <table:table-cell office:value-type="string" calcext:value-type="string">
            <text:p>2002-01-02</text:p>
          </table:table-cell>
          <table:table-cell office:value-type="float" office:value="-16.728151957737" calcext:value-type="float">
            <text:p>-16.728151957737</text:p>
          </table:table-cell>
          <table:table-cell office:value-type="float" office:value="41.8397648776057" calcext:value-type="float">
            <text:p>41.8397648776057</text:p>
          </table:table-cell>
          <table:table-cell office:value-type="float" office:value="-0.712381476484388" calcext:value-type="float">
            <text:p>-0.712381476484388</text:p>
          </table:table-cell>
          <table:table-cell office:value-type="float" office:value="-24.5086002108424" calcext:value-type="float">
            <text:p>-24.5086002108424</text:p>
          </table:table-cell>
        </table:table-row>
        <table:table-row table:style-name="ro1">
          <table:table-cell office:value-type="string" calcext:value-type="string">
            <text:p>2002-01-03</text:p>
          </table:table-cell>
          <table:table-cell office:value-type="float" office:value="-14.4751458863152" calcext:value-type="float">
            <text:p>-14.4751458863152</text:p>
          </table:table-cell>
          <table:table-cell office:value-type="float" office:value="41.6175442715293" calcext:value-type="float">
            <text:p>41.6175442715293</text:p>
          </table:table-cell>
          <table:table-cell office:value-type="float" office:value="-1.46727705283041" calcext:value-type="float">
            <text:p>-1.46727705283041</text:p>
          </table:table-cell>
          <table:table-cell office:value-type="float" office:value="-25.0865144815679" calcext:value-type="float">
            <text:p>-25.0865144815679</text:p>
          </table:table-cell>
        </table:table-row>
        <table:table-row table:style-name="ro1">
          <table:table-cell office:value-type="string" calcext:value-type="string">
            <text:p>2002-01-04</text:p>
          </table:table-cell>
          <table:table-cell office:value-type="float" office:value="-15.6061834866222" calcext:value-type="float">
            <text:p>-15.6061834866222</text:p>
          </table:table-cell>
          <table:table-cell office:value-type="float" office:value="40.2106393310567" calcext:value-type="float">
            <text:p>40.2106393310567</text:p>
          </table:table-cell>
          <table:table-cell office:value-type="float" office:value="-0.0854664320280671" calcext:value-type="float">
            <text:p>-0.085466432028067</text:p>
          </table:table-cell>
          <table:table-cell office:value-type="float" office:value="-25.3279438428726" calcext:value-type="float">
            <text:p>-25.3279438428726</text:p>
          </table:table-cell>
        </table:table-row>
        <table:table-row table:style-name="ro1">
          <table:table-cell office:value-type="string" calcext:value-type="string">
            <text:p>2002-01-05</text:p>
          </table:table-cell>
          <table:table-cell office:value-type="float" office:value="-15.9796560102854" calcext:value-type="float">
            <text:p>-15.9796560102854</text:p>
          </table:table-cell>
          <table:table-cell office:value-type="float" office:value="39.2275171747833" calcext:value-type="float">
            <text:p>39.2275171747833</text:p>
          </table:table-cell>
          <table:table-cell office:value-type="float" office:value="0.323518917545999" calcext:value-type="float">
            <text:p>0.323518917545999</text:p>
          </table:table-cell>
          <table:table-cell office:value-type="float" office:value="-24.4177899408923" calcext:value-type="float">
            <text:p>-24.4177899408923</text:p>
          </table:table-cell>
        </table:table-row>
        <table:table-row table:style-name="ro1">
          <table:table-cell office:value-type="string" calcext:value-type="string">
            <text:p>2002-01-06</text:p>
          </table:table-cell>
          <table:table-cell office:value-type="float" office:value="-16.742132994786" calcext:value-type="float">
            <text:p>-16.742132994786</text:p>
          </table:table-cell>
          <table:table-cell office:value-type="float" office:value="38.6252275023795" calcext:value-type="float">
            <text:p>38.6252275023795</text:p>
          </table:table-cell>
          <table:table-cell office:value-type="float" office:value="1.72862162005702" calcext:value-type="float">
            <text:p>1.72862162005702</text:p>
          </table:table-cell>
          <table:table-cell office:value-type="float" office:value="-25.024332976663" calcext:value-type="float">
            <text:p>-25.024332976663</text:p>
          </table:table-cell>
        </table:table-row>
        <table:table-row table:style-name="ro1">
          <table:table-cell office:value-type="string" calcext:value-type="string">
            <text:p>2002-01-07</text:p>
          </table:table-cell>
          <table:table-cell office:value-type="float" office:value="-15.9555076063724" calcext:value-type="float">
            <text:p>-15.9555076063724</text:p>
          </table:table-cell>
          <table:table-cell office:value-type="float" office:value="39.1375612676252" calcext:value-type="float">
            <text:p>39.1375612676252</text:p>
          </table:table-cell>
          <table:table-cell office:value-type="float" office:value="0.676664957181234" calcext:value-type="float">
            <text:p>0.676664957181234</text:p>
          </table:table-cell>
          <table:table-cell office:value-type="float" office:value="-23.7215012902104" calcext:value-type="float">
            <text:p>-23.7215012902104</text:p>
          </table:table-cell>
        </table:table-row>
        <table:table-row table:style-name="ro1">
          <table:table-cell office:value-type="string" calcext:value-type="string">
            <text:p>2002-01-08</text:p>
          </table:table-cell>
          <table:table-cell office:value-type="float" office:value="-14.3376454922845" calcext:value-type="float">
            <text:p>-14.3376454922845</text:p>
          </table:table-cell>
          <table:table-cell office:value-type="float" office:value="40.1095543209536" calcext:value-type="float">
            <text:p>40.1095543209536</text:p>
          </table:table-cell>
          <table:table-cell office:value-type="float" office:value="0.15271193925791" calcext:value-type="float">
            <text:p>0.15271193925791</text:p>
          </table:table-cell>
          <table:table-cell office:value-type="float" office:value="-25.3670494164795" calcext:value-type="float">
            <text:p>-25.3670494164795</text:p>
          </table:table-cell>
        </table:table-row>
        <table:table-row table:style-name="ro1">
          <table:table-cell office:value-type="string" calcext:value-type="string">
            <text:p>2002-01-09</text:p>
          </table:table-cell>
          <table:table-cell office:value-type="float" office:value="-14.0329605442254" calcext:value-type="float">
            <text:p>-14.0329605442254</text:p>
          </table:table-cell>
          <table:table-cell office:value-type="float" office:value="40.5071588154633" calcext:value-type="float">
            <text:p>40.5071588154633</text:p>
          </table:table-cell>
          <table:table-cell office:value-type="float" office:value="0.112241217732622" calcext:value-type="float">
            <text:p>0.112241217732622</text:p>
          </table:table-cell>
          <table:table-cell office:value-type="float" office:value="-25.1829955457311" calcext:value-type="float">
            <text:p>-25.1829955457311</text:p>
          </table:table-cell>
        </table:table-row>
        <table:table-row table:style-name="ro1">
          <table:table-cell office:value-type="string" calcext:value-type="string">
            <text:p>2002-01-10</text:p>
          </table:table-cell>
          <table:table-cell office:value-type="float" office:value="-14.204276249979" calcext:value-type="float">
            <text:p>-14.204276249979</text:p>
          </table:table-cell>
          <table:table-cell office:value-type="float" office:value="39.0088494915131" calcext:value-type="float">
            <text:p>39.0088494915131</text:p>
          </table:table-cell>
          <table:table-cell office:value-type="float" office:value="0.460713196635423" calcext:value-type="float">
            <text:p>0.460713196635423</text:p>
          </table:table-cell>
          <table:table-cell office:value-type="float" office:value="-25.263754659707" calcext:value-type="float">
            <text:p>-25.263754659707</text:p>
          </table:table-cell>
        </table:table-row>
        <table:table-row table:style-name="ro1">
          <table:table-cell office:value-type="string" calcext:value-type="string">
            <text:p>2002-01-11</text:p>
          </table:table-cell>
          <table:table-cell office:value-type="float" office:value="-13.1525397938425" calcext:value-type="float">
            <text:p>-13.1525397938425</text:p>
          </table:table-cell>
          <table:table-cell office:value-type="float" office:value="37.3694323048649" calcext:value-type="float">
            <text:p>37.3694323048649</text:p>
          </table:table-cell>
          <table:table-cell office:value-type="float" office:value="1.39596965623322" calcext:value-type="float">
            <text:p>1.39596965623322</text:p>
          </table:table-cell>
          <table:table-cell office:value-type="float" office:value="-25.8481461021068" calcext:value-type="float">
            <text:p>-25.8481461021068</text:p>
          </table:table-cell>
        </table:table-row>
        <table:table-row table:style-name="ro1">
          <table:table-cell office:value-type="string" calcext:value-type="string">
            <text:p>2002-01-12</text:p>
          </table:table-cell>
          <table:table-cell office:value-type="float" office:value="-12.7980259101806" calcext:value-type="float">
            <text:p>-12.7980259101806</text:p>
          </table:table-cell>
          <table:table-cell office:value-type="float" office:value="36.02428259807" calcext:value-type="float">
            <text:p>36.02428259807</text:p>
          </table:table-cell>
          <table:table-cell office:value-type="float" office:value="2.43496604360043" calcext:value-type="float">
            <text:p>2.43496604360043</text:p>
          </table:table-cell>
          <table:table-cell office:value-type="float" office:value="-24.9478771215257" calcext:value-type="float">
            <text:p>-24.9478771215257</text:p>
          </table:table-cell>
        </table:table-row>
        <table:table-row table:style-name="ro1">
          <table:table-cell office:value-type="string" calcext:value-type="string">
            <text:p>2002-01-13</text:p>
          </table:table-cell>
          <table:table-cell office:value-type="float" office:value="-11.1270702933514" calcext:value-type="float">
            <text:p>-11.1270702933514</text:p>
          </table:table-cell>
          <table:table-cell office:value-type="float" office:value="36.1944661745041" calcext:value-type="float">
            <text:p>36.1944661745041</text:p>
          </table:table-cell>
          <table:table-cell office:value-type="float" office:value="2.23413810282634" calcext:value-type="float">
            <text:p>2.23413810282634</text:p>
          </table:table-cell>
          <table:table-cell office:value-type="float" office:value="-24.8936616058993" calcext:value-type="float">
            <text:p>-24.8936616058993</text:p>
          </table:table-cell>
        </table:table-row>
        <table:table-row table:style-name="ro1">
          <table:table-cell office:value-type="string" calcext:value-type="string">
            <text:p>2002-01-14</text:p>
          </table:table-cell>
          <table:table-cell office:value-type="float" office:value="-11.9206558343898" calcext:value-type="float">
            <text:p>-11.9206558343898</text:p>
          </table:table-cell>
          <table:table-cell office:value-type="float" office:value="34.6064838487661" calcext:value-type="float">
            <text:p>34.6064838487661</text:p>
          </table:table-cell>
          <table:table-cell office:value-type="float" office:value="1.57572273781331" calcext:value-type="float">
            <text:p>1.57572273781331</text:p>
          </table:table-cell>
          <table:table-cell office:value-type="float" office:value="-24.1919031545864" calcext:value-type="float">
            <text:p>-24.1919031545864</text:p>
          </table:table-cell>
        </table:table-row>
        <table:table-row table:style-name="ro1">
          <table:table-cell office:value-type="string" calcext:value-type="string">
            <text:p>2002-01-15</text:p>
          </table:table-cell>
          <table:table-cell office:value-type="float" office:value="-12.7816965693228" calcext:value-type="float">
            <text:p>-12.7816965693228</text:p>
          </table:table-cell>
          <table:table-cell office:value-type="float" office:value="33.9603946461488" calcext:value-type="float">
            <text:p>33.9603946461488</text:p>
          </table:table-cell>
          <table:table-cell office:value-type="float" office:value="2.8498871897854" calcext:value-type="float">
            <text:p>2.8498871897854</text:p>
          </table:table-cell>
          <table:table-cell office:value-type="float" office:value="-24.223304182881" calcext:value-type="float">
            <text:p>-24.223304182881</text:p>
          </table:table-cell>
        </table:table-row>
        <table:table-row table:style-name="ro1">
          <table:table-cell office:value-type="string" calcext:value-type="string">
            <text:p>2002-01-16</text:p>
          </table:table-cell>
          <table:table-cell office:value-type="float" office:value="-12.1393726446985" calcext:value-type="float">
            <text:p>-12.1393726446985</text:p>
          </table:table-cell>
          <table:table-cell office:value-type="float" office:value="34.9451556378791" calcext:value-type="float">
            <text:p>34.9451556378791</text:p>
          </table:table-cell>
          <table:table-cell office:value-type="float" office:value="-0.0209254828887566" calcext:value-type="float">
            <text:p>-0.020925482888757</text:p>
          </table:table-cell>
          <table:table-cell office:value-type="float" office:value="-23.3600181883715" calcext:value-type="float">
            <text:p>-23.3600181883715</text:p>
          </table:table-cell>
        </table:table-row>
        <table:table-row table:style-name="ro1">
          <table:table-cell office:value-type="string" calcext:value-type="string">
            <text:p>2002-01-17</text:p>
          </table:table-cell>
          <table:table-cell office:value-type="float" office:value="-13.6281220846812" calcext:value-type="float">
            <text:p>-13.6281220846812</text:p>
          </table:table-cell>
          <table:table-cell office:value-type="float" office:value="34.6742715740751" calcext:value-type="float">
            <text:p>34.6742715740751</text:p>
          </table:table-cell>
          <table:table-cell office:value-type="float" office:value="-1.07640341278741" calcext:value-type="float">
            <text:p>-1.07640341278741</text:p>
          </table:table-cell>
          <table:table-cell office:value-type="float" office:value="-21.4460562891536" calcext:value-type="float">
            <text:p>-21.4460562891536</text:p>
          </table:table-cell>
        </table:table-row>
        <table:table-row table:style-name="ro1">
          <table:table-cell office:value-type="string" calcext:value-type="string">
            <text:p>2002-01-18</text:p>
          </table:table-cell>
          <table:table-cell office:value-type="float" office:value="-14.3060685178319" calcext:value-type="float">
            <text:p>-14.3060685178319</text:p>
          </table:table-cell>
          <table:table-cell office:value-type="float" office:value="33.9435576731488" calcext:value-type="float">
            <text:p>33.9435576731488</text:p>
          </table:table-cell>
          <table:table-cell office:value-type="float" office:value="0.540777846710556" calcext:value-type="float">
            <text:p>0.540777846710556</text:p>
          </table:table-cell>
          <table:table-cell office:value-type="float" office:value="-21.0740284149247" calcext:value-type="float">
            <text:p>-21.0740284149247</text:p>
          </table:table-cell>
        </table:table-row>
        <table:table-row table:style-name="ro1">
          <table:table-cell office:value-type="string" calcext:value-type="string">
            <text:p>2002-01-19</text:p>
          </table:table-cell>
          <table:table-cell office:value-type="float" office:value="-13.9113737225228" calcext:value-type="float">
            <text:p>-13.9113737225228</text:p>
          </table:table-cell>
          <table:table-cell office:value-type="float" office:value="35.6889203601039" calcext:value-type="float">
            <text:p>35.6889203601039</text:p>
          </table:table-cell>
          <table:table-cell office:value-type="float" office:value="1.15039469303384" calcext:value-type="float">
            <text:p>1.15039469303384</text:p>
          </table:table-cell>
          <table:table-cell office:value-type="float" office:value="-20.3922144453061" calcext:value-type="float">
            <text:p>-20.3922144453061</text:p>
          </table:table-cell>
        </table:table-row>
        <table:table-row table:style-name="ro1">
          <table:table-cell office:value-type="string" calcext:value-type="string">
            <text:p>2002-01-20</text:p>
          </table:table-cell>
          <table:table-cell office:value-type="float" office:value="-17.0555059298183" calcext:value-type="float">
            <text:p>-17.0555059298183</text:p>
          </table:table-cell>
          <table:table-cell office:value-type="float" office:value="37.431799193484" calcext:value-type="float">
            <text:p>37.431799193484</text:p>
          </table:table-cell>
          <table:table-cell office:value-type="float" office:value="1.5621329229385" calcext:value-type="float">
            <text:p>1.5621329229385</text:p>
          </table:table-cell>
          <table:table-cell office:value-type="float" office:value="-20.6336747248919" calcext:value-type="float">
            <text:p>-20.6336747248919</text:p>
          </table:table-cell>
        </table:table-row>
        <table:table-row table:style-name="ro1">
          <table:table-cell office:value-type="string" calcext:value-type="string">
            <text:p>2002-01-21</text:p>
          </table:table-cell>
          <table:table-cell office:value-type="float" office:value="-17.5086530019447" calcext:value-type="float">
            <text:p>-17.5086530019447</text:p>
          </table:table-cell>
          <table:table-cell office:value-type="float" office:value="35.7961299230022" calcext:value-type="float">
            <text:p>35.7961299230022</text:p>
          </table:table-cell>
          <table:table-cell office:value-type="float" office:value="1.25097122447894" calcext:value-type="float">
            <text:p>1.25097122447894</text:p>
          </table:table-cell>
          <table:table-cell office:value-type="float" office:value="-20.3603376846093" calcext:value-type="float">
            <text:p>-20.3603376846093</text:p>
          </table:table-cell>
        </table:table-row>
        <table:table-row table:style-name="ro1">
          <table:table-cell office:value-type="string" calcext:value-type="string">
            <text:p>2002-01-22</text:p>
          </table:table-cell>
          <table:table-cell office:value-type="float" office:value="-17.1600039842958" calcext:value-type="float">
            <text:p>-17.1600039842958</text:p>
          </table:table-cell>
          <table:table-cell office:value-type="float" office:value="36.1378992697948" calcext:value-type="float">
            <text:p>36.1378992697948</text:p>
          </table:table-cell>
          <table:table-cell office:value-type="float" office:value="4.01847380659697" calcext:value-type="float">
            <text:p>4.01847380659697</text:p>
          </table:table-cell>
          <table:table-cell office:value-type="float" office:value="-19.1064940641256" calcext:value-type="float">
            <text:p>-19.1064940641256</text:p>
          </table:table-cell>
        </table:table-row>
        <table:table-row table:style-name="ro1">
          <table:table-cell office:value-type="string" calcext:value-type="string">
            <text:p>2002-01-23</text:p>
          </table:table-cell>
          <table:table-cell office:value-type="float" office:value="-16.3602060020775" calcext:value-type="float">
            <text:p>-16.3602060020775</text:p>
          </table:table-cell>
          <table:table-cell office:value-type="float" office:value="35.9504809332865" calcext:value-type="float">
            <text:p>35.9504809332865</text:p>
          </table:table-cell>
          <table:table-cell office:value-type="float" office:value="5.25602915959142" calcext:value-type="float">
            <text:p>5.25602915959142</text:p>
          </table:table-cell>
          <table:table-cell office:value-type="float" office:value="-19.1193469691246" calcext:value-type="float">
            <text:p>-19.1193469691246</text:p>
          </table:table-cell>
        </table:table-row>
        <table:table-row table:style-name="ro1">
          <table:table-cell office:value-type="string" calcext:value-type="string">
            <text:p>2002-01-24</text:p>
          </table:table-cell>
          <table:table-cell office:value-type="float" office:value="-16.9398152308455" calcext:value-type="float">
            <text:p>-16.9398152308455</text:p>
          </table:table-cell>
          <table:table-cell office:value-type="float" office:value="36.7048823070443" calcext:value-type="float">
            <text:p>36.7048823070443</text:p>
          </table:table-cell>
          <table:table-cell office:value-type="float" office:value="4.01707478130011" calcext:value-type="float">
            <text:p>4.01707478130011</text:p>
          </table:table-cell>
          <table:table-cell office:value-type="float" office:value="-19.9448002973992" calcext:value-type="float">
            <text:p>-19.9448002973992</text:p>
          </table:table-cell>
        </table:table-row>
        <table:table-row table:style-name="ro1">
          <table:table-cell office:value-type="string" calcext:value-type="string">
            <text:p>2002-01-25</text:p>
          </table:table-cell>
          <table:table-cell office:value-type="float" office:value="-19.3242741177634" calcext:value-type="float">
            <text:p>-19.3242741177634</text:p>
          </table:table-cell>
          <table:table-cell office:value-type="float" office:value="36.1660193508098" calcext:value-type="float">
            <text:p>36.1660193508098</text:p>
          </table:table-cell>
          <table:table-cell office:value-type="float" office:value="4.44268920968576" calcext:value-type="float">
            <text:p>4.44268920968576</text:p>
          </table:table-cell>
          <table:table-cell office:value-type="float" office:value="-20.7880029330583" calcext:value-type="float">
            <text:p>-20.7880029330583</text:p>
          </table:table-cell>
        </table:table-row>
        <table:table-row table:style-name="ro1">
          <table:table-cell office:value-type="string" calcext:value-type="string">
            <text:p>2002-01-26</text:p>
          </table:table-cell>
          <table:table-cell office:value-type="float" office:value="-20.6100669687654" calcext:value-type="float">
            <text:p>-20.6100669687654</text:p>
          </table:table-cell>
          <table:table-cell office:value-type="float" office:value="36.5152277808539" calcext:value-type="float">
            <text:p>36.5152277808539</text:p>
          </table:table-cell>
          <table:table-cell office:value-type="float" office:value="5.60346112012033" calcext:value-type="float">
            <text:p>5.60346112012033</text:p>
          </table:table-cell>
          <table:table-cell office:value-type="float" office:value="-19.2043111782321" calcext:value-type="float">
            <text:p>-19.2043111782321</text:p>
          </table:table-cell>
        </table:table-row>
        <table:table-row table:style-name="ro1">
          <table:table-cell office:value-type="string" calcext:value-type="string">
            <text:p>2002-01-27</text:p>
          </table:table-cell>
          <table:table-cell office:value-type="float" office:value="-18.6013275706332" calcext:value-type="float">
            <text:p>-18.6013275706332</text:p>
          </table:table-cell>
          <table:table-cell office:value-type="float" office:value="37.3157675917395" calcext:value-type="float">
            <text:p>37.3157675917395</text:p>
          </table:table-cell>
          <table:table-cell office:value-type="float" office:value="7.22107921319622" calcext:value-type="float">
            <text:p>7.22107921319622</text:p>
          </table:table-cell>
          <table:table-cell office:value-type="float" office:value="-18.4525489524873" calcext:value-type="float">
            <text:p>-18.4525489524873</text:p>
          </table:table-cell>
        </table:table-row>
        <table:table-row table:style-name="ro1">
          <table:table-cell office:value-type="string" calcext:value-type="string">
            <text:p>2002-01-28</text:p>
          </table:table-cell>
          <table:table-cell office:value-type="float" office:value="-19.8146258222547" calcext:value-type="float">
            <text:p>-19.8146258222547</text:p>
          </table:table-cell>
          <table:table-cell office:value-type="float" office:value="38.6943112663513" calcext:value-type="float">
            <text:p>38.6943112663513</text:p>
          </table:table-cell>
          <table:table-cell office:value-type="float" office:value="8.76114957128955" calcext:value-type="float">
            <text:p>8.76114957128955</text:p>
          </table:table-cell>
          <table:table-cell office:value-type="float" office:value="-20.2747333706727" calcext:value-type="float">
            <text:p>-20.2747333706727</text:p>
          </table:table-cell>
        </table:table-row>
        <table:table-row table:style-name="ro1">
          <table:table-cell office:value-type="string" calcext:value-type="string">
            <text:p>2002-01-29</text:p>
          </table:table-cell>
          <table:table-cell office:value-type="float" office:value="-21.2106219440515" calcext:value-type="float">
            <text:p>-21.2106219440515</text:p>
          </table:table-cell>
          <table:table-cell office:value-type="float" office:value="39.4487972518018" calcext:value-type="float">
            <text:p>39.4487972518018</text:p>
          </table:table-cell>
          <table:table-cell office:value-type="float" office:value="8.71091840830219" calcext:value-type="float">
            <text:p>8.71091840830219</text:p>
          </table:table-cell>
          <table:table-cell office:value-type="float" office:value="-20.0259837642628" calcext:value-type="float">
            <text:p>-20.0259837642628</text:p>
          </table:table-cell>
        </table:table-row>
        <table:table-row table:style-name="ro1">
          <table:table-cell office:value-type="string" calcext:value-type="string">
            <text:p>2002-01-30</text:p>
          </table:table-cell>
          <table:table-cell office:value-type="float" office:value="-22.0925717649915" calcext:value-type="float">
            <text:p>-22.0925717649915</text:p>
          </table:table-cell>
          <table:table-cell office:value-type="float" office:value="40.9594095524597" calcext:value-type="float">
            <text:p>40.9594095524597</text:p>
          </table:table-cell>
          <table:table-cell office:value-type="float" office:value="9.7845574245388" calcext:value-type="float">
            <text:p>9.7845574245388</text:p>
          </table:table-cell>
          <table:table-cell office:value-type="float" office:value="-19.4940125064051" calcext:value-type="float">
            <text:p>-19.4940125064051</text:p>
          </table:table-cell>
        </table:table-row>
        <table:table-row table:style-name="ro1">
          <table:table-cell office:value-type="string" calcext:value-type="string">
            <text:p>2002-01-31</text:p>
          </table:table-cell>
          <table:table-cell office:value-type="float" office:value="-23.1541210123458" calcext:value-type="float">
            <text:p>-23.1541210123458</text:p>
          </table:table-cell>
          <table:table-cell office:value-type="float" office:value="41.5226289924847" calcext:value-type="float">
            <text:p>41.5226289924847</text:p>
          </table:table-cell>
          <table:table-cell office:value-type="float" office:value="9.69908149419826" calcext:value-type="float">
            <text:p>9.69908149419826</text:p>
          </table:table-cell>
          <table:table-cell office:value-type="float" office:value="-19.946805400838" calcext:value-type="float">
            <text:p>-19.946805400838</text:p>
          </table:table-cell>
        </table:table-row>
        <table:table-row table:style-name="ro1">
          <table:table-cell office:value-type="string" calcext:value-type="string">
            <text:p>2002-02-01</text:p>
          </table:table-cell>
          <table:table-cell office:value-type="float" office:value="-23.2756176307478" calcext:value-type="float">
            <text:p>-23.2756176307478</text:p>
          </table:table-cell>
          <table:table-cell office:value-type="float" office:value="41.8898135820561" calcext:value-type="float">
            <text:p>41.8898135820561</text:p>
          </table:table-cell>
          <table:table-cell office:value-type="float" office:value="7.97617552239966" calcext:value-type="float">
            <text:p>7.97617552239966</text:p>
          </table:table-cell>
          <table:table-cell office:value-type="float" office:value="-21.0450572157665" calcext:value-type="float">
            <text:p>-21.0450572157665</text:p>
          </table:table-cell>
        </table:table-row>
        <table:table-row table:style-name="ro1">
          <table:table-cell office:value-type="string" calcext:value-type="string">
            <text:p>2002-02-02</text:p>
          </table:table-cell>
          <table:table-cell office:value-type="float" office:value="-22.2605761659224" calcext:value-type="float">
            <text:p>-22.2605761659224</text:p>
          </table:table-cell>
          <table:table-cell office:value-type="float" office:value="42.452187588959" calcext:value-type="float">
            <text:p>42.452187588959</text:p>
          </table:table-cell>
          <table:table-cell office:value-type="float" office:value="5.6255953683669" calcext:value-type="float">
            <text:p>5.6255953683669</text:p>
          </table:table-cell>
          <table:table-cell office:value-type="float" office:value="-22.2436854829991" calcext:value-type="float">
            <text:p>-22.2436854829991</text:p>
          </table:table-cell>
        </table:table-row>
        <table:table-row table:style-name="ro1">
          <table:table-cell office:value-type="string" calcext:value-type="string">
            <text:p>2002-02-03</text:p>
          </table:table-cell>
          <table:table-cell office:value-type="float" office:value="-20.2695525396613" calcext:value-type="float">
            <text:p>-20.2695525396613</text:p>
          </table:table-cell>
          <table:table-cell office:value-type="float" office:value="43.2146357581642" calcext:value-type="float">
            <text:p>43.2146357581642</text:p>
          </table:table-cell>
          <table:table-cell office:value-type="float" office:value="5.93013481763364" calcext:value-type="float">
            <text:p>5.93013481763364</text:p>
          </table:table-cell>
          <table:table-cell office:value-type="float" office:value="-22.5193599115914" calcext:value-type="float">
            <text:p>-22.5193599115914</text:p>
          </table:table-cell>
        </table:table-row>
        <table:table-row table:style-name="ro1">
          <table:table-cell office:value-type="string" calcext:value-type="string">
            <text:p>2002-02-04</text:p>
          </table:table-cell>
          <table:table-cell office:value-type="float" office:value="-21.1965637617511" calcext:value-type="float">
            <text:p>-21.1965637617511</text:p>
          </table:table-cell>
          <table:table-cell office:value-type="float" office:value="42.1090888376922" calcext:value-type="float">
            <text:p>42.1090888376922</text:p>
          </table:table-cell>
          <table:table-cell office:value-type="float" office:value="6.07483687491672" calcext:value-type="float">
            <text:p>6.07483687491672</text:p>
          </table:table-cell>
          <table:table-cell office:value-type="float" office:value="-24.8670276988018" calcext:value-type="float">
            <text:p>-24.8670276988018</text:p>
          </table:table-cell>
        </table:table-row>
        <table:table-row table:style-name="ro1">
          <table:table-cell office:value-type="string" calcext:value-type="string">
            <text:p>2002-02-05</text:p>
          </table:table-cell>
          <table:table-cell office:value-type="float" office:value="-22.1256491658701" calcext:value-type="float">
            <text:p>-22.1256491658701</text:p>
          </table:table-cell>
          <table:table-cell office:value-type="float" office:value="44.4433473713322" calcext:value-type="float">
            <text:p>44.4433473713322</text:p>
          </table:table-cell>
          <table:table-cell office:value-type="float" office:value="7.10459810359373" calcext:value-type="float">
            <text:p>7.10459810359373</text:p>
          </table:table-cell>
          <table:table-cell office:value-type="float" office:value="-24.8655734940571" calcext:value-type="float">
            <text:p>-24.8655734940571</text:p>
          </table:table-cell>
        </table:table-row>
        <table:table-row table:style-name="ro1">
          <table:table-cell office:value-type="string" calcext:value-type="string">
            <text:p>2002-02-06</text:p>
          </table:table-cell>
          <table:table-cell office:value-type="float" office:value="-22.3167741154565" calcext:value-type="float">
            <text:p>-22.3167741154565</text:p>
          </table:table-cell>
          <table:table-cell office:value-type="float" office:value="45.1318926545846" calcext:value-type="float">
            <text:p>45.1318926545846</text:p>
          </table:table-cell>
          <table:table-cell office:value-type="float" office:value="6.05600944738926" calcext:value-type="float">
            <text:p>6.05600944738926</text:p>
          </table:table-cell>
          <table:table-cell office:value-type="float" office:value="-22.8107456376947" calcext:value-type="float">
            <text:p>-22.8107456376947</text:p>
          </table:table-cell>
        </table:table-row>
        <table:table-row table:style-name="ro1">
          <table:table-cell office:value-type="string" calcext:value-type="string">
            <text:p>2002-02-07</text:p>
          </table:table-cell>
          <table:table-cell office:value-type="float" office:value="-21.4852010526535" calcext:value-type="float">
            <text:p>-21.4852010526535</text:p>
          </table:table-cell>
          <table:table-cell office:value-type="float" office:value="45.1221514355427" calcext:value-type="float">
            <text:p>45.1221514355427</text:p>
          </table:table-cell>
          <table:table-cell office:value-type="float" office:value="5.18518655155427" calcext:value-type="float">
            <text:p>5.18518655155427</text:p>
          </table:table-cell>
          <table:table-cell office:value-type="float" office:value="-24.4480940543735" calcext:value-type="float">
            <text:p>-24.4480940543735</text:p>
          </table:table-cell>
        </table:table-row>
        <table:table-row table:style-name="ro1">
          <table:table-cell office:value-type="string" calcext:value-type="string">
            <text:p>2002-02-08</text:p>
          </table:table-cell>
          <table:table-cell office:value-type="float" office:value="-19.9667844220737" calcext:value-type="float">
            <text:p>-19.9667844220737</text:p>
          </table:table-cell>
          <table:table-cell office:value-type="float" office:value="45.7266780465138" calcext:value-type="float">
            <text:p>45.7266780465138</text:p>
          </table:table-cell>
          <table:table-cell office:value-type="float" office:value="7.21509402840792" calcext:value-type="float">
            <text:p>7.21509402840792</text:p>
          </table:table-cell>
          <table:table-cell office:value-type="float" office:value="-25.5835240197433" calcext:value-type="float">
            <text:p>-25.5835240197433</text:p>
          </table:table-cell>
        </table:table-row>
        <table:table-row table:style-name="ro1">
          <table:table-cell office:value-type="string" calcext:value-type="string">
            <text:p>2002-02-09</text:p>
          </table:table-cell>
          <table:table-cell office:value-type="float" office:value="-19.8900070813921" calcext:value-type="float">
            <text:p>-19.8900070813921</text:p>
          </table:table-cell>
          <table:table-cell office:value-type="float" office:value="47.9839555543465" calcext:value-type="float">
            <text:p>47.9839555543465</text:p>
          </table:table-cell>
          <table:table-cell office:value-type="float" office:value="7.73872441811175" calcext:value-type="float">
            <text:p>7.73872441811175</text:p>
          </table:table-cell>
          <table:table-cell office:value-type="float" office:value="-26.3911054445895" calcext:value-type="float">
            <text:p>-26.3911054445895</text:p>
          </table:table-cell>
        </table:table-row>
        <table:table-row table:style-name="ro1">
          <table:table-cell office:value-type="string" calcext:value-type="string">
            <text:p>2002-02-10</text:p>
          </table:table-cell>
          <table:table-cell office:value-type="float" office:value="-20.3080175456866" calcext:value-type="float">
            <text:p>-20.3080175456866</text:p>
          </table:table-cell>
          <table:table-cell office:value-type="float" office:value="49.7704847195373" calcext:value-type="float">
            <text:p>49.7704847195373</text:p>
          </table:table-cell>
          <table:table-cell office:value-type="float" office:value="7.85729626149417" calcext:value-type="float">
            <text:p>7.85729626149417</text:p>
          </table:table-cell>
          <table:table-cell office:value-type="float" office:value="-27.413274360701" calcext:value-type="float">
            <text:p>-27.413274360701</text:p>
          </table:table-cell>
        </table:table-row>
        <table:table-row table:style-name="ro1">
          <table:table-cell office:value-type="string" calcext:value-type="string">
            <text:p>2002-02-11</text:p>
          </table:table-cell>
          <table:table-cell office:value-type="float" office:value="-19.5873984423418" calcext:value-type="float">
            <text:p>-19.5873984423418</text:p>
          </table:table-cell>
          <table:table-cell office:value-type="float" office:value="50.1242562340223" calcext:value-type="float">
            <text:p>50.1242562340223</text:p>
          </table:table-cell>
          <table:table-cell office:value-type="float" office:value="7.78028195438605" calcext:value-type="float">
            <text:p>7.78028195438605</text:p>
          </table:table-cell>
          <table:table-cell office:value-type="float" office:value="-27.8453629111952" calcext:value-type="float">
            <text:p>-27.8453629111952</text:p>
          </table:table-cell>
        </table:table-row>
        <table:table-row table:style-name="ro1">
          <table:table-cell office:value-type="string" calcext:value-type="string">
            <text:p>2002-02-12</text:p>
          </table:table-cell>
          <table:table-cell office:value-type="float" office:value="-20.4760273862753" calcext:value-type="float">
            <text:p>-20.4760273862753</text:p>
          </table:table-cell>
          <table:table-cell office:value-type="float" office:value="50.1252117826735" calcext:value-type="float">
            <text:p>50.1252117826735</text:p>
          </table:table-cell>
          <table:table-cell office:value-type="float" office:value="6.62197444310132" calcext:value-type="float">
            <text:p>6.62197444310132</text:p>
          </table:table-cell>
          <table:table-cell office:value-type="float" office:value="-26.8489117427116" calcext:value-type="float">
            <text:p>-26.8489117427116</text:p>
          </table:table-cell>
        </table:table-row>
        <table:table-row table:style-name="ro1">
          <table:table-cell office:value-type="string" calcext:value-type="string">
            <text:p>2002-02-13</text:p>
          </table:table-cell>
          <table:table-cell office:value-type="float" office:value="-21.7502536439992" calcext:value-type="float">
            <text:p>-21.7502536439992</text:p>
          </table:table-cell>
          <table:table-cell office:value-type="float" office:value="52.077402707938" calcext:value-type="float">
            <text:p>52.077402707938</text:p>
          </table:table-cell>
          <table:table-cell office:value-type="float" office:value="5.76256358021805" calcext:value-type="float">
            <text:p>5.76256358021805</text:p>
          </table:table-cell>
          <table:table-cell office:value-type="float" office:value="-24.7414617970839" calcext:value-type="float">
            <text:p>-24.7414617970839</text:p>
          </table:table-cell>
        </table:table-row>
        <table:table-row table:style-name="ro1">
          <table:table-cell office:value-type="string" calcext:value-type="string">
            <text:p>2002-02-14</text:p>
          </table:table-cell>
          <table:table-cell office:value-type="float" office:value="-21.3064920224737" calcext:value-type="float">
            <text:p>-21.3064920224737</text:p>
          </table:table-cell>
          <table:table-cell office:value-type="float" office:value="52.79222883084" calcext:value-type="float">
            <text:p>52.79222883084</text:p>
          </table:table-cell>
          <table:table-cell office:value-type="float" office:value="7.10487906566624" calcext:value-type="float">
            <text:p>7.10487906566624</text:p>
          </table:table-cell>
          <table:table-cell office:value-type="float" office:value="-23.9339316047296" calcext:value-type="float">
            <text:p>-23.9339316047296</text:p>
          </table:table-cell>
        </table:table-row>
        <table:table-row table:style-name="ro1">
          <table:table-cell office:value-type="string" calcext:value-type="string">
            <text:p>2002-02-15</text:p>
          </table:table-cell>
          <table:table-cell office:value-type="float" office:value="-21.3418892966311" calcext:value-type="float">
            <text:p>-21.3418892966311</text:p>
          </table:table-cell>
          <table:table-cell office:value-type="float" office:value="54.5478521394807" calcext:value-type="float">
            <text:p>54.5478521394807</text:p>
          </table:table-cell>
          <table:table-cell office:value-type="float" office:value="7.98018740863164" calcext:value-type="float">
            <text:p>7.98018740863164</text:p>
          </table:table-cell>
          <table:table-cell office:value-type="float" office:value="-22.690515363774" calcext:value-type="float">
            <text:p>-22.690515363774</text:p>
          </table:table-cell>
        </table:table-row>
        <table:table-row table:style-name="ro1">
          <table:table-cell office:value-type="string" calcext:value-type="string">
            <text:p>2002-02-16</text:p>
          </table:table-cell>
          <table:table-cell office:value-type="float" office:value="-21.9148763030531" calcext:value-type="float">
            <text:p>-21.9148763030531</text:p>
          </table:table-cell>
          <table:table-cell office:value-type="float" office:value="56.4659296530118" calcext:value-type="float">
            <text:p>56.4659296530118</text:p>
          </table:table-cell>
          <table:table-cell office:value-type="float" office:value="7.05968317181689" calcext:value-type="float">
            <text:p>7.05968317181689</text:p>
          </table:table-cell>
          <table:table-cell office:value-type="float" office:value="-20.028484067743" calcext:value-type="float">
            <text:p>-20.028484067743</text:p>
          </table:table-cell>
        </table:table-row>
        <table:table-row table:style-name="ro1">
          <table:table-cell office:value-type="string" calcext:value-type="string">
            <text:p>2002-02-17</text:p>
          </table:table-cell>
          <table:table-cell office:value-type="float" office:value="-23.1854627235691" calcext:value-type="float">
            <text:p>-23.1854627235691</text:p>
          </table:table-cell>
          <table:table-cell office:value-type="float" office:value="55.2841946362759" calcext:value-type="float">
            <text:p>55.2841946362759</text:p>
          </table:table-cell>
          <table:table-cell office:value-type="float" office:value="8.99347034235928" calcext:value-type="float">
            <text:p>8.99347034235928</text:p>
          </table:table-cell>
          <table:table-cell office:value-type="float" office:value="-20.7016906803411" calcext:value-type="float">
            <text:p>-20.7016906803411</text:p>
          </table:table-cell>
        </table:table-row>
        <table:table-row table:style-name="ro1">
          <table:table-cell office:value-type="string" calcext:value-type="string">
            <text:p>2002-02-18</text:p>
          </table:table-cell>
          <table:table-cell office:value-type="float" office:value="-22.0321539801048" calcext:value-type="float">
            <text:p>-22.0321539801048</text:p>
          </table:table-cell>
          <table:table-cell office:value-type="float" office:value="54.850910114984" calcext:value-type="float">
            <text:p>54.850910114984</text:p>
          </table:table-cell>
          <table:table-cell office:value-type="float" office:value="9.85652216078435" calcext:value-type="float">
            <text:p>9.85652216078435</text:p>
          </table:table-cell>
          <table:table-cell office:value-type="float" office:value="-21.0178596776842" calcext:value-type="float">
            <text:p>-21.0178596776842</text:p>
          </table:table-cell>
        </table:table-row>
        <table:table-row table:style-name="ro1">
          <table:table-cell office:value-type="string" calcext:value-type="string">
            <text:p>2002-02-19</text:p>
          </table:table-cell>
          <table:table-cell office:value-type="float" office:value="-19.9658348811812" calcext:value-type="float">
            <text:p>-19.9658348811812</text:p>
          </table:table-cell>
          <table:table-cell office:value-type="float" office:value="54.2907152926054" calcext:value-type="float">
            <text:p>54.2907152926054</text:p>
          </table:table-cell>
          <table:table-cell office:value-type="float" office:value="8.593033738061" calcext:value-type="float">
            <text:p>8.593033738061</text:p>
          </table:table-cell>
          <table:table-cell office:value-type="float" office:value="-21.5878871044458" calcext:value-type="float">
            <text:p>-21.5878871044458</text:p>
          </table:table-cell>
        </table:table-row>
        <table:table-row table:style-name="ro1">
          <table:table-cell office:value-type="string" calcext:value-type="string">
            <text:p>2002-02-20</text:p>
          </table:table-cell>
          <table:table-cell office:value-type="float" office:value="-19.2422312331817" calcext:value-type="float">
            <text:p>-19.2422312331817</text:p>
          </table:table-cell>
          <table:table-cell office:value-type="float" office:value="53.1188143934462" calcext:value-type="float">
            <text:p>53.1188143934462</text:p>
          </table:table-cell>
          <table:table-cell office:value-type="float" office:value="7.46330173570505" calcext:value-type="float">
            <text:p>7.46330173570505</text:p>
          </table:table-cell>
          <table:table-cell office:value-type="float" office:value="-21.2175508176526" calcext:value-type="float">
            <text:p>-21.2175508176526</text:p>
          </table:table-cell>
        </table:table-row>
        <table:table-row table:style-name="ro1">
          <table:table-cell office:value-type="string" calcext:value-type="string">
            <text:p>2002-02-21</text:p>
          </table:table-cell>
          <table:table-cell office:value-type="float" office:value="-19.846220229017" calcext:value-type="float">
            <text:p>-19.846220229017</text:p>
          </table:table-cell>
          <table:table-cell office:value-type="float" office:value="54.5025972770979" calcext:value-type="float">
            <text:p>54.5025972770979</text:p>
          </table:table-cell>
          <table:table-cell office:value-type="float" office:value="7.47345920422062" calcext:value-type="float">
            <text:p>7.47345920422062</text:p>
          </table:table-cell>
          <table:table-cell office:value-type="float" office:value="-22.7495595229186" calcext:value-type="float">
            <text:p>-22.7495595229186</text:p>
          </table:table-cell>
        </table:table-row>
        <table:table-row table:style-name="ro1">
          <table:table-cell office:value-type="string" calcext:value-type="string">
            <text:p>2002-02-22</text:p>
          </table:table-cell>
          <table:table-cell office:value-type="float" office:value="-20.6962545641592" calcext:value-type="float">
            <text:p>-20.6962545641592</text:p>
          </table:table-cell>
          <table:table-cell office:value-type="float" office:value="55.7049000199616" calcext:value-type="float">
            <text:p>55.7049000199616</text:p>
          </table:table-cell>
          <table:table-cell office:value-type="float" office:value="7.79135226145698" calcext:value-type="float">
            <text:p>7.79135226145698</text:p>
          </table:table-cell>
          <table:table-cell office:value-type="float" office:value="-22.3954419162826" calcext:value-type="float">
            <text:p>-22.3954419162826</text:p>
          </table:table-cell>
        </table:table-row>
        <table:table-row table:style-name="ro1">
          <table:table-cell office:value-type="string" calcext:value-type="string">
            <text:p>2002-02-23</text:p>
          </table:table-cell>
          <table:table-cell office:value-type="float" office:value="-21.2127011414823" calcext:value-type="float">
            <text:p>-21.2127011414823</text:p>
          </table:table-cell>
          <table:table-cell office:value-type="float" office:value="54.5963562236682" calcext:value-type="float">
            <text:p>54.5963562236682</text:p>
          </table:table-cell>
          <table:table-cell office:value-type="float" office:value="6.35218814976826" calcext:value-type="float">
            <text:p>6.35218814976826</text:p>
          </table:table-cell>
          <table:table-cell office:value-type="float" office:value="-22.8297142620766" calcext:value-type="float">
            <text:p>-22.8297142620766</text:p>
          </table:table-cell>
        </table:table-row>
        <table:table-row table:style-name="ro1">
          <table:table-cell office:value-type="string" calcext:value-type="string">
            <text:p>2002-02-24</text:p>
          </table:table-cell>
          <table:table-cell office:value-type="float" office:value="-20.4371956524238" calcext:value-type="float">
            <text:p>-20.4371956524238</text:p>
          </table:table-cell>
          <table:table-cell office:value-type="float" office:value="56.1994797635657" calcext:value-type="float">
            <text:p>56.1994797635657</text:p>
          </table:table-cell>
          <table:table-cell office:value-type="float" office:value="6.66994090838138" calcext:value-type="float">
            <text:p>6.66994090838138</text:p>
          </table:table-cell>
          <table:table-cell office:value-type="float" office:value="-21.156354309428" calcext:value-type="float">
            <text:p>-21.156354309428</text:p>
          </table:table-cell>
        </table:table-row>
        <table:table-row table:style-name="ro1">
          <table:table-cell office:value-type="string" calcext:value-type="string">
            <text:p>2002-02-25</text:p>
          </table:table-cell>
          <table:table-cell office:value-type="float" office:value="-20.3424794070762" calcext:value-type="float">
            <text:p>-20.3424794070762</text:p>
          </table:table-cell>
          <table:table-cell office:value-type="float" office:value="57.6942526586681" calcext:value-type="float">
            <text:p>57.6942526586681</text:p>
          </table:table-cell>
          <table:table-cell office:value-type="float" office:value="7.79655243025425" calcext:value-type="float">
            <text:p>7.79655243025425</text:p>
          </table:table-cell>
          <table:table-cell office:value-type="float" office:value="-21.894196762661" calcext:value-type="float">
            <text:p>-21.894196762661</text:p>
          </table:table-cell>
        </table:table-row>
        <table:table-row table:style-name="ro1">
          <table:table-cell office:value-type="string" calcext:value-type="string">
            <text:p>2002-02-26</text:p>
          </table:table-cell>
          <table:table-cell office:value-type="float" office:value="-20.7575134176864" calcext:value-type="float">
            <text:p>-20.7575134176864</text:p>
          </table:table-cell>
          <table:table-cell office:value-type="float" office:value="57.2336116836767" calcext:value-type="float">
            <text:p>57.2336116836767</text:p>
          </table:table-cell>
          <table:table-cell office:value-type="float" office:value="8.71972830208518" calcext:value-type="float">
            <text:p>8.71972830208518</text:p>
          </table:table-cell>
          <table:table-cell office:value-type="float" office:value="-22.7547084093588" calcext:value-type="float">
            <text:p>-22.7547084093588</text:p>
          </table:table-cell>
        </table:table-row>
        <table:table-row table:style-name="ro1">
          <table:table-cell office:value-type="string" calcext:value-type="string">
            <text:p>2002-02-27</text:p>
          </table:table-cell>
          <table:table-cell office:value-type="float" office:value="-19.0315130758196" calcext:value-type="float">
            <text:p>-19.0315130758196</text:p>
          </table:table-cell>
          <table:table-cell office:value-type="float" office:value="58.9118287186978" calcext:value-type="float">
            <text:p>58.9118287186978</text:p>
          </table:table-cell>
          <table:table-cell office:value-type="float" office:value="6.76801692905731" calcext:value-type="float">
            <text:p>6.76801692905731</text:p>
          </table:table-cell>
          <table:table-cell office:value-type="float" office:value="-24.7922144632506" calcext:value-type="float">
            <text:p>-24.7922144632506</text:p>
          </table:table-cell>
        </table:table-row>
        <table:table-row table:style-name="ro1">
          <table:table-cell office:value-type="string" calcext:value-type="string">
            <text:p>2002-02-28</text:p>
          </table:table-cell>
          <table:table-cell office:value-type="float" office:value="-19.9506450188876" calcext:value-type="float">
            <text:p>-19.9506450188876</text:p>
          </table:table-cell>
          <table:table-cell office:value-type="float" office:value="59.035418498121" calcext:value-type="float">
            <text:p>59.035418498121</text:p>
          </table:table-cell>
          <table:table-cell office:value-type="float" office:value="7.53327404432609" calcext:value-type="float">
            <text:p>7.53327404432609</text:p>
          </table:table-cell>
          <table:table-cell office:value-type="float" office:value="-26.1322254133472" calcext:value-type="float">
            <text:p>-26.1322254133472</text:p>
          </table:table-cell>
        </table:table-row>
        <table:table-row table:style-name="ro1">
          <table:table-cell office:value-type="string" calcext:value-type="string">
            <text:p>2002-03-01</text:p>
          </table:table-cell>
          <table:table-cell office:value-type="float" office:value="-18.8315865584063" calcext:value-type="float">
            <text:p>-18.8315865584063</text:p>
          </table:table-cell>
          <table:table-cell office:value-type="float" office:value="59.3844732945494" calcext:value-type="float">
            <text:p>59.3844732945494</text:p>
          </table:table-cell>
          <table:table-cell office:value-type="float" office:value="6.34405887100642" calcext:value-type="float">
            <text:p>6.34405887100642</text:p>
          </table:table-cell>
          <table:table-cell office:value-type="float" office:value="-26.3877268930831" calcext:value-type="float">
            <text:p>-26.3877268930831</text:p>
          </table:table-cell>
        </table:table-row>
        <table:table-row table:style-name="ro1">
          <table:table-cell office:value-type="string" calcext:value-type="string">
            <text:p>2002-03-02</text:p>
          </table:table-cell>
          <table:table-cell office:value-type="float" office:value="-18.6462292704554" calcext:value-type="float">
            <text:p>-18.6462292704554</text:p>
          </table:table-cell>
          <table:table-cell office:value-type="float" office:value="58.9014126700735" calcext:value-type="float">
            <text:p>58.9014126700735</text:p>
          </table:table-cell>
          <table:table-cell office:value-type="float" office:value="5.10205114052612" calcext:value-type="float">
            <text:p>5.10205114052612</text:p>
          </table:table-cell>
          <table:table-cell office:value-type="float" office:value="-26.5427715518105" calcext:value-type="float">
            <text:p>-26.5427715518105</text:p>
          </table:table-cell>
        </table:table-row>
        <table:table-row table:style-name="ro1">
          <table:table-cell office:value-type="string" calcext:value-type="string">
            <text:p>2002-03-03</text:p>
          </table:table-cell>
          <table:table-cell office:value-type="float" office:value="-19.3815384861565" calcext:value-type="float">
            <text:p>-19.3815384861565</text:p>
          </table:table-cell>
          <table:table-cell office:value-type="float" office:value="59.2866916270951" calcext:value-type="float">
            <text:p>59.2866916270951</text:p>
          </table:table-cell>
          <table:table-cell office:value-type="float" office:value="5.88921170025488" calcext:value-type="float">
            <text:p>5.88921170025488</text:p>
          </table:table-cell>
          <table:table-cell office:value-type="float" office:value="-25.8489944716741" calcext:value-type="float">
            <text:p>-25.8489944716741</text:p>
          </table:table-cell>
        </table:table-row>
        <table:table-row table:style-name="ro1">
          <table:table-cell office:value-type="string" calcext:value-type="string">
            <text:p>2002-03-04</text:p>
          </table:table-cell>
          <table:table-cell office:value-type="float" office:value="-19.0933381077463" calcext:value-type="float">
            <text:p>-19.0933381077463</text:p>
          </table:table-cell>
          <table:table-cell office:value-type="float" office:value="59.6279354099624" calcext:value-type="float">
            <text:p>59.6279354099624</text:p>
          </table:table-cell>
          <table:table-cell office:value-type="float" office:value="5.93319428800267" calcext:value-type="float">
            <text:p>5.93319428800267</text:p>
          </table:table-cell>
          <table:table-cell office:value-type="float" office:value="-26.8850894151869" calcext:value-type="float">
            <text:p>-26.8850894151869</text:p>
          </table:table-cell>
        </table:table-row>
        <table:table-row table:style-name="ro1">
          <table:table-cell office:value-type="string" calcext:value-type="string">
            <text:p>2002-03-05</text:p>
          </table:table-cell>
          <table:table-cell office:value-type="float" office:value="-18.0275357347789" calcext:value-type="float">
            <text:p>-18.0275357347789</text:p>
          </table:table-cell>
          <table:table-cell office:value-type="float" office:value="59.3160240351365" calcext:value-type="float">
            <text:p>59.3160240351365</text:p>
          </table:table-cell>
          <table:table-cell office:value-type="float" office:value="6.58429916325043" calcext:value-type="float">
            <text:p>6.58429916325043</text:p>
          </table:table-cell>
          <table:table-cell office:value-type="float" office:value="-28.0832132405623" calcext:value-type="float">
            <text:p>-28.0832132405623</text:p>
          </table:table-cell>
        </table:table-row>
        <table:table-row table:style-name="ro1">
          <table:table-cell office:value-type="string" calcext:value-type="string">
            <text:p>2002-03-06</text:p>
          </table:table-cell>
          <table:table-cell office:value-type="float" office:value="-17.916834530372" calcext:value-type="float">
            <text:p>-17.916834530372</text:p>
          </table:table-cell>
          <table:table-cell office:value-type="float" office:value="61.0573856057625" calcext:value-type="float">
            <text:p>61.0573856057625</text:p>
          </table:table-cell>
          <table:table-cell office:value-type="float" office:value="5.6572187220996" calcext:value-type="float">
            <text:p>5.6572187220996</text:p>
          </table:table-cell>
          <table:table-cell office:value-type="float" office:value="-27.3135819149066" calcext:value-type="float">
            <text:p>-27.3135819149066</text:p>
          </table:table-cell>
        </table:table-row>
        <table:table-row table:style-name="ro1">
          <table:table-cell office:value-type="string" calcext:value-type="string">
            <text:p>2002-03-07</text:p>
          </table:table-cell>
          <table:table-cell office:value-type="float" office:value="-17.0144065848307" calcext:value-type="float">
            <text:p>-17.0144065848307</text:p>
          </table:table-cell>
          <table:table-cell office:value-type="float" office:value="61.6432046434387" calcext:value-type="float">
            <text:p>61.6432046434387</text:p>
          </table:table-cell>
          <table:table-cell office:value-type="float" office:value="6.67684632976111" calcext:value-type="float">
            <text:p>6.67684632976111</text:p>
          </table:table-cell>
          <table:table-cell office:value-type="float" office:value="-25.9285401831841" calcext:value-type="float">
            <text:p>-25.9285401831841</text:p>
          </table:table-cell>
        </table:table-row>
        <table:table-row table:style-name="ro1">
          <table:table-cell office:value-type="string" calcext:value-type="string">
            <text:p>2002-03-08</text:p>
          </table:table-cell>
          <table:table-cell office:value-type="float" office:value="-17.9900524678348" calcext:value-type="float">
            <text:p>-17.9900524678348</text:p>
          </table:table-cell>
          <table:table-cell office:value-type="float" office:value="60.6604860624968" calcext:value-type="float">
            <text:p>60.6604860624968</text:p>
          </table:table-cell>
          <table:table-cell office:value-type="float" office:value="5.76693838201399" calcext:value-type="float">
            <text:p>5.76693838201399</text:p>
          </table:table-cell>
          <table:table-cell office:value-type="float" office:value="-25.4977372413041" calcext:value-type="float">
            <text:p>-25.4977372413041</text:p>
          </table:table-cell>
        </table:table-row>
        <table:table-row table:style-name="ro1">
          <table:table-cell office:value-type="string" calcext:value-type="string">
            <text:p>2002-03-09</text:p>
          </table:table-cell>
          <table:table-cell office:value-type="float" office:value="-16.910402600267" calcext:value-type="float">
            <text:p>-16.910402600267</text:p>
          </table:table-cell>
          <table:table-cell office:value-type="float" office:value="61.1689767887365" calcext:value-type="float">
            <text:p>61.1689767887365</text:p>
          </table:table-cell>
          <table:table-cell office:value-type="float" office:value="4.11866163899813" calcext:value-type="float">
            <text:p>4.11866163899813</text:p>
          </table:table-cell>
          <table:table-cell office:value-type="float" office:value="-25.3030450519013" calcext:value-type="float">
            <text:p>-25.3030450519013</text:p>
          </table:table-cell>
        </table:table-row>
        <table:table-row table:style-name="ro1">
          <table:table-cell office:value-type="string" calcext:value-type="string">
            <text:p>2002-03-10</text:p>
          </table:table-cell>
          <table:table-cell office:value-type="float" office:value="-17.5604260737062" calcext:value-type="float">
            <text:p>-17.5604260737062</text:p>
          </table:table-cell>
          <table:table-cell office:value-type="float" office:value="61.0800877404015" calcext:value-type="float">
            <text:p>61.0800877404015</text:p>
          </table:table-cell>
          <table:table-cell office:value-type="float" office:value="3.45266410680981" calcext:value-type="float">
            <text:p>3.45266410680981</text:p>
          </table:table-cell>
          <table:table-cell office:value-type="float" office:value="-26.1909927048157" calcext:value-type="float">
            <text:p>-26.1909927048157</text:p>
          </table:table-cell>
        </table:table-row>
        <table:table-row table:style-name="ro1">
          <table:table-cell office:value-type="string" calcext:value-type="string">
            <text:p>2002-03-11</text:p>
          </table:table-cell>
          <table:table-cell office:value-type="float" office:value="-17.6098120701899" calcext:value-type="float">
            <text:p>-17.6098120701899</text:p>
          </table:table-cell>
          <table:table-cell office:value-type="float" office:value="60.5757464222611" calcext:value-type="float">
            <text:p>60.5757464222611</text:p>
          </table:table-cell>
          <table:table-cell office:value-type="float" office:value="5.51487796107711" calcext:value-type="float">
            <text:p>5.51487796107711</text:p>
          </table:table-cell>
          <table:table-cell office:value-type="float" office:value="-25.6699129815886" calcext:value-type="float">
            <text:p>-25.6699129815886</text:p>
          </table:table-cell>
        </table:table-row>
        <table:table-row table:style-name="ro1">
          <table:table-cell office:value-type="string" calcext:value-type="string">
            <text:p>2002-03-12</text:p>
          </table:table-cell>
          <table:table-cell office:value-type="float" office:value="-18.8244192432124" calcext:value-type="float">
            <text:p>-18.8244192432124</text:p>
          </table:table-cell>
          <table:table-cell office:value-type="float" office:value="60.0100143678214" calcext:value-type="float">
            <text:p>60.0100143678214</text:p>
          </table:table-cell>
          <table:table-cell office:value-type="float" office:value="6.05222436389438" calcext:value-type="float">
            <text:p>6.05222436389438</text:p>
          </table:table-cell>
          <table:table-cell office:value-type="float" office:value="-25.8881233866503" calcext:value-type="float">
            <text:p>-25.8881233866503</text:p>
          </table:table-cell>
        </table:table-row>
        <table:table-row table:style-name="ro1">
          <table:table-cell office:value-type="string" calcext:value-type="string">
            <text:p>2002-03-13</text:p>
          </table:table-cell>
          <table:table-cell office:value-type="float" office:value="-18.6895446547532" calcext:value-type="float">
            <text:p>-18.6895446547532</text:p>
          </table:table-cell>
          <table:table-cell office:value-type="float" office:value="58.6706020813695" calcext:value-type="float">
            <text:p>58.6706020813695</text:p>
          </table:table-cell>
          <table:table-cell office:value-type="float" office:value="4.87897413280232" calcext:value-type="float">
            <text:p>4.87897413280232</text:p>
          </table:table-cell>
          <table:table-cell office:value-type="float" office:value="-24.9042403928604" calcext:value-type="float">
            <text:p>-24.9042403928604</text:p>
          </table:table-cell>
        </table:table-row>
        <table:table-row table:style-name="ro1">
          <table:table-cell office:value-type="string" calcext:value-type="string">
            <text:p>2002-03-14</text:p>
          </table:table-cell>
          <table:table-cell office:value-type="float" office:value="-18.8595354691386" calcext:value-type="float">
            <text:p>-18.8595354691386</text:p>
          </table:table-cell>
          <table:table-cell office:value-type="float" office:value="58.9624665044541" calcext:value-type="float">
            <text:p>58.9624665044541</text:p>
          </table:table-cell>
          <table:table-cell office:value-type="float" office:value="3.40281257444403" calcext:value-type="float">
            <text:p>3.40281257444403</text:p>
          </table:table-cell>
          <table:table-cell office:value-type="float" office:value="-24.9654857018663" calcext:value-type="float">
            <text:p>-24.9654857018663</text:p>
          </table:table-cell>
        </table:table-row>
        <table:table-row table:style-name="ro1">
          <table:table-cell office:value-type="string" calcext:value-type="string">
            <text:p>2002-03-15</text:p>
          </table:table-cell>
          <table:table-cell office:value-type="float" office:value="-18.8958848826677" calcext:value-type="float">
            <text:p>-18.8958848826677</text:p>
          </table:table-cell>
          <table:table-cell office:value-type="float" office:value="58.9906331005665" calcext:value-type="float">
            <text:p>58.9906331005665</text:p>
          </table:table-cell>
          <table:table-cell office:value-type="float" office:value="6.09492671209399" calcext:value-type="float">
            <text:p>6.09492671209399</text:p>
          </table:table-cell>
          <table:table-cell office:value-type="float" office:value="-23.8457374525822" calcext:value-type="float">
            <text:p>-23.8457374525822</text:p>
          </table:table-cell>
        </table:table-row>
        <table:table-row table:style-name="ro1">
          <table:table-cell office:value-type="string" calcext:value-type="string">
            <text:p>2002-03-16</text:p>
          </table:table-cell>
          <table:table-cell office:value-type="float" office:value="-21.2250866285211" calcext:value-type="float">
            <text:p>-21.2250866285211</text:p>
          </table:table-cell>
          <table:table-cell office:value-type="float" office:value="59.2661955112398" calcext:value-type="float">
            <text:p>59.2661955112398</text:p>
          </table:table-cell>
          <table:table-cell office:value-type="float" office:value="7.5291654374599" calcext:value-type="float">
            <text:p>7.5291654374599</text:p>
          </table:table-cell>
          <table:table-cell office:value-type="float" office:value="-22.9906072428419" calcext:value-type="float">
            <text:p>-22.9906072428419</text:p>
          </table:table-cell>
        </table:table-row>
        <table:table-row table:style-name="ro1">
          <table:table-cell office:value-type="string" calcext:value-type="string">
            <text:p>2002-03-17</text:p>
          </table:table-cell>
          <table:table-cell office:value-type="float" office:value="-23.7649142503894" calcext:value-type="float">
            <text:p>-23.7649142503894</text:p>
          </table:table-cell>
          <table:table-cell office:value-type="float" office:value="57.4405289614319" calcext:value-type="float">
            <text:p>57.4405289614319</text:p>
          </table:table-cell>
          <table:table-cell office:value-type="float" office:value="8.40852692090884" calcext:value-type="float">
            <text:p>8.40852692090884</text:p>
          </table:table-cell>
          <table:table-cell office:value-type="float" office:value="-24.4720310499358" calcext:value-type="float">
            <text:p>-24.4720310499358</text:p>
          </table:table-cell>
        </table:table-row>
        <table:table-row table:style-name="ro1">
          <table:table-cell office:value-type="string" calcext:value-type="string">
            <text:p>2002-03-18</text:p>
          </table:table-cell>
          <table:table-cell office:value-type="float" office:value="-24.3801099392076" calcext:value-type="float">
            <text:p>-24.3801099392076</text:p>
          </table:table-cell>
          <table:table-cell office:value-type="float" office:value="57.657995258375" calcext:value-type="float">
            <text:p>57.657995258375</text:p>
          </table:table-cell>
          <table:table-cell office:value-type="float" office:value="10.3198191419363" calcext:value-type="float">
            <text:p>10.3198191419363</text:p>
          </table:table-cell>
          <table:table-cell office:value-type="float" office:value="-25.8028231924362" calcext:value-type="float">
            <text:p>-25.8028231924362</text:p>
          </table:table-cell>
        </table:table-row>
        <table:table-row table:style-name="ro1">
          <table:table-cell office:value-type="string" calcext:value-type="string">
            <text:p>2002-03-19</text:p>
          </table:table-cell>
          <table:table-cell office:value-type="float" office:value="-25.8080473385474" calcext:value-type="float">
            <text:p>-25.8080473385474</text:p>
          </table:table-cell>
          <table:table-cell office:value-type="float" office:value="55.3146982971113" calcext:value-type="float">
            <text:p>55.3146982971113</text:p>
          </table:table-cell>
          <table:table-cell office:value-type="float" office:value="9.86066658425643" calcext:value-type="float">
            <text:p>9.86066658425643</text:p>
          </table:table-cell>
          <table:table-cell office:value-type="float" office:value="-26.3965339775468" calcext:value-type="float">
            <text:p>-26.3965339775468</text:p>
          </table:table-cell>
        </table:table-row>
        <table:table-row table:style-name="ro1">
          <table:table-cell office:value-type="string" calcext:value-type="string">
            <text:p>2002-03-20</text:p>
          </table:table-cell>
          <table:table-cell office:value-type="float" office:value="-25.985435566215" calcext:value-type="float">
            <text:p>-25.985435566215</text:p>
          </table:table-cell>
          <table:table-cell office:value-type="float" office:value="54.4776390844649" calcext:value-type="float">
            <text:p>54.4776390844649</text:p>
          </table:table-cell>
          <table:table-cell office:value-type="float" office:value="9.50264549275136" calcext:value-type="float">
            <text:p>9.50264549275136</text:p>
          </table:table-cell>
          <table:table-cell office:value-type="float" office:value="-26.4848241032559" calcext:value-type="float">
            <text:p>-26.4848241032559</text:p>
          </table:table-cell>
        </table:table-row>
        <table:table-row table:style-name="ro1">
          <table:table-cell office:value-type="string" calcext:value-type="string">
            <text:p>2002-03-21</text:p>
          </table:table-cell>
          <table:table-cell office:value-type="float" office:value="-26.0090194647127" calcext:value-type="float">
            <text:p>-26.0090194647127</text:p>
          </table:table-cell>
          <table:table-cell office:value-type="float" office:value="54.9519247375043" calcext:value-type="float">
            <text:p>54.9519247375043</text:p>
          </table:table-cell>
          <table:table-cell office:value-type="float" office:value="9.01545963462815" calcext:value-type="float">
            <text:p>9.01545963462815</text:p>
          </table:table-cell>
          <table:table-cell office:value-type="float" office:value="-27.4562351867895" calcext:value-type="float">
            <text:p>-27.4562351867895</text:p>
          </table:table-cell>
        </table:table-row>
        <table:table-row table:style-name="ro1">
          <table:table-cell office:value-type="string" calcext:value-type="string">
            <text:p>2002-03-22</text:p>
          </table:table-cell>
          <table:table-cell office:value-type="float" office:value="-25.1666604951925" calcext:value-type="float">
            <text:p>-25.1666604951925</text:p>
          </table:table-cell>
          <table:table-cell office:value-type="float" office:value="54.3842569341314" calcext:value-type="float">
            <text:p>54.3842569341314</text:p>
          </table:table-cell>
          <table:table-cell office:value-type="float" office:value="8.46384033945007" calcext:value-type="float">
            <text:p>8.46384033945007</text:p>
          </table:table-cell>
          <table:table-cell office:value-type="float" office:value="-26.0174491680924" calcext:value-type="float">
            <text:p>-26.0174491680924</text:p>
          </table:table-cell>
        </table:table-row>
        <table:table-row table:style-name="ro1">
          <table:table-cell office:value-type="string" calcext:value-type="string">
            <text:p>2002-03-23</text:p>
          </table:table-cell>
          <table:table-cell office:value-type="float" office:value="-25.4733724687744" calcext:value-type="float">
            <text:p>-25.4733724687744</text:p>
          </table:table-cell>
          <table:table-cell office:value-type="float" office:value="53.1735200703518" calcext:value-type="float">
            <text:p>53.1735200703518</text:p>
          </table:table-cell>
          <table:table-cell office:value-type="float" office:value="8.27279461442292" calcext:value-type="float">
            <text:p>8.27279461442292</text:p>
          </table:table-cell>
          <table:table-cell office:value-type="float" office:value="-28.4463294767685" calcext:value-type="float">
            <text:p>-28.4463294767685</text:p>
          </table:table-cell>
        </table:table-row>
        <table:table-row table:style-name="ro1">
          <table:table-cell office:value-type="string" calcext:value-type="string">
            <text:p>2002-03-24</text:p>
          </table:table-cell>
          <table:table-cell office:value-type="float" office:value="-25.0007782211294" calcext:value-type="float">
            <text:p>-25.0007782211294</text:p>
          </table:table-cell>
          <table:table-cell office:value-type="float" office:value="51.9025016570241" calcext:value-type="float">
            <text:p>51.9025016570241</text:p>
          </table:table-cell>
          <table:table-cell office:value-type="float" office:value="7.77166524275584" calcext:value-type="float">
            <text:p>7.77166524275584</text:p>
          </table:table-cell>
          <table:table-cell office:value-type="float" office:value="-26.7978856638986" calcext:value-type="float">
            <text:p>-26.7978856638986</text:p>
          </table:table-cell>
        </table:table-row>
        <table:table-row table:style-name="ro1">
          <table:table-cell office:value-type="string" calcext:value-type="string">
            <text:p>2002-03-25</text:p>
          </table:table-cell>
          <table:table-cell office:value-type="float" office:value="-24.8543215668178" calcext:value-type="float">
            <text:p>-24.8543215668178</text:p>
          </table:table-cell>
          <table:table-cell office:value-type="float" office:value="51.8952743512994" calcext:value-type="float">
            <text:p>51.8952743512994</text:p>
          </table:table-cell>
          <table:table-cell office:value-type="float" office:value="7.00603914398606" calcext:value-type="float">
            <text:p>7.00603914398606</text:p>
          </table:table-cell>
          <table:table-cell office:value-type="float" office:value="-27.4113628415294" calcext:value-type="float">
            <text:p>-27.4113628415294</text:p>
          </table:table-cell>
        </table:table-row>
        <table:table-row table:style-name="ro1">
          <table:table-cell office:value-type="string" calcext:value-type="string">
            <text:p>2002-03-26</text:p>
          </table:table-cell>
          <table:table-cell office:value-type="float" office:value="-24.4163286029673" calcext:value-type="float">
            <text:p>-24.4163286029673</text:p>
          </table:table-cell>
          <table:table-cell office:value-type="float" office:value="51.7389955844415" calcext:value-type="float">
            <text:p>51.7389955844415</text:p>
          </table:table-cell>
          <table:table-cell office:value-type="float" office:value="6.60074893667283" calcext:value-type="float">
            <text:p>6.60074893667283</text:p>
          </table:table-cell>
          <table:table-cell office:value-type="float" office:value="-26.5889942346424" calcext:value-type="float">
            <text:p>-26.5889942346424</text:p>
          </table:table-cell>
        </table:table-row>
        <table:table-row table:style-name="ro1">
          <table:table-cell office:value-type="string" calcext:value-type="string">
            <text:p>2002-03-27</text:p>
          </table:table-cell>
          <table:table-cell office:value-type="float" office:value="-24.4605923370045" calcext:value-type="float">
            <text:p>-24.4605923370045</text:p>
          </table:table-cell>
          <table:table-cell office:value-type="float" office:value="50.0085506840456" calcext:value-type="float">
            <text:p>50.0085506840456</text:p>
          </table:table-cell>
          <table:table-cell office:value-type="float" office:value="7.65405392925414" calcext:value-type="float">
            <text:p>7.65405392925414</text:p>
          </table:table-cell>
          <table:table-cell office:value-type="float" office:value="-26.091463242318" calcext:value-type="float">
            <text:p>-26.091463242318</text:p>
          </table:table-cell>
        </table:table-row>
        <table:table-row table:style-name="ro1">
          <table:table-cell office:value-type="string" calcext:value-type="string">
            <text:p>2002-03-28</text:p>
          </table:table-cell>
          <table:table-cell office:value-type="float" office:value="-25.1216728532089" calcext:value-type="float">
            <text:p>-25.1216728532089</text:p>
          </table:table-cell>
          <table:table-cell office:value-type="float" office:value="49.0031108769664" calcext:value-type="float">
            <text:p>49.0031108769664</text:p>
          </table:table-cell>
          <table:table-cell office:value-type="float" office:value="7.80015875876088" calcext:value-type="float">
            <text:p>7.80015875876088</text:p>
          </table:table-cell>
          <table:table-cell office:value-type="float" office:value="-25.2658506360155" calcext:value-type="float">
            <text:p>-25.2658506360155</text:p>
          </table:table-cell>
        </table:table-row>
        <table:table-row table:style-name="ro1">
          <table:table-cell office:value-type="string" calcext:value-type="string">
            <text:p>2002-03-29</text:p>
          </table:table-cell>
          <table:table-cell office:value-type="float" office:value="-23.4952271836444" calcext:value-type="float">
            <text:p>-23.4952271836444</text:p>
          </table:table-cell>
          <table:table-cell office:value-type="float" office:value="49.9870137626683" calcext:value-type="float">
            <text:p>49.9870137626683</text:p>
          </table:table-cell>
          <table:table-cell office:value-type="float" office:value="8.65911689075303" calcext:value-type="float">
            <text:p>8.65911689075303</text:p>
          </table:table-cell>
          <table:table-cell office:value-type="float" office:value="-24.988211761161" calcext:value-type="float">
            <text:p>-24.988211761161</text:p>
          </table:table-cell>
        </table:table-row>
        <table:table-row table:style-name="ro1">
          <table:table-cell office:value-type="string" calcext:value-type="string">
            <text:p>2002-03-30</text:p>
          </table:table-cell>
          <table:table-cell office:value-type="float" office:value="-23.9062995281754" calcext:value-type="float">
            <text:p>-23.9062995281754</text:p>
          </table:table-cell>
          <table:table-cell office:value-type="float" office:value="48.8526147635983" calcext:value-type="float">
            <text:p>48.8526147635983</text:p>
          </table:table-cell>
          <table:table-cell office:value-type="float" office:value="6.80654221866151" calcext:value-type="float">
            <text:p>6.80654221866151</text:p>
          </table:table-cell>
          <table:table-cell office:value-type="float" office:value="-24.6031498159696" calcext:value-type="float">
            <text:p>-24.6031498159696</text:p>
          </table:table-cell>
        </table:table-row>
        <table:table-row table:style-name="ro1">
          <table:table-cell office:value-type="string" calcext:value-type="string">
            <text:p>2002-03-31</text:p>
          </table:table-cell>
          <table:table-cell office:value-type="float" office:value="-26.3091109316365" calcext:value-type="float">
            <text:p>-26.3091109316365</text:p>
          </table:table-cell>
          <table:table-cell office:value-type="float" office:value="50.1474589407837" calcext:value-type="float">
            <text:p>50.1474589407837</text:p>
          </table:table-cell>
          <table:table-cell office:value-type="float" office:value="7.00613225461535" calcext:value-type="float">
            <text:p>7.00613225461535</text:p>
          </table:table-cell>
          <table:table-cell office:value-type="float" office:value="-25.1323167803966" calcext:value-type="float">
            <text:p>-25.1323167803966</text:p>
          </table:table-cell>
        </table:table-row>
        <table:table-row table:style-name="ro1">
          <table:table-cell office:value-type="string" calcext:value-type="string">
            <text:p>2002-04-01</text:p>
          </table:table-cell>
          <table:table-cell office:value-type="float" office:value="-26.0104871223525" calcext:value-type="float">
            <text:p>-26.0104871223525</text:p>
          </table:table-cell>
          <table:table-cell office:value-type="float" office:value="51.0739717987781" calcext:value-type="float">
            <text:p>51.0739717987781</text:p>
          </table:table-cell>
          <table:table-cell office:value-type="float" office:value="7.72484801452567" calcext:value-type="float">
            <text:p>7.72484801452567</text:p>
          </table:table-cell>
          <table:table-cell office:value-type="float" office:value="-25.3850407883768" calcext:value-type="float">
            <text:p>-25.3850407883768</text:p>
          </table:table-cell>
        </table:table-row>
        <table:table-row table:style-name="ro1">
          <table:table-cell office:value-type="string" calcext:value-type="string">
            <text:p>2002-04-02</text:p>
          </table:table-cell>
          <table:table-cell office:value-type="float" office:value="-25.4126728155371" calcext:value-type="float">
            <text:p>-25.4126728155371</text:p>
          </table:table-cell>
          <table:table-cell office:value-type="float" office:value="50.241424126725" calcext:value-type="float">
            <text:p>50.241424126725</text:p>
          </table:table-cell>
          <table:table-cell office:value-type="float" office:value="9.01636675202393" calcext:value-type="float">
            <text:p>9.01636675202393</text:p>
          </table:table-cell>
          <table:table-cell office:value-type="float" office:value="-25.2878543836071" calcext:value-type="float">
            <text:p>-25.2878543836071</text:p>
          </table:table-cell>
        </table:table-row>
        <table:table-row table:style-name="ro1">
          <table:table-cell office:value-type="string" calcext:value-type="string">
            <text:p>2002-04-03</text:p>
          </table:table-cell>
          <table:table-cell office:value-type="float" office:value="-24.4286650279597" calcext:value-type="float">
            <text:p>-24.4286650279597</text:p>
          </table:table-cell>
          <table:table-cell office:value-type="float" office:value="49.0946059243399" calcext:value-type="float">
            <text:p>49.0946059243399</text:p>
          </table:table-cell>
          <table:table-cell office:value-type="float" office:value="9.29548331643501" calcext:value-type="float">
            <text:p>9.29548331643501</text:p>
          </table:table-cell>
          <table:table-cell office:value-type="float" office:value="-26.0683178784388" calcext:value-type="float">
            <text:p>-26.0683178784388</text:p>
          </table:table-cell>
        </table:table-row>
        <table:table-row table:style-name="ro1">
          <table:table-cell office:value-type="string" calcext:value-type="string">
            <text:p>2002-04-04</text:p>
          </table:table-cell>
          <table:table-cell office:value-type="float" office:value="-24.1451373587683" calcext:value-type="float">
            <text:p>-24.1451373587683</text:p>
          </table:table-cell>
          <table:table-cell office:value-type="float" office:value="50.1630212970326" calcext:value-type="float">
            <text:p>50.1630212970326</text:p>
          </table:table-cell>
          <table:table-cell office:value-type="float" office:value="10.0292734124882" calcext:value-type="float">
            <text:p>10.0292734124882</text:p>
          </table:table-cell>
          <table:table-cell office:value-type="float" office:value="-25.7615824861207" calcext:value-type="float">
            <text:p>-25.7615824861207</text:p>
          </table:table-cell>
        </table:table-row>
        <table:table-row table:style-name="ro1">
          <table:table-cell office:value-type="string" calcext:value-type="string">
            <text:p>2002-04-05</text:p>
          </table:table-cell>
          <table:table-cell office:value-type="float" office:value="-23.5203715022452" calcext:value-type="float">
            <text:p>-23.5203715022452</text:p>
          </table:table-cell>
          <table:table-cell office:value-type="float" office:value="48.5283250343216" calcext:value-type="float">
            <text:p>48.5283250343216</text:p>
          </table:table-cell>
          <table:table-cell office:value-type="float" office:value="9.42596437840136" calcext:value-type="float">
            <text:p>9.42596437840136</text:p>
          </table:table-cell>
          <table:table-cell office:value-type="float" office:value="-25.4644205733007" calcext:value-type="float">
            <text:p>-25.4644205733007</text:p>
          </table:table-cell>
        </table:table-row>
        <table:table-row table:style-name="ro1">
          <table:table-cell office:value-type="string" calcext:value-type="string">
            <text:p>2002-04-06</text:p>
          </table:table-cell>
          <table:table-cell office:value-type="float" office:value="-24.513503853232" calcext:value-type="float">
            <text:p>-24.513503853232</text:p>
          </table:table-cell>
          <table:table-cell office:value-type="float" office:value="49.2914197393627" calcext:value-type="float">
            <text:p>49.2914197393627</text:p>
          </table:table-cell>
          <table:table-cell office:value-type="float" office:value="8.90196536656244" calcext:value-type="float">
            <text:p>8.90196536656244</text:p>
          </table:table-cell>
          <table:table-cell office:value-type="float" office:value="-25.8949064172146" calcext:value-type="float">
            <text:p>-25.8949064172146</text:p>
          </table:table-cell>
        </table:table-row>
        <table:table-row table:style-name="ro1">
          <table:table-cell office:value-type="string" calcext:value-type="string">
            <text:p>2002-04-07</text:p>
          </table:table-cell>
          <table:table-cell office:value-type="float" office:value="-24.3003812828518" calcext:value-type="float">
            <text:p>-24.3003812828518</text:p>
          </table:table-cell>
          <table:table-cell office:value-type="float" office:value="48.9736464442606" calcext:value-type="float">
            <text:p>48.9736464442606</text:p>
          </table:table-cell>
          <table:table-cell office:value-type="float" office:value="8.23690576498878" calcext:value-type="float">
            <text:p>8.23690576498878</text:p>
          </table:table-cell>
          <table:table-cell office:value-type="float" office:value="-25.6761600521582" calcext:value-type="float">
            <text:p>-25.6761600521582</text:p>
          </table:table-cell>
        </table:table-row>
        <table:table-row table:style-name="ro1">
          <table:table-cell office:value-type="string" calcext:value-type="string">
            <text:p>2002-04-08</text:p>
          </table:table-cell>
          <table:table-cell office:value-type="float" office:value="-24.0649708169614" calcext:value-type="float">
            <text:p>-24.0649708169614</text:p>
          </table:table-cell>
          <table:table-cell office:value-type="float" office:value="48.8979610939806" calcext:value-type="float">
            <text:p>48.8979610939806</text:p>
          </table:table-cell>
          <table:table-cell office:value-type="float" office:value="7.95430494208628" calcext:value-type="float">
            <text:p>7.95430494208628</text:p>
          </table:table-cell>
          <table:table-cell office:value-type="float" office:value="-23.1858279474992" calcext:value-type="float">
            <text:p>-23.1858279474992</text:p>
          </table:table-cell>
        </table:table-row>
        <table:table-row table:style-name="ro1">
          <table:table-cell office:value-type="string" calcext:value-type="string">
            <text:p>2002-04-09</text:p>
          </table:table-cell>
          <table:table-cell office:value-type="float" office:value="-25.1651183641955" calcext:value-type="float">
            <text:p>-25.1651183641955</text:p>
          </table:table-cell>
          <table:table-cell office:value-type="float" office:value="49.3488285978317" calcext:value-type="float">
            <text:p>49.3488285978317</text:p>
          </table:table-cell>
          <table:table-cell office:value-type="float" office:value="9.66523224497044" calcext:value-type="float">
            <text:p>9.66523224497044</text:p>
          </table:table-cell>
          <table:table-cell office:value-type="float" office:value="-22.8690594187642" calcext:value-type="float">
            <text:p>-22.8690594187642</text:p>
          </table:table-cell>
        </table:table-row>
        <table:table-row table:style-name="ro1">
          <table:table-cell office:value-type="string" calcext:value-type="string">
            <text:p>2002-04-10</text:p>
          </table:table-cell>
          <table:table-cell office:value-type="float" office:value="-24.5960446865199" calcext:value-type="float">
            <text:p>-24.5960446865199</text:p>
          </table:table-cell>
          <table:table-cell office:value-type="float" office:value="50.5908574709565" calcext:value-type="float">
            <text:p>50.5908574709565</text:p>
          </table:table-cell>
          <table:table-cell office:value-type="float" office:value="9.53861807348226" calcext:value-type="float">
            <text:p>9.53861807348226</text:p>
          </table:table-cell>
          <table:table-cell office:value-type="float" office:value="-23.4689950417702" calcext:value-type="float">
            <text:p>-23.4689950417702</text:p>
          </table:table-cell>
        </table:table-row>
        <table:table-row table:style-name="ro1">
          <table:table-cell office:value-type="string" calcext:value-type="string">
            <text:p>2002-04-11</text:p>
          </table:table-cell>
          <table:table-cell office:value-type="float" office:value="-25.2162605347419" calcext:value-type="float">
            <text:p>-25.2162605347419</text:p>
          </table:table-cell>
          <table:table-cell office:value-type="float" office:value="50.3740139938462" calcext:value-type="float">
            <text:p>50.3740139938462</text:p>
          </table:table-cell>
          <table:table-cell office:value-type="float" office:value="9.1061404944054" calcext:value-type="float">
            <text:p>9.1061404944054</text:p>
          </table:table-cell>
          <table:table-cell office:value-type="float" office:value="-23.6445101748143" calcext:value-type="float">
            <text:p>-23.6445101748143</text:p>
          </table:table-cell>
        </table:table-row>
        <table:table-row table:style-name="ro1">
          <table:table-cell office:value-type="string" calcext:value-type="string">
            <text:p>2002-04-12</text:p>
          </table:table-cell>
          <table:table-cell office:value-type="float" office:value="-24.7569923857469" calcext:value-type="float">
            <text:p>-24.7569923857469</text:p>
          </table:table-cell>
          <table:table-cell office:value-type="float" office:value="50.8412983170008" calcext:value-type="float">
            <text:p>50.8412983170008</text:p>
          </table:table-cell>
          <table:table-cell office:value-type="float" office:value="7.21739102664289" calcext:value-type="float">
            <text:p>7.21739102664289</text:p>
          </table:table-cell>
          <table:table-cell office:value-type="float" office:value="-21.8524276921106" calcext:value-type="float">
            <text:p>-21.8524276921106</text:p>
          </table:table-cell>
        </table:table-row>
        <table:table-row table:style-name="ro1">
          <table:table-cell office:value-type="string" calcext:value-type="string">
            <text:p>2002-04-13</text:p>
          </table:table-cell>
          <table:table-cell office:value-type="float" office:value="-22.994516807948" calcext:value-type="float">
            <text:p>-22.994516807948</text:p>
          </table:table-cell>
          <table:table-cell office:value-type="float" office:value="50.9646076276201" calcext:value-type="float">
            <text:p>50.9646076276201</text:p>
          </table:table-cell>
          <table:table-cell office:value-type="float" office:value="6.74690303545976" calcext:value-type="float">
            <text:p>6.74690303545976</text:p>
          </table:table-cell>
          <table:table-cell office:value-type="float" office:value="-20.961517524288" calcext:value-type="float">
            <text:p>-20.961517524288</text:p>
          </table:table-cell>
        </table:table-row>
        <table:table-row table:style-name="ro1">
          <table:table-cell office:value-type="string" calcext:value-type="string">
            <text:p>2002-04-14</text:p>
          </table:table-cell>
          <table:table-cell office:value-type="float" office:value="-20.9667766041564" calcext:value-type="float">
            <text:p>-20.9667766041564</text:p>
          </table:table-cell>
          <table:table-cell office:value-type="float" office:value="49.4025255585044" calcext:value-type="float">
            <text:p>49.4025255585044</text:p>
          </table:table-cell>
          <table:table-cell office:value-type="float" office:value="7.88582388432648" calcext:value-type="float">
            <text:p>7.88582388432648</text:p>
          </table:table-cell>
          <table:table-cell office:value-type="float" office:value="-21.9047685825917" calcext:value-type="float">
            <text:p>-21.9047685825917</text:p>
          </table:table-cell>
        </table:table-row>
        <table:table-row table:style-name="ro1">
          <table:table-cell office:value-type="string" calcext:value-type="string">
            <text:p>2002-04-15</text:p>
          </table:table-cell>
          <table:table-cell office:value-type="float" office:value="-20.3499405753056" calcext:value-type="float">
            <text:p>-20.3499405753056</text:p>
          </table:table-cell>
          <table:table-cell office:value-type="float" office:value="49.1296445414381" calcext:value-type="float">
            <text:p>49.1296445414381</text:p>
          </table:table-cell>
          <table:table-cell office:value-type="float" office:value="4.4435817252858" calcext:value-type="float">
            <text:p>4.4435817252858</text:p>
          </table:table-cell>
          <table:table-cell office:value-type="float" office:value="-22.6060696396517" calcext:value-type="float">
            <text:p>-22.6060696396517</text:p>
          </table:table-cell>
        </table:table-row>
        <table:table-row table:style-name="ro1">
          <table:table-cell office:value-type="string" calcext:value-type="string">
            <text:p>2002-04-16</text:p>
          </table:table-cell>
          <table:table-cell office:value-type="float" office:value="-20.7185686441002" calcext:value-type="float">
            <text:p>-20.7185686441002</text:p>
          </table:table-cell>
          <table:table-cell office:value-type="float" office:value="50.333113366975" calcext:value-type="float">
            <text:p>50.333113366975</text:p>
          </table:table-cell>
          <table:table-cell office:value-type="float" office:value="3.36713751351275" calcext:value-type="float">
            <text:p>3.36713751351275</text:p>
          </table:table-cell>
          <table:table-cell office:value-type="float" office:value="-22.4958282963309" calcext:value-type="float">
            <text:p>-22.4958282963309</text:p>
          </table:table-cell>
        </table:table-row>
        <table:table-row table:style-name="ro1">
          <table:table-cell office:value-type="string" calcext:value-type="string">
            <text:p>2002-04-17</text:p>
          </table:table-cell>
          <table:table-cell office:value-type="float" office:value="-21.0826510927046" calcext:value-type="float">
            <text:p>-21.0826510927046</text:p>
          </table:table-cell>
          <table:table-cell office:value-type="float" office:value="50.9775081799426" calcext:value-type="float">
            <text:p>50.9775081799426</text:p>
          </table:table-cell>
          <table:table-cell office:value-type="float" office:value="2.1145208051104" calcext:value-type="float">
            <text:p>2.1145208051104</text:p>
          </table:table-cell>
          <table:table-cell office:value-type="float" office:value="-23.1652658768954" calcext:value-type="float">
            <text:p>-23.1652658768954</text:p>
          </table:table-cell>
        </table:table-row>
        <table:table-row table:style-name="ro1">
          <table:table-cell office:value-type="string" calcext:value-type="string">
            <text:p>2002-04-18</text:p>
          </table:table-cell>
          <table:table-cell office:value-type="float" office:value="-20.4136653329657" calcext:value-type="float">
            <text:p>-20.4136653329657</text:p>
          </table:table-cell>
          <table:table-cell office:value-type="float" office:value="48.8888654066429" calcext:value-type="float">
            <text:p>48.8888654066429</text:p>
          </table:table-cell>
          <table:table-cell office:value-type="float" office:value="0.208878497781782" calcext:value-type="float">
            <text:p>0.208878497781782</text:p>
          </table:table-cell>
          <table:table-cell office:value-type="float" office:value="-22.5453878077121" calcext:value-type="float">
            <text:p>-22.5453878077121</text:p>
          </table:table-cell>
        </table:table-row>
        <table:table-row table:style-name="ro1">
          <table:table-cell office:value-type="string" calcext:value-type="string">
            <text:p>2002-04-19</text:p>
          </table:table-cell>
          <table:table-cell office:value-type="float" office:value="-20.5624958966532" calcext:value-type="float">
            <text:p>-20.5624958966532</text:p>
          </table:table-cell>
          <table:table-cell office:value-type="float" office:value="50.0573017970524" calcext:value-type="float">
            <text:p>50.0573017970524</text:p>
          </table:table-cell>
          <table:table-cell office:value-type="float" office:value="1.09283223879025" calcext:value-type="float">
            <text:p>1.09283223879025</text:p>
          </table:table-cell>
          <table:table-cell office:value-type="float" office:value="-22.6667207710664" calcext:value-type="float">
            <text:p>-22.6667207710664</text:p>
          </table:table-cell>
        </table:table-row>
        <table:table-row table:style-name="ro1">
          <table:table-cell office:value-type="string" calcext:value-type="string">
            <text:p>2002-04-20</text:p>
          </table:table-cell>
          <table:table-cell office:value-type="float" office:value="-20.3620616235527" calcext:value-type="float">
            <text:p>-20.3620616235527</text:p>
          </table:table-cell>
          <table:table-cell office:value-type="float" office:value="50.9918603684709" calcext:value-type="float">
            <text:p>50.9918603684709</text:p>
          </table:table-cell>
          <table:table-cell office:value-type="float" office:value="1.88349591959598" calcext:value-type="float">
            <text:p>1.88349591959598</text:p>
          </table:table-cell>
          <table:table-cell office:value-type="float" office:value="-21.1304594057851" calcext:value-type="float">
            <text:p>-21.1304594057851</text:p>
          </table:table-cell>
        </table:table-row>
        <table:table-row table:style-name="ro1">
          <table:table-cell office:value-type="string" calcext:value-type="string">
            <text:p>2002-04-21</text:p>
          </table:table-cell>
          <table:table-cell office:value-type="float" office:value="-19.274478763237" calcext:value-type="float">
            <text:p>-19.274478763237</text:p>
          </table:table-cell>
          <table:table-cell office:value-type="float" office:value="50.8363663203815" calcext:value-type="float">
            <text:p>50.8363663203815</text:p>
          </table:table-cell>
          <table:table-cell office:value-type="float" office:value="2.69608334739588" calcext:value-type="float">
            <text:p>2.69608334739588</text:p>
          </table:table-cell>
          <table:table-cell office:value-type="float" office:value="-23.1027503223165" calcext:value-type="float">
            <text:p>-23.1027503223165</text:p>
          </table:table-cell>
        </table:table-row>
        <table:table-row table:style-name="ro1">
          <table:table-cell office:value-type="string" calcext:value-type="string">
            <text:p>2002-04-22</text:p>
          </table:table-cell>
          <table:table-cell office:value-type="float" office:value="-19.3297390257526" calcext:value-type="float">
            <text:p>-19.3297390257526</text:p>
          </table:table-cell>
          <table:table-cell office:value-type="float" office:value="49.8295413018029" calcext:value-type="float">
            <text:p>49.8295413018029</text:p>
          </table:table-cell>
          <table:table-cell office:value-type="float" office:value="1.79307676277222" calcext:value-type="float">
            <text:p>1.79307676277222</text:p>
          </table:table-cell>
          <table:table-cell office:value-type="float" office:value="-24.119662825353" calcext:value-type="float">
            <text:p>-24.119662825353</text:p>
          </table:table-cell>
        </table:table-row>
        <table:table-row table:style-name="ro1">
          <table:table-cell office:value-type="string" calcext:value-type="string">
            <text:p>2002-04-23</text:p>
          </table:table-cell>
          <table:table-cell office:value-type="float" office:value="-18.1967449998698" calcext:value-type="float">
            <text:p>-18.1967449998698</text:p>
          </table:table-cell>
          <table:table-cell office:value-type="float" office:value="49.8611575809947" calcext:value-type="float">
            <text:p>49.8611575809947</text:p>
          </table:table-cell>
          <table:table-cell office:value-type="float" office:value="1.26817561764801" calcext:value-type="float">
            <text:p>1.26817561764801</text:p>
          </table:table-cell>
          <table:table-cell office:value-type="float" office:value="-24.4564477917546" calcext:value-type="float">
            <text:p>-24.4564477917546</text:p>
          </table:table-cell>
        </table:table-row>
        <table:table-row table:style-name="ro1">
          <table:table-cell office:value-type="string" calcext:value-type="string">
            <text:p>2002-04-24</text:p>
          </table:table-cell>
          <table:table-cell office:value-type="float" office:value="-19.4747605737593" calcext:value-type="float">
            <text:p>-19.4747605737593</text:p>
          </table:table-cell>
          <table:table-cell office:value-type="float" office:value="52.7306620629541" calcext:value-type="float">
            <text:p>52.7306620629541</text:p>
          </table:table-cell>
          <table:table-cell office:value-type="float" office:value="1.17525983689994" calcext:value-type="float">
            <text:p>1.17525983689994</text:p>
          </table:table-cell>
          <table:table-cell office:value-type="float" office:value="-22.7826315963929" calcext:value-type="float">
            <text:p>-22.7826315963929</text:p>
          </table:table-cell>
        </table:table-row>
        <table:table-row table:style-name="ro1">
          <table:table-cell office:value-type="string" calcext:value-type="string">
            <text:p>2002-04-25</text:p>
          </table:table-cell>
          <table:table-cell office:value-type="float" office:value="-19.520863412363" calcext:value-type="float">
            <text:p>-19.520863412363</text:p>
          </table:table-cell>
          <table:table-cell office:value-type="float" office:value="53.6037996442701" calcext:value-type="float">
            <text:p>53.6037996442701</text:p>
          </table:table-cell>
          <table:table-cell office:value-type="float" office:value="-0.484653102423981" calcext:value-type="float">
            <text:p>-0.484653102423981</text:p>
          </table:table-cell>
          <table:table-cell office:value-type="float" office:value="-24.2225580688549" calcext:value-type="float">
            <text:p>-24.2225580688549</text:p>
          </table:table-cell>
        </table:table-row>
        <table:table-row table:style-name="ro1">
          <table:table-cell office:value-type="string" calcext:value-type="string">
            <text:p>2002-04-26</text:p>
          </table:table-cell>
          <table:table-cell office:value-type="float" office:value="-18.8113627385821" calcext:value-type="float">
            <text:p>-18.8113627385821</text:p>
          </table:table-cell>
          <table:table-cell office:value-type="float" office:value="54.9125720812711" calcext:value-type="float">
            <text:p>54.9125720812711</text:p>
          </table:table-cell>
          <table:table-cell office:value-type="float" office:value="1.32228584414058" calcext:value-type="float">
            <text:p>1.32228584414058</text:p>
          </table:table-cell>
          <table:table-cell office:value-type="float" office:value="-24.3920455175842" calcext:value-type="float">
            <text:p>-24.3920455175842</text:p>
          </table:table-cell>
        </table:table-row>
        <table:table-row table:style-name="ro1">
          <table:table-cell office:value-type="string" calcext:value-type="string">
            <text:p>2002-04-27</text:p>
          </table:table-cell>
          <table:table-cell office:value-type="float" office:value="-18.1627185129813" calcext:value-type="float">
            <text:p>-18.1627185129813</text:p>
          </table:table-cell>
          <table:table-cell office:value-type="float" office:value="55.2649014769254" calcext:value-type="float">
            <text:p>55.2649014769254</text:p>
          </table:table-cell>
          <table:table-cell office:value-type="float" office:value="0.848294212222318" calcext:value-type="float">
            <text:p>0.848294212222318</text:p>
          </table:table-cell>
          <table:table-cell office:value-type="float" office:value="-25.1618097909853" calcext:value-type="float">
            <text:p>-25.1618097909853</text:p>
          </table:table-cell>
        </table:table-row>
        <table:table-row table:style-name="ro1">
          <table:table-cell office:value-type="string" calcext:value-type="string">
            <text:p>2002-04-28</text:p>
          </table:table-cell>
          <table:table-cell office:value-type="float" office:value="-18.6294984777459" calcext:value-type="float">
            <text:p>-18.6294984777459</text:p>
          </table:table-cell>
          <table:table-cell office:value-type="float" office:value="54.6979327721093" calcext:value-type="float">
            <text:p>54.6979327721093</text:p>
          </table:table-cell>
          <table:table-cell office:value-type="float" office:value="-0.649995512868715" calcext:value-type="float">
            <text:p>-0.649995512868715</text:p>
          </table:table-cell>
          <table:table-cell office:value-type="float" office:value="-25.124712818386" calcext:value-type="float">
            <text:p>-25.124712818386</text:p>
          </table:table-cell>
        </table:table-row>
        <table:table-row table:style-name="ro1">
          <table:table-cell office:value-type="string" calcext:value-type="string">
            <text:p>2002-04-29</text:p>
          </table:table-cell>
          <table:table-cell office:value-type="float" office:value="-18.3854376313574" calcext:value-type="float">
            <text:p>-18.3854376313574</text:p>
          </table:table-cell>
          <table:table-cell office:value-type="float" office:value="53.7292333547088" calcext:value-type="float">
            <text:p>53.7292333547088</text:p>
          </table:table-cell>
          <table:table-cell office:value-type="float" office:value="-0.0690933559701924" calcext:value-type="float">
            <text:p>-0.069093355970192</text:p>
          </table:table-cell>
          <table:table-cell office:value-type="float" office:value="-25.1264603480107" calcext:value-type="float">
            <text:p>-25.1264603480107</text:p>
          </table:table-cell>
        </table:table-row>
        <table:table-row table:style-name="ro1">
          <table:table-cell office:value-type="string" calcext:value-type="string">
            <text:p>2002-04-30</text:p>
          </table:table-cell>
          <table:table-cell office:value-type="float" office:value="-17.7077062358134" calcext:value-type="float">
            <text:p>-17.7077062358134</text:p>
          </table:table-cell>
          <table:table-cell office:value-type="float" office:value="53.6184384945866" calcext:value-type="float">
            <text:p>53.6184384945866</text:p>
          </table:table-cell>
          <table:table-cell office:value-type="float" office:value="-1.34130982488096" calcext:value-type="float">
            <text:p>-1.34130982488096</text:p>
          </table:table-cell>
          <table:table-cell office:value-type="float" office:value="-26.1116110330532" calcext:value-type="float">
            <text:p>-26.1116110330532</text:p>
          </table:table-cell>
        </table:table-row>
        <table:table-row table:style-name="ro1">
          <table:table-cell office:value-type="string" calcext:value-type="string">
            <text:p>2002-05-01</text:p>
          </table:table-cell>
          <table:table-cell office:value-type="float" office:value="-17.499413796884" calcext:value-type="float">
            <text:p>-17.499413796884</text:p>
          </table:table-cell>
          <table:table-cell office:value-type="float" office:value="54.4393870774706" calcext:value-type="float">
            <text:p>54.4393870774706</text:p>
          </table:table-cell>
          <table:table-cell office:value-type="float" office:value="-1.42306950428042" calcext:value-type="float">
            <text:p>-1.42306950428042</text:p>
          </table:table-cell>
          <table:table-cell office:value-type="float" office:value="-26.8280996566966" calcext:value-type="float">
            <text:p>-26.8280996566966</text:p>
          </table:table-cell>
        </table:table-row>
        <table:table-row table:style-name="ro1">
          <table:table-cell office:value-type="string" calcext:value-type="string">
            <text:p>2002-05-02</text:p>
          </table:table-cell>
          <table:table-cell office:value-type="float" office:value="-19.0131417479562" calcext:value-type="float">
            <text:p>-19.0131417479562</text:p>
          </table:table-cell>
          <table:table-cell office:value-type="float" office:value="53.950796248235" calcext:value-type="float">
            <text:p>53.950796248235</text:p>
          </table:table-cell>
          <table:table-cell office:value-type="float" office:value="0.186707984203313" calcext:value-type="float">
            <text:p>0.186707984203313</text:p>
          </table:table-cell>
          <table:table-cell office:value-type="float" office:value="-27.4629719254367" calcext:value-type="float">
            <text:p>-27.4629719254367</text:p>
          </table:table-cell>
        </table:table-row>
        <table:table-row table:style-name="ro1">
          <table:table-cell office:value-type="string" calcext:value-type="string">
            <text:p>2002-05-03</text:p>
          </table:table-cell>
          <table:table-cell office:value-type="float" office:value="-19.3033036237758" calcext:value-type="float">
            <text:p>-19.3033036237758</text:p>
          </table:table-cell>
          <table:table-cell office:value-type="float" office:value="53.7347345461006" calcext:value-type="float">
            <text:p>53.7347345461006</text:p>
          </table:table-cell>
          <table:table-cell office:value-type="float" office:value="1.42156517656997" calcext:value-type="float">
            <text:p>1.42156517656997</text:p>
          </table:table-cell>
          <table:table-cell office:value-type="float" office:value="-27.2428122232077" calcext:value-type="float">
            <text:p>-27.2428122232077</text:p>
          </table:table-cell>
        </table:table-row>
        <table:table-row table:style-name="ro1">
          <table:table-cell office:value-type="string" calcext:value-type="string">
            <text:p>2002-05-04</text:p>
          </table:table-cell>
          <table:table-cell office:value-type="float" office:value="-19.0467040433089" calcext:value-type="float">
            <text:p>-19.0467040433089</text:p>
          </table:table-cell>
          <table:table-cell office:value-type="float" office:value="54.7044328847066" calcext:value-type="float">
            <text:p>54.7044328847066</text:p>
          </table:table-cell>
          <table:table-cell office:value-type="float" office:value="1.74903211158966" calcext:value-type="float">
            <text:p>1.74903211158966</text:p>
          </table:table-cell>
          <table:table-cell office:value-type="float" office:value="-28.2414113911198" calcext:value-type="float">
            <text:p>-28.2414113911198</text:p>
          </table:table-cell>
        </table:table-row>
        <table:table-row table:style-name="ro1">
          <table:table-cell office:value-type="string" calcext:value-type="string">
            <text:p>2002-05-05</text:p>
          </table:table-cell>
          <table:table-cell office:value-type="float" office:value="-20.4329706716378" calcext:value-type="float">
            <text:p>-20.4329706716378</text:p>
          </table:table-cell>
          <table:table-cell office:value-type="float" office:value="55.8672056311206" calcext:value-type="float">
            <text:p>55.8672056311206</text:p>
          </table:table-cell>
          <table:table-cell office:value-type="float" office:value="2.57913170233416" calcext:value-type="float">
            <text:p>2.57913170233416</text:p>
          </table:table-cell>
          <table:table-cell office:value-type="float" office:value="-28.9146744940796" calcext:value-type="float">
            <text:p>-28.9146744940796</text:p>
          </table:table-cell>
        </table:table-row>
        <table:table-row table:style-name="ro1">
          <table:table-cell office:value-type="string" calcext:value-type="string">
            <text:p>2002-05-06</text:p>
          </table:table-cell>
          <table:table-cell office:value-type="float" office:value="-20.1433054200548" calcext:value-type="float">
            <text:p>-20.1433054200548</text:p>
          </table:table-cell>
          <table:table-cell office:value-type="float" office:value="53.7963565652594" calcext:value-type="float">
            <text:p>53.7963565652594</text:p>
          </table:table-cell>
          <table:table-cell office:value-type="float" office:value="1.64802332877099" calcext:value-type="float">
            <text:p>1.64802332877099</text:p>
          </table:table-cell>
          <table:table-cell office:value-type="float" office:value="-28.8717494520931" calcext:value-type="float">
            <text:p>-28.8717494520931</text:p>
          </table:table-cell>
        </table:table-row>
        <table:table-row table:style-name="ro1">
          <table:table-cell office:value-type="string" calcext:value-type="string">
            <text:p>2002-05-07</text:p>
          </table:table-cell>
          <table:table-cell office:value-type="float" office:value="-22.1135030725017" calcext:value-type="float">
            <text:p>-22.1135030725017</text:p>
          </table:table-cell>
          <table:table-cell office:value-type="float" office:value="54.2779214104164" calcext:value-type="float">
            <text:p>54.2779214104164</text:p>
          </table:table-cell>
          <table:table-cell office:value-type="float" office:value="1.57271160847387" calcext:value-type="float">
            <text:p>1.57271160847387</text:p>
          </table:table-cell>
          <table:table-cell office:value-type="float" office:value="-29.1363998180976" calcext:value-type="float">
            <text:p>-29.1363998180976</text:p>
          </table:table-cell>
        </table:table-row>
        <table:table-row table:style-name="ro1">
          <table:table-cell office:value-type="string" calcext:value-type="string">
            <text:p>2002-05-08</text:p>
          </table:table-cell>
          <table:table-cell office:value-type="float" office:value="-21.7967909429727" calcext:value-type="float">
            <text:p>-21.7967909429727</text:p>
          </table:table-cell>
          <table:table-cell office:value-type="float" office:value="54.575075861202" calcext:value-type="float">
            <text:p>54.575075861202</text:p>
          </table:table-cell>
          <table:table-cell office:value-type="float" office:value="1.84701244481648" calcext:value-type="float">
            <text:p>1.84701244481648</text:p>
          </table:table-cell>
          <table:table-cell office:value-type="float" office:value="-28.4191279250724" calcext:value-type="float">
            <text:p>-28.4191279250724</text:p>
          </table:table-cell>
        </table:table-row>
        <table:table-row table:style-name="ro1">
          <table:table-cell office:value-type="string" calcext:value-type="string">
            <text:p>2002-05-09</text:p>
          </table:table-cell>
          <table:table-cell office:value-type="float" office:value="-22.2993587783617" calcext:value-type="float">
            <text:p>-22.2993587783617</text:p>
          </table:table-cell>
          <table:table-cell office:value-type="float" office:value="57.648535136735" calcext:value-type="float">
            <text:p>57.648535136735</text:p>
          </table:table-cell>
          <table:table-cell office:value-type="float" office:value="0.915910114516658" calcext:value-type="float">
            <text:p>0.915910114516658</text:p>
          </table:table-cell>
          <table:table-cell office:value-type="float" office:value="-28.584245744544" calcext:value-type="float">
            <text:p>-28.584245744544</text:p>
          </table:table-cell>
        </table:table-row>
        <table:table-row table:style-name="ro1">
          <table:table-cell office:value-type="string" calcext:value-type="string">
            <text:p>2002-05-10</text:p>
          </table:table-cell>
          <table:table-cell office:value-type="float" office:value="-22.5228791611096" calcext:value-type="float">
            <text:p>-22.5228791611096</text:p>
          </table:table-cell>
          <table:table-cell office:value-type="float" office:value="58.0989566520272" calcext:value-type="float">
            <text:p>58.0989566520272</text:p>
          </table:table-cell>
          <table:table-cell office:value-type="float" office:value="1.58504081013683" calcext:value-type="float">
            <text:p>1.58504081013683</text:p>
          </table:table-cell>
          <table:table-cell office:value-type="float" office:value="-29.0885559754104" calcext:value-type="float">
            <text:p>-29.0885559754104</text:p>
          </table:table-cell>
        </table:table-row>
        <table:table-row table:style-name="ro1">
          <table:table-cell office:value-type="string" calcext:value-type="string">
            <text:p>2002-05-11</text:p>
          </table:table-cell>
          <table:table-cell office:value-type="float" office:value="-23.1399130291407" calcext:value-type="float">
            <text:p>-23.1399130291407</text:p>
          </table:table-cell>
          <table:table-cell office:value-type="float" office:value="58.4288313234656" calcext:value-type="float">
            <text:p>58.4288313234656</text:p>
          </table:table-cell>
          <table:table-cell office:value-type="float" office:value="1.07729401392707" calcext:value-type="float">
            <text:p>1.07729401392707</text:p>
          </table:table-cell>
          <table:table-cell office:value-type="float" office:value="-29.0783809800962" calcext:value-type="float">
            <text:p>-29.0783809800962</text:p>
          </table:table-cell>
        </table:table-row>
        <table:table-row table:style-name="ro1">
          <table:table-cell office:value-type="string" calcext:value-type="string">
            <text:p>2002-05-12</text:p>
          </table:table-cell>
          <table:table-cell office:value-type="float" office:value="-21.281473823334" calcext:value-type="float">
            <text:p>-21.281473823334</text:p>
          </table:table-cell>
          <table:table-cell office:value-type="float" office:value="57.4662175753365" calcext:value-type="float">
            <text:p>57.4662175753365</text:p>
          </table:table-cell>
          <table:table-cell office:value-type="float" office:value="1.56100152555243" calcext:value-type="float">
            <text:p>1.56100152555243</text:p>
          </table:table-cell>
          <table:table-cell office:value-type="float" office:value="-28.1724477249043" calcext:value-type="float">
            <text:p>-28.1724477249043</text:p>
          </table:table-cell>
        </table:table-row>
        <table:table-row table:style-name="ro1">
          <table:table-cell office:value-type="string" calcext:value-type="string">
            <text:p>2002-05-13</text:p>
          </table:table-cell>
          <table:table-cell office:value-type="float" office:value="-21.2369703577405" calcext:value-type="float">
            <text:p>-21.2369703577405</text:p>
          </table:table-cell>
          <table:table-cell office:value-type="float" office:value="57.1690935023035" calcext:value-type="float">
            <text:p>57.1690935023035</text:p>
          </table:table-cell>
          <table:table-cell office:value-type="float" office:value="1.21575612722948" calcext:value-type="float">
            <text:p>1.21575612722948</text:p>
          </table:table-cell>
          <table:table-cell office:value-type="float" office:value="-26.9556270088711" calcext:value-type="float">
            <text:p>-26.9556270088711</text:p>
          </table:table-cell>
        </table:table-row>
        <table:table-row table:style-name="ro1">
          <table:table-cell office:value-type="string" calcext:value-type="string">
            <text:p>2002-05-14</text:p>
          </table:table-cell>
          <table:table-cell office:value-type="float" office:value="-21.0082960309662" calcext:value-type="float">
            <text:p>-21.0082960309662</text:p>
          </table:table-cell>
          <table:table-cell office:value-type="float" office:value="56.1412768440666" calcext:value-type="float">
            <text:p>56.1412768440666</text:p>
          </table:table-cell>
          <table:table-cell office:value-type="float" office:value="2.83613830657928" calcext:value-type="float">
            <text:p>2.83613830657928</text:p>
          </table:table-cell>
          <table:table-cell office:value-type="float" office:value="-26.5469147810815" calcext:value-type="float">
            <text:p>-26.5469147810815</text:p>
          </table:table-cell>
        </table:table-row>
        <table:table-row table:style-name="ro1">
          <table:table-cell office:value-type="string" calcext:value-type="string">
            <text:p>2002-05-15</text:p>
          </table:table-cell>
          <table:table-cell office:value-type="float" office:value="-20.8906994129552" calcext:value-type="float">
            <text:p>-20.8906994129552</text:p>
          </table:table-cell>
          <table:table-cell office:value-type="float" office:value="54.9751840409224" calcext:value-type="float">
            <text:p>54.9751840409224</text:p>
          </table:table-cell>
          <table:table-cell office:value-type="float" office:value="1.84677902131051" calcext:value-type="float">
            <text:p>1.84677902131051</text:p>
          </table:table-cell>
          <table:table-cell office:value-type="float" office:value="-26.8295174795735" calcext:value-type="float">
            <text:p>-26.8295174795735</text:p>
          </table:table-cell>
        </table:table-row>
        <table:table-row table:style-name="ro1">
          <table:table-cell office:value-type="string" calcext:value-type="string">
            <text:p>2002-05-16</text:p>
          </table:table-cell>
          <table:table-cell office:value-type="float" office:value="-21.4016541134378" calcext:value-type="float">
            <text:p>-21.4016541134378</text:p>
          </table:table-cell>
          <table:table-cell office:value-type="float" office:value="55.0589153480145" calcext:value-type="float">
            <text:p>55.0589153480145</text:p>
          </table:table-cell>
          <table:table-cell office:value-type="float" office:value="0.566907541438897" calcext:value-type="float">
            <text:p>0.566907541438897</text:p>
          </table:table-cell>
          <table:table-cell office:value-type="float" office:value="-25.3719652618874" calcext:value-type="float">
            <text:p>-25.3719652618874</text:p>
          </table:table-cell>
        </table:table-row>
        <table:table-row table:style-name="ro1">
          <table:table-cell office:value-type="string" calcext:value-type="string">
            <text:p>2002-05-17</text:p>
          </table:table-cell>
          <table:table-cell office:value-type="float" office:value="-19.5599405239514" calcext:value-type="float">
            <text:p>-19.5599405239514</text:p>
          </table:table-cell>
          <table:table-cell office:value-type="float" office:value="54.6231928729196" calcext:value-type="float">
            <text:p>54.6231928729196</text:p>
          </table:table-cell>
          <table:table-cell office:value-type="float" office:value="2.68232342082298" calcext:value-type="float">
            <text:p>2.68232342082298</text:p>
          </table:table-cell>
          <table:table-cell office:value-type="float" office:value="-26.3550100404592" calcext:value-type="float">
            <text:p>-26.3550100404592</text:p>
          </table:table-cell>
        </table:table-row>
        <table:table-row table:style-name="ro1">
          <table:table-cell office:value-type="string" calcext:value-type="string">
            <text:p>2002-05-18</text:p>
          </table:table-cell>
          <table:table-cell office:value-type="float" office:value="-19.3815883991507" calcext:value-type="float">
            <text:p>-19.3815883991507</text:p>
          </table:table-cell>
          <table:table-cell office:value-type="float" office:value="53.943447293775" calcext:value-type="float">
            <text:p>53.943447293775</text:p>
          </table:table-cell>
          <table:table-cell office:value-type="float" office:value="4.47146592450414" calcext:value-type="float">
            <text:p>4.47146592450414</text:p>
          </table:table-cell>
          <table:table-cell office:value-type="float" office:value="-25.5235165182887" calcext:value-type="float">
            <text:p>-25.5235165182887</text:p>
          </table:table-cell>
        </table:table-row>
        <table:table-row table:style-name="ro1">
          <table:table-cell office:value-type="string" calcext:value-type="string">
            <text:p>2002-05-19</text:p>
          </table:table-cell>
          <table:table-cell office:value-type="float" office:value="-20.0446071088263" calcext:value-type="float">
            <text:p>-20.0446071088263</text:p>
          </table:table-cell>
          <table:table-cell office:value-type="float" office:value="52.9996270168687" calcext:value-type="float">
            <text:p>52.9996270168687</text:p>
          </table:table-cell>
          <table:table-cell office:value-type="float" office:value="3.83675528115005" calcext:value-type="float">
            <text:p>3.83675528115005</text:p>
          </table:table-cell>
          <table:table-cell office:value-type="float" office:value="-24.6701102508305" calcext:value-type="float">
            <text:p>-24.6701102508305</text:p>
          </table:table-cell>
        </table:table-row>
        <table:table-row table:style-name="ro1">
          <table:table-cell office:value-type="string" calcext:value-type="string">
            <text:p>2002-05-20</text:p>
          </table:table-cell>
          <table:table-cell office:value-type="float" office:value="-20.1289527300287" calcext:value-type="float">
            <text:p>-20.1289527300287</text:p>
          </table:table-cell>
          <table:table-cell office:value-type="float" office:value="54.5224483176735" calcext:value-type="float">
            <text:p>54.5224483176735</text:p>
          </table:table-cell>
          <table:table-cell office:value-type="float" office:value="3.65681744703363" calcext:value-type="float">
            <text:p>3.65681744703363</text:p>
          </table:table-cell>
          <table:table-cell office:value-type="float" office:value="-24.2517625307405" calcext:value-type="float">
            <text:p>-24.2517625307405</text:p>
          </table:table-cell>
        </table:table-row>
        <table:table-row table:style-name="ro1">
          <table:table-cell office:value-type="string" calcext:value-type="string">
            <text:p>2002-05-21</text:p>
          </table:table-cell>
          <table:table-cell office:value-type="float" office:value="-20.1326746185524" calcext:value-type="float">
            <text:p>-20.1326746185524</text:p>
          </table:table-cell>
          <table:table-cell office:value-type="float" office:value="55.0357318351228" calcext:value-type="float">
            <text:p>55.0357318351228</text:p>
          </table:table-cell>
          <table:table-cell office:value-type="float" office:value="5.81891194594547" calcext:value-type="float">
            <text:p>5.81891194594547</text:p>
          </table:table-cell>
          <table:table-cell office:value-type="float" office:value="-23.5809886354314" calcext:value-type="float">
            <text:p>-23.5809886354314</text:p>
          </table:table-cell>
        </table:table-row>
        <table:table-row table:style-name="ro1">
          <table:table-cell office:value-type="string" calcext:value-type="string">
            <text:p>2002-05-22</text:p>
          </table:table-cell>
          <table:table-cell office:value-type="float" office:value="-19.043364985063" calcext:value-type="float">
            <text:p>-19.043364985063</text:p>
          </table:table-cell>
          <table:table-cell office:value-type="float" office:value="55.1955190760381" calcext:value-type="float">
            <text:p>55.1955190760381</text:p>
          </table:table-cell>
          <table:table-cell office:value-type="float" office:value="6.16558548195756" calcext:value-type="float">
            <text:p>6.16558548195756</text:p>
          </table:table-cell>
          <table:table-cell office:value-type="float" office:value="-23.2116202531653" calcext:value-type="float">
            <text:p>-23.2116202531653</text:p>
          </table:table-cell>
        </table:table-row>
        <table:table-row table:style-name="ro1">
          <table:table-cell office:value-type="string" calcext:value-type="string">
            <text:p>2002-05-23</text:p>
          </table:table-cell>
          <table:table-cell office:value-type="float" office:value="-18.9018039932351" calcext:value-type="float">
            <text:p>-18.9018039932351</text:p>
          </table:table-cell>
          <table:table-cell office:value-type="float" office:value="53.585984019672" calcext:value-type="float">
            <text:p>53.585984019672</text:p>
          </table:table-cell>
          <table:table-cell office:value-type="float" office:value="6.85055431044129" calcext:value-type="float">
            <text:p>6.85055431044129</text:p>
          </table:table-cell>
          <table:table-cell office:value-type="float" office:value="-21.8389542830936" calcext:value-type="float">
            <text:p>-21.8389542830936</text:p>
          </table:table-cell>
        </table:table-row>
        <table:table-row table:style-name="ro1">
          <table:table-cell office:value-type="string" calcext:value-type="string">
            <text:p>2002-05-24</text:p>
          </table:table-cell>
          <table:table-cell office:value-type="float" office:value="-19.005962880251" calcext:value-type="float">
            <text:p>-19.005962880251</text:p>
          </table:table-cell>
          <table:table-cell office:value-type="float" office:value="54.6060282131443" calcext:value-type="float">
            <text:p>54.6060282131443</text:p>
          </table:table-cell>
          <table:table-cell office:value-type="float" office:value="6.73948684981166" calcext:value-type="float">
            <text:p>6.73948684981166</text:p>
          </table:table-cell>
          <table:table-cell office:value-type="float" office:value="-21.5952493986506" calcext:value-type="float">
            <text:p>-21.5952493986506</text:p>
          </table:table-cell>
        </table:table-row>
        <table:table-row table:style-name="ro1">
          <table:table-cell office:value-type="string" calcext:value-type="string">
            <text:p>2002-05-25</text:p>
          </table:table-cell>
          <table:table-cell office:value-type="float" office:value="-20.1825688146801" calcext:value-type="float">
            <text:p>-20.1825688146801</text:p>
          </table:table-cell>
          <table:table-cell office:value-type="float" office:value="55.3540287750197" calcext:value-type="float">
            <text:p>55.3540287750197</text:p>
          </table:table-cell>
          <table:table-cell office:value-type="float" office:value="5.22775574518073" calcext:value-type="float">
            <text:p>5.22775574518073</text:p>
          </table:table-cell>
          <table:table-cell office:value-type="float" office:value="-22.0607345297157" calcext:value-type="float">
            <text:p>-22.0607345297157</text:p>
          </table:table-cell>
        </table:table-row>
        <table:table-row table:style-name="ro1">
          <table:table-cell office:value-type="string" calcext:value-type="string">
            <text:p>2002-05-26</text:p>
          </table:table-cell>
          <table:table-cell office:value-type="float" office:value="-19.6007809163725" calcext:value-type="float">
            <text:p>-19.6007809163725</text:p>
          </table:table-cell>
          <table:table-cell office:value-type="float" office:value="53.4675632930503" calcext:value-type="float">
            <text:p>53.4675632930503</text:p>
          </table:table-cell>
          <table:table-cell office:value-type="float" office:value="4.78023496629928" calcext:value-type="float">
            <text:p>4.78023496629928</text:p>
          </table:table-cell>
          <table:table-cell office:value-type="float" office:value="-21.7479660753023" calcext:value-type="float">
            <text:p>-21.7479660753023</text:p>
          </table:table-cell>
        </table:table-row>
        <table:table-row table:style-name="ro1">
          <table:table-cell office:value-type="string" calcext:value-type="string">
            <text:p>2002-05-27</text:p>
          </table:table-cell>
          <table:table-cell office:value-type="float" office:value="-18.9016970118837" calcext:value-type="float">
            <text:p>-18.9016970118837</text:p>
          </table:table-cell>
          <table:table-cell office:value-type="float" office:value="54.3042714431207" calcext:value-type="float">
            <text:p>54.3042714431207</text:p>
          </table:table-cell>
          <table:table-cell office:value-type="float" office:value="5.07703192676184" calcext:value-type="float">
            <text:p>5.07703192676184</text:p>
          </table:table-cell>
          <table:table-cell office:value-type="float" office:value="-21.9890674277282" calcext:value-type="float">
            <text:p>-21.9890674277282</text:p>
          </table:table-cell>
        </table:table-row>
        <table:table-row table:style-name="ro1">
          <table:table-cell office:value-type="string" calcext:value-type="string">
            <text:p>2002-05-28</text:p>
          </table:table-cell>
          <table:table-cell office:value-type="float" office:value="-18.9892015661214" calcext:value-type="float">
            <text:p>-18.9892015661214</text:p>
          </table:table-cell>
          <table:table-cell office:value-type="float" office:value="54.1428609445859" calcext:value-type="float">
            <text:p>54.1428609445859</text:p>
          </table:table-cell>
          <table:table-cell office:value-type="float" office:value="6.22064086754221" calcext:value-type="float">
            <text:p>6.22064086754221</text:p>
          </table:table-cell>
          <table:table-cell office:value-type="float" office:value="-23.0666948234247" calcext:value-type="float">
            <text:p>-23.0666948234247</text:p>
          </table:table-cell>
        </table:table-row>
        <table:table-row table:style-name="ro1">
          <table:table-cell office:value-type="string" calcext:value-type="string">
            <text:p>2002-05-29</text:p>
          </table:table-cell>
          <table:table-cell office:value-type="float" office:value="-18.2385661224034" calcext:value-type="float">
            <text:p>-18.2385661224034</text:p>
          </table:table-cell>
          <table:table-cell office:value-type="float" office:value="53.5520601312967" calcext:value-type="float">
            <text:p>53.5520601312967</text:p>
          </table:table-cell>
          <table:table-cell office:value-type="float" office:value="6.59934459006003" calcext:value-type="float">
            <text:p>6.59934459006003</text:p>
          </table:table-cell>
          <table:table-cell office:value-type="float" office:value="-23.0672720839193" calcext:value-type="float">
            <text:p>-23.0672720839193</text:p>
          </table:table-cell>
        </table:table-row>
        <table:table-row table:style-name="ro1">
          <table:table-cell office:value-type="string" calcext:value-type="string">
            <text:p>2002-05-30</text:p>
          </table:table-cell>
          <table:table-cell office:value-type="float" office:value="-18.7242647702174" calcext:value-type="float">
            <text:p>-18.7242647702174</text:p>
          </table:table-cell>
          <table:table-cell office:value-type="float" office:value="52.6081694631139" calcext:value-type="float">
            <text:p>52.6081694631139</text:p>
          </table:table-cell>
          <table:table-cell office:value-type="float" office:value="6.61929361544773" calcext:value-type="float">
            <text:p>6.61929361544773</text:p>
          </table:table-cell>
          <table:table-cell office:value-type="float" office:value="-22.3331597018988" calcext:value-type="float">
            <text:p>-22.3331597018988</text:p>
          </table:table-cell>
        </table:table-row>
        <table:table-row table:style-name="ro1">
          <table:table-cell office:value-type="string" calcext:value-type="string">
            <text:p>2002-05-31</text:p>
          </table:table-cell>
          <table:table-cell office:value-type="float" office:value="-16.9209084114915" calcext:value-type="float">
            <text:p>-16.9209084114915</text:p>
          </table:table-cell>
          <table:table-cell office:value-type="float" office:value="52.3319268564561" calcext:value-type="float">
            <text:p>52.3319268564561</text:p>
          </table:table-cell>
          <table:table-cell office:value-type="float" office:value="7.54496284958521" calcext:value-type="float">
            <text:p>7.54496284958521</text:p>
          </table:table-cell>
          <table:table-cell office:value-type="float" office:value="-22.5021625596366" calcext:value-type="float">
            <text:p>-22.5021625596366</text:p>
          </table:table-cell>
        </table:table-row>
        <table:table-row table:style-name="ro1">
          <table:table-cell office:value-type="string" calcext:value-type="string">
            <text:p>2002-06-01</text:p>
          </table:table-cell>
          <table:table-cell office:value-type="float" office:value="-17.6466573392803" calcext:value-type="float">
            <text:p>-17.6466573392803</text:p>
          </table:table-cell>
          <table:table-cell office:value-type="float" office:value="52.6689198321259" calcext:value-type="float">
            <text:p>52.6689198321259</text:p>
          </table:table-cell>
          <table:table-cell office:value-type="float" office:value="7.58001294925688" calcext:value-type="float">
            <text:p>7.58001294925688</text:p>
          </table:table-cell>
          <table:table-cell office:value-type="float" office:value="-20.6442387241852" calcext:value-type="float">
            <text:p>-20.6442387241852</text:p>
          </table:table-cell>
        </table:table-row>
        <table:table-row table:style-name="ro1">
          <table:table-cell office:value-type="string" calcext:value-type="string">
            <text:p>2002-06-02</text:p>
          </table:table-cell>
          <table:table-cell office:value-type="float" office:value="-15.634551479185" calcext:value-type="float">
            <text:p>-15.634551479185</text:p>
          </table:table-cell>
          <table:table-cell office:value-type="float" office:value="52.8464632687728" calcext:value-type="float">
            <text:p>52.8464632687728</text:p>
          </table:table-cell>
          <table:table-cell office:value-type="float" office:value="7.34557821998944" calcext:value-type="float">
            <text:p>7.34557821998944</text:p>
          </table:table-cell>
          <table:table-cell office:value-type="float" office:value="-20.6864458033343" calcext:value-type="float">
            <text:p>-20.6864458033343</text:p>
          </table:table-cell>
        </table:table-row>
        <table:table-row table:style-name="ro1">
          <table:table-cell office:value-type="string" calcext:value-type="string">
            <text:p>2002-06-03</text:p>
          </table:table-cell>
          <table:table-cell office:value-type="float" office:value="-16.1036217196251" calcext:value-type="float">
            <text:p>-16.1036217196251</text:p>
          </table:table-cell>
          <table:table-cell office:value-type="float" office:value="52.8185582181838" calcext:value-type="float">
            <text:p>52.8185582181838</text:p>
          </table:table-cell>
          <table:table-cell office:value-type="float" office:value="7.10112988665638" calcext:value-type="float">
            <text:p>7.10112988665638</text:p>
          </table:table-cell>
          <table:table-cell office:value-type="float" office:value="-21.6196232582403" calcext:value-type="float">
            <text:p>-21.6196232582403</text:p>
          </table:table-cell>
        </table:table-row>
        <table:table-row table:style-name="ro1">
          <table:table-cell office:value-type="string" calcext:value-type="string">
            <text:p>2002-06-04</text:p>
          </table:table-cell>
          <table:table-cell office:value-type="float" office:value="-17.0897222224186" calcext:value-type="float">
            <text:p>-17.0897222224186</text:p>
          </table:table-cell>
          <table:table-cell office:value-type="float" office:value="52.9291336005431" calcext:value-type="float">
            <text:p>52.9291336005431</text:p>
          </table:table-cell>
          <table:table-cell office:value-type="float" office:value="9.27225318278053" calcext:value-type="float">
            <text:p>9.27225318278053</text:p>
          </table:table-cell>
          <table:table-cell office:value-type="float" office:value="-23.2896287620059" calcext:value-type="float">
            <text:p>-23.2896287620059</text:p>
          </table:table-cell>
        </table:table-row>
        <table:table-row table:style-name="ro1">
          <table:table-cell office:value-type="string" calcext:value-type="string">
            <text:p>2002-06-05</text:p>
          </table:table-cell>
          <table:table-cell office:value-type="float" office:value="-18.6843731772499" calcext:value-type="float">
            <text:p>-18.6843731772499</text:p>
          </table:table-cell>
          <table:table-cell office:value-type="float" office:value="54.8824535577859" calcext:value-type="float">
            <text:p>54.8824535577859</text:p>
          </table:table-cell>
          <table:table-cell office:value-type="float" office:value="8.47132775149075" calcext:value-type="float">
            <text:p>8.47132775149075</text:p>
          </table:table-cell>
          <table:table-cell office:value-type="float" office:value="-22.4788280949544" calcext:value-type="float">
            <text:p>-22.4788280949544</text:p>
          </table:table-cell>
        </table:table-row>
        <table:table-row table:style-name="ro1">
          <table:table-cell office:value-type="string" calcext:value-type="string">
            <text:p>2002-06-06</text:p>
          </table:table-cell>
          <table:table-cell office:value-type="float" office:value="-17.5785099483448" calcext:value-type="float">
            <text:p>-17.5785099483448</text:p>
          </table:table-cell>
          <table:table-cell office:value-type="float" office:value="55.1099989968087" calcext:value-type="float">
            <text:p>55.1099989968087</text:p>
          </table:table-cell>
          <table:table-cell office:value-type="float" office:value="6.95565067738828" calcext:value-type="float">
            <text:p>6.95565067738828</text:p>
          </table:table-cell>
          <table:table-cell office:value-type="float" office:value="-21.3045913116373" calcext:value-type="float">
            <text:p>-21.3045913116373</text:p>
          </table:table-cell>
        </table:table-row>
        <table:table-row table:style-name="ro1">
          <table:table-cell office:value-type="string" calcext:value-type="string">
            <text:p>2002-06-07</text:p>
          </table:table-cell>
          <table:table-cell office:value-type="float" office:value="-18.0639329333823" calcext:value-type="float">
            <text:p>-18.0639329333823</text:p>
          </table:table-cell>
          <table:table-cell office:value-type="float" office:value="54.7891818396601" calcext:value-type="float">
            <text:p>54.7891818396601</text:p>
          </table:table-cell>
          <table:table-cell office:value-type="float" office:value="6.91182475509183" calcext:value-type="float">
            <text:p>6.91182475509183</text:p>
          </table:table-cell>
          <table:table-cell office:value-type="float" office:value="-21.016248486861" calcext:value-type="float">
            <text:p>-21.016248486861</text:p>
          </table:table-cell>
        </table:table-row>
        <table:table-row table:style-name="ro1">
          <table:table-cell office:value-type="string" calcext:value-type="string">
            <text:p>2002-06-08</text:p>
          </table:table-cell>
          <table:table-cell office:value-type="float" office:value="-18.9331281920043" calcext:value-type="float">
            <text:p>-18.9331281920043</text:p>
          </table:table-cell>
          <table:table-cell office:value-type="float" office:value="54.8934444036682" calcext:value-type="float">
            <text:p>54.8934444036682</text:p>
          </table:table-cell>
          <table:table-cell office:value-type="float" office:value="6.27290013912569" calcext:value-type="float">
            <text:p>6.27290013912569</text:p>
          </table:table-cell>
          <table:table-cell office:value-type="float" office:value="-21.0204475544831" calcext:value-type="float">
            <text:p>-21.0204475544831</text:p>
          </table:table-cell>
        </table:table-row>
        <table:table-row table:style-name="ro1">
          <table:table-cell office:value-type="string" calcext:value-type="string">
            <text:p>2002-06-09</text:p>
          </table:table-cell>
          <table:table-cell office:value-type="float" office:value="-18.9258559355312" calcext:value-type="float">
            <text:p>-18.9258559355312</text:p>
          </table:table-cell>
          <table:table-cell office:value-type="float" office:value="56.459899827052" calcext:value-type="float">
            <text:p>56.459899827052</text:p>
          </table:table-cell>
          <table:table-cell office:value-type="float" office:value="5.95352980921408" calcext:value-type="float">
            <text:p>5.95352980921408</text:p>
          </table:table-cell>
          <table:table-cell office:value-type="float" office:value="-22.0802251835612" calcext:value-type="float">
            <text:p>-22.0802251835612</text:p>
          </table:table-cell>
        </table:table-row>
        <table:table-row table:style-name="ro1">
          <table:table-cell office:value-type="string" calcext:value-type="string">
            <text:p>2002-06-10</text:p>
          </table:table-cell>
          <table:table-cell office:value-type="float" office:value="-19.5260809295281" calcext:value-type="float">
            <text:p>-19.5260809295281</text:p>
          </table:table-cell>
          <table:table-cell office:value-type="float" office:value="57.4359383545226" calcext:value-type="float">
            <text:p>57.4359383545226</text:p>
          </table:table-cell>
          <table:table-cell office:value-type="float" office:value="6.80645039006563" calcext:value-type="float">
            <text:p>6.80645039006563</text:p>
          </table:table-cell>
          <table:table-cell office:value-type="float" office:value="-21.81849927775" calcext:value-type="float">
            <text:p>-21.81849927775</text:p>
          </table:table-cell>
        </table:table-row>
        <table:table-row table:style-name="ro1">
          <table:table-cell office:value-type="string" calcext:value-type="string">
            <text:p>2002-06-11</text:p>
          </table:table-cell>
          <table:table-cell office:value-type="float" office:value="-17.3782607249722" calcext:value-type="float">
            <text:p>-17.3782607249722</text:p>
          </table:table-cell>
          <table:table-cell office:value-type="float" office:value="57.7050067923721" calcext:value-type="float">
            <text:p>57.7050067923721</text:p>
          </table:table-cell>
          <table:table-cell office:value-type="float" office:value="6.420066317218" calcext:value-type="float">
            <text:p>6.420066317218</text:p>
          </table:table-cell>
          <table:table-cell office:value-type="float" office:value="-21.1825669731988" calcext:value-type="float">
            <text:p>-21.1825669731988</text:p>
          </table:table-cell>
        </table:table-row>
        <table:table-row table:style-name="ro1">
          <table:table-cell office:value-type="string" calcext:value-type="string">
            <text:p>2002-06-12</text:p>
          </table:table-cell>
          <table:table-cell office:value-type="float" office:value="-15.9637627427432" calcext:value-type="float">
            <text:p>-15.9637627427432</text:p>
          </table:table-cell>
          <table:table-cell office:value-type="float" office:value="59.5449507550276" calcext:value-type="float">
            <text:p>59.5449507550276</text:p>
          </table:table-cell>
          <table:table-cell office:value-type="float" office:value="5.80880863235327" calcext:value-type="float">
            <text:p>5.80880863235327</text:p>
          </table:table-cell>
          <table:table-cell office:value-type="float" office:value="-23.1558974255013" calcext:value-type="float">
            <text:p>-23.1558974255013</text:p>
          </table:table-cell>
        </table:table-row>
        <table:table-row table:style-name="ro1">
          <table:table-cell office:value-type="string" calcext:value-type="string">
            <text:p>2002-06-13</text:p>
          </table:table-cell>
          <table:table-cell office:value-type="float" office:value="-16.3124901755218" calcext:value-type="float">
            <text:p>-16.3124901755218</text:p>
          </table:table-cell>
          <table:table-cell office:value-type="float" office:value="60.4248990834258" calcext:value-type="float">
            <text:p>60.4248990834258</text:p>
          </table:table-cell>
          <table:table-cell office:value-type="float" office:value="5.87966411796892" calcext:value-type="float">
            <text:p>5.87966411796892</text:p>
          </table:table-cell>
          <table:table-cell office:value-type="float" office:value="-22.6490152476662" calcext:value-type="float">
            <text:p>-22.6490152476662</text:p>
          </table:table-cell>
        </table:table-row>
        <table:table-row table:style-name="ro1">
          <table:table-cell office:value-type="string" calcext:value-type="string">
            <text:p>2002-06-14</text:p>
          </table:table-cell>
          <table:table-cell office:value-type="float" office:value="-15.6993012643508" calcext:value-type="float">
            <text:p>-15.6993012643508</text:p>
          </table:table-cell>
          <table:table-cell office:value-type="float" office:value="58.6617423531727" calcext:value-type="float">
            <text:p>58.6617423531727</text:p>
          </table:table-cell>
          <table:table-cell office:value-type="float" office:value="5.79317465073179" calcext:value-type="float">
            <text:p>5.79317465073179</text:p>
          </table:table-cell>
          <table:table-cell office:value-type="float" office:value="-23.086334977722" calcext:value-type="float">
            <text:p>-23.086334977722</text:p>
          </table:table-cell>
        </table:table-row>
        <table:table-row table:style-name="ro1">
          <table:table-cell office:value-type="string" calcext:value-type="string">
            <text:p>2002-06-15</text:p>
          </table:table-cell>
          <table:table-cell office:value-type="float" office:value="-15.0216827315635" calcext:value-type="float">
            <text:p>-15.0216827315635</text:p>
          </table:table-cell>
          <table:table-cell office:value-type="float" office:value="57.6007157588448" calcext:value-type="float">
            <text:p>57.6007157588448</text:p>
          </table:table-cell>
          <table:table-cell office:value-type="float" office:value="6.19207432080519" calcext:value-type="float">
            <text:p>6.19207432080519</text:p>
          </table:table-cell>
          <table:table-cell office:value-type="float" office:value="-21.9826248090179" calcext:value-type="float">
            <text:p>-21.9826248090179</text:p>
          </table:table-cell>
        </table:table-row>
        <table:table-row table:style-name="ro1">
          <table:table-cell office:value-type="string" calcext:value-type="string">
            <text:p>2002-06-16</text:p>
          </table:table-cell>
          <table:table-cell office:value-type="float" office:value="-15.8438892047349" calcext:value-type="float">
            <text:p>-15.8438892047349</text:p>
          </table:table-cell>
          <table:table-cell office:value-type="float" office:value="57.2677122388311" calcext:value-type="float">
            <text:p>57.2677122388311</text:p>
          </table:table-cell>
          <table:table-cell office:value-type="float" office:value="5.64989488807849" calcext:value-type="float">
            <text:p>5.64989488807849</text:p>
          </table:table-cell>
          <table:table-cell office:value-type="float" office:value="-20.5812572074987" calcext:value-type="float">
            <text:p>-20.5812572074987</text:p>
          </table:table-cell>
        </table:table-row>
        <table:table-row table:style-name="ro1">
          <table:table-cell office:value-type="string" calcext:value-type="string">
            <text:p>2002-06-17</text:p>
          </table:table-cell>
          <table:table-cell office:value-type="float" office:value="-15.5225942855945" calcext:value-type="float">
            <text:p>-15.5225942855945</text:p>
          </table:table-cell>
          <table:table-cell office:value-type="float" office:value="56.0022058595507" calcext:value-type="float">
            <text:p>56.0022058595507</text:p>
          </table:table-cell>
          <table:table-cell office:value-type="float" office:value="6.73528185683148" calcext:value-type="float">
            <text:p>6.73528185683148</text:p>
          </table:table-cell>
          <table:table-cell office:value-type="float" office:value="-18.8775206783335" calcext:value-type="float">
            <text:p>-18.8775206783335</text:p>
          </table:table-cell>
        </table:table-row>
        <table:table-row table:style-name="ro1">
          <table:table-cell office:value-type="string" calcext:value-type="string">
            <text:p>2002-06-18</text:p>
          </table:table-cell>
          <table:table-cell office:value-type="float" office:value="-15.0192483654485" calcext:value-type="float">
            <text:p>-15.0192483654485</text:p>
          </table:table-cell>
          <table:table-cell office:value-type="float" office:value="56.429038676419" calcext:value-type="float">
            <text:p>56.429038676419</text:p>
          </table:table-cell>
          <table:table-cell office:value-type="float" office:value="8.13636517198051" calcext:value-type="float">
            <text:p>8.13636517198051</text:p>
          </table:table-cell>
          <table:table-cell office:value-type="float" office:value="-18.6428128026604" calcext:value-type="float">
            <text:p>-18.6428128026604</text:p>
          </table:table-cell>
        </table:table-row>
        <table:table-row table:style-name="ro1">
          <table:table-cell office:value-type="string" calcext:value-type="string">
            <text:p>2002-06-19</text:p>
          </table:table-cell>
          <table:table-cell office:value-type="float" office:value="-15.4351737528084" calcext:value-type="float">
            <text:p>-15.4351737528084</text:p>
          </table:table-cell>
          <table:table-cell office:value-type="float" office:value="55.9158493571683" calcext:value-type="float">
            <text:p>55.9158493571683</text:p>
          </table:table-cell>
          <table:table-cell office:value-type="float" office:value="9.09827677844388" calcext:value-type="float">
            <text:p>9.09827677844388</text:p>
          </table:table-cell>
          <table:table-cell office:value-type="float" office:value="-19.2770503845742" calcext:value-type="float">
            <text:p>-19.2770503845742</text:p>
          </table:table-cell>
        </table:table-row>
        <table:table-row table:style-name="ro1">
          <table:table-cell office:value-type="string" calcext:value-type="string">
            <text:p>2002-06-20</text:p>
          </table:table-cell>
          <table:table-cell office:value-type="float" office:value="-15.1933342578054" calcext:value-type="float">
            <text:p>-15.1933342578054</text:p>
          </table:table-cell>
          <table:table-cell office:value-type="float" office:value="53.4303441173746" calcext:value-type="float">
            <text:p>53.4303441173746</text:p>
          </table:table-cell>
          <table:table-cell office:value-type="float" office:value="9.90754139404407" calcext:value-type="float">
            <text:p>9.90754139404407</text:p>
          </table:table-cell>
          <table:table-cell office:value-type="float" office:value="-20.2247645743693" calcext:value-type="float">
            <text:p>-20.2247645743693</text:p>
          </table:table-cell>
        </table:table-row>
        <table:table-row table:style-name="ro1">
          <table:table-cell office:value-type="string" calcext:value-type="string">
            <text:p>2002-06-21</text:p>
          </table:table-cell>
          <table:table-cell office:value-type="float" office:value="-14.8327284495003" calcext:value-type="float">
            <text:p>-14.8327284495003</text:p>
          </table:table-cell>
          <table:table-cell office:value-type="float" office:value="54.4430033714828" calcext:value-type="float">
            <text:p>54.4430033714828</text:p>
          </table:table-cell>
          <table:table-cell office:value-type="float" office:value="8.60657642352617" calcext:value-type="float">
            <text:p>8.60657642352617</text:p>
          </table:table-cell>
          <table:table-cell office:value-type="float" office:value="-20.3509488607459" calcext:value-type="float">
            <text:p>-20.3509488607459</text:p>
          </table:table-cell>
        </table:table-row>
        <table:table-row table:style-name="ro1">
          <table:table-cell office:value-type="string" calcext:value-type="string">
            <text:p>2002-06-22</text:p>
          </table:table-cell>
          <table:table-cell office:value-type="float" office:value="-15.2453948094032" calcext:value-type="float">
            <text:p>-15.2453948094032</text:p>
          </table:table-cell>
          <table:table-cell office:value-type="float" office:value="54.4086484891144" calcext:value-type="float">
            <text:p>54.4086484891144</text:p>
          </table:table-cell>
          <table:table-cell office:value-type="float" office:value="9.92408331014637" calcext:value-type="float">
            <text:p>9.92408331014637</text:p>
          </table:table-cell>
          <table:table-cell office:value-type="float" office:value="-19.300690729087" calcext:value-type="float">
            <text:p>-19.300690729087</text:p>
          </table:table-cell>
        </table:table-row>
        <table:table-row table:style-name="ro1">
          <table:table-cell office:value-type="string" calcext:value-type="string">
            <text:p>2002-06-23</text:p>
          </table:table-cell>
          <table:table-cell office:value-type="float" office:value="-15.025673104851" calcext:value-type="float">
            <text:p>-15.025673104851</text:p>
          </table:table-cell>
          <table:table-cell office:value-type="float" office:value="54.1380320945076" calcext:value-type="float">
            <text:p>54.1380320945076</text:p>
          </table:table-cell>
          <table:table-cell office:value-type="float" office:value="10.0301296671806" calcext:value-type="float">
            <text:p>10.0301296671806</text:p>
          </table:table-cell>
          <table:table-cell office:value-type="float" office:value="-20.141810143634" calcext:value-type="float">
            <text:p>-20.141810143634</text:p>
          </table:table-cell>
        </table:table-row>
        <table:table-row table:style-name="ro1">
          <table:table-cell office:value-type="string" calcext:value-type="string">
            <text:p>2002-06-24</text:p>
          </table:table-cell>
          <table:table-cell office:value-type="float" office:value="-15.2318374792639" calcext:value-type="float">
            <text:p>-15.2318374792639</text:p>
          </table:table-cell>
          <table:table-cell office:value-type="float" office:value="54.9748923961458" calcext:value-type="float">
            <text:p>54.9748923961458</text:p>
          </table:table-cell>
          <table:table-cell office:value-type="float" office:value="10.8156265767627" calcext:value-type="float">
            <text:p>10.8156265767627</text:p>
          </table:table-cell>
          <table:table-cell office:value-type="float" office:value="-20.7767207920492" calcext:value-type="float">
            <text:p>-20.7767207920492</text:p>
          </table:table-cell>
        </table:table-row>
        <table:table-row table:style-name="ro1">
          <table:table-cell office:value-type="string" calcext:value-type="string">
            <text:p>2002-06-25</text:p>
          </table:table-cell>
          <table:table-cell office:value-type="float" office:value="-14.5462342630387" calcext:value-type="float">
            <text:p>-14.5462342630387</text:p>
          </table:table-cell>
          <table:table-cell office:value-type="float" office:value="56.2984623408068" calcext:value-type="float">
            <text:p>56.2984623408068</text:p>
          </table:table-cell>
          <table:table-cell office:value-type="float" office:value="10.6279898714465" calcext:value-type="float">
            <text:p>10.6279898714465</text:p>
          </table:table-cell>
          <table:table-cell office:value-type="float" office:value="-19.6649953043125" calcext:value-type="float">
            <text:p>-19.6649953043125</text:p>
          </table:table-cell>
        </table:table-row>
        <table:table-row table:style-name="ro1">
          <table:table-cell office:value-type="string" calcext:value-type="string">
            <text:p>2002-06-26</text:p>
          </table:table-cell>
          <table:table-cell office:value-type="float" office:value="-14.4996471359163" calcext:value-type="float">
            <text:p>-14.4996471359163</text:p>
          </table:table-cell>
          <table:table-cell office:value-type="float" office:value="56.9990210060163" calcext:value-type="float">
            <text:p>56.9990210060163</text:p>
          </table:table-cell>
          <table:table-cell office:value-type="float" office:value="10.8393402846818" calcext:value-type="float">
            <text:p>10.8393402846818</text:p>
          </table:table-cell>
          <table:table-cell office:value-type="float" office:value="-18.9330977779809" calcext:value-type="float">
            <text:p>-18.9330977779809</text:p>
          </table:table-cell>
        </table:table-row>
        <table:table-row table:style-name="ro1">
          <table:table-cell office:value-type="string" calcext:value-type="string">
            <text:p>2002-06-27</text:p>
          </table:table-cell>
          <table:table-cell office:value-type="float" office:value="-15.6138717258738" calcext:value-type="float">
            <text:p>-15.6138717258738</text:p>
          </table:table-cell>
          <table:table-cell office:value-type="float" office:value="57.4407109648106" calcext:value-type="float">
            <text:p>57.4407109648106</text:p>
          </table:table-cell>
          <table:table-cell office:value-type="float" office:value="12.7597828848547" calcext:value-type="float">
            <text:p>12.7597828848547</text:p>
          </table:table-cell>
          <table:table-cell office:value-type="float" office:value="-18.9985337756226" calcext:value-type="float">
            <text:p>-18.9985337756226</text:p>
          </table:table-cell>
        </table:table-row>
        <table:table-row table:style-name="ro1">
          <table:table-cell office:value-type="string" calcext:value-type="string">
            <text:p>2002-06-28</text:p>
          </table:table-cell>
          <table:table-cell office:value-type="float" office:value="-15.261091934932" calcext:value-type="float">
            <text:p>-15.261091934932</text:p>
          </table:table-cell>
          <table:table-cell office:value-type="float" office:value="57.7819518893608" calcext:value-type="float">
            <text:p>57.7819518893608</text:p>
          </table:table-cell>
          <table:table-cell office:value-type="float" office:value="12.1633796737178" calcext:value-type="float">
            <text:p>12.1633796737178</text:p>
          </table:table-cell>
          <table:table-cell office:value-type="float" office:value="-18.0472555168559" calcext:value-type="float">
            <text:p>-18.0472555168559</text:p>
          </table:table-cell>
        </table:table-row>
        <table:table-row table:style-name="ro1">
          <table:table-cell office:value-type="string" calcext:value-type="string">
            <text:p>2002-06-29</text:p>
          </table:table-cell>
          <table:table-cell office:value-type="float" office:value="-15.036110074911" calcext:value-type="float">
            <text:p>-15.036110074911</text:p>
          </table:table-cell>
          <table:table-cell office:value-type="float" office:value="57.24761906061" calcext:value-type="float">
            <text:p>57.24761906061</text:p>
          </table:table-cell>
          <table:table-cell office:value-type="float" office:value="12.7135272834144" calcext:value-type="float">
            <text:p>12.7135272834144</text:p>
          </table:table-cell>
          <table:table-cell office:value-type="float" office:value="-17.5501511115236" calcext:value-type="float">
            <text:p>-17.5501511115236</text:p>
          </table:table-cell>
        </table:table-row>
        <table:table-row table:style-name="ro1">
          <table:table-cell office:value-type="string" calcext:value-type="string">
            <text:p>2002-06-30</text:p>
          </table:table-cell>
          <table:table-cell office:value-type="float" office:value="-15.9428092180374" calcext:value-type="float">
            <text:p>-15.9428092180374</text:p>
          </table:table-cell>
          <table:table-cell office:value-type="float" office:value="57.6880144936681" calcext:value-type="float">
            <text:p>57.6880144936681</text:p>
          </table:table-cell>
          <table:table-cell office:value-type="float" office:value="11.982183265039" calcext:value-type="float">
            <text:p>11.982183265039</text:p>
          </table:table-cell>
          <table:table-cell office:value-type="float" office:value="-16.3090039751929" calcext:value-type="float">
            <text:p>-16.3090039751929</text:p>
          </table:table-cell>
        </table:table-row>
        <table:table-row table:style-name="ro1">
          <table:table-cell office:value-type="string" calcext:value-type="string">
            <text:p>2002-07-01</text:p>
          </table:table-cell>
          <table:table-cell office:value-type="float" office:value="-15.5500528988837" calcext:value-type="float">
            <text:p>-15.5500528988837</text:p>
          </table:table-cell>
          <table:table-cell office:value-type="float" office:value="58.4663665757443" calcext:value-type="float">
            <text:p>58.4663665757443</text:p>
          </table:table-cell>
          <table:table-cell office:value-type="float" office:value="12.1230104066021" calcext:value-type="float">
            <text:p>12.1230104066021</text:p>
          </table:table-cell>
          <table:table-cell office:value-type="float" office:value="-17.3671354014061" calcext:value-type="float">
            <text:p>-17.3671354014061</text:p>
          </table:table-cell>
        </table:table-row>
        <table:table-row table:style-name="ro1">
          <table:table-cell office:value-type="string" calcext:value-type="string">
            <text:p>2002-07-02</text:p>
          </table:table-cell>
          <table:table-cell office:value-type="float" office:value="-15.0986083910236" calcext:value-type="float">
            <text:p>-15.0986083910236</text:p>
          </table:table-cell>
          <table:table-cell office:value-type="float" office:value="58.8077525700174" calcext:value-type="float">
            <text:p>58.8077525700174</text:p>
          </table:table-cell>
          <table:table-cell office:value-type="float" office:value="10.984076993221" calcext:value-type="float">
            <text:p>10.984076993221</text:p>
          </table:table-cell>
          <table:table-cell office:value-type="float" office:value="-17.3602659751478" calcext:value-type="float">
            <text:p>-17.3602659751478</text:p>
          </table:table-cell>
        </table:table-row>
        <table:table-row table:style-name="ro1">
          <table:table-cell office:value-type="string" calcext:value-type="string">
            <text:p>2002-07-03</text:p>
          </table:table-cell>
          <table:table-cell office:value-type="float" office:value="-16.3686387221816" calcext:value-type="float">
            <text:p>-16.3686387221816</text:p>
          </table:table-cell>
          <table:table-cell office:value-type="float" office:value="59.15520417636" calcext:value-type="float">
            <text:p>59.15520417636</text:p>
          </table:table-cell>
          <table:table-cell office:value-type="float" office:value="10.5007944617644" calcext:value-type="float">
            <text:p>10.5007944617644</text:p>
          </table:table-cell>
          <table:table-cell office:value-type="float" office:value="-15.6957987235658" calcext:value-type="float">
            <text:p>-15.6957987235658</text:p>
          </table:table-cell>
        </table:table-row>
        <table:table-row table:style-name="ro1">
          <table:table-cell office:value-type="string" calcext:value-type="string">
            <text:p>2002-07-04</text:p>
          </table:table-cell>
          <table:table-cell office:value-type="float" office:value="-14.6873576738799" calcext:value-type="float">
            <text:p>-14.6873576738799</text:p>
          </table:table-cell>
          <table:table-cell office:value-type="float" office:value="59.771842353618" calcext:value-type="float">
            <text:p>59.771842353618</text:p>
          </table:table-cell>
          <table:table-cell office:value-type="float" office:value="10.9963097758957" calcext:value-type="float">
            <text:p>10.9963097758957</text:p>
          </table:table-cell>
          <table:table-cell office:value-type="float" office:value="-14.9255642900801" calcext:value-type="float">
            <text:p>-14.9255642900801</text:p>
          </table:table-cell>
        </table:table-row>
        <table:table-row table:style-name="ro1">
          <table:table-cell office:value-type="string" calcext:value-type="string">
            <text:p>2002-07-05</text:p>
          </table:table-cell>
          <table:table-cell office:value-type="float" office:value="-14.9065698775057" calcext:value-type="float">
            <text:p>-14.9065698775057</text:p>
          </table:table-cell>
          <table:table-cell office:value-type="float" office:value="62.108050524931" calcext:value-type="float">
            <text:p>62.108050524931</text:p>
          </table:table-cell>
          <table:table-cell office:value-type="float" office:value="11.2027094244892" calcext:value-type="float">
            <text:p>11.2027094244892</text:p>
          </table:table-cell>
          <table:table-cell office:value-type="float" office:value="-14.5446583749242" calcext:value-type="float">
            <text:p>-14.5446583749242</text:p>
          </table:table-cell>
        </table:table-row>
        <table:table-row table:style-name="ro1">
          <table:table-cell office:value-type="string" calcext:value-type="string">
            <text:p>2002-07-06</text:p>
          </table:table-cell>
          <table:table-cell office:value-type="float" office:value="-16.2673159639124" calcext:value-type="float">
            <text:p>-16.2673159639124</text:p>
          </table:table-cell>
          <table:table-cell office:value-type="float" office:value="62.5637797016772" calcext:value-type="float">
            <text:p>62.5637797016772</text:p>
          </table:table-cell>
          <table:table-cell office:value-type="float" office:value="11.6305849574505" calcext:value-type="float">
            <text:p>11.6305849574505</text:p>
          </table:table-cell>
          <table:table-cell office:value-type="float" office:value="-15.4391995886285" calcext:value-type="float">
            <text:p>-15.4391995886285</text:p>
          </table:table-cell>
        </table:table-row>
        <table:table-row table:style-name="ro1">
          <table:table-cell office:value-type="string" calcext:value-type="string">
            <text:p>2002-07-07</text:p>
          </table:table-cell>
          <table:table-cell office:value-type="float" office:value="-15.9849983755467" calcext:value-type="float">
            <text:p>-15.9849983755467</text:p>
          </table:table-cell>
          <table:table-cell office:value-type="float" office:value="62.4765602316561" calcext:value-type="float">
            <text:p>62.4765602316561</text:p>
          </table:table-cell>
          <table:table-cell office:value-type="float" office:value="12.6662192820291" calcext:value-type="float">
            <text:p>12.6662192820291</text:p>
          </table:table-cell>
          <table:table-cell office:value-type="float" office:value="-14.3111128942387" calcext:value-type="float">
            <text:p>-14.3111128942387</text:p>
          </table:table-cell>
        </table:table-row>
        <table:table-row table:style-name="ro1">
          <table:table-cell office:value-type="string" calcext:value-type="string">
            <text:p>2002-07-08</text:p>
          </table:table-cell>
          <table:table-cell office:value-type="float" office:value="-14.8816690383971" calcext:value-type="float">
            <text:p>-14.8816690383971</text:p>
          </table:table-cell>
          <table:table-cell office:value-type="float" office:value="62.4366137723701" calcext:value-type="float">
            <text:p>62.4366137723701</text:p>
          </table:table-cell>
          <table:table-cell office:value-type="float" office:value="13.9242395560154" calcext:value-type="float">
            <text:p>13.9242395560154</text:p>
          </table:table-cell>
          <table:table-cell office:value-type="float" office:value="-14.3984529721903" calcext:value-type="float">
            <text:p>-14.3984529721903</text:p>
          </table:table-cell>
        </table:table-row>
        <table:table-row table:style-name="ro1">
          <table:table-cell office:value-type="string" calcext:value-type="string">
            <text:p>2002-07-09</text:p>
          </table:table-cell>
          <table:table-cell office:value-type="float" office:value="-15.0412461121005" calcext:value-type="float">
            <text:p>-15.0412461121005</text:p>
          </table:table-cell>
          <table:table-cell office:value-type="float" office:value="64.2910953530495" calcext:value-type="float">
            <text:p>64.2910953530495</text:p>
          </table:table-cell>
          <table:table-cell office:value-type="float" office:value="12.5632774860896" calcext:value-type="float">
            <text:p>12.5632774860896</text:p>
          </table:table-cell>
          <table:table-cell office:value-type="float" office:value="-15.2872728719336" calcext:value-type="float">
            <text:p>-15.2872728719336</text:p>
          </table:table-cell>
        </table:table-row>
        <table:table-row table:style-name="ro1">
          <table:table-cell office:value-type="string" calcext:value-type="string">
            <text:p>2002-07-10</text:p>
          </table:table-cell>
          <table:table-cell office:value-type="float" office:value="-14.5798073431629" calcext:value-type="float">
            <text:p>-14.5798073431629</text:p>
          </table:table-cell>
          <table:table-cell office:value-type="float" office:value="64.8403969594964" calcext:value-type="float">
            <text:p>64.8403969594964</text:p>
          </table:table-cell>
          <table:table-cell office:value-type="float" office:value="14.101688688187" calcext:value-type="float">
            <text:p>14.101688688187</text:p>
          </table:table-cell>
          <table:table-cell office:value-type="float" office:value="-15.3535783316113" calcext:value-type="float">
            <text:p>-15.3535783316113</text:p>
          </table:table-cell>
        </table:table-row>
        <table:table-row table:style-name="ro1">
          <table:table-cell office:value-type="string" calcext:value-type="string">
            <text:p>2002-07-11</text:p>
          </table:table-cell>
          <table:table-cell office:value-type="float" office:value="-13.4840767161215" calcext:value-type="float">
            <text:p>-13.4840767161215</text:p>
          </table:table-cell>
          <table:table-cell office:value-type="float" office:value="65.1243694279462" calcext:value-type="float">
            <text:p>65.1243694279462</text:p>
          </table:table-cell>
          <table:table-cell office:value-type="float" office:value="13.6357406227147" calcext:value-type="float">
            <text:p>13.6357406227147</text:p>
          </table:table-cell>
          <table:table-cell office:value-type="float" office:value="-14.7853029774482" calcext:value-type="float">
            <text:p>-14.7853029774482</text:p>
          </table:table-cell>
        </table:table-row>
        <table:table-row table:style-name="ro1">
          <table:table-cell office:value-type="string" calcext:value-type="string">
            <text:p>2002-07-12</text:p>
          </table:table-cell>
          <table:table-cell office:value-type="float" office:value="-14.8504708715662" calcext:value-type="float">
            <text:p>-14.8504708715662</text:p>
          </table:table-cell>
          <table:table-cell office:value-type="float" office:value="64.5334699281611" calcext:value-type="float">
            <text:p>64.5334699281611</text:p>
          </table:table-cell>
          <table:table-cell office:value-type="float" office:value="14.1671471564852" calcext:value-type="float">
            <text:p>14.1671471564852</text:p>
          </table:table-cell>
          <table:table-cell office:value-type="float" office:value="-14.4334565671732" calcext:value-type="float">
            <text:p>-14.4334565671732</text:p>
          </table:table-cell>
        </table:table-row>
        <table:table-row table:style-name="ro1">
          <table:table-cell office:value-type="string" calcext:value-type="string">
            <text:p>2002-07-13</text:p>
          </table:table-cell>
          <table:table-cell office:value-type="float" office:value="-14.7034710991633" calcext:value-type="float">
            <text:p>-14.7034710991633</text:p>
          </table:table-cell>
          <table:table-cell office:value-type="float" office:value="65.2795116522459" calcext:value-type="float">
            <text:p>65.2795116522459</text:p>
          </table:table-cell>
          <table:table-cell office:value-type="float" office:value="12.8735265987714" calcext:value-type="float">
            <text:p>12.8735265987714</text:p>
          </table:table-cell>
          <table:table-cell office:value-type="float" office:value="-14.6621834198138" calcext:value-type="float">
            <text:p>-14.6621834198138</text:p>
          </table:table-cell>
        </table:table-row>
        <table:table-row table:style-name="ro1">
          <table:table-cell office:value-type="string" calcext:value-type="string">
            <text:p>2002-07-14</text:p>
          </table:table-cell>
          <table:table-cell office:value-type="float" office:value="-13.682588007716" calcext:value-type="float">
            <text:p>-13.682588007716</text:p>
          </table:table-cell>
          <table:table-cell office:value-type="float" office:value="65.495733126416" calcext:value-type="float">
            <text:p>65.495733126416</text:p>
          </table:table-cell>
          <table:table-cell office:value-type="float" office:value="12.7563453132035" calcext:value-type="float">
            <text:p>12.7563453132035</text:p>
          </table:table-cell>
          <table:table-cell office:value-type="float" office:value="-15.3368562087938" calcext:value-type="float">
            <text:p>-15.3368562087938</text:p>
          </table:table-cell>
        </table:table-row>
        <table:table-row table:style-name="ro1">
          <table:table-cell office:value-type="string" calcext:value-type="string">
            <text:p>2002-07-15</text:p>
          </table:table-cell>
          <table:table-cell office:value-type="float" office:value="-13.0251070566073" calcext:value-type="float">
            <text:p>-13.0251070566073</text:p>
          </table:table-cell>
          <table:table-cell office:value-type="float" office:value="65.6478713797001" calcext:value-type="float">
            <text:p>65.6478713797001</text:p>
          </table:table-cell>
          <table:table-cell office:value-type="float" office:value="11.9096581131393" calcext:value-type="float">
            <text:p>11.9096581131393</text:p>
          </table:table-cell>
          <table:table-cell office:value-type="float" office:value="-15.0020646869041" calcext:value-type="float">
            <text:p>-15.0020646869041</text:p>
          </table:table-cell>
        </table:table-row>
        <table:table-row table:style-name="ro1">
          <table:table-cell office:value-type="string" calcext:value-type="string">
            <text:p>2002-07-16</text:p>
          </table:table-cell>
          <table:table-cell office:value-type="float" office:value="-13.6068928858231" calcext:value-type="float">
            <text:p>-13.6068928858231</text:p>
          </table:table-cell>
          <table:table-cell office:value-type="float" office:value="65.7662960181318" calcext:value-type="float">
            <text:p>65.7662960181318</text:p>
          </table:table-cell>
          <table:table-cell office:value-type="float" office:value="12.4635749124941" calcext:value-type="float">
            <text:p>12.4635749124941</text:p>
          </table:table-cell>
          <table:table-cell office:value-type="float" office:value="-13.8824084761065" calcext:value-type="float">
            <text:p>-13.8824084761065</text:p>
          </table:table-cell>
        </table:table-row>
        <table:table-row table:style-name="ro1">
          <table:table-cell office:value-type="string" calcext:value-type="string">
            <text:p>2002-07-17</text:p>
          </table:table-cell>
          <table:table-cell office:value-type="float" office:value="-15.38109922867" calcext:value-type="float">
            <text:p>-15.38109922867</text:p>
          </table:table-cell>
          <table:table-cell office:value-type="float" office:value="65.8622089178578" calcext:value-type="float">
            <text:p>65.8622089178578</text:p>
          </table:table-cell>
          <table:table-cell office:value-type="float" office:value="13.6739995028949" calcext:value-type="float">
            <text:p>13.6739995028949</text:p>
          </table:table-cell>
          <table:table-cell office:value-type="float" office:value="-14.3259903705889" calcext:value-type="float">
            <text:p>-14.3259903705889</text:p>
          </table:table-cell>
        </table:table-row>
        <table:table-row table:style-name="ro1">
          <table:table-cell office:value-type="string" calcext:value-type="string">
            <text:p>2002-07-18</text:p>
          </table:table-cell>
          <table:table-cell office:value-type="float" office:value="-15.0575874374128" calcext:value-type="float">
            <text:p>-15.0575874374128</text:p>
          </table:table-cell>
          <table:table-cell office:value-type="float" office:value="65.3709190911159" calcext:value-type="float">
            <text:p>65.3709190911159</text:p>
          </table:table-cell>
          <table:table-cell office:value-type="float" office:value="14.2122994498013" calcext:value-type="float">
            <text:p>14.2122994498013</text:p>
          </table:table-cell>
          <table:table-cell office:value-type="float" office:value="-14.3434001463469" calcext:value-type="float">
            <text:p>-14.3434001463469</text:p>
          </table:table-cell>
        </table:table-row>
        <table:table-row table:style-name="ro1">
          <table:table-cell office:value-type="string" calcext:value-type="string">
            <text:p>2002-07-19</text:p>
          </table:table-cell>
          <table:table-cell office:value-type="float" office:value="-16.9746560403355" calcext:value-type="float">
            <text:p>-16.9746560403355</text:p>
          </table:table-cell>
          <table:table-cell office:value-type="float" office:value="65.8091326720207" calcext:value-type="float">
            <text:p>65.8091326720207</text:p>
          </table:table-cell>
          <table:table-cell office:value-type="float" office:value="12.9976876216924" calcext:value-type="float">
            <text:p>12.9976876216924</text:p>
          </table:table-cell>
          <table:table-cell office:value-type="float" office:value="-14.1775354230111" calcext:value-type="float">
            <text:p>-14.1775354230111</text:p>
          </table:table-cell>
        </table:table-row>
        <table:table-row table:style-name="ro1">
          <table:table-cell office:value-type="string" calcext:value-type="string">
            <text:p>2002-07-20</text:p>
          </table:table-cell>
          <table:table-cell office:value-type="float" office:value="-17.4799907886348" calcext:value-type="float">
            <text:p>-17.4799907886348</text:p>
          </table:table-cell>
          <table:table-cell office:value-type="float" office:value="66.493694252851" calcext:value-type="float">
            <text:p>66.493694252851</text:p>
          </table:table-cell>
          <table:table-cell office:value-type="float" office:value="12.5952449029269" calcext:value-type="float">
            <text:p>12.5952449029269</text:p>
          </table:table-cell>
          <table:table-cell office:value-type="float" office:value="-15.0494008934062" calcext:value-type="float">
            <text:p>-15.0494008934062</text:p>
          </table:table-cell>
        </table:table-row>
        <table:table-row table:style-name="ro1">
          <table:table-cell office:value-type="string" calcext:value-type="string">
            <text:p>2002-07-21</text:p>
          </table:table-cell>
          <table:table-cell office:value-type="float" office:value="-17.4388752985423" calcext:value-type="float">
            <text:p>-17.4388752985423</text:p>
          </table:table-cell>
          <table:table-cell office:value-type="float" office:value="66.002102848614" calcext:value-type="float">
            <text:p>66.002102848614</text:p>
          </table:table-cell>
          <table:table-cell office:value-type="float" office:value="11.9047911514008" calcext:value-type="float">
            <text:p>11.9047911514008</text:p>
          </table:table-cell>
          <table:table-cell office:value-type="float" office:value="-13.8818692844718" calcext:value-type="float">
            <text:p>-13.8818692844718</text:p>
          </table:table-cell>
        </table:table-row>
        <table:table-row table:style-name="ro1">
          <table:table-cell office:value-type="string" calcext:value-type="string">
            <text:p>2002-07-22</text:p>
          </table:table-cell>
          <table:table-cell office:value-type="float" office:value="-17.4046860585523" calcext:value-type="float">
            <text:p>-17.4046860585523</text:p>
          </table:table-cell>
          <table:table-cell office:value-type="float" office:value="66.4660991579845" calcext:value-type="float">
            <text:p>66.4660991579845</text:p>
          </table:table-cell>
          <table:table-cell office:value-type="float" office:value="12.2113312837009" calcext:value-type="float">
            <text:p>12.2113312837009</text:p>
          </table:table-cell>
          <table:table-cell office:value-type="float" office:value="-13.8517529915512" calcext:value-type="float">
            <text:p>-13.8517529915512</text:p>
          </table:table-cell>
        </table:table-row>
        <table:table-row table:style-name="ro1">
          <table:table-cell office:value-type="string" calcext:value-type="string">
            <text:p>2002-07-23</text:p>
          </table:table-cell>
          <table:table-cell office:value-type="float" office:value="-16.3440832832453" calcext:value-type="float">
            <text:p>-16.3440832832453</text:p>
          </table:table-cell>
          <table:table-cell office:value-type="float" office:value="67.6078813771899" calcext:value-type="float">
            <text:p>67.6078813771899</text:p>
          </table:table-cell>
          <table:table-cell office:value-type="float" office:value="11.8465362846516" calcext:value-type="float">
            <text:p>11.8465362846516</text:p>
          </table:table-cell>
          <table:table-cell office:value-type="float" office:value="-15.8458019963266" calcext:value-type="float">
            <text:p>-15.8458019963266</text:p>
          </table:table-cell>
        </table:table-row>
        <table:table-row table:style-name="ro1">
          <table:table-cell office:value-type="string" calcext:value-type="string">
            <text:p>2002-07-24</text:p>
          </table:table-cell>
          <table:table-cell office:value-type="float" office:value="-16.5476245476112" calcext:value-type="float">
            <text:p>-16.5476245476112</text:p>
          </table:table-cell>
          <table:table-cell office:value-type="float" office:value="69.6834112944427" calcext:value-type="float">
            <text:p>69.6834112944427</text:p>
          </table:table-cell>
          <table:table-cell office:value-type="float" office:value="14.1298353070808" calcext:value-type="float">
            <text:p>14.1298353070808</text:p>
          </table:table-cell>
          <table:table-cell office:value-type="float" office:value="-16.1042099374887" calcext:value-type="float">
            <text:p>-16.1042099374887</text:p>
          </table:table-cell>
        </table:table-row>
        <table:table-row table:style-name="ro1">
          <table:table-cell office:value-type="string" calcext:value-type="string">
            <text:p>2002-07-25</text:p>
          </table:table-cell>
          <table:table-cell office:value-type="float" office:value="-16.5593957368437" calcext:value-type="float">
            <text:p>-16.5593957368437</text:p>
          </table:table-cell>
          <table:table-cell office:value-type="float" office:value="69.218757452321" calcext:value-type="float">
            <text:p>69.218757452321</text:p>
          </table:table-cell>
          <table:table-cell office:value-type="float" office:value="12.9905203531052" calcext:value-type="float">
            <text:p>12.9905203531052</text:p>
          </table:table-cell>
          <table:table-cell office:value-type="float" office:value="-14.7280194531551" calcext:value-type="float">
            <text:p>-14.7280194531551</text:p>
          </table:table-cell>
        </table:table-row>
        <table:table-row table:style-name="ro1">
          <table:table-cell office:value-type="string" calcext:value-type="string">
            <text:p>2002-07-26</text:p>
          </table:table-cell>
          <table:table-cell office:value-type="float" office:value="-16.8199844226838" calcext:value-type="float">
            <text:p>-16.8199844226838</text:p>
          </table:table-cell>
          <table:table-cell office:value-type="float" office:value="68.909530296067" calcext:value-type="float">
            <text:p>68.909530296067</text:p>
          </table:table-cell>
          <table:table-cell office:value-type="float" office:value="13.2224618867738" calcext:value-type="float">
            <text:p>13.2224618867738</text:p>
          </table:table-cell>
          <table:table-cell office:value-type="float" office:value="-17.2970284252023" calcext:value-type="float">
            <text:p>-17.2970284252023</text:p>
          </table:table-cell>
        </table:table-row>
        <table:table-row table:style-name="ro1">
          <table:table-cell office:value-type="string" calcext:value-type="string">
            <text:p>2002-07-27</text:p>
          </table:table-cell>
          <table:table-cell office:value-type="float" office:value="-16.4811159544127" calcext:value-type="float">
            <text:p>-16.4811159544127</text:p>
          </table:table-cell>
          <table:table-cell office:value-type="float" office:value="68.3218613673567" calcext:value-type="float">
            <text:p>68.3218613673567</text:p>
          </table:table-cell>
          <table:table-cell office:value-type="float" office:value="13.7439957823964" calcext:value-type="float">
            <text:p>13.7439957823964</text:p>
          </table:table-cell>
          <table:table-cell office:value-type="float" office:value="-17.4171311343271" calcext:value-type="float">
            <text:p>-17.4171311343271</text:p>
          </table:table-cell>
        </table:table-row>
        <table:table-row table:style-name="ro1">
          <table:table-cell office:value-type="string" calcext:value-type="string">
            <text:p>2002-07-28</text:p>
          </table:table-cell>
          <table:table-cell office:value-type="float" office:value="-16.5658531504627" calcext:value-type="float">
            <text:p>-16.5658531504627</text:p>
          </table:table-cell>
          <table:table-cell office:value-type="float" office:value="67.3262672919453" calcext:value-type="float">
            <text:p>67.3262672919453</text:p>
          </table:table-cell>
          <table:table-cell office:value-type="float" office:value="14.423314935413" calcext:value-type="float">
            <text:p>14.423314935413</text:p>
          </table:table-cell>
          <table:table-cell office:value-type="float" office:value="-17.0497276753916" calcext:value-type="float">
            <text:p>-17.0497276753916</text:p>
          </table:table-cell>
        </table:table-row>
        <table:table-row table:style-name="ro1">
          <table:table-cell office:value-type="string" calcext:value-type="string">
            <text:p>2002-07-29</text:p>
          </table:table-cell>
          <table:table-cell office:value-type="float" office:value="-17.679881461495" calcext:value-type="float">
            <text:p>-17.679881461495</text:p>
          </table:table-cell>
          <table:table-cell office:value-type="float" office:value="67.4265865325994" calcext:value-type="float">
            <text:p>67.4265865325994</text:p>
          </table:table-cell>
          <table:table-cell office:value-type="float" office:value="12.3867794451489" calcext:value-type="float">
            <text:p>12.3867794451489</text:p>
          </table:table-cell>
          <table:table-cell office:value-type="float" office:value="-16.5709400725987" calcext:value-type="float">
            <text:p>-16.5709400725987</text:p>
          </table:table-cell>
        </table:table-row>
        <table:table-row table:style-name="ro1">
          <table:table-cell office:value-type="string" calcext:value-type="string">
            <text:p>2002-07-30</text:p>
          </table:table-cell>
          <table:table-cell office:value-type="float" office:value="-17.1706750572011" calcext:value-type="float">
            <text:p>-17.1706750572011</text:p>
          </table:table-cell>
          <table:table-cell office:value-type="float" office:value="66.1982372235897" calcext:value-type="float">
            <text:p>66.1982372235897</text:p>
          </table:table-cell>
          <table:table-cell office:value-type="float" office:value="12.3922913866111" calcext:value-type="float">
            <text:p>12.3922913866111</text:p>
          </table:table-cell>
          <table:table-cell office:value-type="float" office:value="-16.3606101835859" calcext:value-type="float">
            <text:p>-16.3606101835859</text:p>
          </table:table-cell>
        </table:table-row>
        <table:table-row table:style-name="ro1">
          <table:table-cell office:value-type="string" calcext:value-type="string">
            <text:p>2002-07-31</text:p>
          </table:table-cell>
          <table:table-cell office:value-type="float" office:value="-16.7945750532687" calcext:value-type="float">
            <text:p>-16.7945750532687</text:p>
          </table:table-cell>
          <table:table-cell office:value-type="float" office:value="66.6626658026127" calcext:value-type="float">
            <text:p>66.6626658026127</text:p>
          </table:table-cell>
          <table:table-cell office:value-type="float" office:value="12.2344980852086" calcext:value-type="float">
            <text:p>12.2344980852086</text:p>
          </table:table-cell>
          <table:table-cell office:value-type="float" office:value="-17.5652526392488" calcext:value-type="float">
            <text:p>-17.5652526392488</text:p>
          </table:table-cell>
        </table:table-row>
        <table:table-row table:style-name="ro1">
          <table:table-cell office:value-type="string" calcext:value-type="string">
            <text:p>2002-08-01</text:p>
          </table:table-cell>
          <table:table-cell office:value-type="float" office:value="-16.4221014286112" calcext:value-type="float">
            <text:p>-16.4221014286112</text:p>
          </table:table-cell>
          <table:table-cell office:value-type="float" office:value="67.3509256118828" calcext:value-type="float">
            <text:p>67.3509256118828</text:p>
          </table:table-cell>
          <table:table-cell office:value-type="float" office:value="12.5502407742457" calcext:value-type="float">
            <text:p>12.5502407742457</text:p>
          </table:table-cell>
          <table:table-cell office:value-type="float" office:value="-17.6529808423269" calcext:value-type="float">
            <text:p>-17.6529808423269</text:p>
          </table:table-cell>
        </table:table-row>
        <table:table-row table:style-name="ro1">
          <table:table-cell office:value-type="string" calcext:value-type="string">
            <text:p>2002-08-02</text:p>
          </table:table-cell>
          <table:table-cell office:value-type="float" office:value="-15.6538248930767" calcext:value-type="float">
            <text:p>-15.6538248930767</text:p>
          </table:table-cell>
          <table:table-cell office:value-type="float" office:value="67.9532349662699" calcext:value-type="float">
            <text:p>67.9532349662699</text:p>
          </table:table-cell>
          <table:table-cell office:value-type="float" office:value="12.1813478563828" calcext:value-type="float">
            <text:p>12.1813478563828</text:p>
          </table:table-cell>
          <table:table-cell office:value-type="float" office:value="-16.4871248913031" calcext:value-type="float">
            <text:p>-16.4871248913031</text:p>
          </table:table-cell>
        </table:table-row>
        <table:table-row table:style-name="ro1">
          <table:table-cell office:value-type="string" calcext:value-type="string">
            <text:p>2002-08-03</text:p>
          </table:table-cell>
          <table:table-cell office:value-type="float" office:value="-15.9649372613924" calcext:value-type="float">
            <text:p>-15.9649372613924</text:p>
          </table:table-cell>
          <table:table-cell office:value-type="float" office:value="67.4314758766034" calcext:value-type="float">
            <text:p>67.4314758766034</text:p>
          </table:table-cell>
          <table:table-cell office:value-type="float" office:value="13.1902060455661" calcext:value-type="float">
            <text:p>13.1902060455661</text:p>
          </table:table-cell>
          <table:table-cell office:value-type="float" office:value="-16.0710897731746" calcext:value-type="float">
            <text:p>-16.0710897731746</text:p>
          </table:table-cell>
        </table:table-row>
        <table:table-row table:style-name="ro1">
          <table:table-cell office:value-type="string" calcext:value-type="string">
            <text:p>2002-08-04</text:p>
          </table:table-cell>
          <table:table-cell office:value-type="float" office:value="-15.3804877109032" calcext:value-type="float">
            <text:p>-15.3804877109032</text:p>
          </table:table-cell>
          <table:table-cell office:value-type="float" office:value="66.996198110374" calcext:value-type="float">
            <text:p>66.996198110374</text:p>
          </table:table-cell>
          <table:table-cell office:value-type="float" office:value="12.6047792333487" calcext:value-type="float">
            <text:p>12.6047792333487</text:p>
          </table:table-cell>
          <table:table-cell office:value-type="float" office:value="-16.6578419669081" calcext:value-type="float">
            <text:p>-16.6578419669081</text:p>
          </table:table-cell>
        </table:table-row>
        <table:table-row table:style-name="ro1">
          <table:table-cell office:value-type="string" calcext:value-type="string">
            <text:p>2002-08-05</text:p>
          </table:table-cell>
          <table:table-cell office:value-type="float" office:value="-14.3893521103442" calcext:value-type="float">
            <text:p>-14.3893521103442</text:p>
          </table:table-cell>
          <table:table-cell office:value-type="float" office:value="66.9187361515236" calcext:value-type="float">
            <text:p>66.9187361515236</text:p>
          </table:table-cell>
          <table:table-cell office:value-type="float" office:value="13.3376580624976" calcext:value-type="float">
            <text:p>13.3376580624976</text:p>
          </table:table-cell>
          <table:table-cell office:value-type="float" office:value="-16.8095612404227" calcext:value-type="float">
            <text:p>-16.8095612404227</text:p>
          </table:table-cell>
        </table:table-row>
        <table:table-row table:style-name="ro1">
          <table:table-cell office:value-type="string" calcext:value-type="string">
            <text:p>2002-08-06</text:p>
          </table:table-cell>
          <table:table-cell office:value-type="float" office:value="-15.1910700181756" calcext:value-type="float">
            <text:p>-15.1910700181756</text:p>
          </table:table-cell>
          <table:table-cell office:value-type="float" office:value="66.7899805276666" calcext:value-type="float">
            <text:p>66.7899805276666</text:p>
          </table:table-cell>
          <table:table-cell office:value-type="float" office:value="14.2509385209539" calcext:value-type="float">
            <text:p>14.2509385209539</text:p>
          </table:table-cell>
          <table:table-cell office:value-type="float" office:value="-16.8311877196489" calcext:value-type="float">
            <text:p>-16.8311877196489</text:p>
          </table:table-cell>
        </table:table-row>
        <table:table-row table:style-name="ro1">
          <table:table-cell office:value-type="string" calcext:value-type="string">
            <text:p>2002-08-07</text:p>
          </table:table-cell>
          <table:table-cell office:value-type="float" office:value="-14.5451735734534" calcext:value-type="float">
            <text:p>-14.5451735734534</text:p>
          </table:table-cell>
          <table:table-cell office:value-type="float" office:value="66.091003694852" calcext:value-type="float">
            <text:p>66.091003694852</text:p>
          </table:table-cell>
          <table:table-cell office:value-type="float" office:value="12.1640843260534" calcext:value-type="float">
            <text:p>12.1640843260534</text:p>
          </table:table-cell>
          <table:table-cell office:value-type="float" office:value="-18.4239572974628" calcext:value-type="float">
            <text:p>-18.4239572974628</text:p>
          </table:table-cell>
        </table:table-row>
        <table:table-row table:style-name="ro1">
          <table:table-cell office:value-type="string" calcext:value-type="string">
            <text:p>2002-08-08</text:p>
          </table:table-cell>
          <table:table-cell office:value-type="float" office:value="-14.0500779129433" calcext:value-type="float">
            <text:p>-14.0500779129433</text:p>
          </table:table-cell>
          <table:table-cell office:value-type="float" office:value="65.4544471879868" calcext:value-type="float">
            <text:p>65.4544471879868</text:p>
          </table:table-cell>
          <table:table-cell office:value-type="float" office:value="11.9225103168915" calcext:value-type="float">
            <text:p>11.9225103168915</text:p>
          </table:table-cell>
          <table:table-cell office:value-type="float" office:value="-16.8611481894432" calcext:value-type="float">
            <text:p>-16.8611481894432</text:p>
          </table:table-cell>
        </table:table-row>
        <table:table-row table:style-name="ro1">
          <table:table-cell office:value-type="string" calcext:value-type="string">
            <text:p>2002-08-09</text:p>
          </table:table-cell>
          <table:table-cell office:value-type="float" office:value="-14.8923953878088" calcext:value-type="float">
            <text:p>-14.8923953878088</text:p>
          </table:table-cell>
          <table:table-cell office:value-type="float" office:value="64.2494721205747" calcext:value-type="float">
            <text:p>64.2494721205747</text:p>
          </table:table-cell>
          <table:table-cell office:value-type="float" office:value="10.6624090467589" calcext:value-type="float">
            <text:p>10.6624090467589</text:p>
          </table:table-cell>
          <table:table-cell office:value-type="float" office:value="-17.2564579044222" calcext:value-type="float">
            <text:p>-17.2564579044222</text:p>
          </table:table-cell>
        </table:table-row>
        <table:table-row table:style-name="ro1">
          <table:table-cell office:value-type="string" calcext:value-type="string">
            <text:p>2002-08-10</text:p>
          </table:table-cell>
          <table:table-cell office:value-type="float" office:value="-14.0289145695933" calcext:value-type="float">
            <text:p>-14.0289145695933</text:p>
          </table:table-cell>
          <table:table-cell office:value-type="float" office:value="65.7252378344384" calcext:value-type="float">
            <text:p>65.7252378344384</text:p>
          </table:table-cell>
          <table:table-cell office:value-type="float" office:value="10.9443131706703" calcext:value-type="float">
            <text:p>10.9443131706703</text:p>
          </table:table-cell>
          <table:table-cell office:value-type="float" office:value="-18.8439480617445" calcext:value-type="float">
            <text:p>-18.8439480617445</text:p>
          </table:table-cell>
        </table:table-row>
        <table:table-row table:style-name="ro1">
          <table:table-cell office:value-type="string" calcext:value-type="string">
            <text:p>2002-08-11</text:p>
          </table:table-cell>
          <table:table-cell office:value-type="float" office:value="-12.575869663564" calcext:value-type="float">
            <text:p>-12.575869663564</text:p>
          </table:table-cell>
          <table:table-cell office:value-type="float" office:value="65.9843171428208" calcext:value-type="float">
            <text:p>65.9843171428208</text:p>
          </table:table-cell>
          <table:table-cell office:value-type="float" office:value="10.7538989482641" calcext:value-type="float">
            <text:p>10.7538989482641</text:p>
          </table:table-cell>
          <table:table-cell office:value-type="float" office:value="-18.8430640494926" calcext:value-type="float">
            <text:p>-18.8430640494926</text:p>
          </table:table-cell>
        </table:table-row>
        <table:table-row table:style-name="ro1">
          <table:table-cell office:value-type="string" calcext:value-type="string">
            <text:p>2002-08-12</text:p>
          </table:table-cell>
          <table:table-cell office:value-type="float" office:value="-11.5613518096187" calcext:value-type="float">
            <text:p>-11.5613518096187</text:p>
          </table:table-cell>
          <table:table-cell office:value-type="float" office:value="65.7254262033767" calcext:value-type="float">
            <text:p>65.7254262033767</text:p>
          </table:table-cell>
          <table:table-cell office:value-type="float" office:value="10.4799344137764" calcext:value-type="float">
            <text:p>10.4799344137764</text:p>
          </table:table-cell>
          <table:table-cell office:value-type="float" office:value="-18.6385006485598" calcext:value-type="float">
            <text:p>-18.6385006485598</text:p>
          </table:table-cell>
        </table:table-row>
        <table:table-row table:style-name="ro1">
          <table:table-cell office:value-type="string" calcext:value-type="string">
            <text:p>2002-08-13</text:p>
          </table:table-cell>
          <table:table-cell office:value-type="float" office:value="-10.1743671883743" calcext:value-type="float">
            <text:p>-10.1743671883743</text:p>
          </table:table-cell>
          <table:table-cell office:value-type="float" office:value="65.6398129988654" calcext:value-type="float">
            <text:p>65.6398129988654</text:p>
          </table:table-cell>
          <table:table-cell office:value-type="float" office:value="10.7889204461612" calcext:value-type="float">
            <text:p>10.7889204461612</text:p>
          </table:table-cell>
          <table:table-cell office:value-type="float" office:value="-18.7966722864237" calcext:value-type="float">
            <text:p>-18.7966722864237</text:p>
          </table:table-cell>
        </table:table-row>
        <table:table-row table:style-name="ro1">
          <table:table-cell office:value-type="string" calcext:value-type="string">
            <text:p>2002-08-14</text:p>
          </table:table-cell>
          <table:table-cell office:value-type="float" office:value="-9.28353388670258" calcext:value-type="float">
            <text:p>-9.28353388670258</text:p>
          </table:table-cell>
          <table:table-cell office:value-type="float" office:value="65.0483955138754" calcext:value-type="float">
            <text:p>65.0483955138754</text:p>
          </table:table-cell>
          <table:table-cell office:value-type="float" office:value="11.1009194365006" calcext:value-type="float">
            <text:p>11.1009194365006</text:p>
          </table:table-cell>
          <table:table-cell office:value-type="float" office:value="-18.4306493988451" calcext:value-type="float">
            <text:p>-18.4306493988451</text:p>
          </table:table-cell>
        </table:table-row>
        <table:table-row table:style-name="ro1">
          <table:table-cell office:value-type="string" calcext:value-type="string">
            <text:p>2002-08-15</text:p>
          </table:table-cell>
          <table:table-cell office:value-type="float" office:value="-8.42869310300476" calcext:value-type="float">
            <text:p>-8.42869310300476</text:p>
          </table:table-cell>
          <table:table-cell office:value-type="float" office:value="66.0489189639499" calcext:value-type="float">
            <text:p>66.0489189639499</text:p>
          </table:table-cell>
          <table:table-cell office:value-type="float" office:value="10.5367058701277" calcext:value-type="float">
            <text:p>10.5367058701277</text:p>
          </table:table-cell>
          <table:table-cell office:value-type="float" office:value="-19.709057429216" calcext:value-type="float">
            <text:p>-19.709057429216</text:p>
          </table:table-cell>
        </table:table-row>
        <table:table-row table:style-name="ro1">
          <table:table-cell office:value-type="string" calcext:value-type="string">
            <text:p>2002-08-16</text:p>
          </table:table-cell>
          <table:table-cell office:value-type="float" office:value="-8.39702952643619" calcext:value-type="float">
            <text:p>-8.39702952643619</text:p>
          </table:table-cell>
          <table:table-cell office:value-type="float" office:value="65.4013330828459" calcext:value-type="float">
            <text:p>65.4013330828459</text:p>
          </table:table-cell>
          <table:table-cell office:value-type="float" office:value="10.5293189601769" calcext:value-type="float">
            <text:p>10.5293189601769</text:p>
          </table:table-cell>
          <table:table-cell office:value-type="float" office:value="-20.5010556747129" calcext:value-type="float">
            <text:p>-20.5010556747129</text:p>
          </table:table-cell>
        </table:table-row>
        <table:table-row table:style-name="ro1">
          <table:table-cell office:value-type="string" calcext:value-type="string">
            <text:p>2002-08-17</text:p>
          </table:table-cell>
          <table:table-cell office:value-type="float" office:value="-8.63328819012523" calcext:value-type="float">
            <text:p>-8.63328819012523</text:p>
          </table:table-cell>
          <table:table-cell office:value-type="float" office:value="66.7341740375092" calcext:value-type="float">
            <text:p>66.7341740375092</text:p>
          </table:table-cell>
          <table:table-cell office:value-type="float" office:value="10.7070242015994" calcext:value-type="float">
            <text:p>10.7070242015994</text:p>
          </table:table-cell>
          <table:table-cell office:value-type="float" office:value="-21.8926937134147" calcext:value-type="float">
            <text:p>-21.8926937134147</text:p>
          </table:table-cell>
        </table:table-row>
        <table:table-row table:style-name="ro1">
          <table:table-cell office:value-type="string" calcext:value-type="string">
            <text:p>2002-08-18</text:p>
          </table:table-cell>
          <table:table-cell office:value-type="float" office:value="-6.6492928095702" calcext:value-type="float">
            <text:p>-6.6492928095702</text:p>
          </table:table-cell>
          <table:table-cell office:value-type="float" office:value="66.9912427027573" calcext:value-type="float">
            <text:p>66.9912427027573</text:p>
          </table:table-cell>
          <table:table-cell office:value-type="float" office:value="9.1267315883636" calcext:value-type="float">
            <text:p>9.1267315883636</text:p>
          </table:table-cell>
          <table:table-cell office:value-type="float" office:value="-21.2656867389474" calcext:value-type="float">
            <text:p>-21.2656867389474</text:p>
          </table:table-cell>
        </table:table-row>
        <table:table-row table:style-name="ro1">
          <table:table-cell office:value-type="string" calcext:value-type="string">
            <text:p>2002-08-19</text:p>
          </table:table-cell>
          <table:table-cell office:value-type="float" office:value="-6.77061253891821" calcext:value-type="float">
            <text:p>-6.77061253891821</text:p>
          </table:table-cell>
          <table:table-cell office:value-type="float" office:value="65.1738935596331" calcext:value-type="float">
            <text:p>65.1738935596331</text:p>
          </table:table-cell>
          <table:table-cell office:value-type="float" office:value="8.54541813941044" calcext:value-type="float">
            <text:p>8.54541813941044</text:p>
          </table:table-cell>
          <table:table-cell office:value-type="float" office:value="-21.3585313570266" calcext:value-type="float">
            <text:p>-21.3585313570266</text:p>
          </table:table-cell>
        </table:table-row>
        <table:table-row table:style-name="ro1">
          <table:table-cell office:value-type="string" calcext:value-type="string">
            <text:p>2002-08-20</text:p>
          </table:table-cell>
          <table:table-cell office:value-type="float" office:value="-7.36874233653514" calcext:value-type="float">
            <text:p>-7.36874233653514</text:p>
          </table:table-cell>
          <table:table-cell office:value-type="float" office:value="64.5898754486921" calcext:value-type="float">
            <text:p>64.5898754486921</text:p>
          </table:table-cell>
          <table:table-cell office:value-type="float" office:value="10.575993322687" calcext:value-type="float">
            <text:p>10.575993322687</text:p>
          </table:table-cell>
          <table:table-cell office:value-type="float" office:value="-21.2690984563454" calcext:value-type="float">
            <text:p>-21.2690984563454</text:p>
          </table:table-cell>
        </table:table-row>
        <table:table-row table:style-name="ro1">
          <table:table-cell office:value-type="string" calcext:value-type="string">
            <text:p>2002-08-21</text:p>
          </table:table-cell>
          <table:table-cell office:value-type="float" office:value="-7.91436192188734" calcext:value-type="float">
            <text:p>-7.91436192188734</text:p>
          </table:table-cell>
          <table:table-cell office:value-type="float" office:value="63.1718926646273" calcext:value-type="float">
            <text:p>63.1718926646273</text:p>
          </table:table-cell>
          <table:table-cell office:value-type="float" office:value="10.0296355900881" calcext:value-type="float">
            <text:p>10.0296355900881</text:p>
          </table:table-cell>
          <table:table-cell office:value-type="float" office:value="-20.9975087261152" calcext:value-type="float">
            <text:p>-20.9975087261152</text:p>
          </table:table-cell>
        </table:table-row>
        <table:table-row table:style-name="ro1">
          <table:table-cell office:value-type="string" calcext:value-type="string">
            <text:p>2002-08-22</text:p>
          </table:table-cell>
          <table:table-cell office:value-type="float" office:value="-7.36754657516925" calcext:value-type="float">
            <text:p>-7.36754657516925</text:p>
          </table:table-cell>
          <table:table-cell office:value-type="float" office:value="63.1311766937167" calcext:value-type="float">
            <text:p>63.1311766937167</text:p>
          </table:table-cell>
          <table:table-cell office:value-type="float" office:value="8.40480332794075" calcext:value-type="float">
            <text:p>8.40480332794075</text:p>
          </table:table-cell>
          <table:table-cell office:value-type="float" office:value="-21.7618160091842" calcext:value-type="float">
            <text:p>-21.7618160091842</text:p>
          </table:table-cell>
        </table:table-row>
        <table:table-row table:style-name="ro1">
          <table:table-cell office:value-type="string" calcext:value-type="string">
            <text:p>2002-08-23</text:p>
          </table:table-cell>
          <table:table-cell office:value-type="float" office:value="-9.62293916474956" calcext:value-type="float">
            <text:p>-9.62293916474956</text:p>
          </table:table-cell>
          <table:table-cell office:value-type="float" office:value="64.4530753056866" calcext:value-type="float">
            <text:p>64.4530753056866</text:p>
          </table:table-cell>
          <table:table-cell office:value-type="float" office:value="8.83379347504703" calcext:value-type="float">
            <text:p>8.83379347504703</text:p>
          </table:table-cell>
          <table:table-cell office:value-type="float" office:value="-21.8346432378082" calcext:value-type="float">
            <text:p>-21.8346432378082</text:p>
          </table:table-cell>
        </table:table-row>
        <table:table-row table:style-name="ro1">
          <table:table-cell office:value-type="string" calcext:value-type="string">
            <text:p>2002-08-24</text:p>
          </table:table-cell>
          <table:table-cell office:value-type="float" office:value="-11.155637248569" calcext:value-type="float">
            <text:p>-11.155637248569</text:p>
          </table:table-cell>
          <table:table-cell office:value-type="float" office:value="63.7208488606031" calcext:value-type="float">
            <text:p>63.7208488606031</text:p>
          </table:table-cell>
          <table:table-cell office:value-type="float" office:value="8.9273601880015" calcext:value-type="float">
            <text:p>8.9273601880015</text:p>
          </table:table-cell>
          <table:table-cell office:value-type="float" office:value="-22.6727260068033" calcext:value-type="float">
            <text:p>-22.6727260068033</text:p>
          </table:table-cell>
        </table:table-row>
        <table:table-row table:style-name="ro1">
          <table:table-cell office:value-type="string" calcext:value-type="string">
            <text:p>2002-08-25</text:p>
          </table:table-cell>
          <table:table-cell office:value-type="float" office:value="-9.84481751015109" calcext:value-type="float">
            <text:p>-9.84481751015109</text:p>
          </table:table-cell>
          <table:table-cell office:value-type="float" office:value="64.034017468659" calcext:value-type="float">
            <text:p>64.034017468659</text:p>
          </table:table-cell>
          <table:table-cell office:value-type="float" office:value="7.76709340904905" calcext:value-type="float">
            <text:p>7.76709340904905</text:p>
          </table:table-cell>
          <table:table-cell office:value-type="float" office:value="-22.2963509771865" calcext:value-type="float">
            <text:p>-22.2963509771865</text:p>
          </table:table-cell>
        </table:table-row>
        <table:table-row table:style-name="ro1">
          <table:table-cell office:value-type="string" calcext:value-type="string">
            <text:p>2002-08-26</text:p>
          </table:table-cell>
          <table:table-cell office:value-type="float" office:value="-10.8062973214542" calcext:value-type="float">
            <text:p>-10.8062973214542</text:p>
          </table:table-cell>
          <table:table-cell office:value-type="float" office:value="63.4737180640117" calcext:value-type="float">
            <text:p>63.4737180640117</text:p>
          </table:table-cell>
          <table:table-cell office:value-type="float" office:value="8.84121892716617" calcext:value-type="float">
            <text:p>8.84121892716617</text:p>
          </table:table-cell>
          <table:table-cell office:value-type="float" office:value="-21.5447288670499" calcext:value-type="float">
            <text:p>-21.5447288670499</text:p>
          </table:table-cell>
        </table:table-row>
        <table:table-row table:style-name="ro1">
          <table:table-cell office:value-type="string" calcext:value-type="string">
            <text:p>2002-08-27</text:p>
          </table:table-cell>
          <table:table-cell office:value-type="float" office:value="-11.7269452424093" calcext:value-type="float">
            <text:p>-11.7269452424093</text:p>
          </table:table-cell>
          <table:table-cell office:value-type="float" office:value="63.5437379420625" calcext:value-type="float">
            <text:p>63.5437379420625</text:p>
          </table:table-cell>
          <table:table-cell office:value-type="float" office:value="8.95730873105584" calcext:value-type="float">
            <text:p>8.95730873105584</text:p>
          </table:table-cell>
          <table:table-cell office:value-type="float" office:value="-20.6956330575923" calcext:value-type="float">
            <text:p>-20.6956330575923</text:p>
          </table:table-cell>
        </table:table-row>
        <table:table-row table:style-name="ro1">
          <table:table-cell office:value-type="string" calcext:value-type="string">
            <text:p>2002-08-28</text:p>
          </table:table-cell>
          <table:table-cell office:value-type="float" office:value="-13.0434823084576" calcext:value-type="float">
            <text:p>-13.0434823084576</text:p>
          </table:table-cell>
          <table:table-cell office:value-type="float" office:value="63.3209958455787" calcext:value-type="float">
            <text:p>63.3209958455787</text:p>
          </table:table-cell>
          <table:table-cell office:value-type="float" office:value="7.39586249349381" calcext:value-type="float">
            <text:p>7.39586249349381</text:p>
          </table:table-cell>
          <table:table-cell office:value-type="float" office:value="-20.9571468575666" calcext:value-type="float">
            <text:p>-20.9571468575666</text:p>
          </table:table-cell>
        </table:table-row>
        <table:table-row table:style-name="ro1">
          <table:table-cell office:value-type="string" calcext:value-type="string">
            <text:p>2002-08-29</text:p>
          </table:table-cell>
          <table:table-cell office:value-type="float" office:value="-13.6822188168358" calcext:value-type="float">
            <text:p>-13.6822188168358</text:p>
          </table:table-cell>
          <table:table-cell office:value-type="float" office:value="63.20020394414" calcext:value-type="float">
            <text:p>63.20020394414</text:p>
          </table:table-cell>
          <table:table-cell office:value-type="float" office:value="7.90472952627024" calcext:value-type="float">
            <text:p>7.90472952627024</text:p>
          </table:table-cell>
          <table:table-cell office:value-type="float" office:value="-20.6901040255762" calcext:value-type="float">
            <text:p>-20.6901040255762</text:p>
          </table:table-cell>
        </table:table-row>
        <table:table-row table:style-name="ro1">
          <table:table-cell office:value-type="string" calcext:value-type="string">
            <text:p>2002-08-30</text:p>
          </table:table-cell>
          <table:table-cell office:value-type="float" office:value="-12.9202357186696" calcext:value-type="float">
            <text:p>-12.9202357186696</text:p>
          </table:table-cell>
          <table:table-cell office:value-type="float" office:value="62.7277432922969" calcext:value-type="float">
            <text:p>62.7277432922969</text:p>
          </table:table-cell>
          <table:table-cell office:value-type="float" office:value="8.79505235268393" calcext:value-type="float">
            <text:p>8.79505235268393</text:p>
          </table:table-cell>
          <table:table-cell office:value-type="float" office:value="-21.1851683534202" calcext:value-type="float">
            <text:p>-21.1851683534202</text:p>
          </table:table-cell>
        </table:table-row>
        <table:table-row table:style-name="ro1">
          <table:table-cell office:value-type="string" calcext:value-type="string">
            <text:p>2002-08-31</text:p>
          </table:table-cell>
          <table:table-cell office:value-type="float" office:value="-14.5119962847238" calcext:value-type="float">
            <text:p>-14.5119962847238</text:p>
          </table:table-cell>
          <table:table-cell office:value-type="float" office:value="63.2910427425471" calcext:value-type="float">
            <text:p>63.2910427425471</text:p>
          </table:table-cell>
          <table:table-cell office:value-type="float" office:value="10.329268657715" calcext:value-type="float">
            <text:p>10.329268657715</text:p>
          </table:table-cell>
          <table:table-cell office:value-type="float" office:value="-22.4376268715817" calcext:value-type="float">
            <text:p>-22.4376268715817</text:p>
          </table:table-cell>
        </table:table-row>
        <table:table-row table:style-name="ro1">
          <table:table-cell office:value-type="string" calcext:value-type="string">
            <text:p>2002-09-01</text:p>
          </table:table-cell>
          <table:table-cell office:value-type="float" office:value="-13.3774789162752" calcext:value-type="float">
            <text:p>-13.3774789162752</text:p>
          </table:table-cell>
          <table:table-cell office:value-type="float" office:value="64.1218745932282" calcext:value-type="float">
            <text:p>64.1218745932282</text:p>
          </table:table-cell>
          <table:table-cell office:value-type="float" office:value="11.7643801734816" calcext:value-type="float">
            <text:p>11.7643801734816</text:p>
          </table:table-cell>
          <table:table-cell office:value-type="float" office:value="-20.7161169736356" calcext:value-type="float">
            <text:p>-20.7161169736356</text:p>
          </table:table-cell>
        </table:table-row>
        <table:table-row table:style-name="ro1">
          <table:table-cell office:value-type="string" calcext:value-type="string">
            <text:p>2002-09-02</text:p>
          </table:table-cell>
          <table:table-cell office:value-type="float" office:value="-10.6901460723636" calcext:value-type="float">
            <text:p>-10.6901460723636</text:p>
          </table:table-cell>
          <table:table-cell office:value-type="float" office:value="64.5566341499228" calcext:value-type="float">
            <text:p>64.5566341499228</text:p>
          </table:table-cell>
          <table:table-cell office:value-type="float" office:value="13.8128904030793" calcext:value-type="float">
            <text:p>13.8128904030793</text:p>
          </table:table-cell>
          <table:table-cell office:value-type="float" office:value="-22.4814145588826" calcext:value-type="float">
            <text:p>-22.4814145588826</text:p>
          </table:table-cell>
        </table:table-row>
        <table:table-row table:style-name="ro1">
          <table:table-cell office:value-type="string" calcext:value-type="string">
            <text:p>2002-09-03</text:p>
          </table:table-cell>
          <table:table-cell office:value-type="float" office:value="-10.6837504092235" calcext:value-type="float">
            <text:p>-10.6837504092235</text:p>
          </table:table-cell>
          <table:table-cell office:value-type="float" office:value="65.7965158746457" calcext:value-type="float">
            <text:p>65.7965158746457</text:p>
          </table:table-cell>
          <table:table-cell office:value-type="float" office:value="16.2184011339321" calcext:value-type="float">
            <text:p>16.2184011339321</text:p>
          </table:table-cell>
          <table:table-cell office:value-type="float" office:value="-23.1562066163013" calcext:value-type="float">
            <text:p>-23.1562066163013</text:p>
          </table:table-cell>
        </table:table-row>
        <table:table-row table:style-name="ro1">
          <table:table-cell office:value-type="string" calcext:value-type="string">
            <text:p>2002-09-04</text:p>
          </table:table-cell>
          <table:table-cell office:value-type="float" office:value="-9.85630967338842" calcext:value-type="float">
            <text:p>-9.85630967338842</text:p>
          </table:table-cell>
          <table:table-cell office:value-type="float" office:value="65.88457695129" calcext:value-type="float">
            <text:p>65.88457695129</text:p>
          </table:table-cell>
          <table:table-cell office:value-type="float" office:value="14.5883516933893" calcext:value-type="float">
            <text:p>14.5883516933893</text:p>
          </table:table-cell>
          <table:table-cell office:value-type="float" office:value="-23.6890778693118" calcext:value-type="float">
            <text:p>-23.6890778693118</text:p>
          </table:table-cell>
        </table:table-row>
        <table:table-row table:style-name="ro1">
          <table:table-cell office:value-type="string" calcext:value-type="string">
            <text:p>2002-09-05</text:p>
          </table:table-cell>
          <table:table-cell office:value-type="float" office:value="-11.1989797670712" calcext:value-type="float">
            <text:p>-11.1989797670712</text:p>
          </table:table-cell>
          <table:table-cell office:value-type="float" office:value="64.9123528817532" calcext:value-type="float">
            <text:p>64.9123528817532</text:p>
          </table:table-cell>
          <table:table-cell office:value-type="float" office:value="14.8293864259982" calcext:value-type="float">
            <text:p>14.8293864259982</text:p>
          </table:table-cell>
          <table:table-cell office:value-type="float" office:value="-24.3616439022398" calcext:value-type="float">
            <text:p>-24.3616439022398</text:p>
          </table:table-cell>
        </table:table-row>
        <table:table-row table:style-name="ro1">
          <table:table-cell office:value-type="string" calcext:value-type="string">
            <text:p>2002-09-06</text:p>
          </table:table-cell>
          <table:table-cell office:value-type="float" office:value="-11.0386203350672" calcext:value-type="float">
            <text:p>-11.0386203350672</text:p>
          </table:table-cell>
          <table:table-cell office:value-type="float" office:value="64.6707523889527" calcext:value-type="float">
            <text:p>64.6707523889527</text:p>
          </table:table-cell>
          <table:table-cell office:value-type="float" office:value="13.8045029520299" calcext:value-type="float">
            <text:p>13.8045029520299</text:p>
          </table:table-cell>
          <table:table-cell office:value-type="float" office:value="-23.9781982411868" calcext:value-type="float">
            <text:p>-23.9781982411868</text:p>
          </table:table-cell>
        </table:table-row>
        <table:table-row table:style-name="ro1">
          <table:table-cell office:value-type="string" calcext:value-type="string">
            <text:p>2002-09-07</text:p>
          </table:table-cell>
          <table:table-cell office:value-type="float" office:value="-10.6114836453816" calcext:value-type="float">
            <text:p>-10.6114836453816</text:p>
          </table:table-cell>
          <table:table-cell office:value-type="float" office:value="64.9342137432584" calcext:value-type="float">
            <text:p>64.9342137432584</text:p>
          </table:table-cell>
          <table:table-cell office:value-type="float" office:value="15.3328467542153" calcext:value-type="float">
            <text:p>15.3328467542153</text:p>
          </table:table-cell>
          <table:table-cell office:value-type="float" office:value="-23.0548269931095" calcext:value-type="float">
            <text:p>-23.0548269931095</text:p>
          </table:table-cell>
        </table:table-row>
        <table:table-row table:style-name="ro1">
          <table:table-cell office:value-type="string" calcext:value-type="string">
            <text:p>2002-09-08</text:p>
          </table:table-cell>
          <table:table-cell office:value-type="float" office:value="-9.44004613399656" calcext:value-type="float">
            <text:p>-9.44004613399656</text:p>
          </table:table-cell>
          <table:table-cell office:value-type="float" office:value="63.8287771572039" calcext:value-type="float">
            <text:p>63.8287771572039</text:p>
          </table:table-cell>
          <table:table-cell office:value-type="float" office:value="14.808529828559" calcext:value-type="float">
            <text:p>14.808529828559</text:p>
          </table:table-cell>
          <table:table-cell office:value-type="float" office:value="-22.3019135031547" calcext:value-type="float">
            <text:p>-22.3019135031547</text:p>
          </table:table-cell>
        </table:table-row>
        <table:table-row table:style-name="ro1">
          <table:table-cell office:value-type="string" calcext:value-type="string">
            <text:p>2002-09-09</text:p>
          </table:table-cell>
          <table:table-cell office:value-type="float" office:value="-9.71719594200032" calcext:value-type="float">
            <text:p>-9.71719594200032</text:p>
          </table:table-cell>
          <table:table-cell office:value-type="float" office:value="62.5564855734352" calcext:value-type="float">
            <text:p>62.5564855734352</text:p>
          </table:table-cell>
          <table:table-cell office:value-type="float" office:value="14.1277294441146" calcext:value-type="float">
            <text:p>14.1277294441146</text:p>
          </table:table-cell>
          <table:table-cell office:value-type="float" office:value="-22.6462718564468" calcext:value-type="float">
            <text:p>-22.6462718564468</text:p>
          </table:table-cell>
        </table:table-row>
        <table:table-row table:style-name="ro1">
          <table:table-cell office:value-type="string" calcext:value-type="string">
            <text:p>2002-09-10</text:p>
          </table:table-cell>
          <table:table-cell office:value-type="float" office:value="-10.1566152798628" calcext:value-type="float">
            <text:p>-10.1566152798628</text:p>
          </table:table-cell>
          <table:table-cell office:value-type="float" office:value="63.0835360564742" calcext:value-type="float">
            <text:p>63.0835360564742</text:p>
          </table:table-cell>
          <table:table-cell office:value-type="float" office:value="14.2772923999556" calcext:value-type="float">
            <text:p>14.2772923999556</text:p>
          </table:table-cell>
          <table:table-cell office:value-type="float" office:value="-22.6204502869078" calcext:value-type="float">
            <text:p>-22.6204502869078</text:p>
          </table:table-cell>
        </table:table-row>
        <table:table-row table:style-name="ro1">
          <table:table-cell office:value-type="string" calcext:value-type="string">
            <text:p>2002-09-11</text:p>
          </table:table-cell>
          <table:table-cell office:value-type="float" office:value="-10.2794163379358" calcext:value-type="float">
            <text:p>-10.2794163379358</text:p>
          </table:table-cell>
          <table:table-cell office:value-type="float" office:value="63.1001655079081" calcext:value-type="float">
            <text:p>63.1001655079081</text:p>
          </table:table-cell>
          <table:table-cell office:value-type="float" office:value="14.1927509385035" calcext:value-type="float">
            <text:p>14.1927509385035</text:p>
          </table:table-cell>
          <table:table-cell office:value-type="float" office:value="-22.7311451485084" calcext:value-type="float">
            <text:p>-22.7311451485084</text:p>
          </table:table-cell>
        </table:table-row>
        <table:table-row table:style-name="ro1">
          <table:table-cell office:value-type="string" calcext:value-type="string">
            <text:p>2002-09-12</text:p>
          </table:table-cell>
          <table:table-cell office:value-type="float" office:value="-9.93613636781495" calcext:value-type="float">
            <text:p>-9.93613636781495</text:p>
          </table:table-cell>
          <table:table-cell office:value-type="float" office:value="62.7980535105625" calcext:value-type="float">
            <text:p>62.7980535105625</text:p>
          </table:table-cell>
          <table:table-cell office:value-type="float" office:value="15.0979075113216" calcext:value-type="float">
            <text:p>15.0979075113216</text:p>
          </table:table-cell>
          <table:table-cell office:value-type="float" office:value="-22.079776223199" calcext:value-type="float">
            <text:p>-22.079776223199</text:p>
          </table:table-cell>
        </table:table-row>
        <table:table-row table:style-name="ro1">
          <table:table-cell office:value-type="string" calcext:value-type="string">
            <text:p>2002-09-13</text:p>
          </table:table-cell>
          <table:table-cell office:value-type="float" office:value="-10.1134688346225" calcext:value-type="float">
            <text:p>-10.1134688346225</text:p>
          </table:table-cell>
          <table:table-cell office:value-type="float" office:value="62.2946390039322" calcext:value-type="float">
            <text:p>62.2946390039322</text:p>
          </table:table-cell>
          <table:table-cell office:value-type="float" office:value="14.5899549235585" calcext:value-type="float">
            <text:p>14.5899549235585</text:p>
          </table:table-cell>
          <table:table-cell office:value-type="float" office:value="-21.1129107948878" calcext:value-type="float">
            <text:p>-21.1129107948878</text:p>
          </table:table-cell>
        </table:table-row>
        <table:table-row table:style-name="ro1">
          <table:table-cell office:value-type="string" calcext:value-type="string">
            <text:p>2002-09-14</text:p>
          </table:table-cell>
          <table:table-cell office:value-type="float" office:value="-8.04150679869346" calcext:value-type="float">
            <text:p>-8.04150679869346</text:p>
          </table:table-cell>
          <table:table-cell office:value-type="float" office:value="62.9654968242853" calcext:value-type="float">
            <text:p>62.9654968242853</text:p>
          </table:table-cell>
          <table:table-cell office:value-type="float" office:value="14.3754427337998" calcext:value-type="float">
            <text:p>14.3754427337998</text:p>
          </table:table-cell>
          <table:table-cell office:value-type="float" office:value="-21.532047747554" calcext:value-type="float">
            <text:p>-21.532047747554</text:p>
          </table:table-cell>
        </table:table-row>
        <table:table-row table:style-name="ro1">
          <table:table-cell office:value-type="string" calcext:value-type="string">
            <text:p>2002-09-15</text:p>
          </table:table-cell>
          <table:table-cell office:value-type="float" office:value="-7.71518419801545" calcext:value-type="float">
            <text:p>-7.71518419801545</text:p>
          </table:table-cell>
          <table:table-cell office:value-type="float" office:value="61.9436559967802" calcext:value-type="float">
            <text:p>61.9436559967802</text:p>
          </table:table-cell>
          <table:table-cell office:value-type="float" office:value="13.9896695859815" calcext:value-type="float">
            <text:p>13.9896695859815</text:p>
          </table:table-cell>
          <table:table-cell office:value-type="float" office:value="-21.2745687818037" calcext:value-type="float">
            <text:p>-21.2745687818037</text:p>
          </table:table-cell>
        </table:table-row>
        <table:table-row table:style-name="ro1">
          <table:table-cell office:value-type="string" calcext:value-type="string">
            <text:p>2002-09-16</text:p>
          </table:table-cell>
          <table:table-cell office:value-type="float" office:value="-7.69338132950636" calcext:value-type="float">
            <text:p>-7.69338132950636</text:p>
          </table:table-cell>
          <table:table-cell office:value-type="float" office:value="59.9155558737407" calcext:value-type="float">
            <text:p>59.9155558737407</text:p>
          </table:table-cell>
          <table:table-cell office:value-type="float" office:value="15.2699075304292" calcext:value-type="float">
            <text:p>15.2699075304292</text:p>
          </table:table-cell>
          <table:table-cell office:value-type="float" office:value="-22.8507802590296" calcext:value-type="float">
            <text:p>-22.8507802590296</text:p>
          </table:table-cell>
        </table:table-row>
        <table:table-row table:style-name="ro1">
          <table:table-cell office:value-type="string" calcext:value-type="string">
            <text:p>2002-09-17</text:p>
          </table:table-cell>
          <table:table-cell office:value-type="float" office:value="-8.22993277593796" calcext:value-type="float">
            <text:p>-8.22993277593796</text:p>
          </table:table-cell>
          <table:table-cell office:value-type="float" office:value="60.1440789806261" calcext:value-type="float">
            <text:p>60.1440789806261</text:p>
          </table:table-cell>
          <table:table-cell office:value-type="float" office:value="15.8399677010746" calcext:value-type="float">
            <text:p>15.8399677010746</text:p>
          </table:table-cell>
          <table:table-cell office:value-type="float" office:value="-22.9898758719476" calcext:value-type="float">
            <text:p>-22.9898758719476</text:p>
          </table:table-cell>
        </table:table-row>
        <table:table-row table:style-name="ro1">
          <table:table-cell office:value-type="string" calcext:value-type="string">
            <text:p>2002-09-18</text:p>
          </table:table-cell>
          <table:table-cell office:value-type="float" office:value="-7.4915549231146" calcext:value-type="float">
            <text:p>-7.4915549231146</text:p>
          </table:table-cell>
          <table:table-cell office:value-type="float" office:value="58.919441951269" calcext:value-type="float">
            <text:p>58.919441951269</text:p>
          </table:table-cell>
          <table:table-cell office:value-type="float" office:value="14.4278674138236" calcext:value-type="float">
            <text:p>14.4278674138236</text:p>
          </table:table-cell>
          <table:table-cell office:value-type="float" office:value="-22.6718247457965" calcext:value-type="float">
            <text:p>-22.6718247457965</text:p>
          </table:table-cell>
        </table:table-row>
        <table:table-row table:style-name="ro1">
          <table:table-cell office:value-type="string" calcext:value-type="string">
            <text:p>2002-09-19</text:p>
          </table:table-cell>
          <table:table-cell office:value-type="float" office:value="-6.28874694265846" calcext:value-type="float">
            <text:p>-6.28874694265846</text:p>
          </table:table-cell>
          <table:table-cell office:value-type="float" office:value="59.6583517063021" calcext:value-type="float">
            <text:p>59.6583517063021</text:p>
          </table:table-cell>
          <table:table-cell office:value-type="float" office:value="12.2124079017383" calcext:value-type="float">
            <text:p>12.2124079017383</text:p>
          </table:table-cell>
          <table:table-cell office:value-type="float" office:value="-21.3672633555426" calcext:value-type="float">
            <text:p>-21.3672633555426</text:p>
          </table:table-cell>
        </table:table-row>
        <table:table-row table:style-name="ro1">
          <table:table-cell office:value-type="string" calcext:value-type="string">
            <text:p>2002-09-20</text:p>
          </table:table-cell>
          <table:table-cell office:value-type="float" office:value="-6.23802298030492" calcext:value-type="float">
            <text:p>-6.23802298030492</text:p>
          </table:table-cell>
          <table:table-cell office:value-type="float" office:value="60.6210533413514" calcext:value-type="float">
            <text:p>60.6210533413514</text:p>
          </table:table-cell>
          <table:table-cell office:value-type="float" office:value="13.3177326112549" calcext:value-type="float">
            <text:p>13.3177326112549</text:p>
          </table:table-cell>
          <table:table-cell office:value-type="float" office:value="-21.5150571419737" calcext:value-type="float">
            <text:p>-21.5150571419737</text:p>
          </table:table-cell>
        </table:table-row>
        <table:table-row table:style-name="ro1">
          <table:table-cell office:value-type="string" calcext:value-type="string">
            <text:p>2002-09-21</text:p>
          </table:table-cell>
          <table:table-cell office:value-type="float" office:value="-5.42604266749988" calcext:value-type="float">
            <text:p>-5.42604266749988</text:p>
          </table:table-cell>
          <table:table-cell office:value-type="float" office:value="60.3098453246269" calcext:value-type="float">
            <text:p>60.3098453246269</text:p>
          </table:table-cell>
          <table:table-cell office:value-type="float" office:value="11.7572685440077" calcext:value-type="float">
            <text:p>11.7572685440077</text:p>
          </table:table-cell>
          <table:table-cell office:value-type="float" office:value="-21.1988864655412" calcext:value-type="float">
            <text:p>-21.1988864655412</text:p>
          </table:table-cell>
        </table:table-row>
        <table:table-row table:style-name="ro1">
          <table:table-cell office:value-type="string" calcext:value-type="string">
            <text:p>2002-09-22</text:p>
          </table:table-cell>
          <table:table-cell office:value-type="float" office:value="-5.80086728060389" calcext:value-type="float">
            <text:p>-5.80086728060389</text:p>
          </table:table-cell>
          <table:table-cell office:value-type="float" office:value="61.9730251820527" calcext:value-type="float">
            <text:p>61.9730251820527</text:p>
          </table:table-cell>
          <table:table-cell office:value-type="float" office:value="10.8381813186068" calcext:value-type="float">
            <text:p>10.8381813186068</text:p>
          </table:table-cell>
          <table:table-cell office:value-type="float" office:value="-23.7717646400625" calcext:value-type="float">
            <text:p>-23.7717646400625</text:p>
          </table:table-cell>
        </table:table-row>
        <table:table-row table:style-name="ro1">
          <table:table-cell office:value-type="string" calcext:value-type="string">
            <text:p>2002-09-23</text:p>
          </table:table-cell>
          <table:table-cell office:value-type="float" office:value="-4.77258096040899" calcext:value-type="float">
            <text:p>-4.77258096040899</text:p>
          </table:table-cell>
          <table:table-cell office:value-type="float" office:value="62.9622717694189" calcext:value-type="float">
            <text:p>62.9622717694189</text:p>
          </table:table-cell>
          <table:table-cell office:value-type="float" office:value="11.3245559392855" calcext:value-type="float">
            <text:p>11.3245559392855</text:p>
          </table:table-cell>
          <table:table-cell office:value-type="float" office:value="-22.923755222206" calcext:value-type="float">
            <text:p>-22.923755222206</text:p>
          </table:table-cell>
        </table:table-row>
        <table:table-row table:style-name="ro1">
          <table:table-cell office:value-type="string" calcext:value-type="string">
            <text:p>2002-09-24</text:p>
          </table:table-cell>
          <table:table-cell office:value-type="float" office:value="-4.46501541822628" calcext:value-type="float">
            <text:p>-4.46501541822628</text:p>
          </table:table-cell>
          <table:table-cell office:value-type="float" office:value="61.9381941902581" calcext:value-type="float">
            <text:p>61.9381941902581</text:p>
          </table:table-cell>
          <table:table-cell office:value-type="float" office:value="12.8201665457429" calcext:value-type="float">
            <text:p>12.8201665457429</text:p>
          </table:table-cell>
          <table:table-cell office:value-type="float" office:value="-22.7255929844874" calcext:value-type="float">
            <text:p>-22.7255929844874</text:p>
          </table:table-cell>
        </table:table-row>
        <table:table-row table:style-name="ro1">
          <table:table-cell office:value-type="string" calcext:value-type="string">
            <text:p>2002-09-25</text:p>
          </table:table-cell>
          <table:table-cell office:value-type="float" office:value="-5.21190810030615" calcext:value-type="float">
            <text:p>-5.21190810030615</text:p>
          </table:table-cell>
          <table:table-cell office:value-type="float" office:value="62.9523883602746" calcext:value-type="float">
            <text:p>62.9523883602746</text:p>
          </table:table-cell>
          <table:table-cell office:value-type="float" office:value="11.3771399807176" calcext:value-type="float">
            <text:p>11.3771399807176</text:p>
          </table:table-cell>
          <table:table-cell office:value-type="float" office:value="-23.6755458483093" calcext:value-type="float">
            <text:p>-23.6755458483093</text:p>
          </table:table-cell>
        </table:table-row>
        <table:table-row table:style-name="ro1">
          <table:table-cell office:value-type="string" calcext:value-type="string">
            <text:p>2002-09-26</text:p>
          </table:table-cell>
          <table:table-cell office:value-type="float" office:value="-5.13838055589735" calcext:value-type="float">
            <text:p>-5.13838055589735</text:p>
          </table:table-cell>
          <table:table-cell office:value-type="float" office:value="62.1606250831665" calcext:value-type="float">
            <text:p>62.1606250831665</text:p>
          </table:table-cell>
          <table:table-cell office:value-type="float" office:value="13.3318168951717" calcext:value-type="float">
            <text:p>13.3318168951717</text:p>
          </table:table-cell>
          <table:table-cell office:value-type="float" office:value="-25.1445533516163" calcext:value-type="float">
            <text:p>-25.1445533516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04" meta:object-count="0"/>
    <meta:generator>LibreOffice/6.0.7.3$Linux_X86_64 LibreOffice_project/00m0$Build-3</meta:generator>
  </office:meta>
</office:document-meta>
</file>